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5.881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5.496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6.743cm"/>
          <style:tab-stop style:position="7.435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3.54cm"/>
          <style:tab-stop style:position="5.304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8.082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6.696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11" style:family="paragraph" style:parent-style-name="Normal">
      <style:paragraph-properties fo:break-before="page">
        <style:tab-stops>
          <style:tab-stop style:position="5.533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7.105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1.478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5.51cm"/>
        </style:tab-stops>
      </style:paragraph-properties>
    </style:style>
    <style:style style:name="P15" style:family="paragraph" style:parent-style-name="Heading_20_1" style:master-page-name="MP0">
      <style:paragraph-properties style:page-number="auto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0e139b"/>
    </style:style>
    <style:style style:name="P19" style:family="paragraph" style:parent-style-name="Normal">
      <style:text-properties officeooo:paragraph-rsid="000e139b"/>
    </style:style>
    <style:style style:name="P20" style:family="paragraph" style:parent-style-name="Normal">
      <style:paragraph-properties fo:break-before="page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febd6"/>
    </style:style>
    <style:style style:name="P22" style:family="paragraph" style:parent-style-name="Normal">
      <style:text-properties officeooo:paragraph-rsid="000feb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39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language-asian="en" style:country-asian="US" style:language-complex="en" style:country-complex="US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language="el" fo:country="GR" style:language-asian="el" style:country-asian="GR" style:language-complex="el" style:country-complex="GR"/>
    </style:style>
    <style:style style:name="T9" style:family="text">
      <style:text-properties style:language-asian="el" style:country-asian="GR" style:language-complex="el" style:country-complex="GR"/>
    </style:style>
    <style:style style:name="T10" style:family="text">
      <style:text-properties officeooo:rsid="000e1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-start text:name="bookmark0"/><text:span text:style-name="Default_20_Paragraph_20_Font">GALENI DE CRISIBUS LIBER. L</text:span><text:bookmark-end text:name="bookmark0"/></text:h>
      <text:h text:style-name="Heading_20_2" text:outline-level="2">Cap. I. </text:h>
      <text:p text:style-name="P18">Sive subitam in morbo mutationem, sive<text:line-break/>ad meliorem statum inclinationem solam, sive perturbatio-<text:line-break/>nem, quae eas antecedit, sive omnem morbi solutionem,<text:line-break/>sive eam tantum , quae bona fit , cristat velit quis appellare,<text:line-break/>non est mihi nili obiter hoc in loco distingue<text:span text:style-name="Default_20_Paragraph_20_Font"><text:span text:style-name="T3">r</text:span></text:span>e p<text:span text:style-name="Default_20_Paragraph_20_Font"><text:span text:style-name="T3">r</text:span></text:span>oposi-<text:line-break/>tum: sed quo pacto haec omnia quispiam optime p<text:span text:style-name="Default_20_Paragraph_20_Font"><text:span text:style-name="T3">r</text:span></text:span>ae-<text:line-break/>noscat , percensere decrevi. optimum autem praenotio-<text:line-break/>nis eorum principium quod etiam suturi status: sic au-<text:line-break/>tem appellatur vehementissimum totius morbi tempus.</text:p>
      <text:h text:style-name="P17" text:outline-level="2">Cap. II. </text:h>
      <text:p text:style-name="P18">Sunt enim omnia morborum tempora qua-<text:line-break/>tuor numero , principium , incrementum , status et declina-<text:line-break/>fio. Quidam vero morbi ob eorum malignitatem atque ob<text:line-break/>aegrotantis imbecillitatem statim in tempore incrementi ho-<text:line-break/>minem occidunt; sicut et quidam alii in ipso statu. An<text:line-break/>vero etiam in declinationis tempore aliquis morbus possit<text:line-break/>occidere, non sine ratione quaesitum est; sed de hoc pro-<text:line-break/>cedente sermone determinabitur. Has autem quatuor par-<text:line-break/>tes quidam etiam tempora universi morbi appellant. Ean-<text:line-break/>denr autem ob causam tempora etiam vocant universalia, ut<text:line-break/>quae a particularibus differant, i<text:span text:style-name="Default_20_Paragraph_20_Font"><text:span text:style-name="T3">n</text:span></text:span> quae singulae accessiones<text:line-break/>dividuntur. Definiuntur autem non dierum vel horarum, ut.<text:line-break/>quispiam existimaverit, numero ; neque enim fieri potest,<text:line-break/>ut morbus qui in quatuor diebus sit finiturus, aequalia ha-<text:line-break/>beat tempora partium eum eo, qui usque ad quadragefi-<text:line-break/>muni diem debeat extendi. Et omnes quidem hucusque<text:line-break/>consentiunt. Quomodo autem judicare atque distinguere<text:line-break/>hujusmodi tempora oporteat, non etiam in hoc omnes inter</text:p>
      <text:p text:style-name="P3">consentiunt; fed nonnulli quidem, si anticipent, aut cuncten-<text:line-break/>tur accessiones; cousiderant; hi vero ad earum longitudinem<text:line-break/>respiciunt; alii ad magnitudinem, quam etiam velamen-<text:line-break/>tiam nominant ; quidam- et haec ipsa in remissionibus cond-<text:line-break/>derant; deinceps invicem altercantur, quum liceat quae<text:line-break/>diximus omnia coniungere, ac praeterea alia quae nunc<text:line-break/>dicentur; hac enim via vini quispiam exquisitam faceret .<text:line-break/>constituti temporis coniecturam. Si vero quidpiam ex bis<text:line-break/>indiscussum praetermittatur, tantum praecognitioni nocebit<text:line-break/>quantum vel magnitudinis vel virium quod praetermit-<text:line-break/>titur obtinebit.</text:p>
      <text:h text:style-name="Heading_20_2" text:outline-level="2">Cap. HI. </text:h>
      <text:p text:style-name="P18">Numquid igitur morbus augeatur, non exeo<text:line-break/>tantum coniicere oporteat, quod accessiones anticipent; fed<text:line-break/>etiam earum longitudinem oportet annotare et magnitudi-<text:line-break/>nem quoque ac morem qui cum symptomatibus verbi gratias,<text:line-break/>vel sine bis evenit; sicut etiam in intermissione et declina-<text:line-break/>liene haec eadem existimo consideranda. Voco autem inter-<text:line-break/>missionem quando febris in quietem desierit; declinationem</text:p>
      <text:p text:style-name="P3">omnem ejus partem quae statum ipsimi subsequitur usque ad<text:line-break/>fecundae accessionis .principium. Nam anticipatio sola per<text:line-break/>se ipsam non est sufficiens signum incrementi, quod saepe<text:line-break/>morbi proprietatem consequitur potius quam ejus ruerem en-<text:line-break/>tum, quum et quartani et tertiani et quotidiani quidam cir-<text:line-break/>cuitus usque ad integram solutionem ita anticipare risi fue-<text:line-break/>riut. Consueverunt autem medici tales typos anticipan-<text:line-break/>tes nominare; sicut alios vocant tardantes, quicunque sta-<text:line-break/>tim ah initio futuri temporis aliquid posterius assumunt.<text:line-break/>Sed et in his plus quam propo<text:span text:style-name="Default_20_Paragraph_20_Font"><text:span text:style-name="T3">r</text:span></text:span>tio exigit vel anticipare,<text:line-break/>vel cunctari, alterum incrementi, alterum declinationis<text:line-break/>ridetur esse indicium; simpliciter autem anticipare ,.. vel<text:line-break/>cunctari, neutrius. Convenit autem non fotum advertere,<text:line-break/>numquid fecunda accessio consuetam auticipaverit horam,<text:line-break/>fed numquid etiam longitudo temporis eadem , aut magni-<text:line-break/>tudo aequalis, aut quae nunc adest fit maligniori aut fim-<text:line-break/>plicior. Haec ipsa etiam sunt in. intermissionibus et de.<text:line-break/>cliuationibus inspicienda. Longitudinem quidem temporis</text:p>
      <text:p text:style-name="P3"><text:span text:style-name="Default_20_Paragraph_20_Font"><text:span text:style-name="T2">f</text:span></text:span>acillimum est cognoscere; magnitudinem vero, quam et<text:line-break/>vehementiam vocant et morem, quem etiam modum appel-<text:line-break/>laut, tum ex propria morbi specie tum ex fupervenien- .<text:line-break/>tibus ei symptomatibus spectanda censeo. Ex propria qui-<text:line-break/>dem morbi specie ea quae propriam ipsius complent natu-<text:line-break/>ram contemplando, veluti exempli causa in pleuritide<text:line-break/>ad lateris dolorem pungentem et febrem acutam et tussim<text:line-break/>et spirandi difficultatem. Ex supervenientibus vero fytn-<text:line-break/>ptomatibus, si multa, si diuturna et valida atque mali-<text:line-break/>gna etiam extiterint , aut contra pauca ac brevis<text:line-break/>temporis et parva et simplicia fuerint. Sic et inter-<text:line-break/>missionis ac declinationis tempus, si longius praecedente<text:line-break/>vel brevius , aut toleratu difficilius vel facilius , aut si quod<text:line-break/>ex accessione symptomata remanserint aut omnia cessarint.<text:line-break/>Si enim iis quae diximus adsint pejora, morbus augetur tua--<text:line-break/>nifeste, fi vero meliora, declinat. Sit enim ut accessio con-<text:line-break/>snetam anticipet horam, longior etiam fiat atque vehemen-<text:line-break/>fior maliguiorque et cum multis prarisque symptomatibus,</text:p>
      <text:p text:style-name="P3">sit etiam ut declinationis tempus breve fiat, neque exqui-<text:line-break/>fite toleratu facile , neque omnino a symptomatibus accessio-<text:line-break/>nis liberum, nullus, arbitror; de hujusmodi aegrotantibus<text:line-break/>quaeret num morbus in eis . ad magnitudinem crescat.<text:line-break/>Rursus vero fiant omnia his contra<text:span text:style-name="Default_20_Paragraph_20_Font"><text:span text:style-name="T3">r</text:span></text:span>ia, nimirum ipsius insultus<text:line-break/>initium -tardet, longitudoque accessionis ac magnitudo mi-<text:line-break/>nitatur , malignitas mitigetur et ea quae superveniunt sym-<text:line-break/>plumata minora fimplicioraqne suit, vel neque omni-<text:line-break/>no mox appareant, intermissio etiam, vel declinatio tole-<text:line-break/>ratu facilis longaque succedat, omnisque deleat accessionis<text:line-break/>symptomata , nam et haec manisestissima sunt declinationis<text:line-break/>indicia, sicuti priora augmenti. Quum. vero quae ad accessio-<text:line-break/>nes ambas pertinent aequalia suerint, morbum in statu esse<text:line-break/>demonstrant. Numquid igitur plus quam erat opportunum<text:line-break/>a nobis eft dictum? aut aliquid ab Hippocrate praetermissum,<text:line-break/>ubi docet, quo pacto quispiam ex circuitibus inveniat morbi<text:line-break/>incrementum? Ait enim, <text:span text:style-name="Default_20_Paragraph_20_Font"><text:span text:style-name="T3">Accessi</text:span></text:span>o<text:span text:style-name="Default_20_Paragraph_20_Font"><text:span text:style-name="T3">ne</text:span></text:span>s <text:span text:style-name="Default_20_Paragraph_20_Font"><text:span text:style-name="T3">este invicem c</text:span></text:span>ossi-</text:p>
      <text:p text:style-name="P3">v<text:span text:style-name="Default_20_Paragraph_20_Font"><text:span text:style-name="T3">enda</text:span></text:span>s<text:span text:style-name="Default_20_Paragraph_20_Font"><text:span text:style-name="T3">; si citiu</text:span></text:span>s, <text:span text:style-name="Default_20_Paragraph_20_Font"><text:span text:style-name="T3">vel non; si in longiu</text:span></text:span>s <text:span text:style-name="Default_20_Paragraph_20_Font"><text:span text:style-name="T3">tempus, vel<text:line-break/>n</text:span></text:span>o<text:span text:style-name="Default_20_Paragraph_20_Font"><text:span text:style-name="T3">n; si denique magi</text:span></text:span>s, <text:span text:style-name="Default_20_Paragraph_20_Font"><text:span text:style-name="T3">vel non. </text:span></text:span>Hoc enim verbum<text:line-break/><text:span text:style-name="Default_20_Paragraph_20_Font"><text:span text:style-name="T3">(citiu</text:span></text:span>s, <text:span text:style-name="Default_20_Paragraph_20_Font"><text:span text:style-name="T3">vel non</text:span></text:span>) nihil aliud ostendit, nisi utrum accessio<text:line-break/>horam consuetam anticipaverat, vel tardior facta sit; illud<text:line-break/>autem, <text:span text:style-name="Default_20_Paragraph_20_Font"><text:span text:style-name="T3">in longiu</text:span></text:span>s <text:span text:style-name="Default_20_Paragraph_20_Font"><text:span text:style-name="T3">tempu</text:span></text:span>s, <text:span text:style-name="Default_20_Paragraph_20_Font"><text:span text:style-name="T3">vel non</text:span></text:span>, numquid longius per-<text:line-break/>duraverit tempus an brevius; illud ve<text:span text:style-name="Default_20_Paragraph_20_Font"><text:span text:style-name="T3">r</text:span></text:span>o, <text:span text:style-name="Default_20_Paragraph_20_Font"><text:span text:style-name="T3">mag</text:span></text:span>i<text:span text:style-name="Default_20_Paragraph_20_Font"><text:span text:style-name="T3">s vel non,<text:line-break/></text:span></text:span>reliqua omnia, quae prius a nobis explicata sunt in se com-<text:line-break/>prehendit, nam et magnitudinem et morem ipsius morbi et<text:line-break/>supervenientia et symptomata , e<text:span text:style-name="Default_20_Paragraph_20_Font"><text:span text:style-name="T3">o</text:span></text:span>rum que insuper numerum<text:line-break/>in eo quod dicitur magis ac minus comprehendi existimes,<text:line-break/>sic et declinationis, ut quae et ipsa fit totius accessionis<text:line-break/>pars , magis ac minus ex eisdem invenire oportet intentio-<text:line-break/>tubus. Incrementi itaque et ascensus et augmenti, his enim .<text:line-break/>omnibus nominibus fecundum morbi tempus appellant, si<text:line-break/>citius fiat accessio, si longi<text:span text:style-name="Default_20_Paragraph_20_Font"><text:span text:style-name="T3">o</text:span></text:span>ri tempore duret, si .magis etiam<text:line-break/>indicia fiunt, sicut his contraria declinati<text:span text:style-name="Default_20_Paragraph_20_Font"><text:span text:style-name="T3">o</text:span></text:span>nis signa osten-<text:line-break/>dunt, si videlicet tardius fiat accessi<text:span text:style-name="Default_20_Paragraph_20_Font"><text:span text:style-name="T3">o</text:span></text:span> , si brevi<text:span text:style-name="Default_20_Paragraph_20_Font"><text:span text:style-name="T3">o</text:span></text:span>ri tempore</text:p>
      <text:p text:style-name="P3">duret, Utque omnino praecedente debilior. Statum vero<text:line-break/>indicant, si in eisdem permaneant ac persistant. Et quidem<text:line-break/>saepe in morbis nullum sensibile tempus invenitur hujusmodi,<text:line-break/>sed habente adhuc quarta, fi ita contigerit, accessione indi-<text:line-break/>cia augmenti , quinta superveniet accessio declinationis prin-<text:line-break/>ciprum, quomodo videlicet status momentaneus extiterit,<text:line-break/>adeo ut nemo quum adesset agnoverit, sed, ut exquifile di-<text:line-break/>gnoscatur, primum declinationis tempus sit necessarium. Si-<text:line-break/>mile quiddam etiam accidit in morborum augmentis, nam<text:line-break/>interdum prior accessio principium simul habuit et ascensum<text:line-break/>et statum, scilicet in prima sui parte principium, deinde<text:line-break/>ascensum, postremo vero statum, deinde secunda accessio<text:line-break/>manifeste visa est declinare. Sed prae<text:span text:style-name="Default_20_Paragraph_20_Font"><text:span text:style-name="T3">t</text:span></text:span>ente quidem fecunda<text:line-break/>accessione, tunc demum cognoscere qualis suerit illa quae<text:line-break/>praecessit praeter id, quod unusquisque medicus id facere<text:line-break/>potest, rem etiam maximi momenti in usu medicinae de-<text:line-break/>struit, praenotionem scilicet, de qua plenius lu libris de arte</text:p>
      <text:p text:style-name="P3">curativa diximus. Generosi autem medici atque arte Hippo-<text:line-break/>cratica digni est officium futurum statum praecognoscere,<text:line-break/>quum omnem victus <text:span text:style-name="Default_20_Paragraph_20_Font"><text:span text:style-name="T3">r</text:span></text:span>ationem ad ipsum inspiciens instituat<text:line-break/>Eadem ratione principium morbi atque. augmentum non ubi<text:line-break/>jam perfecta sunt cognoscere , fed multo antea praestabit<text:line-break/>praenoscere.</text:p>
      <text:h text:style-name="Heading_20_2" text:outline-level="2">Cap. IV. </text:h>
      <text:p text:style-name="P18">Video tamen plurimos melicorum neque<text:line-break/>praesentiis etiam principii notitiam habere, sicut apprime<text:line-break/>admirabilem Theffitlum, qui in principiis contrahere jubet,<text:line-break/>etiamfi morbus fuerit adstrictus ac pro fui natura egens re-<text:line-break/>laxatione, quo pacto vero quispiam ipsum principium<text:line-break/>agnoscat, tanquam rem notissimam dicere praetermisit.<text:line-break/>Sed hoc non parvam habet dubitationem. Nam fi primum<text:line-break/>exquifite insultum pro principio morbi totius statuere opor-<text:line-break/>tet, indivisibile erit, atque sine tempore; fi vero primam<text:line-break/>- accessionem scimus hanc aliquando et ejus augmentum et<text:line-break/>statum in fe ipsa comprehendere, praeter id, quod extra<text:line-break/>omnem rationem est, ut qui lu feptem ad summum diebus</text:p>
      <text:p text:style-name="P3">morbus finiri debet, et qui ad menses sex extendi, omnes-<text:line-break/>que qui in medio tempore terminantur, stolam habeant<text:line-break/>primam pro principio accessionem. Sicuti enim neque<text:line-break/>omnes morbi augmentum, aut statum, aut declinationem<text:line-break/>aequalis habent temporis, eodem, arbitror, modo neque prin-<text:line-break/>cipium. Neque tamen, fi quispiam primam accessi<text:span text:style-name="Default_20_Paragraph_20_Font"><text:span text:style-name="T3">o</text:span></text:span>nem<text:line-break/>praeterierit, jam poterit principium circumscribere; nam<text:line-break/>fi secunda statim subsequatur, quae habeat augmenti ludi-.<text:line-break/>eia, et p<text:span text:style-name="Default_20_Paragraph_20_Font"><text:span text:style-name="T3">o</text:span></text:span>st ipsitm tertia et quarta et flo aliae deinceps <text:span text:style-name="Default_20_Paragraph_20_Font"><text:span text:style-name="T3">o</text:span></text:span>mnes, -<text:line-break/>qui primam omiserit accessionem, tanquam non principium,<text:line-break/>vel omne tempus medium usque ad statum diceret esse prin-<text:line-break/>ciprum, atque ita omnino tolleret ascensum, aut ubi pri-<text:line-break/>m<text:span text:style-name="Default_20_Paragraph_20_Font"><text:span text:style-name="T3">o</text:span></text:span> finiret principium , n<text:span text:style-name="Default_20_Paragraph_20_Font"><text:span text:style-name="T3">o</text:span></text:span>n haberet exprimere. Quaenam<text:line-break/>est hujus dubitati<text:span text:style-name="Default_20_Paragraph_20_Font"><text:span text:style-name="T3">o</text:span></text:span>nis medela ? Si quidem velint quae sunt<text:line-break/>ab Hippocrate scripta perdiscere, facilis atque expedita esset<text:line-break/>ista doctrina; nunc vero praeter id quod quae sunt ab llip-<text:line-break/>peccate optime tradita nolunt addiscere, illa quae ign<text:span text:style-name="Default_20_Paragraph_20_Font"><text:span text:style-name="T3">o-<text:line-break/></text:span></text:span>rant dam<text:span text:style-name="Default_20_Paragraph_20_Font"><text:span text:style-name="T3">n</text:span></text:span>are conantur. Sed illis quidem invenire non</text:p>
      <text:p text:style-name="P3">potest ignorantiae medela, nobis vero perfacile. Inquit<text:line-break/>enim: <text:span text:style-name="Default_20_Paragraph_20_Font"><text:span text:style-name="T3">Accessi</text:span></text:span>o<text:span text:style-name="Default_20_Paragraph_20_Font"><text:span text:style-name="T3">ne</text:span></text:span>s <text:span text:style-name="Default_20_Paragraph_20_Font"><text:span text:style-name="T3">et constituti</text:span></text:span>o<text:span text:style-name="Default_20_Paragraph_20_Font"><text:span text:style-name="T3">ne</text:span></text:span>s m<text:span text:style-name="Default_20_Paragraph_20_Font"><text:span text:style-name="T3">orbi ostendunt et<text:line-break/>anni temp</text:span></text:span>o<text:span text:style-name="Default_20_Paragraph_20_Font"><text:span text:style-name="T3">ra</text:span></text:span> e<text:span text:style-name="Default_20_Paragraph_20_Font"><text:span text:style-name="T3">t circuituum invicem incrementa. </text:span></text:span>Quod<text:line-break/>quidem morborum constitutiones quandam veluti eorum<text:line-break/>ideam ac formam nominat, fecundum quam ex talibus et<text:line-break/>tantis constituuntur universalibus temporibus, minima quis-<text:line-break/>piam hac coniectura comprehenderet. Nam quum in pri-<text:line-break/>mo epidemiorum libro antea dixisset: <text:span text:style-name="Default_20_Paragraph_20_Font"><text:span text:style-name="T3">sunt autem modi<text:line-break/>et constitutiones et accessione</text:span></text:span>s <text:span text:style-name="Default_20_Paragraph_20_Font"><text:span text:style-name="T3">harum quarumlibet subrium.<text:line-break/></text:span></text:span>Deinceps subiungit: .<text:span text:style-name="Default_20_Paragraph_20_Font"><text:span text:style-name="T3">statim enim c</text:span></text:span>o<text:span text:style-name="Default_20_Paragraph_20_Font"><text:span text:style-name="T3">ntinua, quibus inc</text:span></text:span>i<text:span text:style-name="Default_20_Paragraph_20_Font"><text:span text:style-name="T3">piens<text:line-break/>siorescit ac viget, maxime et ad d</text:span></text:span>i<text:span text:style-name="Default_20_Paragraph_20_Font"><text:span text:style-name="T3">fficilius attollitur, circa<text:line-break/>autem crifim et simul cum crisi -extenuatur, sist aute</text:span></text:span>m<text:line-break/><text:span text:style-name="Default_20_Paragraph_20_Font"><text:span text:style-name="T3">quu</text:span></text:span>m <text:span text:style-name="Default_20_Paragraph_20_Font"><text:span text:style-name="T3">inc</text:span></text:span>i<text:span text:style-name="Default_20_Paragraph_20_Font"><text:span text:style-name="T3">pit, mollis ac latens, insurgit autem atque<text:line-break/>exacerbatur singulis diebus, c</text:span></text:span>i<text:span text:style-name="Default_20_Paragraph_20_Font"><text:span text:style-name="T3">rca crisin autem satis emi-<text:line-break/>eat. </text:span></text:span>Ex quibus verbis manifeste ostendit fe qualemcunque<text:line-break/>ex totius morbi temporibus compofitionem nominare. Quo<text:line-break/>igitur modo morbi et anni tempora et ciccuituum adinvicem</text:p>
      <text:p text:style-name="P3">incrementa universalia temp<text:span text:style-name="Default_20_Paragraph_20_Font"><text:span text:style-name="T3">o</text:span></text:span>ra morbi commonstrahunt?<text:line-break/>nam hoc erat quod quaerebamus. Nam quartana aliqua<text:line-break/>febris invadens non utique habet accessionem primam prin- .<text:line-break/>cipium , sicut neque exquisita tertiana usque ad diem septi-<text:line-break/>mtun suum potest principium extendere. Eodem pariter<text:line-break/>modo et de aliis morbis judicandum. Nam febris ardens<text:line-break/>et pleuritis et inflammatio pulmonis b<text:span text:style-name="Default_20_Paragraph_20_Font"><text:span text:style-name="T3">r</text:span></text:span>evis temporis habent<text:line-break/>principium, morbus autem c<text:span text:style-name="Default_20_Paragraph_20_Font"><text:span text:style-name="T3">o</text:span></text:span>mitialis et articularis et coxen-<text:line-break/>dicum et nephritis longi temporis. Sic quidem a morbis<text:line-break/>ipsis. A temporibus autem auni .hoc modo: <text:span text:style-name="Default_20_Paragraph_20_Font"><text:span text:style-name="T3">Aestivae quar-<text:line-break/>tanae magna ex parte breves sunt, autumnale</text:span></text:span>s <text:span text:style-name="Default_20_Paragraph_20_Font"><text:span text:style-name="T3">vero longae<text:line-break/>et praesertim quae hiemem attingunt. </text:span></text:span>Sic et omnis mor-<text:line-break/>bus alius aestate quidem .breviorem , bieate vero diuturno-<text:line-break/>rem habet erisim, et principium sic aestate brevius, hieme<text:line-break/>vero longius habebit, similem quoque servabit in aliis<text:line-break/>temporibus proportionem. Sic quidem et anui tempo-<text:line-break/>pcra morborum constitutiones praenunciant. - Accessionum<text:line-break/>autem incrementa hoc modo. Ait enim <text:span text:style-name="Default_20_Paragraph_20_Font"><text:span text:style-name="T3">accessione</text:span></text:span>s <text:span text:style-name="Default_20_Paragraph_20_Font"><text:span text:style-name="T3">este in-</text:span></text:span></text:p>
      <text:p text:style-name="P3"><text:span text:style-name="Default_20_Paragraph_20_Font"><text:span text:style-name="T3">vicem c</text:span></text:span>o<text:span text:style-name="Default_20_Paragraph_20_Font"><text:span text:style-name="T3">nferendas, si citius fiant vel n</text:span></text:span>o<text:span text:style-name="Default_20_Paragraph_20_Font"><text:span text:style-name="T3">n, si in l</text:span></text:span>o<text:span text:style-name="Default_20_Paragraph_20_Font"><text:span text:style-name="T3">ngius<text:line-break/>tempus vel n</text:span></text:span>o<text:span text:style-name="Default_20_Paragraph_20_Font"><text:span text:style-name="T3">n, si magi</text:span></text:span>s <text:span text:style-name="Default_20_Paragraph_20_Font"><text:span text:style-name="T3">vel non. </text:span></text:span>Nam si haec omnia con-<text:line-break/>junxeris, ad exquisitam dignotionem propius accedes. Si<text:line-break/>vero nihil ex istis animadvertens putas posse morbi prin-<text:line-break/>cipium cognoscere, vel ab ascensu distinguere, nunquam<text:line-break/>prope accedes ad veritatem.</text:p>
      <text:h text:style-name="Heading_20_2" text:outline-level="2">Cap. V. </text:h>
      <text:p text:style-name="P18">Numquid igitur haec ad exquisitam tempo-<text:line-break/>rum morbi sufficiunt cognitionem? nequaquam, sed habent -<text:line-break/>aliquid quidem artificiosae coniecturae, ta<text:span text:style-name="Default_20_Paragraph_20_Font"><text:span text:style-name="T3">n</text:span></text:span>tum vero ab ex-<text:line-break/>quiisse ratione deficiunt quantum illam quae nullo modo est<text:line-break/>Ruperant. Quid vero istis additum exquifitam faciat prae-<text:line-break/>notionem; si totum leges aphorismum, intessiges, in quo ita<text:line-break/>scribitur: <text:span text:style-name="Default_20_Paragraph_20_Font"><text:span text:style-name="T3">Morbi autem accessione</text:span></text:span>s <text:span text:style-name="Default_20_Paragraph_20_Font"><text:span text:style-name="T3">et constitutione</text:span></text:span>s <text:span text:style-name="Default_20_Paragraph_20_Font"><text:span text:style-name="T3">osien-<text:line-break/>dant et anni temp</text:span></text:span>o<text:span text:style-name="Default_20_Paragraph_20_Font"><text:span text:style-name="T3">ra et circuituum adinvicem incrementa,<text:line-break/>hve quotidie, sive alterni</text:span></text:span>s <text:span text:style-name="Default_20_Paragraph_20_Font"><text:span text:style-name="T3">diebu</text:span></text:span>s, <text:span text:style-name="Default_20_Paragraph_20_Font"><text:span text:style-name="T3">sive per maiora inter-<text:line-break/>valld fiant. sed et ex ii</text:span></text:span>s <text:span text:style-name="Default_20_Paragraph_20_Font"><text:span text:style-name="T3">quae mox apparent coniicere oportet,<text:line-break/>veluti in pleuritide si sputum statim appareat , incipientem<text:line-break/>m</text:span></text:span>o<text:span text:style-name="Default_20_Paragraph_20_Font"><text:span text:style-name="T3">rbumfacit brevi</text:span></text:span>o<text:span text:style-name="Default_20_Paragraph_20_Font"><text:span text:style-name="T3">rem, si vero posteriu</text:span></text:span>s, <text:span text:style-name="Default_20_Paragraph_20_Font"><text:span text:style-name="T3">longiorem et urinae</text:span></text:span></text:p>
      <text:p text:style-name="P3"><text:span text:style-name="Default_20_Paragraph_20_Font"><text:span text:style-name="T3">et alvi excrementa et se</text:span></text:span>n<text:span text:style-name="Default_20_Paragraph_20_Font"><text:span text:style-name="T3">iores,. vel bonam m</text:span></text:span>o<text:span text:style-name="Default_20_Paragraph_20_Font"><text:span text:style-name="T3">rb</text:span></text:span>o<text:span text:style-name="Default_20_Paragraph_20_Font"><text:span text:style-name="T3">rum indi-<text:line-break/>cu</text:span></text:span>r<text:span text:style-name="Default_20_Paragraph_20_Font"><text:span text:style-name="T3">ionem, vel malam</text:span></text:span>, c<text:span text:style-name="Default_20_Paragraph_20_Font"><text:span text:style-name="T3">t longum v</text:span></text:span>e<text:span text:style-name="Default_20_Paragraph_20_Font"><text:span text:style-name="T3">l brevem, staturam mor—<text:line-break/>bum, p</text:span></text:span>o<text:span text:style-name="Default_20_Paragraph_20_Font"><text:span text:style-name="T3">st apparentia commonstrabunt.</text:span></text:span> Haec quidem ah<text:line-break/>Hippocrate in aphorismis scribuntur ,. in primo autem libro<text:line-break/>epidemiorum, <text:span text:style-name="Default_20_Paragraph_20_Font"><text:span text:style-name="T3">omne</text:span></text:span>s inquit <text:span text:style-name="Default_20_Paragraph_20_Font"><text:span text:style-name="T3">c</text:span></text:span>o<text:span text:style-name="Default_20_Paragraph_20_Font"><text:span text:style-name="T3">ctiones excrementorum ubi-<text:line-break/>que esse opportunas et bonos criticosque absoessi</text:span></text:span>is <text:span text:style-name="Default_20_Paragraph_20_Font"><text:span text:style-name="T3">ostendere.<text:line-break/></text:span></text:span>Delude inferens inquit; <text:span text:style-name="Default_20_Paragraph_20_Font"><text:span text:style-name="T3">Cocti</text:span></text:span>o<text:span text:style-name="Default_20_Paragraph_20_Font"><text:span text:style-name="T3">ne</text:span></text:span>s c<text:span text:style-name="Default_20_Paragraph_20_Font"><text:span text:style-name="T3">eleritatem judicii et sc-<text:line-break/>curitatem sanitati</text:span></text:span>s o<text:span text:style-name="Default_20_Paragraph_20_Font"><text:span text:style-name="T3">stendunt. </text:span></text:span>Sed c<text:span text:style-name="Default_20_Paragraph_20_Font"><text:span text:style-name="T3">o</text:span></text:span>ctiones hae quidem<text:line-break/><text:span text:style-name="Default_20_Paragraph_20_Font"><text:span text:style-name="T3">o</text:span></text:span>mnes iis adstant quae coquuntur; quaenam igitur haec sunt.?<text:line-break/>N<text:span text:style-name="Default_20_Paragraph_20_Font"><text:span text:style-name="T3">o</text:span></text:span>n alia sane quam illa quae mox apparentia nominarit,<text:line-break/>nam quae propria sunt morbi ..accidentia, simul cum m<text:span text:style-name="Default_20_Paragraph_20_Font"><text:span text:style-name="T3">o</text:span></text:span>rbo<text:line-break/>invadunt, simulque incipiunt, reliqua vero omnia m<text:span text:style-name="Default_20_Paragraph_20_Font"><text:span text:style-name="T3">o</text:span></text:span>x appa-<text:line-break/>reut. . Invadunt igitur una cum pleuritide et febris acuta<text:line-break/>et lateris d<text:span text:style-name="Default_20_Paragraph_20_Font"><text:span text:style-name="T3">o</text:span></text:span>l<text:span text:style-name="Default_20_Paragraph_20_Font"><text:span text:style-name="T3">o</text:span></text:span>r punct<text:span text:style-name="Default_20_Paragraph_20_Font"><text:span text:style-name="T3">o</text:span></text:span>rius et difficilis anhelitus et tussis:<text:line-break/>mox apparent autem quaedam ut ipsi m<text:span text:style-name="Default_20_Paragraph_20_Font"><text:span text:style-name="T3">o</text:span></text:span>rbo propria, non- .<text:line-break/>nulla autem ut c<text:span text:style-name="Default_20_Paragraph_20_Font"><text:span text:style-name="T3">o</text:span></text:span>mmunia omnibus febricitantibus. Ut<text:line-break/>propria quidem ipsius m<text:span text:style-name="Default_20_Paragraph_20_Font"><text:span text:style-name="T3">o</text:span></text:span>rbi primum quidem, .fi nihil edu-<text:line-break/>catur cum tussi, quod sufficiens est morbi .coctione ca-</text:p>
      <text:p text:style-name="P3">renuis indicium; fecundo autem, si educatur quidem, fed<text:line-break/>non- bonum. Est autem et hoc duplex, unum-. quidem,<text:line-break/>quod solum caret coctione, alterum vero, quod etiam pra-<text:line-break/>vum existit. Ab his vero omnibus id quod coctum est<text:line-break/>separatur, quod etiam proprie sputum appellunt; neque<text:line-break/>enim quod sanguineum est ac bibllosum atque . spumosum<text:line-break/>ita nominamus, sed potius quodammodo sputamen vocamus,<text:line-break/>quum vero neque sanguini, neque hili pallidae , vel nigrae<text:line-break/>commixtum fuerit , id quod tale suerit , jam spiritum voca-<text:line-break/>mus. Quando igitur hoc cito apparuerit, morbum facit bre-<text:line-break/>viorem, quum vero nullo modo educitur aut crudum, indi-<text:line-break/>cat morbum in longius debere protendi; si autem pravum<text:line-break/>educitur sputamen , periculum imminere significat ; si autem<text:line-break/>etiam malignum fuerit, mortem minatur. Quid igitur sit<text:line-break/>sputum , nunc non est opus exponere. Quae vero proprie<text:line-break/>sputamina nominantur, ex bis quaecunque snbflava et sub-<text:line-break/>rufaetsubpallida, etsubspumostt et tenuia existunt, sidam cru-<text:line-break/>ditatem significant, nullum vero insigne malum praemm-<text:line-break/>ciant, quae vero fine alia commixtione sunt flava ac rufa,</text:p>
      <text:p text:style-name="P3">crassa atque spumosa et viridia, viscosa atque rotunda, at-<text:line-break/>quc his etiam magis nigra, sunt prava. Confiderandum<text:line-break/>etiam quis sit eorum eductionis modus, nam si facile ex-<text:line-break/>puautm, constat quidem bona esse, contra<text:span text:style-name="Default_20_Paragraph_20_Font"><text:span text:style-name="T3">r</text:span></text:span>ia ver<text:span text:style-name="Default_20_Paragraph_20_Font"><text:span text:style-name="T3">o</text:span></text:span> mala.<text:line-break/>Et quid oportet nos plura dicere, quum possimus verba, quae<text:line-break/>in libro prognostico scribuntur , apponere ? <text:span text:style-name="Default_20_Paragraph_20_Font"><text:span text:style-name="T3">sputum op</text:span></text:span>o<text:span text:style-name="Default_20_Paragraph_20_Font"><text:span text:style-name="T3">rtet<text:line-break/>in omnibu</text:span></text:span>s <text:span text:style-name="Default_20_Paragraph_20_Font"><text:span text:style-name="T3">qui suat circa pulm</text:span></text:span>o<text:span text:style-name="Default_20_Paragraph_20_Font"><text:span text:style-name="T3">ne</text:span></text:span>m <text:span text:style-name="Default_20_Paragraph_20_Font"><text:span text:style-name="T3">ac latera celeriter<text:line-break/>expui ac facile , commixtumque videri vehementer siavum<text:line-break/>sputo. </text:span></text:span>Neque in dubio est quod hoc loco Hippocrates<text:line-break/>sputum vocat, id quod secundum naturam se habet, cui<text:line-break/>flavum admixtum esse oportere inquit. Verbum autem illud,<text:line-break/><text:span text:style-name="Default_20_Paragraph_20_Font"><text:span text:style-name="T3">vehementer</text:span></text:span>, nonnulli quidem neque omnino adjungunt, qui-<text:line-break/>dam vero ad commixtum referunt, ut sermo uterque ita se<text:line-break/>habeat, commixtumque vehementer sputo rideri flavum,<text:line-break/>vel flavum vehementer commixtum rideri sputo. Sed<text:line-break/>prior <text:span text:style-name="Default_20_Paragraph_20_Font"><text:span text:style-name="T3">t</text:span></text:span>ensus est artificiosior , semper enim inaequales om-<text:line-break/>nium motus et eorum quae .plurimum distant complexio-</text:p>
      <text:p text:style-name="P2">nes damnat Hippoc<text:span text:style-name="Default_20_Paragraph_20_Font"><text:span text:style-name="T3">r</text:span></text:span>ates. Experientia quoque ita esse pro-<text:line-break/>batur, neque etiam ratio dubia est: n<text:span text:style-name="Default_20_Paragraph_20_Font"><text:span text:style-name="T3">o</text:span></text:span>n tamen eam nunc<text:line-break/>explicare esset opportunum. Qu<text:span text:style-name="Default_20_Paragraph_20_Font"><text:span text:style-name="T3">o</text:span></text:span>d autem verbum illud,<text:line-break/>vehementer, ad c<text:span text:style-name="Default_20_Paragraph_20_Font"><text:span text:style-name="T3">o</text:span></text:span>mmixtum relati<text:span text:style-name="Default_20_Paragraph_20_Font"><text:span text:style-name="T3">o</text:span></text:span>nem habeat, ex iis etiam<text:line-break/>patet quae fubjunguntur. . <text:span text:style-name="Default_20_Paragraph_20_Font"><text:span text:style-name="T3">si enim</text:span></text:span>, inquit , <text:span text:style-name="Default_20_Paragraph_20_Font"><text:span text:style-name="T3">multo p</text:span></text:span>o<text:span text:style-name="Default_20_Paragraph_20_Font"><text:span text:style-name="T3">st d</text:span></text:span>o-<text:line-break/><text:span text:style-name="Default_20_Paragraph_20_Font"><text:span text:style-name="T3">loris princ</text:span></text:span>i<text:span text:style-name="Default_20_Paragraph_20_Font"><text:span text:style-name="T3">pium expuatur siavum, vel rufum, vel multam<text:line-break/>excitans tussim, vel n</text:span></text:span>o<text:span text:style-name="Default_20_Paragraph_20_Font"><text:span text:style-name="T3">n vehementer commixtum, pejus<text:line-break/>elsicitur. </text:span></text:span>Videtur enim in hoc loco Hippocrates quae-<text:line-break/>. cunque in secund<text:span text:style-name="Default_20_Paragraph_20_Font"><text:span text:style-name="T3">o</text:span></text:span> sermone dicuntur iis opponere quae in<text:line-break/>prim<text:span text:style-name="Default_20_Paragraph_20_Font"><text:span text:style-name="T3">o</text:span></text:span> dicebantur . verbo quidem, <text:span text:style-name="Default_20_Paragraph_20_Font"><text:span text:style-name="T3">celeriter illa</text:span></text:span>, mult<text:span text:style-name="Default_20_Paragraph_20_Font"><text:span text:style-name="T3">o</text:span></text:span> post<text:line-break/>principium dol<text:span text:style-name="Default_20_Paragraph_20_Font"><text:span text:style-name="T3">o</text:span></text:span>ris expuatur, verbo, <text:span text:style-name="Default_20_Paragraph_20_Font"><text:span text:style-name="T3">sacile, illa</text:span></text:span>, multam<text:line-break/>excitans tussim , istis vero , <text:span text:style-name="Default_20_Paragraph_20_Font"><text:span text:style-name="T3">commixtum videri siavu</text:span></text:span>m <text:span text:style-name="Default_20_Paragraph_20_Font"><text:span text:style-name="T3">vehe-<text:line-break/>mentcrsputo</text:span></text:span>, impermixtum .simpliciter ac solum flavum,<text:line-break/>tum quod ex utrisque commixtum est, colore scilicet sputi<text:line-break/>naturalis et flavo, vel r usu, n<text:span text:style-name="Default_20_Paragraph_20_Font"><text:span text:style-name="T3">o</text:span></text:span>n tamen vehementer. Sed<text:line-break/>et post haec subjungens manifestius dicet,. suam adhuc men-<text:line-break/>tem aperiens, his verbis; <text:span text:style-name="Default_20_Paragraph_20_Font"><text:span text:style-name="T3">Nam siavum impermixtum ex-<text:line-break/>isien</text:span></text:span>s, <text:span text:style-name="Default_20_Paragraph_20_Font"><text:span text:style-name="T3">peri</text:span></text:span>c<text:span text:style-name="Default_20_Paragraph_20_Font"><text:span text:style-name="T3">ul</text:span></text:span>o<text:span text:style-name="Default_20_Paragraph_20_Font"><text:span text:style-name="T3">sum (impermixtum est autem id qu</text:span></text:span>o<text:span text:style-name="Default_20_Paragraph_20_Font"><text:span text:style-name="T3">d sputo</text:span></text:span></text:p>
      <text:p text:style-name="P3"><text:span text:style-name="Default_20_Paragraph_20_Font"><text:span text:style-name="T3">n</text:span></text:span>o<text:span text:style-name="Default_20_Paragraph_20_Font"><text:span text:style-name="T3">n c</text:span></text:span>o<text:span text:style-name="Default_20_Paragraph_20_Font"><text:span text:style-name="T3">mmiscetur] album autem et viscosam et rotundum<text:line-break/>inutile. </text:span></text:span>Deinde rursus paulatim ad difficiliora serm<text:span text:style-name="Default_20_Paragraph_20_Font"><text:span text:style-name="T3">o</text:span></text:span>ne<text:line-break/>progrediens: <text:span text:style-name="Default_20_Paragraph_20_Font"><text:span text:style-name="T3">Malum autem, quod viride est valde et spu-<text:line-break/>m</text:span></text:span>o<text:span text:style-name="Default_20_Paragraph_20_Font"><text:span text:style-name="T3">sum. </text:span></text:span>Ac deinceps addit: <text:span text:style-name="Default_20_Paragraph_20_Font"><text:span text:style-name="T3">si ver</text:span></text:span>o <text:span text:style-name="Default_20_Paragraph_20_Font"><text:span text:style-name="T3">ita sit impermixtum,<text:line-break/>ut et</text:span></text:span>i<text:span text:style-name="Default_20_Paragraph_20_Font"><text:span text:style-name="T3">a</text:span></text:span>m <text:span text:style-name="Default_20_Paragraph_20_Font"><text:span text:style-name="T3">n</text:span></text:span>i<text:span text:style-name="Default_20_Paragraph_20_Font"><text:span text:style-name="T3">grum appareat, omni ali</text:span></text:span>o <text:span text:style-name="Default_20_Paragraph_20_Font"><text:span text:style-name="T3">pejus est. </text:span></text:span>Ex pro-<text:line-break/>priis quidem pleuritidis ile distinguere oportet. Sed prae—<text:line-break/>terea inspicienda sunt <text:span text:style-name="Default_20_Paragraph_20_Font"><text:span text:style-name="T3">o</text:span></text:span>mnia, quae <text:span text:style-name="Default_20_Paragraph_20_Font"><text:span text:style-name="T3">t</text:span></text:span>unt morbis acutis com-<text:line-break/>muma, quae deinceps connumerat ita Scribens: <text:span text:style-name="Default_20_Paragraph_20_Font"><text:span text:style-name="T3">sunt autem<text:line-break/>haec b</text:span></text:span>o<text:span text:style-name="Default_20_Paragraph_20_Font"><text:span text:style-name="T3">na, facile sc</text:span></text:span>ir<text:span text:style-name="Default_20_Paragraph_20_Font"><text:span text:style-name="T3">e morbum, bene spirare et esse dol</text:span></text:span>o-<text:line-break/><text:span text:style-name="Default_20_Paragraph_20_Font"><text:span text:style-name="T3">ris expertem et sputu</text:span></text:span>m <text:span text:style-name="Default_20_Paragraph_20_Font"><text:span text:style-name="T3">facile expuere, corpus totum aequa-<text:line-break/>liter calidum.esse et molle et sitim non habere, urina</text:span></text:span>s <text:span text:style-name="Default_20_Paragraph_20_Font"><text:span text:style-name="T3">au-<text:line-break/>tem et alvi excrementa et somnos et sudores, quemadm</text:span></text:span>o-<text:line-break/><text:span text:style-name="Default_20_Paragraph_20_Font"><text:span text:style-name="T3">dum scr</text:span></text:span>i<text:span text:style-name="Default_20_Paragraph_20_Font"><text:span text:style-name="T3">ptum est, haec</text:span></text:span> o<text:span text:style-name="Default_20_Paragraph_20_Font"><text:span text:style-name="T3">mnia bona esse sciendum esa<text:line-break/></text:span></text:span>Haec itaque furit bona ligna , tum propria eorum instrumen-<text:line-break/>torum, quibus vis spirandi est demandata ; tum communia<text:line-break/>omnibus aliis morbis acutis continuatim <text:span text:style-name="Default_20_Paragraph_20_Font"><text:span text:style-name="T3">o</text:span></text:span>rdine invicem<text:line-break/>scripta. Atque ipsis adjungens infert: <text:span text:style-name="Default_20_Paragraph_20_Font"><text:span text:style-name="T3">Mala autem sunt<text:line-break/>his contraria, dilsiculter fare</text:span></text:span> m<text:span text:style-name="Default_20_Paragraph_20_Font"><text:span text:style-name="T3">orbum, spiritum magnum</text:span></text:span></text:p>
      <text:p text:style-name="P3">o<text:span text:style-name="Default_20_Paragraph_20_Font"><text:span text:style-name="T3">sse dc crebrum, non cesse</text:span></text:span>r<text:span text:style-name="Default_20_Paragraph_20_Font"><text:span text:style-name="T3">e dolorem, vix sputum ex-<text:line-break/>puere , vehementer sitire , totum c</text:span></text:span>o<text:span text:style-name="Default_20_Paragraph_20_Font"><text:span text:style-name="T3">rpus ab igne inaequali-<text:line-break/>ter detineri et ventrem quidem ac latera calida esse vehe-<text:line-break/>menter, spontem a</text:span></text:span>li<text:span text:style-name="Default_20_Paragraph_20_Font"><text:span text:style-name="T3">tem ac manus fulgidas et pedes scigi-<text:line-break/>dos, urinas vero et alvi excrementa et somno</text:span></text:span>s <text:span text:style-name="Default_20_Paragraph_20_Font"><text:span text:style-name="T3">et sudores,<text:line-break/>quemadmodum sumptum est, singula haec mala esse co-<text:line-break/>gn</text:span></text:span>os<text:span text:style-name="Default_20_Paragraph_20_Font"><text:span text:style-name="T3">cere</text:span></text:span> o<text:span text:style-name="Default_20_Paragraph_20_Font"><text:span text:style-name="T3">portet. </text:span></text:span>Scriptum autem est de his in eo volu-<text:line-break/>mine quod prognosticon inscribitur , in quo similem in his<text:line-break/>singulis ipse tradit doctrinam, qualem et nunc in sputami-<text:line-break/>nibus. Sicuti enim in his hoc quidem est coctionis signum,<text:line-break/>hoc vero cruditatis, hoc autem mortis, et quod coctionis<text:line-break/>est signum , si in principio statim appereat, propere salutem<text:line-break/>fubscquuturam ostendit ,.. quod autem cruditatis , morbum in<text:line-break/>longius tempus extundi debere, quod autem exitiale esu ho o<text:line-break/>mutem moriturum significat; et fi valde exitiale fuerit, cito;<text:line-break/>si vero remissius extiterit, in longo tempore. Eadem in<text:line-break/>urinis ipsis et alvi excrementis et reliquis omnibus , de qui-<text:line-break/>bus est sermo futurus, distinctio est adhibita; etenim haec<text:line-break/>omnia nonnulla quidem coctionis, nonnulla vero erudita-</text:p>
      <text:p text:style-name="P3">lis et quaedam . etiam mortis indicia sunt. Nigrum enim<text:line-break/>sputame<text:span text:style-name="Default_20_Paragraph_20_Font"><text:span text:style-name="T3">n</text:span></text:span> praeter id quod crudum est, etiam mortem pori.<text:line-break/>tendit; sic et urina nigra non cruda solum, sed etiam letha-<text:line-break/>lis est. Est autem simpliciter cruda quae alba est ac tenuis,<text:line-break/>quam aquosam nominamus.</text:p>
      <text:h text:style-name="Heading_20_2" text:outline-level="2">Cap. VI. </text:h>
      <text:p text:style-name="P18">Rursus igitur ad aphorismum redeamus,<text:line-break/>lu quo ita -scribitm : <text:span text:style-name="Default_20_Paragraph_20_Font"><text:span text:style-name="T3">Accessione</text:span></text:span>s <text:span text:style-name="Default_20_Paragraph_20_Font"><text:span text:style-name="T3">autem et c</text:span></text:span>o<text:span text:style-name="Default_20_Paragraph_20_Font"><text:span text:style-name="T3">nstitutiones,<text:line-break/>morbi ostendunt set anni tempora et circuituum adinvicem<text:line-break/>incrementa, sive quotidie fiant, sive alternis diebus, sive<text:line-break/>longius tempus intermittant. sed et ex iis quae p</text:span></text:span>o<text:span text:style-name="Default_20_Paragraph_20_Font"><text:span text:style-name="T3">stea<text:line-break/>apparuerint, c</text:span></text:span>o<text:span text:style-name="Default_20_Paragraph_20_Font"><text:span text:style-name="T3">nfecturum acc</text:span></text:span>i<text:span text:style-name="Default_20_Paragraph_20_Font"><text:span text:style-name="T3">pere oportet r velut in pleu-<text:line-break/>ritide, si sputum siatim morbo inc</text:span></text:span>i<text:span text:style-name="Default_20_Paragraph_20_Font"><text:span text:style-name="T3">piente appareat, brevem<text:line-break/>futurum significat; si vero posterius, longiorem. Ht urinae<text:line-break/>etiam, et alvi excrementa , et sudores, et bonam et ma..<text:line-break/>tam crisea habitur</text:span></text:span>o<text:span text:style-name="Default_20_Paragraph_20_Font"><text:span text:style-name="T3">s</text:span></text:span> a<text:span text:style-name="Default_20_Paragraph_20_Font"><text:span text:style-name="T3">t bit</text:span></text:span>o, <text:span text:style-name="Default_20_Paragraph_20_Font"><text:span text:style-name="T3">vel tarde sa</text:span></text:span>l<text:span text:style-name="Default_20_Paragraph_20_Font"><text:span text:style-name="T3">itur</text:span></text:span>u<text:span text:style-name="Default_20_Paragraph_20_Font"><text:span text:style-name="T3">s morbos,<text:line-break/>quum mox apparent, indicant. </text:span></text:span>Nam haec liquido sunt<text:line-break/>eorum omnium quae in prognosticis scribuntur compendium;<text:line-break/>quum antiquus ille auctor sula capita eorum quae -in eo</text:p>
      <text:p text:style-name="P3">libro sigillatim scribuntur, in aph<text:span text:style-name="Default_20_Paragraph_20_Font"><text:span text:style-name="T3">o</text:span></text:span>rismos transferre .tenta-<text:line-break/>veriti Quaenam igitur sunt haec capita? saepius enim re-<text:line-break/>petere mihi ridetur melius , ut quis etfi <text:span text:style-name="Default_20_Paragraph_20_Font"><text:span text:style-name="T3">n</text:span></text:span>unc erubescens,<text:line-break/>discat et morbi principium . cognoscere et futurum statum<text:line-break/>praevidere, hoc est, ut ipse dicit, formam m<text:span text:style-name="Default_20_Paragraph_20_Font"><text:span text:style-name="T3">o</text:span></text:span>rbi et natu-<text:line-break/>ram temporis accessionis circuitus , et quae in morbis mox<text:line-break/>apparenti Erit autem milii fermo in eodem exemplo , ad-<text:line-break/>bibita brevi distinctione de nominibus, quibus, ut par erat,<text:line-break/>veteres utebantur ad solum mentis conceptum explicandum,<text:line-break/>quum omni studio incumberent ad exquisitam rerum cogni-<text:line-break/>tionem; saniores vero fere omnes circa nomina suam con-<text:line-break/>terunf vitam , minime de rebus sollerti. Principium igitur<text:line-break/>mo<text:span text:style-name="Default_20_Paragraph_20_Font"><text:span text:style-name="T3">r</text:span></text:span>bi primum insultum indivisibilem primae accessionis,<text:line-break/>veluti et ipsum , nunc, quod fine latitudine est, vocant; sed<text:line-break/>et jam aliquod tempus latum, qu<text:span text:style-name="Default_20_Paragraph_20_Font"><text:span text:style-name="T3">o</text:span></text:span>d etiam in ipso, nunc,<text:line-break/>observamus, quando dicimus nunc esse hiemem, vel aestu-<text:line-break/>tem, vel aliquid aliud tempus. Quod igitur iti nullo ser-</text:p>
      <text:p text:style-name="P3">mone tali, qualis est is quem antea scripsimus aphoris-<text:line-break/>mus et multi alii qui postea dicentur, principium vocet<text:line-break/>Hippocrates primum illum et indivisibilem m<text:span text:style-name="Default_20_Paragraph_20_Font"><text:span text:style-name="T3">o</text:span></text:span>rbi insultum,<text:line-break/>unicuique liquet. Quomod<text:span text:style-name="Default_20_Paragraph_20_Font"><text:span text:style-name="T3">o</text:span></text:span> enim circa morb<text:span text:style-name="Default_20_Paragraph_20_Font"><text:span text:style-name="T3">o</text:span></text:span>rum prima—<text:line-break/>pia c<text:span text:style-name="Default_20_Paragraph_20_Font"><text:span text:style-name="T3">o</text:span></text:span>nsiderandum, si statim m<text:span text:style-name="Default_20_Paragraph_20_Font"><text:span text:style-name="T3">o</text:span></text:span>rbus florescat, in eo signi-<text:line-break/>ficato lictum quispiam p<text:span text:style-name="Default_20_Paragraph_20_Font"><text:span text:style-name="T3">o</text:span></text:span>sset arbitrari? vel illud? <text:span text:style-name="Default_20_Paragraph_20_Font"><text:span text:style-name="T3">Jnci-<text:line-break/>pientibu</text:span></text:span>s <text:span text:style-name="Default_20_Paragraph_20_Font"><text:span text:style-name="T3">morbi</text:span></text:span>s, <text:span text:style-name="Default_20_Paragraph_20_Font"><text:span text:style-name="T3">si quid m</text:span></text:span>o<text:span text:style-name="Default_20_Paragraph_20_Font"><text:span text:style-name="T3">vendum videtur, m</text:span></text:span>o<text:span text:style-name="Default_20_Paragraph_20_Font"><text:span text:style-name="T3">ve; c</text:span></text:span>o<text:span text:style-name="Default_20_Paragraph_20_Font"><text:span text:style-name="T3">nsi-<text:line-break/>sientibu</text:span></text:span>s <text:span text:style-name="Default_20_Paragraph_20_Font"><text:span text:style-name="T3">ver</text:span></text:span>o , <text:span text:style-name="Default_20_Paragraph_20_Font"><text:span text:style-name="T3">meliu</text:span></text:span>s <text:span text:style-name="Default_20_Paragraph_20_Font"><text:span text:style-name="T3">est quie</text:span></text:span>s<text:span text:style-name="Default_20_Paragraph_20_Font"><text:span text:style-name="T3">cere. </text:span></text:span>Et illud ? <text:span text:style-name="Default_20_Paragraph_20_Font"><text:span text:style-name="T3">si igitur .<text:line-break/>in princ</text:span></text:span>i<text:span text:style-name="Default_20_Paragraph_20_Font"><text:span text:style-name="T3">pi</text:span></text:span>o <text:span text:style-name="Default_20_Paragraph_20_Font"><text:span text:style-name="T3">m</text:span></text:span>o<text:span text:style-name="Default_20_Paragraph_20_Font"><text:span text:style-name="T3">rbi facie</text:span></text:span>s <text:span text:style-name="Default_20_Paragraph_20_Font"><text:span text:style-name="T3">talis erit; nam facies illa mor-<text:line-break/>tuae simili</text:span></text:span>s, <text:span text:style-name="Default_20_Paragraph_20_Font"><text:span text:style-name="T3">de qua ista dicuntur, neque ill</text:span></text:span>o <text:span text:style-name="Default_20_Paragraph_20_Font"><text:span text:style-name="T3">exquisite<text:line-break/>princ</text:span></text:span>i<text:span text:style-name="Default_20_Paragraph_20_Font"><text:span text:style-name="T3">pi</text:span></text:span>o <text:span text:style-name="Default_20_Paragraph_20_Font"><text:span text:style-name="T3">morbi unquam fieri p</text:span></text:span>o<text:span text:style-name="Default_20_Paragraph_20_Font"><text:span text:style-name="T3">tuisset. </text:span></text:span>Eodem modo,<text:line-break/>quum dicitur: <text:span text:style-name="Default_20_Paragraph_20_Font"><text:span text:style-name="T3">Jn acutis m</text:span></text:span>o<text:span text:style-name="Default_20_Paragraph_20_Font"><text:span text:style-name="T3">rbis rar</text:span></text:span>o <text:span text:style-name="Default_20_Paragraph_20_Font"><text:span text:style-name="T3">et in princ</text:span></text:span>i<text:span text:style-name="Default_20_Paragraph_20_Font"><text:span text:style-name="T3">piis uten-<text:line-break/>dum purgationibus;</text:span></text:span> de principio intelligitur, quod ad tem-<text:line-break/>pus latum extenditur. Multo magis quum scribit: <text:span text:style-name="Default_20_Paragraph_20_Font"><text:span text:style-name="T3">Circa<text:line-break/>princ</text:span></text:span>i<text:span text:style-name="Default_20_Paragraph_20_Font"><text:span text:style-name="T3">pia et fine</text:span></text:span>s o<text:span text:style-name="Default_20_Paragraph_20_Font"><text:span text:style-name="T3">mnia debili</text:span></text:span>o<text:span text:style-name="Default_20_Paragraph_20_Font"><text:span text:style-name="T3">ra, circa statum sartiora.<text:line-break/></text:span></text:span>Neque in alio <text:span text:style-name="Default_20_Paragraph_20_Font"><text:span text:style-name="T3">t</text:span></text:span>en<text:span text:style-name="Default_20_Paragraph_20_Font"><text:span text:style-name="T3">ta</text:span></text:span> dictum est, <text:span text:style-name="Default_20_Paragraph_20_Font"><text:span text:style-name="T3">dn sin</text:span></text:span>o<text:span text:style-name="Default_20_Paragraph_20_Font"><text:span text:style-name="T3">rum m</text:span></text:span>o<text:span text:style-name="Default_20_Paragraph_20_Font"><text:span text:style-name="T3">rb</text:span></text:span>o<text:span text:style-name="Default_20_Paragraph_20_Font"><text:span text:style-name="T3">rum prin-<text:line-break/>c</text:span></text:span>i<text:span text:style-name="Default_20_Paragraph_20_Font"><text:span text:style-name="T3">p</text:span></text:span>ris <text:span text:style-name="Default_20_Paragraph_20_Font"><text:span text:style-name="T3">nigra bili</text:span></text:span>s <text:span text:style-name="Default_20_Paragraph_20_Font"><text:span text:style-name="T3">vel insca vel supra exierit,. mortale.</text:span></text:span></text:p>
      <text:p text:style-name="P3">counumeratione illorum vehementium accidentium intulit:<text:line-break/><text:span text:style-name="Default_20_Paragraph_20_Font"><text:span text:style-name="T3">Haec autem si in princ</text:span></text:span>i<text:span text:style-name="Default_20_Paragraph_20_Font"><text:span text:style-name="T3">piis appareant, vehementissimu</text:span></text:span>m<text:line-break/><text:span text:style-name="Default_20_Paragraph_20_Font"><text:span text:style-name="T3">deliriu</text:span></text:span>m <text:span text:style-name="Default_20_Paragraph_20_Font"><text:span text:style-name="T3">ostendunt; ut plurimum autem moriuntur, </text:span></text:span>Eo-<text:line-break/>dem modo <text:span text:style-name="Default_20_Paragraph_20_Font"><text:span text:style-name="T3">t</text:span></text:span>e habet etiam in aphorismo , de quo paulo ante<text:line-break/>facta est mentio, ubi inquit: <text:span text:style-name="Default_20_Paragraph_20_Font"><text:span text:style-name="T3">Volut</text:span></text:span>i <text:span text:style-name="Default_20_Paragraph_20_Font"><text:span text:style-name="T3">in plenitudine, si sputum.<text:line-break/>statim a</text:span></text:span>p<text:span text:style-name="Default_20_Paragraph_20_Font"><text:span text:style-name="T3">pareat inc</text:span></text:span>i<text:span text:style-name="Default_20_Paragraph_20_Font"><text:span text:style-name="T3">piente morbo, morbum ostendit brevi</text:span></text:span>o-<text:line-break/><text:span text:style-name="Default_20_Paragraph_20_Font"><text:span text:style-name="T3">rem. </text:span></text:span>Neque enim dictio illa, <text:span text:style-name="Default_20_Paragraph_20_Font"><text:span text:style-name="T3">inc</text:span></text:span>i<text:span text:style-name="Default_20_Paragraph_20_Font"><text:span text:style-name="T3">piente</text:span></text:span>, primum exqui-<text:line-break/>site insultum hoc loco significat, tum quia huic sensui rerum<text:line-break/>natura repugnat, tum quia ulcere non potuisset, <text:span text:style-name="Default_20_Paragraph_20_Font"><text:span text:style-name="T3">p</text:span></text:span>o<text:span text:style-name="Default_20_Paragraph_20_Font"><text:span text:style-name="T3">st appa-<text:line-break/>reant;</text:span></text:span> quomodo enim .different ab iis quae simul iuva-^<text:line-break/>dunt illa quae exquisite idem habe<text:span text:style-name="Default_20_Paragraph_20_Font"><text:span text:style-name="T3">n</text:span></text:span>t principium invicem<text:line-break/>et cum universo morbo? Post apparent autem quaedam<text:line-break/>statim in prima die, quaedam in fecunda, quaedam in<text:line-break/>tertia, quaedam in quarta, quaedam, quum jam processe-<text:line-break/>rit. morbus.</text:p>
      <text:h text:style-name="Heading_20_2" text:outline-level="2">Cap. VH. </text:h>
      <text:p text:style-name="P18">Prinripium ver<text:span text:style-name="Default_20_Paragraph_20_Font"><text:span text:style-name="T3">o</text:span></text:span> secundum latitudinem<text:line-break/>communi quadam et prompta imaginatione , in qua nullum<text:line-break/>adhuc est artificium., in prima accessione continetur. Atque</text:p>
      <text:p text:style-name="P3">idcirco quaedam statim quum incipiunt, statum accepisse<text:line-break/>dicuntur; quemadmodum inprimo epidemiorum , ubi in-<text:line-break/>quit; <text:span text:style-name="Default_20_Paragraph_20_Font"><text:span text:style-name="T3">statim enim c</text:span></text:span>o<text:span text:style-name="Default_20_Paragraph_20_Font"><text:span text:style-name="T3">ntinua ese, quibus incipien.s si</text:span></text:span>o<text:span text:style-name="Default_20_Paragraph_20_Font"><text:span text:style-name="T3">rescit<text:line-break/>ac viget. </text:span></text:span>Nam verbum id, <text:span text:style-name="Default_20_Paragraph_20_Font"><text:span text:style-name="T3">incipien</text:span></text:span>s, hoc loco. non dici-<text:line-break/>tur de vero m<text:span text:style-name="Default_20_Paragraph_20_Font"><text:span text:style-name="T3">o</text:span></text:span>rbi tempore, alioqui repugnaret ei floresc<text:span text:style-name="Default_20_Paragraph_20_Font"><text:span text:style-name="T3">o-<text:line-break/></text:span></text:span>re atque. rigere, sed de e<text:span text:style-name="Default_20_Paragraph_20_Font"><text:span text:style-name="T3">o</text:span></text:span>, quod subsequitur principium<text:line-break/>exquisite dictum, quod ut plurimum ad tertium extendi-<text:line-break/>tur diem. omnino enim febris haec, ubi principium illud<text:line-break/>indivisibile fecerit, deinde hoc pacto incremento quodam usa<text:line-break/>suerit, proprium -recipit statum, quaedam in prima statim<text:line-break/>die, quaedam in secunda, non tamen lu primo in<text:span text:style-name="Default_20_Paragraph_20_Font"><text:span text:style-name="T3">t</text:span></text:span>uitu pr i-<text:line-break/><text:span text:style-name="Default_20_Paragraph_20_Font"><text:span text:style-name="T3">t</text:span></text:span>uae accessionis posset aliqua febris habere statum. Sed five<text:line-break/>in primo die, five in fecund<text:span text:style-name="Default_20_Paragraph_20_Font"><text:span text:style-name="T3">o</text:span></text:span>, istum habeat, atque hinc<text:line-break/>usque ad integram solutionem extendatur, nullum seusibi.<text:line-break/>lem alterius accessionis insultum accipiens, haec statim ab<text:line-break/>initlo proprium habuisse statum diceretur. Et hoc est qu<text:span text:style-name="Default_20_Paragraph_20_Font"><text:span text:style-name="T3">o</text:span></text:span>d<text:line-break/>ab Hipppocrate dicitur; <text:span text:style-name="Default_20_Paragraph_20_Font"><text:span text:style-name="T3">statim enim continua est quae</text:span></text:span></text:p>
      <text:p text:style-name="P3"><text:span text:style-name="Default_20_Paragraph_20_Font"><text:span text:style-name="T3">inc</text:span></text:span>i<text:span text:style-name="Default_20_Paragraph_20_Font"><text:span text:style-name="T3">pien</text:span></text:span>s fum<text:span text:style-name="Default_20_Paragraph_20_Font"><text:span text:style-name="T3">e</text:span></text:span>s<text:span text:style-name="Default_20_Paragraph_20_Font"><text:span text:style-name="T3">cit ac viget. </text:span></text:span>Tale igitur est: <text:span text:style-name="Default_20_Paragraph_20_Font"><text:span text:style-name="T3">si sputum<text:line-break/>in pleuritide statim p</text:span></text:span>o<text:span text:style-name="Default_20_Paragraph_20_Font"><text:span text:style-name="T3">st apparuerit inc</text:span></text:span>i<text:span text:style-name="Default_20_Paragraph_20_Font"><text:span text:style-name="T3">piente m</text:span></text:span>o<text:span text:style-name="Default_20_Paragraph_20_Font"><text:span text:style-name="T3">rb</text:span></text:span>o, <text:span text:style-name="Default_20_Paragraph_20_Font"><text:span text:style-name="T3">eum<text:line-break/>facit breviorem</text:span></text:span>, id est: ante quam secu<text:span text:style-name="Default_20_Paragraph_20_Font"><text:span text:style-name="T3">n</text:span></text:span>da accessio invase-<text:line-break/>rit, adhuc enim pleuritis diceretur incipere, non solum<text:line-break/>quando hujusmodi accessio ascensum habeat vel statum, fini<text:line-break/>in t<text:span text:style-name="Default_20_Paragraph_20_Font"><text:span text:style-name="T3">o</text:span></text:span>ta declinatione , atque omnino ante quam secunda i<text:span text:style-name="Default_20_Paragraph_20_Font"><text:span text:style-name="T3">n-<text:line-break/></text:span></text:span>vadat accessio , quae ut plurimum in pleuritide tertio sit die.<text:line-break/>Qu<text:span text:style-name="Default_20_Paragraph_20_Font"><text:span text:style-name="T3">o</text:span></text:span>dcunque igitur c<text:span text:style-name="Default_20_Paragraph_20_Font"><text:span text:style-name="T3">o</text:span></text:span>ctionis signum post apparuerit, brevem<text:line-break/>et salutarem morbum futurum ostendit; tale quidem est fpu-<text:line-break/>tum quod in pleuritide apparet; nam cujusque partis in<text:line-break/>corp<text:span text:style-name="Default_20_Paragraph_20_Font"><text:span text:style-name="T3">o</text:span></text:span>re superfluitas eam quae issi inest dispositionem<text:line-break/>ostendit; si c<text:span text:style-name="Default_20_Paragraph_20_Font"><text:span text:style-name="T3">o</text:span></text:span>cta quidem fuerit, salubrem; cruda autem<text:line-break/>aegram. Ita igitur et illa scripta inno <text:span text:style-name="Default_20_Paragraph_20_Font"><text:span text:style-name="T3">Alvi autem excre-<text:line-break/>menta</text:span></text:span> o<text:span text:style-name="Default_20_Paragraph_20_Font"><text:span text:style-name="T3">ptima sunt quae mollia sunt et c</text:span></text:span>o<text:span text:style-name="Default_20_Paragraph_20_Font"><text:span text:style-name="T3">haerentia et quae<text:line-break/>eandem exitu</text:span></text:span>s <text:span text:style-name="Default_20_Paragraph_20_Font"><text:span text:style-name="T3">h</text:span></text:span>o<text:span text:style-name="Default_20_Paragraph_20_Font"><text:span text:style-name="T3">ram servant quam in sanitate habue-<text:line-break/>runt. Quantita</text:span></text:span>s <text:span text:style-name="Default_20_Paragraph_20_Font"><text:span text:style-name="T3">vero esse debet pr</text:span></text:span>o <text:span text:style-name="Default_20_Paragraph_20_Font"><text:span text:style-name="T3">ratione cibi qui astu-<text:line-break/></text:span></text:span>i<text:span text:style-name="Default_20_Paragraph_20_Font"><text:span text:style-name="T3">nitur; nam si exeuntia talia suerint, ventrem inferi</text:span></text:span>o<text:span text:style-name="Default_20_Paragraph_20_Font"><text:span text:style-name="T3">rem<text:line-break/>sanum este indicant. </text:span></text:span>Et sputum quoque quum fuerit ex-</text:p>
      <text:p text:style-name="P3">quifite simile illi qu<text:span text:style-name="Default_20_Paragraph_20_Font"><text:span text:style-name="T3">o</text:span></text:span>d advenit sanis , integram sanitatem in-<text:line-break/>stramentorum, quibus vis spirandi est demandata, signifi-<text:line-break/>cat; si quo modo autem impediatur, atque a naturali reces-<text:line-break/>serit habitu, tantum eam laesam esse demonstrat quantum<text:line-break/>ab ipsa naturali forma recesserit. Quod vero issi quod se<text:line-break/>eundum naturam est maxime contrarium existit, crudum<text:line-break/>est, magiiamque ostendit partium affectatum imbecillitatem,<text:line-break/>quod si etiam vitiosae cau<text:span text:style-name="Default_20_Paragraph_20_Font"><text:span text:style-name="T3">t</text:span></text:span>ae aliquod signum habuerit, quem-<text:line-break/>admodum nigrum, perniciosissimum hoc esu Ita etiam in<text:line-break/>urinis se res habet. Nam et hae quae sanorum urinis fimll-<text:line-break/>limae sunt, venosum instrumentorum genus satis robustum<text:line-break/>esse demonstrant, quae vero crudiores sunt, ejusdem imbe-<text:line-break/>cillitatern significant : quae vero maxime sunt sanorum uri-<text:line-break/>nis contrariae, hae quidem omnino sunt crudae et maximam<text:line-break/>indicant imbecillitatem venosi generis universi; quaecunque.<text:line-break/>vero et superantis causae pravitatem ostendunt; veluti ni-<text:line-break/>grae, hae fiunt summe exitiales. Haec igitur tria signorum<text:line-break/>genera propriam. cujusque partis coctionem significant, in-<text:line-break/>ferieris quidem ventris excrementa, quae fecundum natu-</text:p>
      <text:p text:style-name="P3">ram <text:span text:style-name="Default_20_Paragraph_20_Font"><text:span text:style-name="T3">t</text:span></text:span>e habuerint, venosi vero generis urinae, instrumento-<text:line-break/>rum autem duntaxat quibus spiramus sputamina. Sicuti<text:line-break/>vero haec partium ipsarum ex quibus excernuntur indicia<text:line-break/>praebent, eodem, ut arbitror, modo et urinae renum et mea-<text:line-break/>tuum, per quos urina defluit, et vesicae et penis. Sed uri-<text:line-break/>nas quidem, quae in harum partium morbis accidunt, in<text:line-break/>aphorismis separatim Hippocrates scripsit; quae vero morbis<text:line-break/>assident acutis, in prognosticis, quoniam hic liber, ut jam<text:line-break/>saepius ostendimus , de stolis est morbis acutis. Et quum in<text:line-break/>eodem libro complevisset omnem de minis sermonem, postea<text:line-break/>in fine subjunxrt: <text:span text:style-name="Default_20_Paragraph_20_Font"><text:span text:style-name="T3">Ne decipiari</text:span></text:span>s <text:span text:style-name="Default_20_Paragraph_20_Font"><text:span text:style-name="T3">autem, si vesica quopiam.<text:line-break/>viti</text:span></text:span>o <text:span text:style-name="Default_20_Paragraph_20_Font"><text:span text:style-name="T3">allecta aliquam ex hi</text:span></text:span>s <text:span text:style-name="Default_20_Paragraph_20_Font"><text:span text:style-name="T3">urinam reddiderit, neque<text:line-break/>enim totiu</text:span></text:span>s <text:span text:style-name="Default_20_Paragraph_20_Font"><text:span text:style-name="T3">signum, sed</text:span></text:span> i<text:span text:style-name="Default_20_Paragraph_20_Font"><text:span text:style-name="T3">psiu</text:span></text:span>s <text:span text:style-name="Default_20_Paragraph_20_Font"><text:span text:style-name="T3">per se</text:span></text:span> i<text:span text:style-name="Default_20_Paragraph_20_Font"><text:span text:style-name="T3">psum. </text:span></text:span>Sicuti igitur<text:line-break/>vesicae meminit, facto in ea serm<text:span text:style-name="Default_20_Paragraph_20_Font"><text:span text:style-name="T3">o</text:span></text:span>nis- exemplo, ita et renes-<text:line-break/>et vasa deserenti<text:span text:style-name="Default_20_Paragraph_20_Font"><text:span text:style-name="T3">s</text:span></text:span> urinam et penem, snbaudfre oportet. Ma-<text:line-break/>xima autem ad haec demonstratio sunt, quae ab ipso in apho-<text:line-break/>rismis sunt scripta. Sicut enim vesicae , ita et renum aegro-</text:p>
      <text:p text:style-name="P3">tantium signa conscribit. <text:span text:style-name="Default_20_Paragraph_20_Font"><text:span text:style-name="T3">Quibu</text:span></text:span>s, inquit, <text:span text:style-name="Default_20_Paragraph_20_Font"><text:span text:style-name="T3">in urina crusta<text:line-break/>carunculae parvae, aut veluti capilli exeunt, iis a renibus<text:line-break/>excernuntur. </text:span></text:span>Haec igitur tria signorum genera, ut diri,<text:line-break/>singula quaeque coctionis praebent indicium; urinae qur-<text:line-break/>dem ejus quae fit invenis, dejectioues autem ejus quae in<text:line-break/>ventre, sputamina vero ejus quae in spirandi instrumentis,<text:line-break/>neque unquam usu contingit, quin bonum aliquod magnum<text:line-break/>ostendant coctionis indicia. sanguinis autem profluvia et sudo--<text:line-break/>res et parotides etreliqui decubitus, si in tempore quidem fiant<text:line-break/>opportuno ; prodesse possunt; intempestiva autem nihil ju-<text:line-break/>vant. Quo fit ut misti -videatur haec eadem innuere lu<text:line-break/>libro de humoribus, ubi scribit: <text:span text:style-name="Default_20_Paragraph_20_Font"><text:span text:style-name="T3">Decernentia in meliu</text:span></text:span>s <text:span text:style-name="Default_20_Paragraph_20_Font"><text:span text:style-name="T3">n</text:span></text:span>o<text:span text:style-name="Default_20_Paragraph_20_Font"><text:span text:style-name="T3">n<text:line-break/>statim appareant. </text:span></text:span>Etenim non haec tantum, sed dissecui-<text:line-break/>tas anhelitus et deliria eti lachrymae et vigiliae et comata<text:line-break/>et tenebricosae vertigines et hallucinationes et anxietates et<text:line-break/>oris ventriculi capitisque dolores, resi qui ve casus, atque<text:line-break/>dolores, qui singulis partibus corporis eveniunt, exigunt<text:line-break/>distinctionem et quando juvent et quando noceant et quando</text:p>
      <text:p text:style-name="P3">non modo nihil prosint, sed etiam figna sint deterrima.<text:line-break/>Quemadmodum igitur principii vocabulum nullum deterrui-<text:line-break/>natum tempus fignificabat, eodem, arbitror, modo neque id<text:line-break/>verbum statim ; tantam vero temporis temporis latitudinem.<text:line-break/>quantum et principii nomen. Liquet .autem quod etiam<text:line-break/>saepius pro ilicet, adverbio, statim, utimur, velutiin eo<text:line-break/>nicto videtur u<text:span text:style-name="Default_20_Paragraph_20_Font"><text:span text:style-name="T3">t</text:span></text:span>us Hippocrates : <text:span text:style-name="Default_20_Paragraph_20_Font"><text:span text:style-name="T3">Jnfunt autem m</text:span></text:span>o<text:span text:style-name="Default_20_Paragraph_20_Font"><text:span text:style-name="T3">di et con-<text:line-break/>siituti</text:span></text:span>o<text:span text:style-name="Default_20_Paragraph_20_Font"><text:span text:style-name="T3">ne</text:span></text:span>s <text:span text:style-name="Default_20_Paragraph_20_Font"><text:span text:style-name="T3">singuli</text:span></text:span>s <text:span text:style-name="Default_20_Paragraph_20_Font"><text:span text:style-name="T3">hi</text:span></text:span>s<text:span text:style-name="Default_20_Paragraph_20_Font"><text:span text:style-name="T3">ce sentibu</text:span></text:span>s, <text:span text:style-name="Default_20_Paragraph_20_Font"><text:span text:style-name="T3">suatim enim continua est,.<text:line-break/>quibu</text:span></text:span>s sicc<text:span text:style-name="Default_20_Paragraph_20_Font"><text:span text:style-name="T3">e</text:span></text:span>s<text:span text:style-name="Default_20_Paragraph_20_Font"><text:span text:style-name="T3">cit ac viget;</text:span></text:span> nam hoc verbum statim nihil<text:line-break/>significat quam ilicet, quemadmodum, ut arbitror, libro<text:line-break/>De ratione victus in morbis acutis, ubi ita inquit: <text:span text:style-name="Default_20_Paragraph_20_Font"><text:span text:style-name="T3">Nisi erg</text:span></text:span>o<text:line-break/><text:span text:style-name="Default_20_Paragraph_20_Font"><text:span text:style-name="T3">qui</text:span></text:span>s<text:span text:style-name="Default_20_Paragraph_20_Font"><text:span text:style-name="T3">piam caret quantum decet, sc</text:span></text:span>i<text:span text:style-name="Default_20_Paragraph_20_Font"><text:span text:style-name="T3">jstcientem esse modum<text:line-break/>huiu</text:span></text:span>s<text:span text:style-name="Default_20_Paragraph_20_Font"><text:span text:style-name="T3">modi sorbitioni</text:span></text:span>s <text:span text:style-name="Default_20_Paragraph_20_Font"><text:span text:style-name="T3">ptisenae, saepius n</text:span></text:span>o<text:span text:style-name="Default_20_Paragraph_20_Font"><text:span text:style-name="T3">cebit; qu</text:span></text:span>i<text:span text:style-name="Default_20_Paragraph_20_Font"><text:span text:style-name="T3">bus<text:line-break/>enim cibus siatim</text:span></text:span> o<text:span text:style-name="Default_20_Paragraph_20_Font"><text:span text:style-name="T3">bservatus querit, iis si qui</text:span></text:span>a <text:span text:style-name="Default_20_Paragraph_20_Font"><text:span text:style-name="T3">non sc</text:span></text:span>l<text:span text:style-name="Default_20_Paragraph_20_Font"><text:span text:style-name="T3">bdu—<text:line-break/>cto ventre sorbiti</text:span></text:span>o<text:span text:style-name="Default_20_Paragraph_20_Font"><text:span text:style-name="T3">nem deder</text:span></text:span>i<text:span text:style-name="Default_20_Paragraph_20_Font"><text:span text:style-name="T3">t etc</text:span></text:span>. id verbum, statim, tale<text:line-break/>aliquid significati . Sunt autem ejus verbi significatus quam-,<text:line-break/>plurima exempla. apud <text:span text:style-name="Default_20_Paragraph_20_Font"><text:span text:style-name="T3">o</text:span></text:span>mnes ali<text:span text:style-name="Default_20_Paragraph_20_Font"><text:span text:style-name="T3">o</text:span></text:span>s Graec<text:span text:style-name="Default_20_Paragraph_20_Font"><text:span text:style-name="T3">o</text:span></text:span>s et maxime<text:line-break/>apud Hipp<text:span text:style-name="Default_20_Paragraph_20_Font"><text:span text:style-name="T3">o</text:span></text:span>crate^. Ad alterum autem transgrediamur.</text:p>
      <text:p text:style-name="P3">Quum enim inquit: <text:span text:style-name="Default_20_Paragraph_20_Font"><text:span text:style-name="T3">signa decretoria non statim apsiare</text:span></text:span>-P<text:line-break/><text:span text:style-name="Default_20_Paragraph_20_Font"><text:span text:style-name="T3">aut, hic, statim; quampri</text:span></text:span>m<text:span text:style-name="Default_20_Paragraph_20_Font"><text:span text:style-name="T3">um significat, hoc esiin princ</text:span></text:span>i<text:span text:style-name="Default_20_Paragraph_20_Font"><text:span text:style-name="T3">pio<text:line-break/>morb</text:span></text:span>i? Non sunt autem eadem decretoria et quae coctio-,<text:line-break/>nis indicia dicuntur ; <text:span text:style-name="Default_20_Paragraph_20_Font"><text:span text:style-name="T3">n</text:span></text:span>on enim fieri potest quin ista omnino<text:line-break/>vel bene, vel male decernunt. Atvero coctionis signa falu-.-<text:line-break/>tem quidem hominis , non tamen per cristus omnino fuiu-<text:line-break/>ram ostendunt; neque enim si subitam in morbo mutatio-<text:line-break/>nem i<text:span text:style-name="Default_20_Paragraph_20_Font"><text:span text:style-name="T3">n</text:span></text:span>tellexeris crisin;, neque si praecedentem perturbatio-.<text:line-break/>nem, necessario coctionis signa dictorum erunt; quum illud<text:line-break/>accidere possit,..ut morbus in longiori tempore paulatim<text:line-break/>coctus ad integram. deveniat solutionem. - Ostendetur autem<text:line-break/>et m sequentibus adhuc manifestius, quomodo - disserunt de-<text:line-break/>cretaria symptomata a coctionis lignis , - <text:span text:style-name="Default_20_Paragraph_20_Font"><text:span text:style-name="T3">n</text:span></text:span>unc vero hoc tan-<text:line-break/>tum .ostendisse sufficiat, quod coctionis quae in spirandi<text:line-break/>instrumentis fit, sputa, ejus vero quae m venis, urinas,<text:line-break/>illius autem quae in ventre, alvi excrementa ligna sta-<text:line-break/>tuere oportet Et quod in febribus omnibus ; quoniam ve-<text:line-break/>noli generis funt passiones, nam et arterias in hoc genere</text:p>
      <text:p text:style-name="P4">comprehendimus, ad urinas praecipue attendere oportet, in<text:line-break/>iis autem qui pleuritide afficiuntur , primum quidem Ep<text:span text:style-name="Default_20_Paragraph_20_Font"><text:span text:style-name="T3">o</text:span></text:span>ta,<text:line-break/>fecundo l<text:span text:style-name="Default_20_Paragraph_20_Font"><text:span text:style-name="T3">o</text:span></text:span>co minas, quoniam is morbus <text:span text:style-name="Default_20_Paragraph_20_Font"><text:span text:style-name="T3">o</text:span></text:span>mnino cum febri-<text:line-break/>bus ningitur, in passionibus autem ve<text:span text:style-name="Default_20_Paragraph_20_Font"><text:span text:style-name="T3">n</text:span></text:span>tris; fi fine febre<text:line-break/>fuerint, fola alvi excrementa inspicere oportet si autem<text:line-break/>cum febre, etiam minas.</text:p>
      <text:h text:style-name="Heading_20_2" text:outline-level="2">Cap. VIll. </text:h>
      <text:p text:style-name="P18">Proprium: igitur uniuscujusque morbi<text:line-break/>principium coctionis fignis determinatur.. Differt autem<text:line-break/>ab eo quod fecundum latitudinem principium dicitur, quod<text:line-break/>nullum habet artificium , quod ultra tertium diem non ex-<text:line-break/>tendi intelligitur; fle<text:span text:style-name="Default_20_Paragraph_20_Font"><text:span text:style-name="T3">n</text:span></text:span>ti etiam in prognostico manifestissime<text:line-break/>offenditur; Nam quum antea dixisset, <text:span text:style-name="Default_20_Paragraph_20_Font"><text:span text:style-name="T3">si in princ</text:span></text:span>i<text:span text:style-name="Default_20_Paragraph_20_Font"><text:span text:style-name="T3">pio<text:line-break/>m</text:span></text:span>o<text:span text:style-name="Default_20_Paragraph_20_Font"><text:span text:style-name="T3">rbi tali</text:span></text:span>s <text:span text:style-name="Default_20_Paragraph_20_Font"><text:span text:style-name="T3">fuerit facie</text:span></text:span>s; postea subjungrt: <text:span text:style-name="Default_20_Paragraph_20_Font"><text:span text:style-name="T3">ei autem l</text:span></text:span>o<text:span text:style-name="Default_20_Paragraph_20_Font"><text:span text:style-name="T3">n-<text:line-break/>gior m</text:span></text:span>o<text:span text:style-name="Default_20_Paragraph_20_Font"><text:span text:style-name="T3">rbu</text:span></text:span>s <text:span text:style-name="Default_20_Paragraph_20_Font"><text:span text:style-name="T3">fuerit quam triduanu</text:span></text:span>s, <text:span text:style-name="Default_20_Paragraph_20_Font"><text:span text:style-name="T3">aut quatriduanu</text:span></text:span>s;<text:line-break/>principium fecundum latitudinem manifeste nobis ostendens<text:line-break/>usque ad tertium diem extendi. verum autem uniuscujus-<text:line-break/>que morbi pri<text:span text:style-name="Default_20_Paragraph_20_Font"><text:span text:style-name="T3">n</text:span></text:span>cipium, quod etiam partem ipsius essediximus,<text:line-break/>usque ad multes quaternarios extendi contingit; tu<text:span text:style-name="Default_20_Paragraph_20_Font"><text:span text:style-name="T3">n</text:span></text:span>c enim</text:p>
      <text:p text:style-name="P3">primum finitur, quum coctionis signa apparuerint. Reli-<text:line-break/>quum vero deinceps tempus usque ad statum jam alterum<text:line-break/>tempus est , quod augmentum et ascensus nominatur. De-<text:line-break/>inde post haec status, qui est vehementissima totius morbi<text:line-break/>pars. Ultima vero omnium est declinatio. Coctionis igitur<text:line-break/>signa , saepius . eum quae utilia sunt repetere convenit,<text:line-break/>nunquam male apparent t decretoria autem est ubi male ;<text:line-break/>neque enim in augmentis , <text:span text:style-name="Default_20_Paragraph_20_Font"><text:span text:style-name="T3">n</text:span></text:span>eque in pri<text:span text:style-name="Default_20_Paragraph_20_Font"><text:span text:style-name="T3">n</text:span></text:span>cipiis , sed lu sta-<text:line-break/>tibus illa apparere convenit. De iis quidem quae lu aug-<text:line-break/>mentis ac statibus appere<text:span text:style-name="Default_20_Paragraph_20_Font"><text:span text:style-name="T3">a</text:span></text:span>t postea dicemus. Jam vero<text:line-break/>de iis quae ridentur in principiis dicamus , illud prius ad<text:line-break/>memorium revoca<text:span text:style-name="Default_20_Paragraph_20_Font"><text:span text:style-name="T3">n</text:span></text:span>tes , quod lu reliquo sermone, qui se-<text:line-break/>quitur, duo principii significata praetermittentes et illud,<text:line-break/>quod est primi insultus, qui sine latitudhre est, et alterum,<text:line-break/>quod est primae accessionis; de solo tertio disseremus ,. vi-<text:line-break/>delicet cruditatis ; nam et hujus artificiosa quaedam digno-<text:line-break/>sio et magna ostendere natura apta esu Neque igitur su-<text:line-break/>ores et vomitus et alui excrementa, neque parotides ; ne-</text:p>
      <text:p text:style-name="P5">que profluvia sanguinis, hoc. tempore appareant, unquam<text:line-break/>per crisim morbi finierunt. Haec igitur jam etiam .veluti<text:line-break/>causae m<text:span text:style-name="Default_20_Paragraph_20_Font"><text:span text:style-name="T3">o</text:span></text:span>rbos lintre creduntur, quae ver<text:span text:style-name="Default_20_Paragraph_20_Font"><text:span text:style-name="T3">o</text:span></text:span> veluti h<text:span text:style-name="Default_20_Paragraph_20_Font"><text:span text:style-name="T3">o</text:span></text:span>rum<text:line-break/>signa fiunt i<text:span text:style-name="Default_20_Paragraph_20_Font"><text:span text:style-name="T3">n</text:span></text:span>dicativa, deliria existunt, atque vigiliae et<text:line-break/>somni g<text:span text:style-name="Default_20_Paragraph_20_Font"><text:span text:style-name="T3">r</text:span></text:span>aves et dolores et lachrymae et difficultates spirandi<text:line-break/>et. vertigines tenebric<text:span text:style-name="Default_20_Paragraph_20_Font"><text:span text:style-name="T3">o</text:span></text:span>sae et quaecunque similia; etenim<text:line-break/>haec, si absque coctionis signis apparuerint, sunt pessimo-<text:line-break/>r-um affectuum indicia.. Haec igitur universa, et quae ut<text:line-break/>caulae et .quae ut signa crisis fiunt, n<text:span text:style-name="Default_20_Paragraph_20_Font"><text:span text:style-name="T3">o</text:span></text:span>n statim appareant,<text:line-break/>hoc est; n<text:span text:style-name="Default_20_Paragraph_20_Font"><text:span text:style-name="T3">o</text:span></text:span>n in primo morbi tempore, quando omnino<text:line-break/>nulla adest coctio ; reliqua autum tria quae coctionem oflen-.<text:line-break/>duut signa, etiam si in prima pr<text:span text:style-name="Default_20_Paragraph_20_Font"><text:span text:style-name="T3">o</text:span></text:span>tinus accessionis hora appa-<text:line-break/>ruerint, <text:span text:style-name="Default_20_Paragraph_20_Font"><text:span text:style-name="T3">r</text:span></text:span>ad bonum apparent.</text:p>
      <text:h text:style-name="Heading_20_2" text:outline-level="2">. Cap- LX<text:span text:style-name="Default_20_Paragraph_20_Font"><text:span text:style-name="T3">r</text:span></text:span> - </text:h>
      <text:p text:style-name="P18">Rursus ergo repetentes dicamus. Haec<text:line-break/>universalia morbi tempora ex morbis ipsis primum coniici<text:line-break/>oportet, quantum extendi debeant <text:span text:style-name="Default_20_Paragraph_20_Font"><text:span text:style-name="T3">q</text:span></text:span> deinde ex anni tetnpo-<text:line-break/>ribus -et circuituum proportione; et praetor haec omnia</text:p>
      <text:p text:style-name="P3">ex post apparentibus, in quibus prima et praecipua sunt<text:line-break/>signa coctionis, ex quibus circumscriptum jam principium<text:line-break/>possisexquisite cog<text:span text:style-name="Default_20_Paragraph_20_Font"><text:span text:style-name="T3">n</text:span></text:span>usere. e Ex hoc autem futurum statum<text:line-break/>coniectura artificiosa,- quam paulo post aperiemus, agnosces;<text:line-break/>voco autem coniecturam artificiosam quae prope ad veri-^<text:line-break/>tatem - accesserim Sicut igitur non habetur exquisita prin-<text:line-break/>cipsi cogniti<text:span text:style-name="Default_20_Paragraph_20_Font"><text:span text:style-name="T3">o</text:span></text:span> prius quam incipiat ascensius, ita neque ascen-<text:line-break/>sus aule- quam status invadat. Exerceri autem debemus<text:line-break/>et h<text:span text:style-name="Default_20_Paragraph_20_Font"><text:span text:style-name="T3">o</text:span></text:span>c loco ut invadentem statum cognoscamus ; deinde ut<text:line-break/>praenoscamus. Quoniam vero et florum omnium dux est<text:line-break/>Hippocrates, aequum est ut hoc in loco ejus verba exponen-<text:line-break/>tes sermonem transigamus.. Praestat vero fortassis, antequam<text:line-break/>aggrediamur haec facere, pauca quaedam cotum quae nu-<text:line-break/>per diximus apponere. Quod enim prius tanquam morbi<text:line-break/>partem principium invenire quae<text:span text:style-name="Default_20_Paragraph_20_Font"><text:span text:style-name="T3">r</text:span></text:span>ebamus, utrum aequa-<text:line-break/>lis sit temporis in -omnibus morbis , aut in singusis p<text:span text:style-name="Default_20_Paragraph_20_Font"><text:span text:style-name="T3">r</text:span></text:span>o-<text:line-break/>prium tempus habeat, de quo diximus Thessaluni deli-<text:line-break/>rum illud invenisse praeceptum : oportet in unoquoque<text:line-break/>morbi principio adstringere ; etiam si morbus ex constricta</text:p>
      <text:p text:style-name="P3">fuerit communitate, primus omnium Hippocrates diligentis-<text:line-break/>sime ostendit, non tamen quid ille dicat intelligunt, ob enar- .<text:line-break/>rationis brevitatem. . lu praesentia autem sufficiat , ex uno<text:line-break/>dicto prisci auctoris mentem explanare, nam et esta, nisi<text:line-break/>quis omnino indiligens suerit, simili modo inveniet.. lu<text:line-break/>messium autem adducemus istum aphorismum: <text:span text:style-name="Default_20_Paragraph_20_Font"><text:span text:style-name="T3">C</text:span></text:span>o<text:span text:style-name="Default_20_Paragraph_20_Font"><text:span text:style-name="T3">cta m.edso<text:line-break/>cari et movere non cruda, neque in princ</text:span></text:span>i<text:span text:style-name="Default_20_Paragraph_20_Font"><text:span text:style-name="T3">pii</text:span></text:span>s,. <text:span text:style-name="Default_20_Paragraph_20_Font"><text:span text:style-name="T3">nisi tar-<text:line-break/>geant</text:span></text:span>, quod verbum turgere proprie de. animalibus diri.<text:line-break/>consuerit quae ad coitum rapiuntur, translatum autem .est<text:line-break/>ad eos qui urgent et celeriter moventur morbos et praeci-<text:line-break/>pue quum laborantis sensus ab inordluata humorum et Epici-<text:line-break/>tuum. agitatione quodammodo irritatur, nam in his .tantum<text:line-break/>quispiam rationaliter pharmaco in principiis uteretur, quum<text:line-break/>coadj ovantem habeat i ad facilius attrahendum superabun-<text:line-break/>dantium humorum motum, quemadmodum qui praeter id<text:line-break/>quod omnino crudi sunt, quum. stabiles etiam et fixi sint,<text:line-break/>purgantium, medicaminum tractibus difficulter obediunt..<text:line-break/>Sic etiam sila dicta sunt: <text:span text:style-name="Default_20_Paragraph_20_Font"><text:span text:style-name="T3">Quicunque ea quae instamman-</text:span></text:span></text:p>
      <text:p text:style-name="P3"><text:span text:style-name="Default_20_Paragraph_20_Font"><text:span text:style-name="T3">tur, statim in principio morb</text:span></text:span>o<text:span text:style-name="Default_20_Paragraph_20_Font"><text:span text:style-name="T3">rum salvere medicamento.<text:line-break/>tentant, ab e</text:span></text:span>o <text:span text:style-name="Default_20_Paragraph_20_Font"><text:span text:style-name="T3">quidem, quod intentum est atque instant-<text:line-break/>mutum, nihil adimunt, neque enim cedit cruda adhuc asu<text:line-break/>secti</text:span></text:span>o, <text:span text:style-name="Default_20_Paragraph_20_Font"><text:span text:style-name="T3">quae ver</text:span></text:span>o <text:span text:style-name="Default_20_Paragraph_20_Font"><text:span text:style-name="T3">m</text:span></text:span>o<text:span text:style-name="Default_20_Paragraph_20_Font"><text:span text:style-name="T3">rb</text:span></text:span>o <text:span text:style-name="Default_20_Paragraph_20_Font"><text:span text:style-name="T3">resistunt et si</text:span></text:span>m<text:span text:style-name="Default_20_Paragraph_20_Font"><text:span text:style-name="T3">a su</text:span></text:span>i<text:span text:style-name="Default_20_Paragraph_20_Font"><text:span text:style-name="T3">n</text:span></text:span>i, <text:span text:style-name="Default_20_Paragraph_20_Font"><text:span text:style-name="T3">c</text:span></text:span>o<text:span text:style-name="Default_20_Paragraph_20_Font"><text:span text:style-name="T3">lliquescere<text:line-break/>faciunt. </text:span></text:span>Sed harum rerum c<text:span text:style-name="Default_20_Paragraph_20_Font"><text:span text:style-name="T3">o</text:span></text:span>ntemplatio ad e<text:span text:style-name="Default_20_Paragraph_20_Font"><text:span text:style-name="T3">o</text:span></text:span>s pertinet<text:line-break/>libros, in quibus stercorandi arte tractatur. Quod vero<text:line-break/>Hippocrates v<text:span text:style-name="Default_20_Paragraph_20_Font"><text:span text:style-name="T3">o</text:span></text:span>cet principium, tottim illud tempus m<text:span text:style-name="Default_20_Paragraph_20_Font"><text:span text:style-name="T3">o</text:span></text:span>rbi<text:line-break/>in quo <text:span text:style-name="Default_20_Paragraph_20_Font"><text:span text:style-name="T3">o</text:span></text:span>mnin<text:span text:style-name="Default_20_Paragraph_20_Font"><text:span text:style-name="T3">o</text:span></text:span> crudus est, jam -liquet, nam quum antea di-<text:line-break/>xisset qu<text:span text:style-name="Default_20_Paragraph_20_Font"><text:span text:style-name="T3">o</text:span></text:span>d c<text:span text:style-name="Default_20_Paragraph_20_Font"><text:span text:style-name="T3">o</text:span></text:span>cta pharmac<text:span text:style-name="Default_20_Paragraph_20_Font"><text:span text:style-name="T3">o</text:span></text:span> purgare oportet, subjunxit,<text:line-break/><text:span text:style-name="Default_20_Paragraph_20_Font"><text:span text:style-name="T3">non cruda, neque in princ</text:span></text:span>i<text:span text:style-name="Default_20_Paragraph_20_Font"><text:span text:style-name="T3">piis</text:span></text:span> , .ac si principium exisset,<text:line-break/>quando crudus rncoctusque est m<text:span text:style-name="Default_20_Paragraph_20_Font"><text:span text:style-name="T3">o</text:span></text:span>rbus.</text:p>
      <text:h text:style-name="Heading_20_2" text:outline-level="2">Cap. x. </text:h>
      <text:p text:style-name="P18">Qu<text:span text:style-name="Default_20_Paragraph_20_Font"><text:span text:style-name="T3">o</text:span></text:span>modo igitur, nam rursus repetenda<text:line-break/>sunt quae prius,- quum de spfis loqueremur, omisimus,<text:line-break/>terminum aliquem quispiam ita manifestum praefiniet ultimae<text:line-break/>parti ascensus , quemadmodum fini principii? qu<text:span text:style-name="Default_20_Paragraph_20_Font"><text:span text:style-name="T3">o</text:span></text:span>modo ali-<text:line-break/>ler-quam status indicia inspiciendo? Dicit autem haec Hip-<text:line-break/>pocrates in uno quidem sermone; <text:span text:style-name="Default_20_Paragraph_20_Font"><text:span text:style-name="T3">R</text:span></text:span>i <text:span text:style-name="Default_20_Paragraph_20_Font"><text:span text:style-name="T3">princ</text:span></text:span>i<text:span text:style-name="Default_20_Paragraph_20_Font"><text:span text:style-name="T3">piis quidem</text:span></text:span> o<text:span text:style-name="Default_20_Paragraph_20_Font"><text:span text:style-name="T3">m-<text:line-break/>nia sunt imbecilliora, in statu der</text:span></text:span>o <text:span text:style-name="Default_20_Paragraph_20_Font"><text:span text:style-name="T3">sarti</text:span></text:span>o<text:span text:style-name="Default_20_Paragraph_20_Font"><text:span text:style-name="T3">ra.</text:span></text:span> in alter<text:span text:style-name="Default_20_Paragraph_20_Font"><text:span text:style-name="T3">o<text:line-break/></text:span></text:span>vero hoc: <text:span text:style-name="Default_20_Paragraph_20_Font"><text:span text:style-name="T3">Ubi quidem peracutu</text:span></text:span>s <text:span text:style-name="Default_20_Paragraph_20_Font"><text:span text:style-name="T3">esemorbus, statim extrem</text:span></text:span>o<text:span text:style-name="Default_20_Paragraph_20_Font"><text:span text:style-name="T3">s</text:span></text:span></text:p>
      <text:p text:style-name="P3"><text:span text:style-name="Default_20_Paragraph_20_Font"><text:span text:style-name="T4">, </text:span></text:span><text:span text:style-name="Default_20_Paragraph_20_Font"><text:span text:style-name="T3">labores habet. </text:span></text:span>Quomodo igitur hoc ipfum cognoscimus<text:line-break/>quod nunc validissimus sit morbus. et maximas habeat accef-<text:line-break/>siones ? Si enim simulatque ex toto debeat fieri transmutatio,<text:line-break/>judicari in praesentia vocabimus,; principium crisis ulti-<text:line-break/>mum ascensus terminum este statuendum est; si vero pau-<text:line-break/>fatim, ad eas quae fiunt in peri<text:span text:style-name="Default_20_Paragraph_20_Font"><text:span text:style-name="T3">o</text:span></text:span>dis. accessiones est attenden-<text:line-break/>dum; si enim citius et longiori tempore. et magis, .ut ipse di-<text:line-break/>cebat, fiant, liquet morbum ad statum ascendere atque au-<text:line-break/>geri,. sicut quum ad contrarium mutatio subsequitur, cessat<text:line-break/>atque declinat. Contingit autem nonnunquam duas accef-<text:line-break/>fiones; ubi maxime factae suerint invicem aequales,: status<text:line-break/>tempus circumscribere, nonnunquam veec unam omnibus<text:line-break/>aliis praecedentibus, reliquisque sequentibus esse .majorem.<text:line-break/>Ad tres autem extendi accessiones status tempus in morbis<text:line-break/>acutis non admodum accidit, in diuturnis vero non modo<text:line-break/>-ad totidem, sed longe .plures. Ita quidem cognoscere opor-</text:p>
      <text:p text:style-name="P3">tet tempora u<text:span text:style-name="Default_20_Paragraph_20_Font"><text:span text:style-name="T3">n</text:span></text:span>iversalia, aut quum fiunt, aut nuper facta,<text:line-break/>sed quae futura sunt, alio. modo. </text:p>
      <text:h text:style-name="Heading_20_2" text:outline-level="2">n : Cap. XI. .</text:h>
      <text:p text:style-name="P19"><text:s/>Qur modus ut clarior fiat audientibus, ne-<text:span text:style-name="Default_20_Paragraph_20_Font"><text:span text:style-name="T3">i<text:line-break/></text:span></text:span>cesse est prius dicere aliquid de alui excrementis et de uri-<text:line-break/>nis, sicuti prius diximus de .sputis. Alui igitur excremen-<text:line-break/>tum optimum, ait Hippocrates, est, quod molle atque co-<text:line-break/>haerens est, quodque ea hora exteri t qua tempore sanitatis<text:line-break/>consueverat ,: quantitate vero, quae fit pro ratione cibi as-<text:line-break/>fumpti. Hoc in loco ab ipsius co<text:span text:style-name="Default_20_Paragraph_20_Font"><text:span text:style-name="T3">n</text:span></text:span>sistentia et quantitate et<text:line-break/>tempore excretionis facit dignotionetn. Quia vero infer<text:line-break/>riorem. ventrem fanum ostendu<text:span text:style-name="Default_20_Paragraph_20_Font"><text:span text:style-name="T3">n</text:span></text:span>t hujusmodi excrementa,<text:line-break/>idcirco subjungens inquit ; <text:span text:style-name="Default_20_Paragraph_20_Font"><text:span text:style-name="T3">Tali enim ex</text:span></text:span>i<text:span text:style-name="Default_20_Paragraph_20_Font"><text:span text:style-name="T3">stente desectione,<text:line-break/>inferior venter sanu</text:span></text:span>s <text:span text:style-name="Default_20_Paragraph_20_Font"><text:span text:style-name="T3">est. </text:span></text:span>Nunc vero inferiorem ventrem<text:line-break/>vocat ad differentiam thoracis. Propterea igitur neque co-<text:line-break/>loris meminit excrementi, quoniam nullam vim habetad in-<text:line-break/>ferioris ventris dispositionem exquisite indicandam. Nam<text:line-break/>quod id excrementum sit bene concoctum , sufficiunt indicia<text:line-break/>praedicta quod videlicet sit molle atque cohaerens, et non</text:p>
      <text:p text:style-name="P3">anticipet tempus naturale; neque posterius exeat, et ejus<text:line-break/>quantitas fit pro ratione ciborum assumptorum. Sicuti vero.<text:line-break/>si haec omnia adfint, omnino coctum est, ita non etiam fi<text:line-break/>ho<text:span text:style-name="Default_20_Paragraph_20_Font"><text:span text:style-name="T3">r</text:span></text:span>um aliquid non adsit, omnino incoctum est; fieri enim<text:line-break/>potest ut ipse quidem venter circa proprium opus robustus<text:line-break/>fit, sed vel propter vehementem vicinarum partium calidita-<text:line-break/>tem exugatur atque exiccetur, quod bene. concoctum fue-<text:line-break/>rit, aut propter distributionis imbecillitatem humidius quam<text:line-break/>oporteat egeratur. Quod quidem molle et cohaerens est,<text:line-break/>concoctricem vim validam esse liquido ostendit ac digestio-<text:line-break/>nem optime fieri ac praeterea nullam ventris partibus in-<text:line-break/>flamm arionem messe. Si cui vero id verbum, <text:span text:style-name="Default_20_Paragraph_20_Font"><text:span text:style-name="T3">laeve</text:span></text:span>, prae-<text:line-break/>termissum osse ridetur, nam quod bene concoctum fit, id<text:line-break/>protinus etiam laeve esse oportet, hic non recte discernit;<text:line-break/>nam quod cohaeret fieri non potest ut etiam laeve non<text:line-break/>sit ; nam unitum oportet esse in partibus omnibus et veluti<text:line-break/>unum existere exquisite. Si vero aliquae quidem alus partes<text:line-break/>integrae et asperae et durae ride<text:span text:style-name="Default_20_Paragraph_20_Font"><text:span text:style-name="T3">r</text:span></text:span>entur, aliquae autem hu-</text:p>
      <text:p text:style-name="P3">mistae et aqueae., qua<text:span text:style-name="Default_20_Paragraph_20_Font"><text:span text:style-name="T3">n</text:span></text:span>do hae forent simul juncta? nam hoc<text:line-break/>pacto adinvicem dissolverentur , et asperae quidem et durae<text:line-break/>partes s<text:span text:style-name="Default_20_Paragraph_20_Font"><text:span text:style-name="T3">c</text:span></text:span>or<text:span text:style-name="Default_20_Paragraph_20_Font"><text:span text:style-name="T3">t</text:span></text:span>um consisterent, hunndae autem tanquam aqueae<text:line-break/>et tenues adhuc remanentes, non possent solidis alligari, ne-<text:line-break/>que ullam per sie eum illis habere communionem, circum.<text:line-break/>fluentes vero undequaque et defluentes inaequale neque<text:line-break/>ullo pacto cohaerens facerent excrementum. Quod quidem<text:line-break/>tale est, dico autem molle atque cohaerens, omnino ver,- .<text:line-break/>tris sanitatum ostendit, fed fimus etiam illud iudicat, ut<text:line-break/>diri, nullum ex iis quae ci<text:span text:style-name="Default_20_Paragraph_20_Font"><text:span text:style-name="T3">r</text:span></text:span>cumiacent membris aliquo<text:line-break/>modo pati, et digestionem optime fieri; nam ubi ipsis non<text:line-break/>integre fieret, omnino humidum esset excrementum. Si<text:line-break/>vero exc<text:span text:style-name="Default_20_Paragraph_20_Font"><text:span text:style-name="T3">r</text:span></text:span>etionis fervetur tempus , quod suerat in sano cor-<text:line-break/>pore, ex eo liquet neque coctionis tarditatem adesse, ne-<text:line-break/>que ustum facultatis vel retentricis vel expultricis erro-<text:line-break/>rem ; nam si tardius quam oporteat excernatur , coctio-<text:line-break/>nis, aut motus, quo per intestina defertur , tarditas osteu-<text:line-break/><text:span text:style-name="Default_20_Paragraph_20_Font"><text:span text:style-name="T6">dituvj.su </text:span></text:span>autem citius, facultatis retentricis imbecillitas;</text:p>
      <text:p text:style-name="P3">neque enim id evenit propter robur alteratricis , quum fieri<text:line-break/>non possit, ut qui aegrotat, acute praesertim, ventrem ha-<text:line-break/>beat robustiorem quam sanitatis tempore, quum bene cum<text:line-break/>eo agatur , si non multo sit imbecillior. Si vero cum ali-:<text:line-break/>quo mori), ..celeriter exeat, id ex irritatione quapiam con-<text:line-break/>tingit, neque robur aut imbecillitas aliqua erinde-fignifica-<text:line-break/>tur. Sed si sine morsu aut aliquo alio symptomata in tempore.<text:line-break/>opportuno exce.rnatur , tres ventriculi. facultates rigere de-<text:line-break/>monstrat, alteratricem , retentricem et expultricem. Quod.<text:line-break/>vero quatuor funt naturales facultates in qualibet nostri cor-:<text:line-break/>poris parte alibi ostendimus, neque nunc oportet aliquid<text:line-break/>horum ita incidentium demonstratione perdiscere, qui,-;<text:line-break/>niam de his singulis separatim scripsimus.. Reliquum est<text:line-break/>igitur ut ostendamus oportere alii excrementa quae emit-<text:line-break/>tuntur ad ea quae assumuntur , servare proportionem. Ex-:<text:line-break/>crementum igitur molle atque cohaerens et quod horam<text:line-break/>qua excernebatur sanitatis tempore fervat, nisi etiam ferra-<text:line-break/>verit ad ea quae assumuntur convenientem proportionem,</text:p>
      <text:p text:style-name="P3">aliqua ejus pars intra, caecum et id quod vocatur c<text:span text:style-name="Default_20_Paragraph_20_Font"><text:span text:style-name="T3">o</text:span></text:span>lon in-.<text:line-break/>testinum retinetur, aut in aliis tenuibus intestinis. Non est-<text:line-break/>autem suoc. neque ut signum neque ut. causa bonum ; ut.<text:line-break/>signum quidem, quoniam vim expultricem .nominatam ac<text:line-break/>propussoriam desistent esse significat; ut cau<text:span text:style-name="Default_20_Paragraph_20_Font"><text:span text:style-name="T3">t</text:span></text:span>a autem, quo-<text:line-break/>niam ibi quaedam exerementa intus remanent, quae potius<text:line-break/>emitti oportebat, adeo ut, quod. habet haec omnia praedi-<text:line-break/>cta signa excrementum , firmiter indicet inferioris ventris<text:line-break/>fanitatem. Qu<text:span text:style-name="Default_20_Paragraph_20_Font"><text:span text:style-name="T3">o</text:span></text:span>d si exsuis ullum delimat, nonnunquam.<text:line-break/>ipsius ventris .aliquem affectum significat ,. aliquand<text:span text:style-name="Default_20_Paragraph_20_Font"><text:span text:style-name="T3">o</text:span></text:span> autem<text:line-break/>digesti<text:span text:style-name="Default_20_Paragraph_20_Font"><text:span text:style-name="T3">o</text:span></text:span>nem esse offensam ,aut alipuod circumstantium orga-<text:line-break/>nonum non esse sanum, ;aut aliquod symptoma .dominari,.<text:line-break/>sicuti et in morsu dicebatur. Quodnam igitur erit exquisite<text:line-break/>secundum naturam se habens. excrementum? quod neque in<text:line-break/>ventre, neque in circumstantibus organis aliquod vitium esse<text:line-break/>significati Tale autem est qu<text:span text:style-name="Default_20_Paragraph_20_Font"><text:span text:style-name="T3">o</text:span></text:span>d praeter ea quae praedi-.-<text:line-break/>ximus omnia, etiam illa duo recipit quae Hippocrates<text:line-break/>ipse scribit deinceps in hunc modum: <text:span text:style-name="Default_20_Paragraph_20_Font"><text:span text:style-name="T3">subsiavum autem</text:span></text:span></text:p>
      <text:p text:style-name="P3"><text:span text:style-name="Default_20_Paragraph_20_Font"><text:span text:style-name="T3">erit et non admodum fumidum. .</text:span></text:span> Si enim flavum exquisite,<text:line-break/>vel nullo modo subflavum extiterit , fed etiam secundum<text:line-break/>ciborum colorem, alterum duorum significat, scilicet plus<text:line-break/>flavae bilis in ventrem confluere aut. nihil omnino; horum<text:line-break/>vero primum quidem, si circa initia fiat, biliofiorem mor-<text:line-break/>bum ostendit; li vero declinationis tempore, corpusfnte-<text:line-break/>gre repurgari. De his quidem in sequentibus exquisitius<text:line-break/>dicemus. Incoctum autem excrementum est tenue et al-<text:line-break/>bum et asperum et humoris expers et comestorum servat<text:line-break/>qualitatem. Tertium praeter haec est excrementorum ge-<text:line-break/>nus, quod non ex ciborum fit dispositione; sed ex conflueu-<text:line-break/>tibus ad ve<text:span text:style-name="Default_20_Paragraph_20_Font"><text:span text:style-name="T3">n</text:span></text:span>trem ex toto corpore superfluitatibus ,- quod ali-<text:line-break/>quid potest indicare , veluti id quod paulo antea flavum<text:line-break/>exquisite dicebamus. Sed hoc quidem quando flavae una-<text:line-break/>raeque. bilis humor impermixtus et multus ad ventrem flu-<text:line-break/>xerit, existit, viride autem est aeruginosae bilis indicium,<text:line-break/>sicuti nigrum, vel atrae bilis, vel sanguinis cujuspiam in<text:line-break/>eo loco perusti ; si autem veluti lividum quoddam in exere-</text:p>
      <text:p text:style-name="P3">mento apparuerit, ubi non suerit tale aliquid assumptum,<text:line-break/>persium internarum validum frigus ac velut mortificationem<text:line-break/>indicat; si vero pingue, ubi non fuerit tale aliquid assum-<text:line-break/>ptum, colliquationis est signum, quinetiam visco<text:span text:style-name="Default_20_Paragraph_20_Font"><text:span text:style-name="T3">s</text:span></text:span>um, nisi<text:line-break/>et hoc ex cibi natura tale sit, colliquationis est ludicrum.<text:line-break/>Sed quod quidem pmgue est, ex pinguedine fit liquefacta :<text:line-break/>quod vero viscosirm ,. ex ipsis stolidis animalis partibus con-<text:line-break/>tabescentibus, quare multo gravius. Et quidem quod foetet<text:line-break/>vehementer, si etiam hoc ex cibo non accidat, vehementem<text:line-break/>putrefactionem ostendit. Ut autem summatim dicamus, in<text:line-break/>omnibus, nisi pro cibi qualitate talia suerint excrementa,<text:line-break/>ita oportet affectionem considerare, adeo ut sicubi hoc tacea-<text:line-break/>tur, subintelligere tamen oporteat, et quaecunque ah Hip-<text:line-break/>pocrate in prognosticis dicuntur, ita dicuntur, semper di-<text:line-break/>stinguentibus nobis, siquid ob aliud aliquid, non morbum<text:line-break/>fiat. Reliquum est ut de stridente et spumosi, et vario di-<text:line-break/>camus. Stridens quidem ab eo qui insit fimo, quum excer-<text:line-break/>nitur, nominatur; indicat autem ipsum excrementum fla-</text:p>
      <text:p text:style-name="P6">tum cum tenui humiditate habere permixtum, organa autem<text:line-break/>in unum coacta atque in angustum restricta. Spumosum<text:line-break/>vero fit, sicuti etiam in exteri oribus..accidit, quum .scilicet<text:line-break/>fervor inest, vel aliquis fatuosus spiritus humiditate com-<text:line-break/>mixtus est. Primum immoderatae caliditatis corpus colli-<text:line-break/>quantis, secundum vero est inaequalis perturbationis este-<text:line-break/>otus. Varium autem variis corpus affectibus detineri in-<text:line-break/>dicat; .ob hoc igitur et diuturnum et malignum existit,<text:line-break/>multi enim variique affectus ad coctionem longiori indigent<text:line-break/>tempore, pericrdumque afferunt multitudini aequale, nam sim-<text:line-break/>plex affectus farilius concoquitur et minusest quam multisor-<text:line-break/>mis periculosus. Sic quidem de excrementis judicare<text:line-break/>oportet.</text:p>
      <text:h text:style-name="Heading_20_2" text:outline-level="2">Cap. XII. </text:h>
      <text:p text:style-name="P18">Deinceps de urinis dicamus. Exhisrgi-<text:line-break/>tm illa optima est, quae urinae sanorum est simillima; quae-<text:line-break/>cunque vero non est talis, vel simpliciter incocta est, vel<text:line-break/>praeter hoc et perniciosa. Coctum autem et incoctum no-<text:line-break/>mine quidem sunt unum, sicuti et genere, plurimam vero</text:p>
      <text:p text:style-name="P3">lu eo, quod magis aut minus differentiam habent. His rgi-<text:line-break/>tur etiam manifestos terminos tentemus apponere , quibus<text:line-break/>quod est in medio secernatur. Quae quidem optime est co-<text:line-break/>eta, in iis qui supremum sanitatis obtinent gradum conside-<text:line-break/>rare oportet; talis enim est subrufa et subflav<text:span text:style-name="Default_20_Paragraph_20_Font"><text:span text:style-name="T3">o</text:span></text:span>, magisque<text:line-break/>subrufa quam subflava; statim vero et haec mediocrem<text:line-break/>crassitiem habet. Nam quae ipsa erassior est aut tenuior,<text:line-break/>coctionem imperfectam. significat, siquidem astera nondum<text:line-break/>i<text:span text:style-name="Default_20_Paragraph_20_Font"><text:span text:style-name="T3">n</text:span></text:span> humorem conversa est , altera vero adhuc conturbata esu<text:line-break/>Hoc autem intelligere licet ex iis quae tenues ac purae excer-<text:line-break/>nuutur, posthac vero vel remanent iemper tenues, aut paulo<text:line-break/>post conturbantur, quoniam utraeque coctione carent; eo<text:line-break/>autem disserunt, quod altera nondum concoqui coepit, al-<text:line-break/>tera vero quoniam flatuosi spiritus ipsi permixti Iunxi per-<text:line-break/>turbatio quaedam veluti in noxis alnis adhuc ferventibus<text:line-break/>mest. Nam quum triplex sit urinarum turbidarum disseren-<text:line-break/>tia, quia vel, quum tales unctae fuerint, paulo p<text:span text:style-name="Default_20_Paragraph_20_Font"><text:span text:style-name="T3">o</text:span></text:span>st resi-.<text:line-break/>dent, vel semper similes permanent, vel purae quidem min-</text:p>
      <text:p text:style-name="P3">guntur, postea vero conturbantur. Prava quidem ex dictis<text:line-break/>tertia , milis autem prima , media vero inter utramque fe-<text:line-break/>cunda. .Quoniam quae statim quidem residet, parum ali-<text:line-break/>quid inaequalis turbulentiae superesse demonst<text:span text:style-name="Default_20_Paragraph_20_Font"><text:span text:style-name="T3">r</text:span></text:span>at, quae<text:line-break/>vero semper manet .similis, rigere adhuc, quae est insim-<text:line-break/>guine, perturbationem ostendit:- quae vero extra c<text:span text:style-name="Default_20_Paragraph_20_Font"><text:span text:style-name="T3">o</text:span></text:span>nturba-<text:line-break/>tur, debet incipere concoqui, quare optimo jure easpessi- -<text:line-break/>ma est; .nam et longiori tempore et facultate valida iu-<text:line-break/>diget ad coctionem. Sed quae . turbulenta meitur llatim-<text:line-break/>que hypostasiu .bonam habet, morbum haud ita multo<text:line-break/>post concoquendum significat, atque idcirco mitior. Me-<text:line-break/>dio autem loco <text:span text:style-name="Default_20_Paragraph_20_Font"><text:span text:style-name="T3">t</text:span></text:span>e habet fecunda, nam ea ut quae vi-<text:line-break/>gente fit conturbatione, quantum malitia differt ab ea,<text:line-break/>quae .adhuc suturam perturbationem significat, tantum su-<text:line-break/>perat eam, quae jam quiescentem obtinet. Quae ver<text:span text:style-name="Default_20_Paragraph_20_Font"><text:span text:style-name="T3">o</text:span></text:span> ad<text:line-break/>summum incocta est, has omnes vincit; est autem aquosa<text:line-break/>exquisite, neque jam coqui incipiens, qualis turbulente, neque<text:line-break/>in spe utco qui debeat, sicuti. quae paulo post perturbatur : fed</text:p>
      <text:p text:style-name="P3">velut desperatae coctionis accidens, quae talis est, venosi generis<text:line-break/>affectus existit, qualis eft in ventriculo extrema ipsis erudi-<text:line-break/>tas. Quum vero etiam statim transcurrit, vocatur a non-<text:line-break/>nullis hydrops ad. matellam, alii diabeten: appellant, qui-<text:line-break/>dam vero allus antiquus ad urinas profluvium- nominarit;<text:line-break/>sed de nominibus alibi consideretur. Hic igitur assectus talis<text:line-break/>est, qualis circa alvum laevitas intestinorum, mo<text:span text:style-name="Default_20_Paragraph_20_Font"><text:span text:style-name="T3">r</text:span></text:span>tificatio,<text:line-break/>ut diceret quispiam, utriusque virtutis, et retentricis et al-<text:line-break/>teratricis,.. at haec inter omnes urinas crudas pessima existit.<text:line-break/>Sed post. ipsam est aquosa, quae quantum quidem ad cru-<text:line-break/>ditatem attinet priori similis est, fed quia nullum aliud com-<text:line-break/>monstrat, minus perniciosa; illa enim non modo virtutis al-<text:line-break/>teratricis, fed et r et en tritis imbecillitatem summam siguifi-<text:line-break/>eat; haec autem alterius solius, alteratricis. Quanto autem<text:line-break/>plores instrumentorum cujusque generis actiones et saculta-<text:line-break/>tes impeditae fuerint, aut ex toto perierint,. tanto deterior<text:line-break/>est morbus, atque idcirco pessimum est ad urinas pressu-</text:p>
      <text:p text:style-name="P3">vium , quoniam duplex est vitium. Prava autem suffimen-<text:line-break/>ter est, quae tenuis et alba est sicuti aqua; nam simplex<text:line-break/>quidem est dispositio, sed ultimae est imbecillitatis inlicium.<text:line-break/>Huic proxima est altera urina , quae in multis apparet mor-<text:line-break/>bis , ut videatur mixtam habere formam vini maxime tenuis<text:line-break/>et albi: ejus autem generatio -est ex ea, quam nuper dixi-<text:line-break/>musj alba et aquosa, ut quae paucum laborem ex bile rufa<text:line-break/>susceperit, nam et si exterius lu aquam puram. ochrae pa--<text:line-break/>rum, vel ipsius etiam bilis iiijeceris, talis tibi aqua reprae-<text:line-break/><text:span text:style-name="Default_20_Paragraph_20_Font"><text:span text:style-name="T3">t</text:span></text:span>entabitur. Haec quidem urina proxime accedit ad crudam.<text:line-break/>Post hunc est subpallida, pallida vero jam et subrufa est ; si<text:line-break/>enim in aquam inieceris vel rufi coloris parum, vel pallidi<text:line-break/>multum, simile tibi videbitur: haec vero quantum ad co-<text:line-break/>forem attinet concocta jam est, oportet autem tantum eam<text:line-break/>recedere sina crassitie ah aquosa, quantum colore, siqui-.<text:line-break/>dem bene concoqui debeat. opthna autem omnium urina<text:line-break/>subrufa ac-subflava est, quemadmodum et antea diximus;<text:line-break/>veluti si etiam extra tale quid facere velles , sanguinis lerum</text:p>
      <text:p text:style-name="P3">ac bilem rufam aquae pernoscens, Se<text:span text:style-name="Default_20_Paragraph_20_Font"><text:span text:style-name="T3">r</text:span></text:span>m<text:span text:style-name="Default_20_Paragraph_20_Font"><text:span text:style-name="T3">o</text:span></text:span>ne autem non<text:line-break/>possum exprimere mixtionis quantitatem , sed vel ab altero<text:line-break/><text:span text:style-name="Default_20_Paragraph_20_Font"><text:span text:style-name="T3">o</text:span></text:span>portet addiscere de optima urina, aut per te ipsum ex--<text:line-break/>parientia percipere, qualis fit urinae secundum naturam <text:span text:style-name="Default_20_Paragraph_20_Font"><text:span text:style-name="T3">t</text:span></text:span>e<text:line-break/>habentis forma, eam in fanis corporibus perquirendo. Nam<text:line-break/>quum adhuc coquitur fanguis; urina, quae ningitur; laevam<text:line-break/>et aequalem et albam hyp<text:span text:style-name="Default_20_Paragraph_20_Font"><text:span text:style-name="T3">o</text:span></text:span>stafin ac multam facit ; jam vero<text:line-break/>perfecta coctione color quidem urinae intenditur, minus au-<text:line-break/>tem subsidet, et si longiori post hoc tempore hominem a cibo<text:line-break/>pr<text:span text:style-name="Default_20_Paragraph_20_Font"><text:span text:style-name="T3">o</text:span></text:span>hibueris, ridebis ipsimi fieri continuo magis rufam. Nam<text:line-break/>et in commentariis de facultatibus naturalibus ostendebatur,<text:line-break/>quicquid alimenti supra modum calefit et praesertim fi<text:line-break/>pingue fuerit et dulce, verti in amaram bilem. quoniam<text:line-break/>vero et flavam et rufam et pallidam nominant hujusmodi<text:line-break/>bilem, plenique fiunt medicorum libri, in quibus hoc vel<text:line-break/>illo modo appellatur, sicuti in quibusdam fine discrimine,<text:line-break/>melius est hoc in loco illud rursus annotare, ut exactius qui<text:span text:style-name="Default_20_Paragraph_20_Font"><text:span text:style-name="T3">d<text:line-break/></text:span></text:span>dicta assequatur, quod rufus c<text:span text:style-name="Default_20_Paragraph_20_Font"><text:span text:style-name="T3">o</text:span></text:span>lor ad flavum proxime acce-</text:p>
      <text:p text:style-name="P3">dit,. in h<text:span text:style-name="Default_20_Paragraph_20_Font"><text:span text:style-name="T3">o</text:span></text:span>c autem disserunt, qu<text:span text:style-name="Default_20_Paragraph_20_Font"><text:span text:style-name="T3">o</text:span></text:span>d alter magis ad album,<text:line-break/>alter ad splendidum vergit. Nam etamarabilis aliquando rufa<text:line-break/>apparet, aliquando flava, saepius autem et pallida tibi videtur<text:line-break/>esse, si quidem albior et turbulentior facta sit, rufa, si vero splen-<text:line-break/>dens sit etpurior, flava ; nam quod veluti igneumlu bile fplen-<text:line-break/>det, ipsam reddit flaviorum. Quantum vero flavo rufum estal-<text:line-break/>bius, tantum illo pallidum ; quantum rursus minus album<text:line-break/>est flavum quam rufum, tantum flavo rubicundum, quia<text:line-break/>et sanguinis color nonnunqu<text:span text:style-name="Default_20_Paragraph_20_Font"><text:span text:style-name="T3">a</text:span></text:span>m flavior existit, nunnunquam<text:line-break/>rubicundior apparet; unde et sanguinem ipsum aliquando<text:line-break/>flavum, aliquando rubrum dicunt. Nunquam vero sau-<text:line-break/>guis maxime flavus eundem habet cum bile flavisfima co-<text:line-break/>lorem; sed est illa quidem flavior, sanguis ve<text:span text:style-name="Default_20_Paragraph_20_Font"><text:span text:style-name="T3">r</text:span></text:span>o rubi-<text:line-break/>cundior; nam qui apprime flavus est fanguis, medius est<text:line-break/>inter bilem ac exquisitum sanguinem in iis qui secundum<text:line-break/>naturam se habuerint; quare si uterque humor in ipso<text:line-break/>coniungatur, nunquam fiet exquisite flavus, se ipso tamen<text:line-break/>magis flavus. Haec igitur causa est ut appellati<text:span text:style-name="Default_20_Paragraph_20_Font"><text:span text:style-name="T3">o</text:span></text:span>nes con-</text:p>
      <text:p text:style-name="P3">fundantur. Quantum autem ad usum refert, facillimum<text:line-break/>invenire est quod urinarum, quae fecundum naturam se<text:line-break/>habent, terminus est in optime sanis corporibus primum<text:line-break/>exquisitae coctionis sanguinis tempus ; et qui hanc fuerit<text:line-break/>contemplatus , deinde veluti regulam aliarum urinarum sibi<text:line-break/>statuerit, quaenam ipsam mutent affectiones, facile inveniet.<text:line-break/>Nam si colorem exquisite servaverit, hypostasin veri, al-<text:line-break/>bam et laevam et aequalem et multam fecerit, sic quidem<text:line-break/>coctionis etiam. sig<text:span text:style-name="Default_20_Paragraph_20_Font"><text:span text:style-name="T3">n</text:span></text:span>um exquisitum fuerit; plus autem de<text:line-break/>humore , qui crudus nomluatur , evacuari demonstrat.<text:line-break/>Propterea et in pueris omnibus fere et perfectam aetatem<text:line-break/>habentibus, qui otiosam vitam degunt, aut quovis alio<text:line-break/>modo repleti sunt, satis multam urinae habent hypostasin ;<text:line-break/>quoniam lu his omnibus plus est de inconsueto et crudo hu-<text:line-break/>more, bis quidem propter desidem ritam, illis vero propter<text:line-break/>satietatem, pueris vero et ob satietatem, veraciores enim<text:line-break/>sunt, et ob id etiam, quod una ventriculi functio non potest<text:line-break/>duobus simul sufficere , augendo scilicet atque alendo ; a<text:span text:style-name="Default_20_Paragraph_20_Font"><text:span text:style-name="T3">n-<text:line-break/></text:span></text:span>tequam ergo in ipso sufficienter alimentum coctum sit, ipsum</text:p>
      <text:p text:style-name="P3">ad fie corpus trahit, atque hinc fit ut plurimunr crudi hu-<text:line-break/>morum coacervet. Haec quoque cau<text:span text:style-name="Default_20_Paragraph_20_Font"><text:span text:style-name="T3">t</text:span></text:span>a est ut iis qui ex<text:line-break/>otio et repletione febricitant, si sanitati restitui debent, ne-<text:line-break/>cessatio plurimum subside<text:span text:style-name="Default_20_Paragraph_20_Font"><text:span text:style-name="T3">n</text:span></text:span>t; contrari, qui ex inedia et la-<text:line-break/>bore, rufae quidem et biliofae urinae sunt; solvitur enim<text:line-break/>morbus prius quam aliquid subsideat plerumque; sufficit<text:line-break/>enim in his et nebula et suspensum bonum , tale autem est<text:line-break/>album et laeve et aequale; nam ex ipfis fanis , qui multum<text:line-break/>laborant, et pauci<text:span text:style-name="Default_20_Paragraph_20_Font"><text:span text:style-name="T3">o</text:span></text:span>ri cibo vescuntur, iis sunt urinae bilio-<text:line-break/>siores. Quare neque simpliciter Hipp<text:span text:style-name="Default_20_Paragraph_20_Font"><text:span text:style-name="T3">o</text:span></text:span>crates vituperavit<text:line-break/>urinam rufam, fed quando fimus cum rubore habuerit tenui-<text:line-break/>tatem; ita igitur inquit: <text:span text:style-name="Default_20_Paragraph_20_Font"><text:span text:style-name="T3">Donec</text:span></text:span> ni<text:span text:style-name="Default_20_Paragraph_20_Font"><text:span text:style-name="T3">sa fuerit urina ac<text:line-break/>tenuis, morbum crudum significat. </text:span></text:span>Liquet autem quod<text:line-break/>neque aliquid subfidet hujusmodi urinis; neque enim con-<text:line-break/>tingit ut quae tenuis sufficienter suerit, vel fi multo tem-<text:line-break/>pore quieta steterit, aliquam recipiat secretionem, adeo ut<text:line-break/>crassior pars, quae in ipfa pendebat, subfideat, tenuio<text:span text:style-name="T10">r</text:span></text:p>
      <text:p text:style-name="P3">vero superferatur; nam hoc siclum advenit iis quae aliquam<text:line-break/>crassitiem habent. . Non tamen si etiam mediocriter crassa<text:line-break/>fuerit, et breve quicquam quod subsident habuerit, jam<text:line-break/>cocta erit ; si enim vel farinae hordei crassiori , vel squamis;<text:line-break/>vel furfuribus similes hypostases habuerit, vel nigras, vel<text:line-break/>virides, vel lividas, vel foetidas, praeter id, quod quae-<text:line-break/>quaecunque tales funt, cruditatem habent, etiam alioquin<text:line-break/>funt perniciosae. Nam farinae hordeaceae crassiori similes;<text:line-break/>duarum fiunt dispositionum indicia, grandis scilicet colliqua-<text:line-break/>tionis et caliditatis aestuosae, quae sanguinem adurit. At<text:line-break/>quae squamas repraesentant, funt vastorum pa<text:span text:style-name="Default_20_Paragraph_20_Font"><text:span text:style-name="T3">r</text:span></text:span>tes fuperfi-<text:line-break/>males , quae scilicet omnino resolvuntur ac colliquantur.<text:line-break/>Ita et suriureae praeter quam quod qua<text:span text:style-name="Default_20_Paragraph_20_Font"><text:span text:style-name="T3">n</text:span></text:span>tum hae crassio-<text:line-break/>res ac minores funt, tantum squamis similes, latio<text:span text:style-name="Default_20_Paragraph_20_Font"><text:span text:style-name="T3">r</text:span></text:span>es ac<text:line-break/>tenuiores. his fu<text:span text:style-name="Default_20_Paragraph_20_Font"><text:span text:style-name="T3">n</text:span></text:span>t. Nigra vero sedimenta vel excedentem<text:line-break/>caliditatem atque igneam .ostendunt, vel ex frigiditate ve-<text:line-break/>hementi mortificationem ; sic enim et extrinsecus nostri cor-<text:line-break/>poris. partes nigro affici colore ridemus, partim scilicet ex.<text:line-break/>nimio calore, ut qui <text:span text:style-name="Default_20_Paragraph_20_Font"><text:span text:style-name="T3">t</text:span></text:span>e foli aestivo exposuerunt, partim ex</text:p>
      <text:p text:style-name="P3">vehementi frigore et veluti mortuas, quemadmodum in fe-<text:line-break/>nibus, aut quibuscunque aliis supra modum refrigeratis.<text:line-break/>Ipsarum itaque t<text:span text:style-name="Default_20_Paragraph_20_Font"><text:span text:style-name="T3">o</text:span></text:span>tarum uri<text:span text:style-name="Default_20_Paragraph_20_Font"><text:span text:style-name="T3">n</text:span></text:span>arum col<text:span text:style-name="Default_20_Paragraph_20_Font"><text:span text:style-name="T3">o</text:span></text:span>r niger; atque etiam<text:line-break/>eorum quae in ipsis suspenduntur; aut earum quae supra<text:line-break/>vehuntur nebularum; ad easdem causas refertur,- calorem<text:line-break/>scilicet immoderatum, aut mortificationem ex refrigeratione<text:line-break/>vehementi. Pessima igitur est omnis urina denigrata, adeo<text:line-break/>ut neminem unquam . servatum viderim ex iis qui talem<text:line-break/>urinam minxerunt; minus vero perniciosa, si suium id<text:line-break/>quod subsidet, nigrum suerit; atque adhuc minus, si suium<text:line-break/>id quod in medio jacet; ac multo minus etiam, si nebula.<text:line-break/>Color vero viridis fit lu transitu.ad nigrum, et est quoddam<text:line-break/>veluti prooemium nigri; nam si morbus malignus suerit et<text:line-break/>vomitionibus et alui detentionibus et urinis viridibus , post-<text:line-break/>modum nigrae superveniunt. Color autem lividus est solius<text:line-break/>frigiditatis effectus; odor vero granis, putrefactionis. Quod<text:line-break/>si veluti oleum metatur, colliquationis est signum. Tales<text:line-break/>quidem urinae pravae sunt. Quae autem bene coloratae</text:p>
      <text:p text:style-name="P3">sunt, et hypollases habent albas et laeves et aequales, aut<text:line-break/>nebulas quasdam, .aut suspensa similia, omnes urinas boni-<text:line-break/>tale praecellunt, maxime autem lu quibus hypostasis talis<text:line-break/>fuerit; secundum bonitatis obtinent locum, in quibus Tus-<text:line-break/>penfa salia fiunt; tertium, in quibus nebulae. Hae igitur<text:line-break/>coctionis signa fiunt; reliquae vero omnes pa<text:span text:style-name="Default_20_Paragraph_20_Font"><text:span text:style-name="T3">r</text:span></text:span>tim cruditatem<text:line-break/>partim perniciem portendunt. Nam quae alba est et quae .<text:line-break/>tenuis et quae turbulenta, cruditatem; at quae farinae hor-<text:line-break/>der crassiori, aut squamis, aut fursuribus similis est, quae<text:line-break/>nigra, aut viridis, aut livida est, aut oleaginea, aut foetida,<text:line-break/>perniciem significat. Quae autem subrufa, aut subflava est,<text:line-break/>adhuc autem tenuis, qua quidem tenuis, cruda existit; qua<text:line-break/>vero talem habet colorem, jam coquitur; est autem media<text:line-break/>inter eas quae sunt exquisite crudae et coctae ; sicuti et quibus<text:line-break/>alba quidem situs et laevia quae suspensa sunt, divulsa vero<text:line-break/>et minime continua. Hoc vero etiam in subsidentibus contem-<text:line-break/>plarr oportet, si non modo alba sint et laevia, sed si omnino<text:line-break/>aequalia, et quia in nulla parte divulsa sint, et quia omni<text:line-break/>tempore talia sint; nam si alternatim meiatur puta in sub-</text:p>
      <text:p text:style-name="P3">sidentibus, semicoctum esse morbum ostendit. De lusce igi-<text:line-break/>tur omnibus admirabilis Hippocrates primus omnium quos<text:line-break/>scimus optime docuit; et qu<text:span text:style-name="Default_20_Paragraph_20_Font"><text:span text:style-name="T3">o</text:span></text:span>d in viris quidem et musie-<text:line-break/>ribus nigrae urinae pessimae sunt, in pueris autem aquae<text:line-break/>similes ; nam in sus magis consuetae crassiores , lu perlectis<text:line-break/>autem magis rufae; quod vero marine contrarium est con-<text:line-break/>snetis, perniciosum. Sed et de fubrubentibus minis et<text:line-break/>statim habentibus hypostafin subrubentem ac laevem, recte<text:line-break/>suxit, quod <text:span text:style-name="Default_20_Paragraph_20_Font"><text:span text:style-name="T3">t</text:span></text:span>unt quidem satis salutares, sed diuturni<text:span text:style-name="Default_20_Paragraph_20_Font"><text:span text:style-name="T3">o</text:span></text:span>res iis<text:line-break/>quas paulo ante semic<text:span text:style-name="Default_20_Paragraph_20_Font"><text:span text:style-name="T3">o</text:span></text:span>ctae nominari; .sanguinis e<text:span text:style-name="Default_20_Paragraph_20_Font"><text:span text:style-name="T7">nim</text:span></text:span> scrofa<text:line-break/>superfluitas istas intingit; oportet autem non modo hanc,<text:line-break/>sed etiam aliquid rufae bilis admisceri. Si vero calor na-<text:line-break/>turmis adeo est imbecillis ut neque rufam generet bilem,<text:line-break/>neque sanguinem exquisite coctum, sed adhuc se<text:span text:style-name="Default_20_Paragraph_20_Font"><text:span text:style-name="T3">t</text:span></text:span>osum at-<text:line-break/>que humidum, quod quidem ad sui coctionem tempore egeat,<text:line-break/>est manifestum; qu<text:span text:style-name="Default_20_Paragraph_20_Font"><text:span text:style-name="T3">o</text:span></text:span>d vero haec dispositio sine periculo fit,<text:line-break/>materiae natura commonstrat, quae neque tenuis aut aquae</text:p>
      <text:p text:style-name="P3">similis est-, neque integre crassa, fed neque acris quidem aut<text:line-break/>putrida, sed utilis existit, et prope naturam sanguinis.</text:p>
      <text:h text:style-name="Heading_20_2" text:outline-level="2">Cap. XllI. </text:h>
      <text:p text:style-name="P18">Sed postquam etiam de urinis quantum<text:line-break/>ad praesentia erat utile omnino dictum est, reliquum est ut<text:line-break/>dicamus, quod polliciti sumus facere; praecognitionem status,<text:line-break/>atque . alio<text:span text:style-name="Default_20_Paragraph_20_Font"><text:span text:style-name="T3">r</text:span></text:span>um temporum morbi. Ergo si unum quidem<text:line-break/>aliquod tale signum, aut etiam plurium collectio firmiter<text:line-break/>indicare posset id quod sutorum est, neque ipsa Hippocra-<text:line-break/>tes dixisset <text:span text:style-name="Default_20_Paragraph_20_Font"><text:span text:style-name="T3">artem longam., </text:span></text:span>neque nostri temporis medici<text:line-break/>admirarentur, si possibile est in praecognitionem medicina-<text:line-break/>lem ejuscemodi omnia ve<text:span text:style-name="Default_20_Paragraph_20_Font"><text:span text:style-name="T3">n</text:span></text:span>ise. Quoniam vero neque signum<text:line-break/>estum ita fidele est ut exquisite ostendat singula ex futuris<text:line-break/>temporibus ; fed neque quae fecu<text:span text:style-name="Default_20_Paragraph_20_Font"><text:span text:style-name="T3">n</text:span></text:span>dum concursus quosdam<text:line-break/>signa sunt complicata, fala possunt experientia judicari,<text:line-break/>multi enim numero hoc pacto co<text:span text:style-name="Default_20_Paragraph_20_Font"><text:span text:style-name="T3">n</text:span></text:span>cursus fierent, ade<text:span text:style-name="Default_20_Paragraph_20_Font"><text:span text:style-name="T3">o</text:span></text:span> ut<text:line-break/>nemo eos posset enumerare, neque observare, neque me-<text:line-break/>moria tenere; idcirco necessarium est signi cujusque natu--<text:line-break/>ram exquisite considerare, si quis nuit recte praenoscere, ut</text:p>
      <text:p text:style-name="P3">ex vi tmiuscujusque praecognitionem faciat. Neque<text:span text:style-name="Default_20_Paragraph_20_Font"><text:span text:style-name="T3">j</text:span></text:span>enim<text:line-break/>quae plurima.funt, illa omnino paucioribus sunt potentiora;<text:line-break/>saepe enim signum unum validum multis debilibus fidelius<text:line-break/>existit. Haec igitur etiam admirabilis dicebat Hippocrates<text:line-break/>in libro prognosticorum t <text:span text:style-name="Default_20_Paragraph_20_Font"><text:span text:style-name="T3">signa op</text:span></text:span>o<text:span text:style-name="Default_20_Paragraph_20_Font"><text:span text:style-name="T3">rtet ediseentem omnia,<text:line-break/>iudicare vires .e</text:span></text:span>o<text:span text:style-name="Default_20_Paragraph_20_Font"><text:span text:style-name="T3">rum, invicem comparantem. </text:span></text:span>Quere et<text:line-break/>cum ratione secundum vires eorum tradidit discipli<text:span text:style-name="Default_20_Paragraph_20_Font"><text:span text:style-name="T3">n</text:span></text:span>am,<text:line-break/>non fimpliciter deinceps bona signa conuumerans, de-<text:line-break/>inde rursus mala , annotans autem i<text:span text:style-name="Default_20_Paragraph_20_Font"><text:span text:style-name="T3">n</text:span></text:span> appellationibus unius-<text:line-break/>cujusqne naturam, perniciosum et grave nominans et gra-<text:line-break/>vius et gravissimum et minus grave et magis grave ; sic et<text:line-break/>pravum et pravius et pravissimum et mortiferum quoque per<text:line-break/>Iovem et malum simpliciter, nonnunquam vero, valde,<text:line-break/>adjiciens utrique . signorum generi, et iis quae nunc dictu<text:line-break/>Eunt prava et iis quae bonum aliquod ostendunt. Nam<text:line-break/>et lu illis hoc quidem optimum dicit, hoc vero bonum sim-<text:line-break/>pliciter, hoc autem magis, hoc vero minus. Tale vero<text:line-break/>est et quod dicit, valde, magnam habere vim ad salutem.</text:p>
      <text:p text:style-name="P3">Nonnunquam vero nihil ex sus addens , quod temporis in-<text:line-break/>dicium erit et longae solutionis meminit, nobis, ut arbitror,<text:line-break/>de hisce omnibus ratiocinandum relinquens , quae neque<text:line-break/>omnino prava sunt, neque penitus extra periculum, sed<text:line-break/>cum valida quidem facultate salutaria, cum debili autem<text:line-break/>periculosa. Haec igitur non solum legenda sunt lu Hippo-<text:line-break/>cratis libris, fed et memoranda saepius atque observanda<text:line-break/>in aegrotantibus; nam ex continua inspectione exquisitam<text:line-break/>eorum potestatis habemus notitiam. - Semper autem mente<text:line-break/>revolvere oportet ac cousiderare, quaenam sint signa optima,<text:line-break/>quae pessima, et quae in messio confinio horum veluti gra-<text:line-break/>dus quosdam habentia, nonnulla quidem optimis; nonnulla<text:line-break/>ver<text:span text:style-name="Default_20_Paragraph_20_Font"><text:span text:style-name="T3">o</text:span></text:span> deterrimis proximiora; et quae quidem minus, quae<text:line-break/>vero magis; eo quod alternatim modo prope illa, modo<text:line-break/>procul reperta sunt; et quaenam exquisite media ponenda<text:line-break/>sint inter bona et mala figna. Deinde cousiderandum, quae-<text:line-break/>nam semper mala fint ec quae semper bona : et quaenam in<text:line-break/>t<text:span text:style-name="Default_20_Paragraph_20_Font"><text:span text:style-name="T3">o</text:span></text:span>tius morbi temporibus permutentur, quum aliquando b<text:span text:style-name="Default_20_Paragraph_20_Font"><text:span text:style-name="T3">o</text:span></text:span>na</text:p>
      <text:p text:style-name="P7">fiant,: aliquando mala et nonnunquam fida, nonnunquam<text:line-break/>vero iusida. Etenim hoc ab Hippocrate lictum est admira-<text:line-break/>tione dignum, <text:span text:style-name="Default_20_Paragraph_20_Font"><text:span text:style-name="T3">quod iis quae n</text:span></text:span>o<text:span text:style-name="Default_20_Paragraph_20_Font"><text:span text:style-name="T3">n secundum rationem te-<text:line-break/>vani non</text:span></text:span> .o<text:span text:style-name="Default_20_Paragraph_20_Font"><text:span text:style-name="T3">p</text:span></text:span>o<text:span text:style-name="Default_20_Paragraph_20_Font"><text:span text:style-name="T3">rtet creder</text:span></text:span>e, <text:span text:style-name="Default_20_Paragraph_20_Font"><text:span text:style-name="T3">neque vereri valde mala, quae<text:line-break/>venerunt c</text:span></text:span>o<text:span text:style-name="Default_20_Paragraph_20_Font"><text:span text:style-name="T3">ntra rati</text:span></text:span>o<text:span text:style-name="Default_20_Paragraph_20_Font"><text:span text:style-name="T3">nem. </text:span></text:span>Quod nisi quis noverit, nequa-<text:line-break/>quam p<text:span text:style-name="Default_20_Paragraph_20_Font"><text:span text:style-name="T3">o</text:span></text:span>terit manifeste praecognoscere; sed aliquando. in-<text:line-break/>stante crisi nihil a vulgari quopiam differre videbitur , sed<text:line-break/>simul perturbabitur ac compavescet defuturis; nonnun-<text:line-break/>quam vero .existimans liberatum esse a morbo aegrotantem,<text:line-break/>atque ei victus libertatem permittens, magni alienius mali<text:line-break/>occasionem afferet. Omnino. autem male victum instituet,<text:line-break/>futurum. statum non . praecognoscens ; nisi quis enim ad<text:line-break/>hunc respiciens statum ab initio victus modum adhibue-<text:line-break/>rit, fieri nun p<text:span text:style-name="Default_20_Paragraph_20_Font"><text:span text:style-name="T3">o</text:span></text:span>test quin magnum malum aliquod afferat<text:line-break/>aegr<text:span text:style-name="Default_20_Paragraph_20_Font"><text:span text:style-name="T3">o</text:span></text:span>tanti.</text:p>
      <text:h text:style-name="Heading_20_2" text:outline-level="2">cap, XIV. </text:h>
      <text:p text:style-name="P18">Haec igitur jam nos dicamus, quemad-<text:line-break/>m<text:span text:style-name="Default_20_Paragraph_20_Font"><text:span text:style-name="T3">o</text:span></text:span>dum pr<text:span text:style-name="Default_20_Paragraph_20_Font"><text:span text:style-name="T3">o</text:span></text:span>p<text:span text:style-name="Default_20_Paragraph_20_Font"><text:span text:style-name="T3">o</text:span></text:span>suimus, .singula per genera dividentes. Et<text:line-break/>primum , quod signorum omnium triplex differentia sit ex-</text:p>
      <text:p text:style-name="P3">ponamus, deinde singulorum vires, postmodum quo pacto<text:line-break/>quispiam morborum tempora praecognoscat. Triplex qui-<text:line-break/>dem signorum om<text:span text:style-name="Default_20_Paragraph_20_Font"><text:span text:style-name="T3">n</text:span></text:span>ium natura qualis sit , mihi antea dictum<text:line-break/>est; sed nihil deterius est nunc repetere, quod nonnulla<text:line-break/>quidem cruditatis et coctionis, quaedam mortis et salutiis<text:line-break/>fiant signa ; haec quidem duo sunt genera ; tertium autem<text:line-break/>et aliud genus est quod crisibus inest. Coctionis. igitur et<text:line-break/>cruditatis signa, alui exerementa etfputa et urinas statuere<text:line-break/>oportet. Mortem autem atque salutem portendentia <text:span text:style-name="Default_20_Paragraph_20_Font"><text:span text:style-name="T3">t</text:span></text:span>uus<text:line-break/>quae una cum istis excernuntur et quae per totum apparent<text:line-break/>corpus, de quibus satius in libro prognofticorum Hippocra-<text:line-break/>tes scribit. Sane. ad crises aliquid quidem valent et <text:span text:style-name="Default_20_Paragraph_20_Font"><text:span text:style-name="T3">n</text:span></text:span>on-<text:line-break/>nulla ex his , est tamen proprium atque praecipuum eorum<text:line-break/>genus, quod totum paulo post explicabimus. At crudita-<text:line-break/>tis et coctionis signa semper constantem habent propriam<text:line-break/>poteflatem, sive statim in primo die, sive in sequentibus<text:line-break/>apparuerint. Modi autem morborum signa tripertita sunt;</text:p>
      <text:p text:style-name="P3">nam quaedam, ut supra dicebatur, in urinis et alvi exere-<text:line-break/>mentis .et sputis apparent; quaedam in dispositione totius<text:line-break/>corporis.inveniuntur, quaedam lu naturalibus et animalibus<text:line-break/>videntur actionibus, haec vero non omnia fidelia sunt in<text:line-break/>omnibus morbi temporibus, sed deinceps ipsa dividemus.<text:line-break/>Criticorum autem accidentium duplex quidem natura est,<text:line-break/>quoniam aliqua sunt tanquam causae et signa, aliqua tan-<text:line-break/>quam signa solum. .Infida vero est universa eorum natura<text:line-break/>et co<text:span text:style-name="Default_20_Paragraph_20_Font"><text:span text:style-name="T3">n</text:span></text:span>traria significans, et faciens in diversis morborum<text:line-break/>temporibus. In his autem totum est praecognitionis certa-<text:line-break/>meu;. nam in alio quidem tempore fecundum aliam. dispo-<text:line-break/>sitionem critica sunt, secundum vero aliam aliquam culpo-<text:line-break/>titionem, vel morbi tempus ,. accidentia , vel signa prava<text:line-break/>fiunt, .critica vero neque omnino sunt. De hisce vero ab<text:line-break/>Hippocrate etiam saepius dictum est; sufficit autem in praes-<text:line-break/>entia unius dicti ex secundo Epidemiorum libro meminisse:<text:line-break/>D<text:span text:style-name="Default_20_Paragraph_20_Font"><text:span text:style-name="T3">ecret</text:span></text:span>o<text:span text:style-name="Default_20_Paragraph_20_Font"><text:span text:style-name="T3">ria, quae n</text:span></text:span>o<text:span text:style-name="Default_20_Paragraph_20_Font"><text:span text:style-name="T3">n decernunt,^ quaedam m</text:span></text:span>o<text:span text:style-name="Default_20_Paragraph_20_Font"><text:span text:style-name="T3">rtalia suat,<text:line-break/>quaedam ver</text:span></text:span>o <text:span text:style-name="Default_20_Paragraph_20_Font"><text:span text:style-name="T3">diselculter decernunt. </text:span></text:span>Hoc vero haudqua-</text:p>
      <text:p text:style-name="P3">quam inest c<text:span text:style-name="Default_20_Paragraph_20_Font"><text:span text:style-name="T3">o</text:span></text:span>ctionis, aut cruditatis signis, sed ex his unum-<text:line-break/>quodque unum atque idem semper significat; ut verbi gratia<text:line-break/>urina quae bene colorata est et albam et laevem et aequa-<text:line-break/>leur habet hyp<text:span text:style-name="Default_20_Paragraph_20_Font"><text:span text:style-name="T3">o</text:span></text:span>stasin , c<text:span text:style-name="Default_20_Paragraph_20_Font"><text:span text:style-name="T3">o</text:span></text:span>ctionis est signum ; tenuis autem<text:line-break/>et quae nullum scdimentum habet urina, semper est crudi-<text:line-break/>satis signum. Et quae quidem coctionem significat, b<text:span text:style-name="Default_20_Paragraph_20_Font"><text:span text:style-name="T3">o</text:span></text:span>na<text:line-break/>est semper; quae vero cruditatem, non bona; siquidem<text:line-break/>eo<text:span text:style-name="Default_20_Paragraph_20_Font"><text:span text:style-name="T3">r</text:span></text:span>um quae prius diximus recordamur. Si tamen capi-<text:line-break/>lis dolorem, aut delirium, aut vertiginem tenebricosam,<text:line-break/>aut difficilem anhelitum , aut anxietatem , aut gravem sum-<text:line-break/>num inspexeris, <text:span text:style-name="Default_20_Paragraph_20_Font"><text:span text:style-name="T3">n</text:span></text:span>ihil in sus stabile, neque bonum, neque<text:line-break/>malum p<text:span text:style-name="Default_20_Paragraph_20_Font"><text:span text:style-name="T3">o</text:span></text:span>turis praecognoscere; secundum eandem rati<text:span text:style-name="Default_20_Paragraph_20_Font"><text:span text:style-name="T3">o</text:span></text:span>nem<text:line-break/><text:span text:style-name="Default_20_Paragraph_20_Font"><text:span text:style-name="T3">n</text:span></text:span>eque sudores, vel vomitus, aut ventris, aut uricae multum<text:line-break/>profluvium, aut sanguinem de naribus, vel de utero, veI<text:line-break/>de haemorrhoidibus emanantem, aut pa<text:span text:style-name="Default_20_Paragraph_20_Font"><text:span text:style-name="T3">r</text:span></text:span>otidas aliosque<text:line-break/>decubitus. Haec enim omnia et decernentis et non decer-<text:line-break/>nentia sunt secundum duplicem modum, aut quia nullo<text:line-break/>mod<text:span text:style-name="Default_20_Paragraph_20_Font"><text:span text:style-name="T3">o</text:span></text:span> decernunt, aut quia male. Nam c<text:span text:style-name="Default_20_Paragraph_20_Font"><text:span text:style-name="T3">o</text:span></text:span>ssi dolor, ver<text:line-break/>temporum gravitas , vel hallucluationes atque tenebric<text:span text:style-name="Default_20_Paragraph_20_Font"><text:span text:style-name="T3">o</text:span></text:span>sae</text:p>
      <text:p text:style-name="P3">vertigi<text:span text:style-name="Default_20_Paragraph_20_Font"><text:span text:style-name="T3">n</text:span></text:span>es et capitis dolores , et lachrymarum involuntarius<text:line-break/>effluxus , faciesque una eum oculis rubens , aut inferius la-<text:line-break/>brum agitatum, vel vigiliae aliquae, vel fomnus granis, funt<text:line-break/>tantum signa crisis aliquando; sicuti et asthma et quaedam<text:line-break/>anxietas, vel difficultas anhelitus et. contracta liypochondria,<text:line-break/>et stomacbi fastidium quoddam , vel nausea i<text:span text:style-name="Default_20_Paragraph_20_Font"><text:span text:style-name="T3">n</text:span></text:span>signis et aestus<text:line-break/>et sitis vehemens, et oris ventriculi dolor, et non posse ferre<text:line-break/>decubitum et delirare atque exclamare. Fiunt igitur et<text:line-break/>haec saepius jam imminente crisi indicia. Alterum genus<text:line-break/>non Polum signorum decretoriorum , fed etiam causarum<text:line-break/>obtinet vicem. Sunt vero haec vomitus et excrementa<text:line-break/>alui et multitudo urinarum et sudores et sanguinis eruptio-<text:line-break/>nes et parotides atque . alin decubitus. Contingit autem<text:line-break/>neque in primis symptomatis , quae tantum sunt signa crisis<text:line-break/>neque in fecundis, quae et signorum et caularum vim ha-<text:line-break/>bent, crisim ex necessitate sequi. Alterum vero genus est<text:line-break/>signorum simul atque symptomatum, quod neque dente-<text:line-break/>torium nominatur, quoniam neque ostendit neque facit mi-</text:p>
      <text:p text:style-name="P3">sim, neque omnino fidum est, sicuti coctiones, neque infi-<text:line-break/>dum ex toto ; fed est invenire inter ea quaedam bona stm-<text:line-break/>per, quaedam autem mala; atque haec quidem esse talia ut<text:line-break/>plurimum omnibus inest? <text:span text:style-name="Default_20_Paragraph_20_Font"><text:span text:style-name="T3">Mente igitur constare atque<text:line-break/>ad ea quae offeruntur bene se habere bonum; bonum<text:line-break/>etiam facilis anhelitus et facilis tolerantia et passuum<text:line-break/>bonitas et facies simillima sanis, decens accubitus, et<text:line-break/>totius corporis aequalitas,</text:span></text:span> et quaecunque alia Hippocrates<text:line-break/>in prognosticis scribit. <text:span text:style-name="Default_20_Paragraph_20_Font"><text:span text:style-name="T3">His contraria mala,</text:span></text:span> hoc est,<text:line-break/><text:span text:style-name="Default_20_Paragraph_20_Font"><text:span text:style-name="T3">dieficilis tolerantia, puej</text:span></text:span>h<text:span text:style-name="Default_20_Paragraph_20_Font"><text:span text:style-name="T3">um malitia, et spirandi disoicul-<text:line-break/>tas, et maxime quae per frigidi spiritus expirationem sit,<text:line-break/></text:span></text:span>atque alia multa, quae in prognosticis ab Hippocrate dicta<text:line-break/>funt, manifeste definiente signi cujusque potentiam: quae-i<text:line-break/>cunque enim simpliciter bona et mala nominat, saepius talia<text:line-break/>existunt.</text:p>
      <text:h text:style-name="Heading_20_2" text:outline-level="2">Cap. XV. </text:h>
      <text:p text:style-name="P18">At quae ab eo optima et pessima dicuntur,<text:line-break/>et quibus praesertim adjunxerit id verbum, valde, talem<text:line-break/>vim habent, quod semper unum quoddam ostendunt, aut</text:p>
      <text:p text:style-name="P2">raro n<text:span text:style-name="Default_20_Paragraph_20_Font"><text:span text:style-name="T3">o</text:span></text:span>n indicant. Hac igitur existente inter ligna disse-<text:line-break/>rentia, si quidem impossibile est distinguere. quando signa<text:line-break/>decretoria crison ostendunt, vel quando ea tuae decernunt<text:line-break/>symptomata bonam, aut malam afferunt irifim, frusira<text:line-break/>ea verba pronu<text:span text:style-name="Default_20_Paragraph_20_Font"><text:span text:style-name="T3">n</text:span></text:span>tiasset Hippocrates : <text:span text:style-name="Default_20_Paragraph_20_Font"><text:span text:style-name="T3">hi</text:span></text:span>s <text:span text:style-name="Default_20_Paragraph_20_Font"><text:span text:style-name="T3">qua: non cum ra-<text:line-break/>ti</text:span></text:span>o<text:span text:style-name="Default_20_Paragraph_20_Font"><text:span text:style-name="T3">ne levant n</text:span></text:span>o<text:span text:style-name="Default_20_Paragraph_20_Font"><text:span text:style-name="T3">n oportet fidere, neque verer</text:span></text:span>i <text:span text:style-name="Default_20_Paragraph_20_Font"><text:span text:style-name="T3">multum mala,<text:line-break/>quae fiunt praeter rati</text:span></text:span>o<text:span text:style-name="Default_20_Paragraph_20_Font"><text:span text:style-name="T3">nem;</text:span></text:span> frustraque hos de crisibus<text:line-break/>tractare instituissemus. Si vero neque aliud quicquam ex<text:line-break/>omnibus, neque haec ab Hippocrate frustra dicta fiunt, erit<text:line-break/>omnino aliqu<text:span text:style-name="Default_20_Paragraph_20_Font"><text:span text:style-name="T3">o</text:span></text:span>d fignum fidum, quo id .quod secundum ra-<text:line-break/><text:span text:style-name="Default_20_Paragraph_20_Font"><text:span text:style-name="T3">tio</text:span></text:span>nem est ab eo quod praeter rationem separatur.. Sed<text:line-break/>quidnam hoc sit, libenter audirem ab iis .qui veterem ne-<text:line-break/>gligunt medicinam. Nos enim credimus verum id esse, quod<text:line-break/>ab Hippocrate dicitur, quod <text:span text:style-name="Default_20_Paragraph_20_Font"><text:span text:style-name="T3">C</text:span></text:span>o<text:span text:style-name="Default_20_Paragraph_20_Font"><text:span text:style-name="T3">cti</text:span></text:span>o <text:span text:style-name="Default_20_Paragraph_20_Font"><text:span text:style-name="T3">crisi</text:span></text:span>s <text:span text:style-name="Default_20_Paragraph_20_Font"><text:span text:style-name="T3">celeritatem, et<text:line-break/>securam sanitat</text:span></text:span>e<text:span text:style-name="Default_20_Paragraph_20_Font"><text:span text:style-name="T3">m significat: cruda autem et i</text:span></text:span>n<text:span text:style-name="Default_20_Paragraph_20_Font"><text:span text:style-name="T3">cocta, et<text:line-break/>in mal</text:span></text:span>os <text:span text:style-name="Default_20_Paragraph_20_Font"><text:span text:style-name="T3">c</text:span></text:span>o<text:span text:style-name="Default_20_Paragraph_20_Font"><text:span text:style-name="T3">nve</text:span></text:span>r<text:span text:style-name="Default_20_Paragraph_20_Font"><text:span text:style-name="T3">sa abscesu</text:span></text:span>s, <text:span text:style-name="Default_20_Paragraph_20_Font"><text:span text:style-name="T3">cr</text:span></text:span>i<text:span text:style-name="Default_20_Paragraph_20_Font"><text:span text:style-name="T3">sium desectum, </text:span></text:span>mi<text:span text:style-name="Default_20_Paragraph_20_Font"><text:span text:style-name="T3">t vel</text:span></text:span>l<text:span text:style-name="Default_20_Paragraph_20_Font"><text:span text:style-name="T3">e-<text:line-break/>m</text:span></text:span>e<text:span text:style-name="Default_20_Paragraph_20_Font"><text:span text:style-name="T3">nt</text:span></text:span>as. <text:span text:style-name="Default_20_Paragraph_20_Font"><text:span text:style-name="T3">lab</text:span></text:span>o<text:span text:style-name="Default_20_Paragraph_20_Font"><text:span text:style-name="T3">re</text:span></text:span>s, <text:span text:style-name="Default_20_Paragraph_20_Font"><text:span text:style-name="T3">aut m</text:span></text:span>o<text:span text:style-name="Default_20_Paragraph_20_Font"><text:span text:style-name="T3">rte</text:span></text:span>s, <text:span text:style-name="Default_20_Paragraph_20_Font"><text:span text:style-name="T3">aut e</text:span></text:span>o<text:span text:style-name="Default_20_Paragraph_20_Font"><text:span text:style-name="T3">rundem recidiva</text:span></text:span>s.<text:line-break/>Unde et principii tempus, sicuti etiam diximus antea, pon</text:p>
      <text:p text:style-name="P2">alio quopiam distinguimus. Illi autem nullum nobis .prin-<text:line-break/>cipii. indicium dederunt ; atque ob id nequeunt distinguere,<text:line-break/>quando exitialiter quispiam fe male habet, vel delirat; et<text:line-break/>quando imminente jam crisi; ut similes .vulgaribus sunt, ne-<text:line-break/>que quem finem ea quae fiunt sint habitura praenoscen-<text:line-break/>. fes, <text:span text:style-name="Default_20_Paragraph_20_Font"><text:span text:style-name="T3">n</text:span></text:span>eque quid facere oporteat, invenientes. Sed de his .<text:line-break/>quidem etiam iterum dicetur.</text:p>
      <text:h text:style-name="Heading_20_2" text:outline-level="2">Cap. XVI. </text:h>
      <text:p text:style-name="P18">Quomodo vero etiamsi nondum adsint<text:line-break/>universalia morbi tempora quispiam ipsa praenoscere queat,<text:line-break/>quum maxime ad usum artis sit necessarium, hoc jam expono..<text:line-break/>Propositum enim est statim a primo die saltem tantum<text:line-break/>cognoscere , quod vel in primo. quaternario , vel in secu<text:span text:style-name="Default_20_Paragraph_20_Font"><text:span text:style-name="T3">n</text:span></text:span>do<text:line-break/>morbus decernetur ; nam utrum in decimo quarto, vel vige-<text:line-break/>.simo die illud fiat, nondum liquet. Verum ex hoc haud<text:line-break/>magna sequitur in rictus ratione mutatio, quemadmodum si<text:line-break/>quarto , vel quinto die crisis affutura esset ac talem aliquis<text:line-break/>victum institueret, qualis si quadragesimo die morbus finiri<text:line-break/>deberet institueretur, .hoc enim maxime esset absurdum. Et<text:line-break/>.quicunque medicus primo vel saltem secundo die non prae-</text:p>
      <text:p text:style-name="P2"><text:span text:style-name="Default_20_Paragraph_20_Font"><text:span text:style-name="T1">c</text:span></text:span><text:span text:style-name="Default_20_Paragraph_20_Font"><text:span text:style-name="T3">o</text:span></text:span>gnoscit morbum, qui extra primum septe<text:span text:style-name="Default_20_Paragraph_20_Font"><text:span text:style-name="T3">n</text:span></text:span>arium nequeat<text:line-break/>extendi-; hunc permultum erraturum fit verisimile. . Si igi-<text:line-break/>tur sismel, vel bis tali errore delinqueret, venia dignus foret ;<text:line-break/>li vero putet nullam esse futuri status praecognitionem , luo<text:line-break/>nec minimam medici<text:span text:style-name="Default_20_Paragraph_20_Font"><text:span text:style-name="T3">n</text:span></text:span>ae artis partem est-assequutus. Ego<text:line-break/>vero tantum abest ut quod futurum sit penitus incognitum<text:line-break/>putem, ut de eo certam interdum haberi scientiam existi-<text:line-break/>mem. Quid enim si aliquid primo statim die nullum habens<text:line-break/>signum periculosum, verum insuper omnia salutaria , acute<text:line-break/>quidem febricitet, urinam autem meiat bene coloratam ac<text:line-break/>mediocriter crassam ? an non in propatulo est medico , qui<text:line-break/>in artis operibus est exercitatus, hunc in primis quatuor<text:line-break/>diebus crisim habiturum, et eo magis, si nebula aliqua vel<text:line-break/>fuapenfio bona ibi assor et, atque etiam tanto plus, si bonum<text:line-break/>sedimentum? Sed hoc quidem breviter dictum est, non ta-<text:line-break/>men brevi tempore disci potest; <text:span text:style-name="Default_20_Paragraph_20_Font"><text:span text:style-name="T3">omnia enim et bona et<text:line-break/>.mala signa cogn</text:span></text:span>os<text:span text:style-name="Default_20_Paragraph_20_Font"><text:span text:style-name="T3">cere</text:span></text:span> o<text:span text:style-name="Default_20_Paragraph_20_Font"><text:span text:style-name="T3">p</text:span></text:span>o<text:span text:style-name="Default_20_Paragraph_20_Font"><text:span text:style-name="T3">rtet</text:span></text:span> , qui id certissime sit .praeco-</text:p>
      <text:p text:style-name="P3">gallinus, quemadmodum^ horum habens scientiam ajehat<text:line-break/>Hippocrates : .<text:span text:style-name="Default_20_Paragraph_20_Font"><text:span text:style-name="T3">Ut mitissimae fabre</text:span></text:span>s , <text:span text:style-name="Default_20_Paragraph_20_Font"><text:span text:style-name="T3">quae cum signi</text:span></text:span>s sc-<text:line-break/><text:span text:style-name="Default_20_Paragraph_20_Font"><text:span text:style-name="T3">carissimi</text:span></text:span>s <text:span text:style-name="Default_20_Paragraph_20_Font"><text:span text:style-name="T3">fiunt, quarto die sedantur vel priu</text:span></text:span>s, <text:span text:style-name="Default_20_Paragraph_20_Font"><text:span text:style-name="T3">at quae<text:line-break/>mal</text:span></text:span>i<text:span text:style-name="Default_20_Paragraph_20_Font"><text:span text:style-name="T3">gnisi</text:span></text:span>i<text:span text:style-name="Default_20_Paragraph_20_Font"><text:span text:style-name="T3">mae sunt et cum signi</text:span></text:span>s <text:span text:style-name="Default_20_Paragraph_20_Font"><text:span text:style-name="T3">gravissimi</text:span></text:span>s <text:span text:style-name="Default_20_Paragraph_20_Font"><text:span text:style-name="T3">accidunt,<text:line-break/>quart</text:span></text:span>o <text:span text:style-name="Default_20_Paragraph_20_Font"><text:span text:style-name="T3">die acc</text:span></text:span>i<text:span text:style-name="Default_20_Paragraph_20_Font"><text:span text:style-name="T3">dunt vel antea;</text:span></text:span> mites quidem nominans con-<text:line-break/>trarias malignis, et quod neutrae .quartum transcendunt<text:line-break/>diem, fed hae quidem omnino solvuntur, hae vero interii-<text:line-break/>ciunt, ostendens. Sicuti igitur quae omnia habet signa<text:line-break/>tutissima febris acuta, in prima periodo decretori<text:span text:style-name="Default_20_Paragraph_20_Font"><text:span text:style-name="T3">o</text:span></text:span>rum dierum<text:line-break/>solutionem habet, sic quae isti proxime adjacet, diem siepti-<text:line-break/>mamnon transcendet. Sed quaenam est: haec? illa videli-<text:line-break/>cet cui non omnia sunt tutissima signa. Dictum igitur est et<text:line-break/>antea quod non idem sit superlative et simpliciter dicere<text:line-break/>quicquam; n<text:span text:style-name="Default_20_Paragraph_20_Font"><text:span text:style-name="T3">o</text:span></text:span>n igitur securum et securissimum, neque ma-<text:line-break/>lignum et. malignissimum, neque grave et gravissimum , ean-<text:line-break/>dem vim habent. Sit jam a primo statim die febris acuta,<text:line-break/><text:span text:style-name="Default_20_Paragraph_20_Font"><text:span text:style-name="T3">t</text:span></text:span>ed non supreme, simplicissimaque et cum tutissimis signis,</text:p>
      <text:p text:style-name="P3">verum simplex et cum signis tutis , quam Hippocrates mitem<text:line-break/>nominat, ego hanc clarioris doctrinae gratia simplicem voco,<text:line-break/>fugiens aequivocationem, haec febris ad fecundum quater-<text:line-break/>narium progredietur.. Nunquid vero vel quinto die velfexto,<text:line-break/>velfeptimo judicabitur, procedente <text:span text:style-name="Default_20_Paragraph_20_Font"><text:span text:style-name="T3">s</text:span></text:span>ermone determinabitur.<text:line-break/>Eodem modo et maligna et cum gratibus iacta signis; nam<text:line-break/>et haec quantum abest a malignissima et cum gravissimis si-<text:line-break/>gnis adveniente, tanto et mortem afferet tardiorem. si<text:line-break/>quis simplices et simplicissimas et malignas ac malignissimus<text:line-break/>febres distinguere nescit, neque si recte aut sucus de his IIip-<text:line-break/>pocrates dixerit, unquam poterit experientia perpendere.<text:line-break/>Quod si neque signorum vires intelligat, fed simpliciter opi-<text:line-break/>netur haec quidem bona, illa vero mala tantummodo esse,<text:line-break/>adhuc magis tanquam vetulae cantilenam quae ab Hippo-<text:line-break/>crate fcripta fiunt leget. Ego quidem talibus ab his com-<text:line-break/>mentariis censeo recedendum ; at qui libros prognosticos<text:line-break/>Hippocratis accurate legerunt, istis deinceps verba faciatu<text:span text:style-name="Default_20_Paragraph_20_Font"><text:span text:style-name="T3">r<text:line-break/></text:span></text:span>In primo quidem die , sic vero me ubique intelliges totum</text:p>
      <text:p text:style-name="P2">ex die et nocte tempus in viginti ac quatuor h<text:span text:style-name="Default_20_Paragraph_20_Font"><text:span text:style-name="T3">o</text:span></text:span>ras parti-<text:line-break/>tum accipientem , urina quidem fit exquisite aquea , febris<text:line-break/>vero. debilis, lue homo diu superstes manebit. Sed quantum<text:line-break/>hoc erit, in primis diebus cognosci non p<text:span text:style-name="Default_20_Paragraph_20_Font"><text:span text:style-name="T3">o</text:span></text:span>test, neque co-<text:line-break/>gnitu utile est;. nam cujus gratia test egemus praec<text:span text:style-name="Default_20_Paragraph_20_Font"><text:span text:style-name="T3">o</text:span></text:span>gnitione,<text:line-break/>jam id habemus , victus scilicet formam convenientem con-<text:line-break/>sutuere, quum status post multos dies fit fubfequuturus. Sin-<text:line-break/>gulis quidem quaternariis signa diligenter ob<text:span text:style-name="Default_20_Paragraph_20_Font"><text:span text:style-name="T3">s</text:span></text:span>ervans, etiam<text:line-break/>ipsum status tempus exquisite poteris praecognoscere.<text:line-break/><text:span text:style-name="Default_20_Paragraph_20_Font"><text:span text:style-name="T3">op</text:span></text:span>o<text:span text:style-name="Default_20_Paragraph_20_Font"><text:span text:style-name="T3">rtet en</text:span></text:span>i<text:span text:style-name="Default_20_Paragraph_20_Font"><text:span text:style-name="T3">m</text:span></text:span>, inquit, <text:span text:style-name="Default_20_Paragraph_20_Font"><text:span text:style-name="T3">a primo die c</text:span></text:span>o<text:span text:style-name="Default_20_Paragraph_20_Font"><text:span text:style-name="T3">nsiderare et in singu—<text:line-break/>ii</text:span></text:span>s <text:span text:style-name="Default_20_Paragraph_20_Font"><text:span text:style-name="T3">quaternarii</text:span></text:span>s <text:span text:style-name="Default_20_Paragraph_20_Font"><text:span text:style-name="T3">adiectis animadvertere, </text:span></text:span>neque te latebit<text:line-break/>quo se morbus convertet. Haec quidem etiam lu <text:span text:style-name="Default_20_Paragraph_20_Font"><text:span text:style-name="T3">s</text:span></text:span>equenti-<text:line-break/>bus pluribus ac diligentius exequemur. Ad primi vero<text:line-break/>temporis praecognitionem , quod principium vocant, in.<text:line-break/>quantum extendetur tempus , jam magnum aliquid ostensum<text:line-break/>est in primo die fuisse acceptum, quod loquenti die adhuc<text:line-break/>manifestius est distinguere. Similiter enim febre et urina</text:p>
      <text:p text:style-name="P8">manentibus , non susum quod nondum morbus incrementum<text:line-break/>inceperit, dicere possumus, sed quod neque ante septimum<text:line-break/>diem sit i<text:span text:style-name="Default_20_Paragraph_20_Font"><text:span text:style-name="T3">n</text:span></text:span>cepturus; didicisti enim quod extreme cruda est<text:line-break/>aquosa urina. Quere non solum praesens jam principii tem-<text:line-break/>pus internoscere datur, verum etiam saepius praecognosce<text:span text:style-name="Default_20_Paragraph_20_Font"><text:span text:style-name="T3">r</text:span></text:span>e,<text:line-break/>quo finietur.</text:p>
      <text:h text:style-name="Heading_20_2" text:outline-level="2">Cap. XVII. </text:h>
      <text:p text:style-name="P18"><text:span text:style-name="T10">I</text:span>n his quidem adeo diuturnis sutis lon-.<text:line-break/>gum est principii tempus, in peracutis extreme angustum.<text:line-break/>Nam si statim in prima die in urinis appereat aliquod signum<text:line-break/>coctionis , jam hic principium transgressum esu Numquid<text:line-break/>igitur neque omnino incipit? an hoc quidem impossibile? .<text:line-break/>neque enim fieri potest ut morbus aliquis proprium statum<text:line-break/>reciplat, non praecedente principio et incremento. Atre-,<text:line-break/>me breve utrumque horum temporum saepius fieri contingit,<text:line-break/>adeo ut lu primo die morbus ad statum perveniat. Ita igitur<text:line-break/>acuti principii ne praecognitionenr quidem finis inquirere-<text:line-break/>oportet, sed fatis putare,- si dum adest, cognosci possit, et<text:line-break/>quum primum ad ascensum convertitur, manifeste deprehende-</text:p>
      <text:p text:style-name="P2">tm. Est autem communis talium principiorum atque rn-<text:line-break/>crementorum cognitio cum primis accessionis partibus; idem<text:line-break/>enim et ejus et universi morbi principium atque incremen-<text:line-break/>tum, natu neque ipsa statim incipit a statu. Hoc enim<text:line-break/>non modo nemo unquam vidit, sed neque etiam cogitatione<text:line-break/>assequi potest sebrem videlicet acutam statim in primo in-<text:line-break/>sultu lu statu constitere , ac si sumine foret homo percussus.<text:line-break/>Quomodo igitur ur primo die febris in statu cousistere agno-<text:line-break/>stetur <text:span text:style-name="Default_20_Paragraph_20_Font"><text:span text:style-name="T3">r</text:span></text:span> quomod<text:span text:style-name="Default_20_Paragraph_20_Font"><text:span text:style-name="T3">o</text:span></text:span> aliter quam si statim habuerit signa coctio-<text:line-break/>nis? Tale enim quiddam accidit circa humo<text:span text:style-name="Default_20_Paragraph_20_Font"><text:span text:style-name="T3">r</text:span></text:span>um crudorum<text:line-break/>. coctionem, quale etiam partibus, quae iusiammationem pa-<text:line-break/>tiuntur, advenit. Ita autem et deluis quodam in loco inquit<text:line-break/>Hippocrates : <text:span text:style-name="Default_20_Paragraph_20_Font"><text:span text:style-name="T3">Circa puri</text:span></text:span>s <text:span text:style-name="Default_20_Paragraph_20_Font"><text:span text:style-name="T3">generatione</text:span></text:span>s <text:span text:style-name="Default_20_Paragraph_20_Font"><text:span text:style-name="T3">dolore</text:span></text:span>s <text:span text:style-name="Default_20_Paragraph_20_Font"><text:span text:style-name="T3">ac fabre</text:span></text:span>s<text:line-break/><text:span text:style-name="Default_20_Paragraph_20_Font"><text:span text:style-name="T3">contingunt, magi</text:span></text:span>s <text:span text:style-name="Default_20_Paragraph_20_Font"><text:span text:style-name="T3">quam ubi jam est generatum. </text:span></text:span>Quetn-<text:line-break/>adnrodum igitur jam suppurata inflammatione .non contingit<text:line-break/>febrem adhuc in statu esse, aut dolorem ob viere, eodem<text:line-break/>modo neque si quicquam in urinis subsidat exquisite bonum.<text:line-break/>Nebula quidem siola aut quibusdam bonis suspensis factis;<text:line-break/>status tempus no<text:span text:style-name="Default_20_Paragraph_20_Font"><text:span text:style-name="T3">n</text:span></text:span>dum adest, ac mullo minus, quum haec</text:p>
      <text:p text:style-name="P3">ipsa defuerint , praeterquam si biliosus valde. morbus extife-<text:line-break/>rit. Quicunque igitur iis omnibus quae a nobis . dicta sunt<text:line-break/>saepius in aegrotis mentem diligenter adhibuerit, hunc nui-.<text:line-break/>dum unquam latebit tempus, fed si quidem acutum fuerit et<text:line-break/>dum praebe<text:span text:style-name="Default_20_Paragraph_20_Font"><text:span text:style-name="T3">n</text:span></text:span>s erit, exacte cognoscet et statim fubfequutu-<text:line-break/>rum praecognoscet ; si vero diuturnum, lex multo utique<text:line-break/>tempore coniicies, ac propius accedens manifestius. etiam<text:line-break/>praecognoscet. . Nam lu universum oportet cognoscere<text:line-break/>quod nisi manifestum appareat inditium coctionis, totum<text:line-break/>illud tempus intermedium est principium morbi. Quam-<text:line-break/>tum igitur adhuc praesentibus deficit ad manifestum illud<text:line-break/>coctionis i<text:span text:style-name="Default_20_Paragraph_20_Font"><text:span text:style-name="T3">n</text:span></text:span>dicium et a morbi motu et natura .et tempore<text:line-break/>anni et regione et aetate et temperie ipsius laborantis inve-<text:line-break/>uses. Nam si morbus natura diuturnus extiterit, quemad-<text:line-break/>modum exempli gratia febris quotidiana, et videatur tarde<text:line-break/>in hoc aegrotante moveri, ac quodam modo succendi ac<text:line-break/>suffocari, et tempus anni fuerit hiems et regio frigida, aetas-</text:p>
      <text:p text:style-name="P3">que atque natura laborantis ad frigidum declinaverit, mul-<text:line-break/>tum interim tempus erit necessarium ad manisesti signi gene-<text:line-break/>rationem , quod totum tempus principio erit conttibuen-<text:line-break/>dum. Sit igitur ita ut hiberno tempore incipiat febris<text:line-break/>quotidiana in corpore ita fe habente, quemadmodum nunc<text:line-break/>diximus, una cum exquisite crudis et aqu<text:span text:style-name="Default_20_Paragraph_20_Font"><text:span text:style-name="T3">o</text:span></text:span>sis urinis, non<text:line-break/>mod<text:span text:style-name="Default_20_Paragraph_20_Font"><text:span text:style-name="T3">o</text:span></text:span> neque intra septimum , sed neque esiam decimum-<text:line-break/>quartum diem quispiam habere posset manifestum coctio-<text:line-break/>nis signum: sic autem appello ea quae inter debilis <text:span text:style-name="Default_20_Paragraph_20_Font"><text:span text:style-name="T3">s</text:span></text:span>unt et<text:line-break/>perfectae coctionis indicia. Perfecta igitur coctio est, quan-<text:line-break/>do in minis subsederit aliquod album et laeve, aequale et<text:line-break/>continuum. Debilis autem coctio est, quando ex aquosa<text:line-break/>mediocriter subpallida facta fuerit, et quidem si turbulenta<text:line-break/>apparuerit et talis perman<text:span text:style-name="Default_20_Paragraph_20_Font"><text:span text:style-name="T3">s</text:span></text:span>erit, haec quoque obscurae et de-<text:line-break/>bilis coctionis est signum , et rufa etiam ac tenuis ex eodem<text:line-break/>genere est. Sed nihil horum jam principium esse finitum<text:line-break/>ostendit; haec enim manifestius indicium semper expetunt,<text:line-break/>vel solam nebulam albam aut suspensum aequale continuum</text:p>
      <text:p text:style-name="P9">atque album. Et quidem et rubens nebula et scdimentum<text:line-break/>tale et sine redimenti, bene colorata urina et crassitie medio-<text:line-break/>cris principium finiisse ostendit.</text:p>
      <text:h text:style-name="Heading_20_2" text:outline-level="2">Cap. XVIll. </text:h>
      <text:p text:style-name="P18">Sic peripneumonicis et pleuriticis affe-<text:line-break/>ctibus ea quae proprie sputa vocantur urinarum sedimentis<text:line-break/>assimilantur, nihil vero omnino expuere, sed tussim tantum-<text:line-break/>modo siccam habere tale quiddam est, quale in urinis extre-<text:line-break/>me c<text:span text:style-name="Default_20_Paragraph_20_Font"><text:span text:style-name="T3">r</text:span></text:span>udum, quod aquosum nominamus. Quod si ab eo<text:line-break/>quod est nihil expuere .ad expuere, verum liquida .et om-<text:line-break/>nino cruda fiat transmutatio, liquet quod debilis et obscura<text:line-break/>omnino est hujusmodi permutatio et nondum est finitum pri-<text:line-break/>mum morbi tempus, quod principium diximus nominari.<text:line-break/>Quando igitur hoc quidem cessabit atque integre ad aug-<text:line-break/>mentum morbus convertetur? quando coeperit pauca ex-<text:line-break/>puere cocta, reliquo vero omni tempore abhinc usque ad<text:line-break/>statum semper eo plura ac meliora atque facilius ex-<text:line-break/>puente<text:span text:style-name="Default_20_Paragraph_20_Font"><text:span text:style-name="T3">r</text:span></text:span> Quum vero exquisite cocta fuerint et multa et fine<text:line-break/>difficultate educta, tunc status est tempus. Quando vero</text:p>
      <text:p text:style-name="P3">similiter quidem exquisite cocta et sine molestia educta , eo-<text:line-break/>rum autem multitudo. minuta fuerit, dolorque non amplius<text:line-break/>affuerit, tunc statum cessasse judicare oportet, subsequitur<text:line-break/>enim declinatio. Supponamus igitur aegrotum aliquem<text:line-break/>pleuritide correptum neque expuentem aliquid et urinas<text:line-break/>mingentem tenues quidem, sed bene coloratus, circa vero<text:line-break/>dieta undecimum expuere quaedam inripiat, verum liquida<text:line-break/>et cruda; hunc quidem quod nemo diceret ante diem un-<text:line-break/>decimum esse in alio morbi tempore quam in principio o<text:span text:style-name="Default_20_Paragraph_20_Font"><text:span text:style-name="T3">t</text:span></text:span>n-<text:line-break/>nibus est manifestum In undecimo vero fortassis rideretur<text:line-break/>cuiquam manifeste transgressus, verum non ita su habet,<text:line-break/>nam dies undecimus quartidecimr index existens fecundi<text:line-break/>temporis morbi manifestum ac certum prinripium illum ha-<text:line-break/>bibiturum. praemonstrat. observabis igitur diem decimum-<text:line-break/>quartum, fi praeostensis ab undecimo consentiat, et post<text:line-break/>hu<text:span text:style-name="Default_20_Paragraph_20_Font"><text:span text:style-name="T3">n</text:span></text:span>c rursus decimum septimum, quoniam et hic vigesima est<text:line-break/>index, quemadmodum in libris de diebus decretoriis dixi-<text:line-break/>mus. Age jam hoc die supponamus expuere pauca quidem,</text:p>
      <text:p text:style-name="P2">sed cocta, huic die vigesimo possibile est aliquam advenire<text:line-break/>crisim, non tamen perfectam ob talem causam, quoniam<text:line-break/>non eandem vim habent, neque inter indices primi cum<text:line-break/>posterioribus, neque primi decret<text:span text:style-name="Default_20_Paragraph_20_Font"><text:span text:style-name="T3">o</text:span></text:span>rii cum ultimis decreto-<text:line-break/>riis, at valentiores quidem primi funi, in longum autem<text:line-break/>jam protracto morbo imbecilliores redduntur. oportet igi-<text:line-break/>tur procedente morbo et tum praecipue , quando admodum<text:line-break/>crudus extiterit magnam fieri tansmutationem , ut focum<text:line-break/>crisis speretur. Magna autem est permutatio , quum per-<text:line-break/>fecte cocta nnnguntur atque expuuntur, talia vero non sim-<text:line-break/>ponebantur lu die decimofieptimo affuisse , quere nec fieri<text:line-break/>potest htt hic aegrotus in die vigesimo liberetur, ut perfe-<text:line-break/>ctam crisim habeat, fed mutationem aliquam effatu dignam<text:line-break/>fieri sat est, poterit enim in aliquo ex sequentibus decreto-<text:line-break/>riis diebus integra solutio advenire. Nunquid igitur siclum<text:line-break/>-suppositio quaedam est hic sermo, vel est visus etiam salis<text:line-break/>aegrotus? Mihi quidem habere haec omnia quae nunc dr-<text:line-break/>xinuis ille ridetur de qu<text:span text:style-name="Default_20_Paragraph_20_Font"><text:span text:style-name="T3">d</text:span></text:span>scribit Hippocrates in tertio epidemia,-</text:p>
      <text:p text:style-name="P3">rum, ille, inquam , aegrotus a pestilenti constitutione ordine<text:line-break/>octavus. lta autem omnis sermo se habet: <text:span text:style-name="Default_20_Paragraph_20_Font"><text:span text:style-name="T3">su Abderis erat<text:line-break/>Anaxum, qui habitabat. circa portas dhraciaNu Pebrle<text:line-break/>acuta invasu hominem , lateris dextri dolor c</text:span></text:span>o<text:span text:style-name="Default_20_Paragraph_20_Font"><text:span text:style-name="T3">ntinuus ad-<text:line-break/>erat; testis sicca, neque expuebat primis diebus; sttibun-<text:line-break/>dus erat et pervigil, urinae bene coloratae, tenues et mul-<text:line-break/>tae. Sexto die deliravit, a sementis nulla fiebat doloris<text:line-break/>remissio. Septimo die gravius se habuit, nam et febris<text:line-break/>intendebatur, neque dolores minuebantur et tusses insufla -<text:line-break/>bant, dipstcilemque habebat anhelitum.</text:span></text:span> O<text:span text:style-name="Default_20_Paragraph_20_Font"><text:span text:style-name="T3">ctavo die ve-<text:line-break/>nam in cubito secui, sanguis multus eststuxit, qualem<text:line-break/>oportuit, dolores remissi sunt, tusses tamen siccae inseque-<text:line-break/>bantur. l.Indecimo die febres minores factae fiunt, parum<text:line-break/>circa caput suda</text:span></text:span>r<text:span text:style-name="Default_20_Paragraph_20_Font"><text:span text:style-name="T3">it, tusses et quae exibant a pulmone, hu-<text:line-break/>midiora erant. Decimoseptimo coepit quaedam pauca con-<text:line-break/>cocta expuere, levatus est. Vigesimo sudavit, febre libe-<text:line-break/>ratus est, post crison levatus est, siticulo</text:span></text:span>s<text:span text:style-name="Default_20_Paragraph_20_Font"><text:span text:style-name="T3">us vero erat, ne-<text:line-break/>que a pulmone bonae erant exp argutiones. Septimo et vi-<text:line-break/>gesimo feb</text:span></text:span>r<text:span text:style-name="Default_20_Paragraph_20_Font"><text:span text:style-name="T3">is rediit et tussiit, eduxit concocta multa, uri-<text:line-break/>u</text:span></text:span>l<text:span text:style-name="Default_20_Paragraph_20_Font"><text:span text:style-name="T3">s sedimentum multum et album, sine siti restitit, bene</text:span></text:span></text:p>
      <text:p text:style-name="P3">spi<text:span text:style-name="Default_20_Paragraph_20_Font"><text:span text:style-name="T3">ran</text:span></text:span>s <text:span text:style-name="Default_20_Paragraph_20_Font"><text:span text:style-name="T3">factu</text:span></text:span>s <text:span text:style-name="Default_20_Paragraph_20_Font"><text:span text:style-name="T3">est. </text:span></text:span>Q<text:span text:style-name="Default_20_Paragraph_20_Font"><text:span text:style-name="T3">uart</text:span></text:span>o <text:span text:style-name="Default_20_Paragraph_20_Font"><text:span text:style-name="T3">et trigesim</text:span></text:span>o <text:span text:style-name="Default_20_Paragraph_20_Font"><text:span text:style-name="T3">die sudavit per<text:line-break/>totu</text:span></text:span>m <text:span text:style-name="Default_20_Paragraph_20_Font"><text:span text:style-name="T3">c</text:span></text:span>o<text:span text:style-name="Default_20_Paragraph_20_Font"><text:span text:style-name="T3">rpu</text:span></text:span>s, <text:span text:style-name="Default_20_Paragraph_20_Font"><text:span text:style-name="T3">sine scbre restitit, atque ex toto iudicatu</text:span></text:span>s<text:line-break/><text:span text:style-name="Default_20_Paragraph_20_Font"><text:span text:style-name="T3">est. </text:span></text:span>Huic sane et alia, quemadmodum suppo<text:span text:style-name="Default_20_Paragraph_20_Font"><text:span text:style-name="T3">s</text:span></text:span>uimus, vi-<text:line-break/>dentur advenisse. Et de urinis quamvis non pluries, quem-<text:line-break/>admodum consuevit in aliis aegrotis, fed bis saltem mentio-<text:line-break/>nem faciens, in principio quod tenues essent, in <text:span text:style-name="Default_20_Paragraph_20_Font"><text:span text:style-name="T3">s</text:span></text:span>eptimo<text:line-break/>et vigesimo die fubjungens, urinis suffimentum multum et<text:line-break/>album palam facit, tum primum exquisite coctas urinas<text:line-break/>minuisse , propterea igitur, ut et antea dixi ; in die vigesimo<text:line-break/>crisim quandam habuit, fed imperfectam quidem , quoniam<text:line-break/>su derimo septimo coepit quaedam cocta expuere, non ta-<text:line-break/>men integra crisis subsecuta est, quoniam neque exquisita<text:line-break/>coctio urinarum aut sputorum; propterea igitur inquit,<text:line-break/><text:span text:style-name="Default_20_Paragraph_20_Font"><text:span text:style-name="T3">erat autem siticulosu</text:span></text:span>s, <text:span text:style-name="Default_20_Paragraph_20_Font"><text:span text:style-name="T3">atque ex pulmone non erant bonae<text:line-break/>exp argutione</text:span></text:span>s. Hic igitur nobis ad memoriam revocans,<text:line-break/>quod recte dictum est, <text:span text:style-name="Default_20_Paragraph_20_Font"><text:span text:style-name="T3">Quae relinquuntur in morbi</text:span></text:span>s <text:span text:style-name="Default_20_Paragraph_20_Font"><text:span text:style-name="T3">post ori-<text:line-break/>sim,. recidiva</text:span></text:span>s <text:span text:style-name="Default_20_Paragraph_20_Font"><text:span text:style-name="T3">facere consueverunt. </text:span></text:span>De septimo ac vige-<text:line-break/>simo die lege enarrationem , quae ita <text:span text:style-name="Default_20_Paragraph_20_Font"><text:span text:style-name="T3">t</text:span></text:span>e habet : <text:span text:style-name="Default_20_Paragraph_20_Font"><text:span text:style-name="T3">septim</text:span></text:span>o <text:span text:style-name="Default_20_Paragraph_20_Font"><text:span text:style-name="T3">et</text:span></text:span></text:p>
      <text:p text:style-name="P3"><text:span text:style-name="Default_20_Paragraph_20_Font"><text:span text:style-name="T3">vigesim</text:span></text:span>o <text:span text:style-name="Default_20_Paragraph_20_Font"><text:span text:style-name="T3">rediit sobri</text:span></text:span>a, <text:span text:style-name="Default_20_Paragraph_20_Font"><text:span text:style-name="T3">tussiit, eduxit c</text:span></text:span>o<text:span text:style-name="Default_20_Paragraph_20_Font"><text:span text:style-name="T3">nc</text:span></text:span>o<text:span text:style-name="Default_20_Paragraph_20_Font"><text:span text:style-name="T3">cta multa, uri-.<text:line-break/>nis multum scdim</text:span></text:span>e<text:span text:style-name="Default_20_Paragraph_20_Font"><text:span text:style-name="T3">ntum album, sine siti restitit. </text:span></text:span>Nam<text:line-break/>quum antea dixisset quod in tempore intermedio<text:line-break/>post vigesimum diem et sitis remansit et a pulmone non<text:line-break/>erant bonae expurgatione deinceps inquit quod in se-<text:line-break/>ptimo et vigesimo die facta recidiva febricitavit, fine<text:line-break/>fili autem restitit et bona expuere coepit, lu urinis sub-<text:line-break/>fidentiam habebat multam atque albam. Hoc igitur est<text:line-break/>quod prius dicebatur , quod videlicet in morbis febrilibns<text:line-break/>tale quid accidit, quale in iis quae suppurant instammationi-<text:line-break/>bus. . Sicuti enim ibi, quum generatur pus et dolores et<text:line-break/>febres praecipue contingunt, ita et hic dum concoquuntur<text:line-break/>humores qui febrem inducunt. Sic igitur et in Anaxione,<text:line-break/>quantum ex prima illa crisi defectu relictum erat; hoc ror-<text:line-break/>sus effervescens in coctionis tempore, illam quae antecessit<text:line-break/>secundam eri sim sebrem generarit. Hoc vero a naturali<text:line-break/>calore, non autem febrili provenisse, dierum natura non.<text:line-break/>minime iudicabat; prunum enim undecimus bonam, sed</text:p>
      <text:p text:style-name="P3">obscuram incepit coctionem; deinde decimussiep limus lignum<text:line-break/>coctionis manifestius ostendit; deinde vigesimus crifim im-<text:line-break/>perfectam, post hunc vero septimus et vigesimus integrae<text:line-break/>coctionis indicia dedit Propterea subinserens inquit:<text:line-break/><text:span text:style-name="Default_20_Paragraph_20_Font"><text:span text:style-name="T3">Quarto et tr</text:span></text:span>i<text:span text:style-name="Default_20_Paragraph_20_Font"><text:span text:style-name="T3">gesim</text:span></text:span>o <text:span text:style-name="Default_20_Paragraph_20_Font"><text:span text:style-name="T3">die sudavit per totum , sine scbre resti.<text:line-break/>tit, atque ex t</text:span></text:span>o<text:span text:style-name="Default_20_Paragraph_20_Font"><text:span text:style-name="T3">t</text:span></text:span>o <text:span text:style-name="Default_20_Paragraph_20_Font"><text:span text:style-name="T3">judicatus est. </text:span></text:span>Liquet enim quod in tri-<text:line-break/>gefimo quarto die, qui septimus est post septimum et vigefi-<text:line-break/>mum, concoctae funi simul et excretae omnes morbi causae,<text:line-break/>per sputa vero quae in thorace; oportet autem hujus<text:line-break/>meminisse sermonis et ob praesentia et ob illa quae dicenda<text:line-break/>sunt, et haec tria invicem differre arbitrandum et obscuram<text:line-break/>coctionem et manifestam atque perfectam ; obscura enim<text:line-break/>undecimo, manifesta vero decimofeptimo, perfecta vero vi-<text:line-break/>gefimofeptimo facta est; post quem in omnibus feptem diebus<text:line-break/>morbus folutus est, et fictorum hoc tempus status, quemadmo-<text:line-break/>dum et in sequentibus manifestius ostendemus. Hoc igitur<text:line-break/>sputum , quod septimo et vigesimo die apparuit, si quidem<text:line-break/>in primis morbi diebus apparuisset cum urinis bonum <text:span text:style-name="Default_20_Paragraph_20_Font"><text:span text:style-name="T3">t</text:span></text:span>edi-</text:p>
      <text:p text:style-name="P3">mentum habentibus, fieri non potuisset quin in prima fe-<text:line-break/>ptimana morbus indicaretur. Primos voco dies morbi quos<text:line-break/>primus quaternarius coercet.</text:p>
      <text:h text:style-name="Heading_20_2" text:outline-level="2">Cap. XIX. </text:h>
      <text:p text:style-name="P18">Et primum igitur morbi principium<text:line-break/>juxta fecundum significatum in hoc circumscribi tempore<text:line-break/>prius dicebam, et hoc est quod inquit: <text:span text:style-name="Default_20_Paragraph_20_Font"><text:span text:style-name="T3">Jn pleuritici</text:span></text:span>s <text:span text:style-name="Default_20_Paragraph_20_Font"><text:span text:style-name="T3">sputum<text:line-break/>si siatim appareat, inc</text:span></text:span>i<text:span text:style-name="Default_20_Paragraph_20_Font"><text:span text:style-name="T3">piente morb</text:span></text:span>o i<text:span text:style-name="Default_20_Paragraph_20_Font"><text:span text:style-name="T3">psam breviorem fucit.<text:line-break/></text:span></text:span>Nam quum principium triplex dicatur, secundum unum quidem<text:line-break/>modum de primo rnsultu, qui .simplex est et latitudine caret,<text:line-break/>secundum alterum vero de eo , qu<text:span text:style-name="Default_20_Paragraph_20_Font"><text:span text:style-name="T3">o</text:span></text:span>d ad tertium extenditur<text:line-break/>diem, quod solum mihi somniare videtur Thessalus, et prae-<text:line-break/>ter haec etiam id, quod tanquam pars accipitur totius morbi,<text:line-break/>quod manifestae coctionis signa definiunt, de omnibus his<text:line-break/>Hippocrates verba facit, quemadmodum ex iis quae antea<text:line-break/>scripsimus liquet et in sequentibus commentariis manssestius<text:line-break/>offendetur. Quod vero juxta secundum significatum prinri-<text:line-break/>pium ostenderit, quum dixit id sputum, quod in pleuriticis<text:line-break/>appareat lu principio breviorem facere, neminem latere ar-</text:p>
      <text:p text:style-name="P3">bitr<text:span text:style-name="Default_20_Paragraph_20_Font"><text:span text:style-name="T3">o</text:span></text:span>r, sed hoc etiam in sequentibus distinguemus. Quo .<text:line-break/>pacto vero quispiam aut jam praesens atque perfectum id,<text:line-break/>quod tanquam totius pars morbi principium accipitu<text:span text:style-name="Default_20_Paragraph_20_Font"><text:span text:style-name="T3">r, </text:span></text:span>eo-<text:line-break/>gnoscere queat, aut jam finiturum praecognosce<text:span text:style-name="Default_20_Paragraph_20_Font"><text:span text:style-name="T3">r</text:span></text:span>e; mihi jam<text:line-break/>videor demonstrasse. Nam jam perfecti principii manife-<text:line-break/>ftum et firmum esit signum coctio manifesta; finituri autem<text:line-break/>et ipsius morbi natura et tempus anni et aetas laborantis,<text:line-break/>praeterea autem et regio in qua aegrotat, et m<text:span text:style-name="Default_20_Paragraph_20_Font"><text:span text:style-name="T3">o</text:span></text:span>dus ejus<text:line-break/>qui antecesserit victus, quum nondum morbo correptus<text:line-break/>esset. Specialiora vero indicia futuri finis primo morbi tem-<text:line-break/>po<text:span text:style-name="Default_20_Paragraph_20_Font"><text:span text:style-name="T3">r</text:span></text:span>e coctionis indicia sunt.. Et quo pact<text:span text:style-name="Default_20_Paragraph_20_Font"><text:span text:style-name="T3">o</text:span></text:span> haec praeco-<text:line-break/>gnoscere op<text:span text:style-name="Default_20_Paragraph_20_Font"><text:span text:style-name="T3">o</text:span></text:span>rteat, quando maxime futura sint, dicetur<text:line-break/>quidem diligentius et in iis quae- loquuntur, dicetur autem<text:line-break/>et nunc quod considerare oportet, quantum distant praes-<text:line-break/>entia cruditatis signa ab iis quae aderunt in manifesta e<text:span text:style-name="Default_20_Paragraph_20_Font"><text:span text:style-name="T3">o-<text:line-break/></text:span></text:span>orione , et quisnam fit in morb<text:span text:style-name="Default_20_Paragraph_20_Font"><text:span text:style-name="T3">o</text:span></text:span> motus , hoc est utrum acute<text:line-break/>aut tarde ac veluti succensus moveatur. Utilissimum vero</text:p>
      <text:p text:style-name="P2">ad haec, .imo vero summopere necessarium est exquisite<text:line-break/>ficire dignoscere quantum invicem superant ac superantur<text:line-break/>et coctionis et cruditatis signa, nam et cruditatis signa non<text:line-break/>parvam inter <text:span text:style-name="Default_20_Paragraph_20_Font"><text:span text:style-name="T3">t</text:span></text:span>e habent differentiam , adhuc autem magis et<text:line-break/>coctionis. Si quidem i<text:span text:style-name="Default_20_Paragraph_20_Font"><text:span text:style-name="T3">n</text:span></text:span>tegrae cruditatis indicia in primis<text:line-break/>quatuor diebus permaneant, longum erit huic morbo prin-<text:line-break/>cipis tempus , si vero obscurae mediocriter in ipso apparue-<text:line-break/>rint , l<text:span text:style-name="Default_20_Paragraph_20_Font"><text:span text:style-name="T3">on</text:span></text:span>gum quidem et hoc erit , <text:span text:style-name="Default_20_Paragraph_20_Font"><text:span text:style-name="T3">t</text:span></text:span>ed <text:span text:style-name="Default_20_Paragraph_20_Font"><text:span text:style-name="T3">n</text:span></text:span>on priori similiter ;<text:line-break/>si autem parva suerint cruditatis figna , futurum etiam prin-<text:line-break/>, cipri tempus statim erit. His addenda fiunt et illa quae ah</text:p>
      <text:p text:style-name="Normal">Hippocrate dicta funt longioris temporis esse significativa,<text:line-break/>de quibus in loquentibus nobis plenior erit ferum. Nunc<text:line-break/>ergo gratia exempli hujus aphorismi meminerimus: <text:span text:style-name="Default_20_Paragraph_20_Font"><text:span text:style-name="T3">Prigi-<text:line-break/>di sud</text:span></text:span>o<text:span text:style-name="Default_20_Paragraph_20_Font"><text:span text:style-name="T3">re</text:span></text:span>s <text:span text:style-name="Default_20_Paragraph_20_Font"><text:span text:style-name="T3">cum acuta qu</text:span></text:span>i<text:span text:style-name="Default_20_Paragraph_20_Font"><text:span text:style-name="T3">dem scbre m</text:span></text:span>o<text:span text:style-name="Default_20_Paragraph_20_Font"><text:span text:style-name="T3">rtem significant,<text:line-break/>cum miti</text:span></text:span>o<text:span text:style-name="Default_20_Paragraph_20_Font"><text:span text:style-name="T3">ri vero m</text:span></text:span>o<text:span text:style-name="Default_20_Paragraph_20_Font"><text:span text:style-name="T3">rbi diuturnitatem. </text:span></text:span>Nam fi in primis<text:line-break/>diebus praevalentibus adhuc cruditatis signis aliqua talia<text:line-break/>signa apparuerint, principii temp<text:span text:style-name="Default_20_Paragraph_20_Font"><text:span text:style-name="T3">o</text:span></text:span>ri addent, et liquet etiam</text:p>
      <text:p text:style-name="P3">quod tempus incrementi longius erit, atque eadem ratione<text:line-break/>status post multum tempus occurret, sic autem et morbi<text:line-break/>folutio.</text:p>
      <text:h text:style-name="Heading_20_2" text:outline-level="2">Cap. XX. </text:h>
      <text:p text:style-name="P18">Quere non solum primi temporis m pli-<text:line-break/>mis diebus aliquam habebis artificiosam coniecturam, scd<text:line-break/>etiam sequentium. Exquisitius autem et.magis ipsa praeco-<text:line-break/>gnosces, fi succedentibus quartanariis mentem adhibueris.<text:line-break/>Nam primus qui obscurum coctionis fignum ostendit, iple<text:line-break/>manifestius reliquum principii tempus indicabit : quum jam<text:line-break/>hoc tibi fine ulla dubitatione constabit, quod u<text:span text:style-name="Default_20_Paragraph_20_Font"><text:span text:style-name="T3">n</text:span></text:span>iversum illud<text:line-break/>tempus, in quo nullum est manifestum coctionis signum, pri-<text:line-break/>tuum est ex quatuor morbi temporibus, quod nos prmci-<text:line-break/>pium nominamus. Nam fi ad hoc respexeris, nihil erit<text:line-break/>amplius difficile invenire, fi in tot primis diebus ab iis quae<text:line-break/>primo die apparuerunt tot jam praeterierint, quot adhuc<text:line-break/>erunt reliqua transigenda usque ad manifestam coctionem.<text:line-break/>Inde autem incrementum incipit, fed i<text:span text:style-name="Default_20_Paragraph_20_Font"><text:span text:style-name="T3">n</text:span></text:span> hoc vel aliqua de-<text:line-break/>fecta crista apparebit, quemadmodum pardo antea iu.pleu-</text:p>
      <text:p text:style-name="P3">viticis ostendi , vel si morbus expectaverit integrum statum,<text:line-break/>sic et crisis integra erit. Saepius vero neque ulla fit . crisis<text:line-break/>in. status tempore, fed -paulatim morbus tollitur, longo<text:line-break/>tempore coctionem recipiens. Quo pacto autem, antequam<text:line-break/>fiant haec, futura praecognoscere oporteat, in sequentibus<text:line-break/>commentariis -explicabitur; nam in ipsis liquido ostendam,<text:line-break/>quando in incrementis,. -quando etiam in statibus morbus<text:line-break/>crisim habeat et quando, sine ulla <text:span text:style-name="Default_20_Paragraph_20_Font"><text:span text:style-name="T3">d</text:span></text:span>mniuo crisi paulatim c<text:span text:style-name="Default_20_Paragraph_20_Font"><text:span text:style-name="T3">o-<text:line-break/></text:span></text:span>ctus dissolvatur. Et clarum est quod hujusmodi solutionem<text:line-break/>neque crisim nomino , si qua vero c<text:span text:style-name="Default_20_Paragraph_20_Font"><text:span text:style-name="T3">o</text:span></text:span>nsertior fiat permutatio,<text:line-break/>et multo magis adhuc eam agitationem quae ipsam praece-<text:line-break/>dit, ita appellare consuevi. Equidem harum quoque prae-<text:line-break/>cogintiones in sequentibus dicam. Melius enim est non fo-<text:line-break/>lum, quod in tempo<text:span text:style-name="Default_20_Paragraph_20_Font"><text:span text:style-name="T3">r</text:span></text:span>e integram morbus habebitsolutionem,<text:line-break/><text:span text:style-name="Default_20_Paragraph_20_Font"><text:span text:style-name="T3">t</text:span></text:span>ed etiam utrum. cum magno aliquo certamine , vel sule<text:line-break/>vexatione atque periculo aliquo intelligere. Haec igitur<text:line-break/>omnia in sequentibus commentariis ostendentur et praeterea<text:line-break/>bonarum et malarum crisium praecognitiones , perfectarum</text:p>
      <text:p text:style-name="P3">quoque ac imperfectarum. lustrorum vero omnium princi-<text:line-break/>pio praeponam ipsorum .morborum invadentium djgno-<text:line-break/>tiones. Quoniam enica et ab ipsi, morbo diximus oportere<text:line-break/>quaedam de temporibus universalibus nosse,. ac praeterea a<text:line-break/>tempore anni et ab aliis quae diximus, nisi eorum omnium<text:line-break/>statuo a primo die aliquam habeamus cognitionem, simile<text:line-break/>quiddam multis medicorum saniorum patiemu<text:span text:style-name="Default_20_Paragraph_20_Font"><text:span text:style-name="T3">r. </text:span></text:span>Nam sicuti<text:line-break/>illi utrumque ignotorum alterum per alterum monstrare<text:line-break/>conantur, vel quod notius est per id quod minus notum<text:line-break/>est, sic et nobis accidet, nisi uniuscujusque morbi formam<text:line-break/>statim a primo die aliquo modo dignoscamus. Optimum<text:line-break/>igitur est, si in ipso primo die dignoscamus , et hoc millies<text:line-break/>jam fieri posse probavimus at.tertianos et quartauos et quo-<text:line-break/>tidianos circuitus in primo statim die agnovimus; fi veroali-<text:line-break/>quando in hoc manifeste dignosci non possit, tunc coniectu-<text:line-break/>ram aliquam artificiosam habebimus, ex qua bonam victus<text:line-break/>rationem instituere incipiemus, exactam autem notitiam asse-<text:line-break/>quemm insecundo die, vel omnino in tertio vel in quarto.</text:p>
      <text:p text:style-name="P3">Et hoc igitur ipsum melius sueris ostendere et praebere in-<text:line-break/>dicia eorum quorum a primo die statim exquisitam posse- .<text:line-break/>mus habere cognitionem , eorumque etiam quae coniectura<text:line-break/>quadam non inartificios<text:span text:style-name="Default_20_Paragraph_20_Font"><text:span text:style-name="T3">e</text:span></text:span> dignoscere speramus, sed exacte<text:line-break/>in tertio et quarto discernimus. Rursus igitur ab his primo<text:line-break/>auspicati in secundo lib<text:span text:style-name="Default_20_Paragraph_20_Font"><text:span text:style-name="T3">r</text:span></text:span>o, <text:span text:style-name="Default_20_Paragraph_20_Font"><text:span text:style-name="T3">r</text:span></text:span>eliqua etiam singula quae pro-<text:line-break/>mifimus convenienti ordine prosequemur.</text:p>
      <text:h text:style-name="P16" text:outline-level="1"><text:bookmark-start text:name="bookmark2"/><text:span text:style-name="Default_20_Paragraph_20_Font"><text:span text:style-name="T1">GALENI DE CRISIBVS LIBER H</text:span></text:span><text:span text:style-name="Default_20_Paragraph_20_Font"><text:span text:style-name="T5">i</text:span></text:span><text:bookmark-end text:name="bookmark2"/></text:h>
      <text:h text:style-name="Heading_20_2" text:outline-level="2">Cap. I. </text:h>
      <text:p text:style-name="P18">Dictum quidem et jam antea est ab luitio,<text:line-break/>sed et nunc etiam mestus est meminisse, quod sive universam<text:line-break/>in m<text:span text:style-name="Default_20_Paragraph_20_Font"><text:span text:style-name="T3">o</text:span></text:span>rbo mutationem, sive subitam tantum, sive bonam,<text:line-break/>sive eam quae antecedit omnes subitas alterationes , pertur-<text:line-break/>hationem quispiam velit nominare crifim, non meum est.<text:line-break/>hoc in loco propositum definire, sed quo pacto optime quis-<text:line-break/>piam has omnes jam praesentes dignosceret et futuras adhuc<text:line-break/>praecognosceret, id est hujusmodi <text:span text:style-name="Default_20_Paragraph_20_Font"><text:span text:style-name="T3">s</text:span></text:span>ermonis institutum. At<text:line-break/>quum maximum ac summopere necessarium ad haec omnia</text:p>
      <text:p text:style-name="P3">jam demonstraverimus, tum dignoscere prae<text:span text:style-name="Default_20_Paragraph_20_Font"><text:span text:style-name="T3">t</text:span></text:span>enti<text:span text:style-name="Default_20_Paragraph_20_Font"><text:span text:style-name="T3">s</text:span></text:span> jammor—<text:line-break/>horum tempora , tum praecognoscere futura , - deinceps uniti<text:line-break/>uscujusque temporis tum: dignotiones tuus praecognitiones.<text:line-break/>scripsimus. Et quoniam eas lex multis fieri demonstravi-<text:line-break/>mus, quorum unum est ipsius morbi natura, quo pacto et<text:line-break/>hanc optime quispiam posset dignoscere in hunc secundum<text:line-break/>librum tradere distuli. Si quispiam nobiscum afluit in cura—<text:line-break/>tione aegrotantium, ex prima accessione et quotidianam feb-<text:line-break/>rem et tertianam et quartanam et semitertianam ec cau<text:span text:style-name="Default_20_Paragraph_20_Font"><text:span text:style-name="T3">t</text:span></text:span>um<text:line-break/>appellatum, plurimosque alios morbos praenoscentibus , ex<text:line-break/>ipsi, opere hujus contemplationis habuit experientiam ; quod<text:line-break/>si nunquam talibus praedictionibus interluit, aequum est hunc<text:line-break/>neque admirari ea quae dicemus, antequam veritatem in<text:line-break/>ipsis experiatur , sied neque etiam damnare , priusquam uni—<text:line-break/>versi, sermo<text:span text:style-name="Default_20_Paragraph_20_Font"><text:span text:style-name="T3">n</text:span></text:span>i nostro auscultaverit, atque usu ipsi, explora-<text:line-break/>veriti Audire quidem atque intelligere ea quae dicuntur<text:line-break/>omnibus commune est; ita enim a me mare explicabuntur, ut<text:line-break/>neminem latere possint; sermones autum nostros experientia</text:p>
      <text:p text:style-name="P3">comprobare, si quidem nobiscum futurus est, illi erit quam<text:line-break/>facile, quod si ipse per fe ipsum explorare voluerit, non<text:line-break/>aeque expeditum; Verum et in pulsuum differentiis exer-.<text:line-break/>citatum esse oportet, atque omnium artis operationum fulsi-<text:line-break/>cientem habere experie<text:span text:style-name="Default_20_Paragraph_20_Font"><text:span text:style-name="T3">n</text:span></text:span>tiam, veram e<text:span text:style-name="Default_20_Paragraph_20_Font"><text:span text:style-name="T3">n</text:span></text:span>im speculationem .<text:line-break/>non ex iis, quae male judicantur, sed ex iis, quae recta<text:line-break/>pertractantur, aequum est comprobari. Hos igitur stilos<text:line-break/>ad disciplinam , atque eorum, quae docentur, judicium<text:line-break/>fermo noster admittit, reliquos vero qui medicinae artem<text:line-break/>adeo dedecorarunt, ut eam fax mensium fecerint disciplinam,<text:line-break/>hos neque judices, neque discipulos adhibet; alterum enim<text:line-break/>non possunt, alterum nolunt.</text:p>
      <text:h text:style-name="Heading_20_2" text:outline-level="2">Cap. II: </text:h>
      <text:p text:style-name="P18">Dicendum jam igitur quo pacto quispiam<text:line-break/>lu primo die morbi naturam exacte dignoscat. Diem autem<text:line-break/>per totum hunc <text:span text:style-name="Default_20_Paragraph_20_Font"><text:span text:style-name="T3">s</text:span></text:span>ermo<text:span text:style-name="Default_20_Paragraph_20_Font"><text:span text:style-name="T3">n</text:span></text:span>em nostrum in eo accipiemus fig<text:span text:style-name="Default_20_Paragraph_20_Font"><text:span text:style-name="T3">n</text:span></text:span>isi-<text:line-break/>catu, ut non susum lucem , fed noctem etiam complectatur ;<text:line-break/>sicuti et mensem ex triginta diebus constare dicimus, non id<text:line-break/>tempus tantum, quo Iul stupra terrhm fertur, appellantes</text:p>
      <text:p text:style-name="P3">diem, fed etiam illi tempus noctis adlicientes; sic enim an-<text:line-break/>num quodammodo dicimus trecentos et sexaginta quinque<text:line-break/>dies complecti. Sicuti autem de diei nominent de ejus si-<text:line-break/>nificatu distinximus, eodem, ut arbitro<text:span text:style-name="Default_20_Paragraph_20_Font"><text:span text:style-name="T3">r</text:span></text:span>, modo de morbi osten-<text:line-break/>dere oportet, quod est affectio quaedam praeter maturam<text:line-break/>laedens actiones et quod duplex saepe una consistit. Haec<text:line-break/>vero utraque in libris de morborum differentiis sunt demo<text:span text:style-name="Default_20_Paragraph_20_Font"><text:span text:style-name="T3">n-<text:line-break/></text:span></text:span>strata. Simplicem itaque affectionem nemo, qui perspicaci<text:line-break/>sit intellige<text:span text:style-name="Default_20_Paragraph_20_Font"><text:span text:style-name="T3">n</text:span></text:span>tia, in primo die ignorabit; habet enim propria<text:line-break/>indicia; eam vero, quae commixta est, non omnibus per<text:line-break/>initia contingit cognoscere. Neque vero absurdum est ad<text:line-break/>duplicis affectionis cognitionem duobus opus esse diebus,<text:line-break/>sicuti si triplex suerit tribus ; at vero u<text:span text:style-name="Default_20_Paragraph_20_Font"><text:span text:style-name="T3">n</text:span></text:span>am simplicem igno-<text:line-break/>rare affectionem , absurdum et maxime turpe, Oportet ita-<text:line-break/>que in omnibus simplicibus allectionibus exercitari, ut sin-<text:line-break/>gulas seorsum et jam perfe<text:span text:style-name="Default_20_Paragraph_20_Font"><text:span text:style-name="T3">c</text:span></text:span>tas noscamus; nam nisi in hoc<text:line-break/>accmateantea laboraverimus, neque incipientem et parvam<text:line-break/>adhuc existentem agnoscemus, sicuti neque olivam vel.<text:line-break/>ficum veLquer cum nuper terra pullulantem poteris unquam</text:p>
      <text:p text:style-name="P3">internoscere, si jam perlectas plantas ignoraveris;. quod<text:line-break/>vero hoc etiam majus est, neque ipsas jam perfectas simpli-<text:line-break/>citer cognoscere sufficit, fed nisi jam perfectas praecogno-<text:line-break/>furis, nullum ex iis, quae nuper natae fiunt, separatim in-<text:line-break/>ternosces ; non tamen neque statim neque quamprimum<text:line-break/>quum in istas incideris , sed sicuti ex perfectis singulas. non<text:line-break/>semel, .neque raro c<text:span text:style-name="Default_20_Paragraph_20_Font"><text:span text:style-name="T3">o</text:span></text:span>nspicatus, sufficiens ad prompte cogno-<text:line-break/>scendum factus es , eodem , arbitror , modo te oportet et<text:line-break/>ex iis, quae nuper natae. sunt, singulas non famei neque<text:line-break/>bis , sed saepius co<text:span text:style-name="Default_20_Paragraph_20_Font"><text:span text:style-name="T3">n</text:span></text:span>templando , sufficientem ipsarum habere<text:line-break/>notitiam. Quare si quid eorum; quae in hoc l<text:span text:style-name="Default_20_Paragraph_20_Font"><text:span text:style-name="T3">o</text:span></text:span>co scribun-<text:line-break/>tui, ad exercitationem referre tentaveris., prima autem tu<text:line-break/>experientia fefellerit, no<text:span text:style-name="Default_20_Paragraph_20_Font"><text:span text:style-name="T3">n</text:span></text:span> propterea statim desperaveris,<text:line-break/>quasi id assequi non possis; neque a meditatione recedas<text:line-break/>prius quam saepissime in eadem exercitatione perstiteris.<text:line-break/>Neque enim qui sagittandi artem medicatione assequi student,<text:line-break/>licet saepius in pri<text:span text:style-name="Default_20_Paragraph_20_Font"><text:span text:style-name="T3">n</text:span></text:span>cipio aberrent a meta, vides ob id suum<text:line-break/>exercitium demittere , aut propter aberrationem animo con-</text:p>
      <text:p text:style-name="P3">tristari. Quando igitur sagittandi artem, minimam exiflen-<text:line-break/>tum, adeo ut etiam a mancipiis commode pertractetur, nemo<text:line-break/>statim incipiens assequi integre potest, quid de arte Asole-<text:line-break/>piadum existimare oportet, quae tam multa indiget contem-<text:line-break/>platione et tam exquisita ac laboriosa in operibus- exercita-<text:line-break/><text:span text:style-name="Default_20_Paragraph_20_Font"><text:span text:style-name="T3">tio</text:span></text:span>ne ? Siquidem unus ex eorum numero sueris, quipro re-<text:line-break/>bus pulcherrimis atque honestissimis laborare lusti tueris,<text:line-break/>primum <text:span text:style-name="Default_20_Paragraph_20_Font"><text:span text:style-name="T3">o</text:span></text:span>mnia, quae dicentur in singulis morbis, diligenter<text:line-break/>perdisces , deinde in ipsis operibus exercitaberis, dei<text:span text:style-name="Default_20_Paragraph_20_Font"><text:span text:style-name="T3">n</text:span></text:span>de ita<text:line-break/>de Ius ferre sententiam tentabis , nunquid vere aut salso di-<text:line-break/>ctum fit. Quod si, ut diximus; otiosam et socordem altam<text:line-break/>egeris, ver laboriosam quidem, sed circa deteriora, divitias,<text:line-break/>honorem et civilem pote<text:span text:style-name="Default_20_Paragraph_20_Font"><text:span text:style-name="T3">n</text:span></text:span>tiam veritati praeferendo, melius<text:line-break/>tibi fuerit, neque hanc contemplationem attingere, ne in<text:line-break/>plenum coeno puteum aquam puram insundas ; nani et aquam<text:line-break/>corumpes, neque puteum quicquam juvabis. Simplicem<text:line-break/>igitur morb<text:span text:style-name="Default_20_Paragraph_20_Font"><text:span text:style-name="T3">o</text:span></text:span>rum singulorum affectionem , jam enim ad veri-<text:line-break/>talis amicum me converto, primo ipfam per fe ipse ipsam</text:p>
      <text:p text:style-name="P3">cognoscere studeas, ac circa hoc te exerceas non ex<text:line-break/>lis fotum, quae ipsi extrinsece adiace<text:span text:style-name="Default_20_Paragraph_20_Font"><text:span text:style-name="T3">n</text:span></text:span>t, qualis lest con-<text:line-break/>templario multorum, sed primum quidem ac maxime ex<text:line-break/>iis, quae secundum propriam insunt substantiam: deinde jam.<text:line-break/>ex iis, qnhe saepius accidunt, veluti in ea febre, quae ter-<text:line-break/>tiaua nominatur, non hoc tantum advertas, si tertio quoque<text:line-break/>die fiant accessiones in infebricitationem desinentes; nam si duae<text:line-break/>tertianae fierent aut duae quartanae, duae quidem tertianae<text:line-break/>quolibet die, per tertium autem duae quartanae, accenduntur;<text:line-break/>quare vel duas tertianas unam putabis quotidianam; vel duas<text:line-break/>quartanas unam tertianam Sest formamipfam febrium te in-<text:line-break/>fpicere subeo ; neque enim in insultibus accessionum similes fumi<text:line-break/>neque incrementis neque fletibus <text:span text:style-name="Default_20_Paragraph_20_Font"><text:span text:style-name="T3">n</text:span></text:span>eque remissionibus, neque i<text:span text:style-name="Default_20_Paragraph_20_Font"><text:span text:style-name="T3">n<text:line-break/></text:span></text:span>caloris qualitate, neque lu motu arteriarum, neque in iis quae su-<text:line-break/>pervemunt symptomatis. Si ergo neque tertianam ipsam pense<text:line-break/>ipsam neque -quotidianam unquam inspicere licuisset! in-<text:line-break/>certa foret earum dignotio, fed quoniam et tertianam fepa-<text:line-break/>balim flatur contemplari; exorsum et progressam et persc-</text:p>
      <text:p text:style-name="P3">etam et salutam, eodemque modo quotidianam, non ad-<text:line-break/>modum difficile est ab una quotidiana diras tertianas<text:line-break/>distinguere.</text:p>
      <text:h text:style-name="Heading_20_2" text:outline-level="2">Cap. Issi </text:h>
      <text:p text:style-name="P21">Age igitur primum incipe . exercitari in .<text:line-break/>veris atque exquisitis typis. Neque enim aliud quicquam<text:line-break/>frustra scripsit Hippocrates, neque illud etiam, <text:span text:style-name="Default_20_Paragraph_20_Font"><text:span text:style-name="T3">qu</text:span></text:span>o<text:span text:style-name="Default_20_Paragraph_20_Font"><text:span text:style-name="T3">d exqui-<text:line-break/>sita tertiana in septem circuitibu</text:span></text:span>s<text:span text:style-name="Default_20_Paragraph_20_Font"><text:span text:style-name="T3">, qu</text:span></text:span>o<text:span text:style-name="Default_20_Paragraph_20_Font"><text:span text:style-name="T3">d l</text:span></text:span>o<text:span text:style-name="Default_20_Paragraph_20_Font"><text:span text:style-name="T3">ngissimum est,<text:line-break/>judicatur.. </text:span></text:span>Quaenam igitur est haec tertiana exquisita?<text:line-break/>nullum enim ejus inditium scripsit Hippocrates sale, ut etiam<text:line-break/>vulgaribus esset manifestum. Sed si ego tu manuduxerim,<text:line-break/>facile intelliges, quam vocet exquisitam tertianam, si vero te<text:line-break/>per volumina circumvolvi permisero, antequam commode<text:line-break/>introducaris, non modo nihil utile disces, neque de tertiana<text:line-break/>neque de aliquo esto morbo, sed infinita erunt, quae obau-<text:line-break/>dies. Quum igitur legeris in aphorismis, <text:span text:style-name="Default_20_Paragraph_20_Font"><text:span text:style-name="T3">morb</text:span></text:span>os, <text:span text:style-name="Default_20_Paragraph_20_Font"><text:span text:style-name="T3">qui tem-<text:line-break/>p</text:span></text:span>o<text:span text:style-name="Default_20_Paragraph_20_Font"><text:span text:style-name="T3">re aest</text:span></text:span>i<text:span text:style-name="Default_20_Paragraph_20_Font"><text:span text:style-name="T3">v</text:span></text:span>o <text:span text:style-name="Default_20_Paragraph_20_Font"><text:span text:style-name="T3">maxime abundant, esse scbre</text:span></text:span>s <text:span text:style-name="Default_20_Paragraph_20_Font"><text:span text:style-name="T3">c</text:span></text:span>o<text:span text:style-name="Default_20_Paragraph_20_Font"><text:span text:style-name="T3">ntinua</text:span></text:span>s <text:span text:style-name="Default_20_Paragraph_20_Font"><text:span text:style-name="T3">et ar-<text:line-break/>d</text:span></text:span>e<text:span text:style-name="Default_20_Paragraph_20_Font"><text:span text:style-name="T3">nte</text:span></text:span>s <text:span text:style-name="Default_20_Paragraph_20_Font"><text:span text:style-name="T3">et tertiana</text:span></text:span>s <text:span text:style-name="Default_20_Paragraph_20_Font"><text:span text:style-name="T3">plu</text:span></text:span>i <text:span text:style-name="Default_20_Paragraph_20_Font"><text:span text:style-name="T3">ima</text:span></text:span>s, primum. adverte, ne hoc .<text:line-break/>ipsum .male accipias, quod aestatem intelligit, non quae<text:line-break/>praeter naturam <text:span text:style-name="Default_20_Paragraph_20_Font"><text:span text:style-name="T3">t</text:span></text:span>e habet,- qualem aliquando ait fuisse in</text:p>
      <text:p text:style-name="P3">Cranone, <text:span text:style-name="Default_20_Paragraph_20_Font"><text:span text:style-name="T3">quum pluviae vi</text:span></text:span>o<text:span text:style-name="Default_20_Paragraph_20_Font"><text:span text:style-name="T3">lentae per aestum tot</text:span></text:span>o <text:span text:style-name="Default_20_Paragraph_20_Font"><text:span text:style-name="T3">temp</text:span></text:span>o<text:span text:style-name="Default_20_Paragraph_20_Font"><text:span text:style-name="T3">re<text:line-break/>descendissent</text:span></text:span>, fed si ordinem aliquem ac modum in singulis tum-<text:line-break/>porum statibus annotasti , tu nunc ad memoriam revoca,<text:line-break/>.quod hiems quidem prae omnibus anni temporibus humidis-<text:line-break/>sima est ac frigidissima , contraria vero aestas ipsi est calidif-<text:line-break/>sima atque siccissima. Si vero contra hyems quidem sicca,<text:line-break/>aestas vero humida fuerit, temporum status haud fecundum<text:line-break/>naturam fe habet. Neque igitur aestivi morbi tunc tempore<text:line-break/>aestatis grassabuntur, neque enim existimare debes , quod<text:line-break/>propter anni temporum appellationes, singuli morbi acci-<text:line-break/>dant, tales scilicet vel tales, fed propter ambientis aeris tempe-<text:line-break/>riem ; ut enim naturam habuerit, ita etiam nos afficiet.<text:line-break/><text:span text:style-name="Default_20_Paragraph_20_Font"><text:span text:style-name="T3">S</text:span></text:span>ecundum hoc igitur ajebat Hippocrales, <text:span text:style-name="Default_20_Paragraph_20_Font"><text:span text:style-name="T3">Quum ver au-<text:line-break/>tumno sim</text:span></text:span>i<text:span text:style-name="Default_20_Paragraph_20_Font"><text:span text:style-name="T3">le factum fuerit, autumnale</text:span></text:span>s <text:span text:style-name="Default_20_Paragraph_20_Font"><text:span text:style-name="T3">m</text:span></text:span>o<text:span text:style-name="Default_20_Paragraph_20_Font"><text:span text:style-name="T3">rbo</text:span></text:span>s <text:span text:style-name="Default_20_Paragraph_20_Font"><text:span text:style-name="T3">expectare<text:line-break/></text:span></text:span>o<text:span text:style-name="Default_20_Paragraph_20_Font"><text:span text:style-name="T3">portet. </text:span></text:span>.Calidam .autem et siccam temperiem aestatem ha-<text:line-break/>here oporlet, quando exquisite suam naturam <text:span text:style-name="Default_20_Paragraph_20_Font"><text:span text:style-name="T3">s</text:span></text:span>ervaverit.<text:line-break/>Sed si hoc ita fe habeat, liquet, quod aestas, quae maxime<text:line-break/>talis existit, plurimas afferet febres tertianas. Nunquid igi-<text:line-break/>tur status temporis calidus et siccus magnum proventum sub-</text:p>
      <text:p text:style-name="P3">rium tertianarum efficiet, regio autem calida et sicca non<text:line-break/>etiam plus quam frigida et humida earundem ferax erit?<text:line-break/>hoc etiam omnino clarum esu Sed nonne et aegrotantis<text:line-break/>temperies?. hoc. quoque est necessarium. Quod strictu ca-<text:line-break/>lidiori aclicciori etiam usus suerit, hoc est laboribus atque<text:line-break/>vigiliis et curis atque tristitiis, cibisque . paucioribus ac bi-<text:line-break/>liosicribus , nonne etiam lu his ipsis fe ipfo hiliosior redde-<text:line-break/>tur et ideo calidior et siccior? nam quod ex causis calidis<text:line-break/>ac fictis flava bilis congeri confuerit, dissicimus ab Hippo-<text:line-break/>crate, tum ex multis assis, tum ex iis, quibus eam exuperare<text:line-break/>aestate dicit. Haec a me dicta fiunt et jam tertianae fabris gener a-<text:line-break/>tionem didicisses. Quae enim aestatis tempore, eoque prae-<text:line-break/>cipue calido et sicco advenerit, quum etiam regio talis suerit<text:line-break/>et laborantis natura similis et rictus qui antecessit ad idem<text:line-break/>spectaverit, haec potest esse febris tertiana. Et nos quidem<text:line-break/>hucusque biliosum febrem sermone genuimus, nondum au-<text:line-break/>tem tertianam et id jure. Nam si febres continuas et ar-</text:p>
      <text:p text:style-name="P3">dentes et tertianas plurimas et aestas ipsis et aliae) quas an-<text:line-break/>tea commemoravimus, causae singulae faciunt, communis<text:line-break/>est usque ad haec eum febribus ardentibus tertianae genera-<text:line-break/>tio. Sed et hoc ita fe habere ridetur; et ipsa tertiauaeac-<text:line-break/>cessio ab acutissimis, maximeque ardentibus febribus nullo<text:line-break/>modo deficit, fed hoc differt, quod in hac per totum cor-<text:line-break/>pus bilis defertur, atque ideo vehemens fit rigor, bilisque<text:line-break/>supervenit vomitus , urinaeque ac sudores biliosi funt, di-<text:line-break/>ctum vero de sus alibi est, lu aliis vero ardentibus febribus,<text:line-break/>quae nullam habent intermissionem, flavae bilis humor In<text:line-break/>vasis una cum sanguine contineri ostendebatur. Atque hae<text:line-break/>ip<text:span text:style-name="Default_20_Paragraph_20_Font"><text:span text:style-name="T3">t</text:span></text:span>ae a tertianis differunt, quamvis eundem, qui eas facit,<text:line-break/>humorem habeant, quod lu his quidem intra venas contine-<text:line-break/>tur , in illis vero quum vehementer moveatur , per singulas<text:line-break/>corporis partes disseminatur, quo fit, ut delationes impetu<text:line-break/>ipfa per fe ipfam expurgetur. Eadem cau<text:span text:style-name="Default_20_Paragraph_20_Font"><text:span text:style-name="T3">t</text:span></text:span>a est cur febris<text:line-break/>sudoribus atque vomitibus finiatur: in ardentibus autem<text:line-break/>febribus singulae accessiones ad infebricitationem non perve-</text:p>
      <text:p text:style-name="P3">niunt, quoniam qui earum causa est humor non expurga.-<text:line-break/>tur. Sed quando in his bilis vehementius agitatur .ac veluti<text:line-break/>effervescit, quumque impulsa a valida natura totum corpus<text:line-break/>pervnserit, tunc rigor supervenit et febris solvitur; nam a<text:line-break/>febre arde<text:span text:style-name="Default_20_Paragraph_20_Font"><text:span text:style-name="T3">n</text:span></text:span>te, inquit Hippocrates, habito superveniente<text:line-break/>rigore solutio. Quod vero . non modo causa frigida , sed et<text:line-break/>acris .et calida rigorem faciat, in libro de causis symptomatum<text:line-break/>ostendimus, addentibus nobis eos qui calido atque acri me-<text:line-break/>dicamento ulceri imposito vehementer morsi sunt atque iu-<text:line-break/>de rigorem experti, et qui excrementis pleni fuligi<text:span text:style-name="Default_20_Paragraph_20_Font"><text:span text:style-name="T3">n</text:span></text:span>osis, de-<text:line-break/>inde baluca ingressi horruerunt. Sic enim et febricitantes<text:line-break/>et qui vehementem cruditatem .patiu<text:span text:style-name="Default_20_Paragraph_20_Font"><text:span text:style-name="T3">n</text:span></text:span>tur et omnes quorum<text:line-break/>corpus superfluitatibus acribus redundaverit, sive balneum<text:line-break/>sive Ioca vehementius a sule calefacta ingressi suerint, sive<text:line-break/>quocunque alio citato motu agitentur , statim quidem vide-<text:line-break/>mus horrere et si diutius in eisdem perstiterint, ad rigorem<text:line-break/>concussumque perduci, quoniam scilicet ubi ad balnea at-</text:p>
      <text:p text:style-name="P3">que exercitia ventum est, qui interim humores conquieve-<text:line-break/>rant, vehementius moveantur; lu enim omnes agitati et per<text:line-break/>sentientia corpo<text:span text:style-name="Default_20_Paragraph_20_Font"><text:span text:style-name="T3">r</text:span></text:span>a violenter delati, stimulant, pungunt ac<text:line-break/>feriunt, atque hinc sensum inaequalem, rigorem ponens-<text:line-break/>suntque i<text:span text:style-name="Default_20_Paragraph_20_Font"><text:span text:style-name="T3">n</text:span></text:span>vehunt. Haec quidem igitur alibi dicta sunt.<text:line-break/>Tertiana vero febris, quae ex. flava hile mota ortum habet,<text:line-break/>rationabiliter statim ab initio rigorem affert non mediocrem,<text:line-break/>hoc ipfo primum a quartanario rigore differentem, quoniam<text:line-break/>pungi ridetur ac vulnerari corpus, talis enim est in tertia-<text:line-break/>nis febribus rigoris fenfus, sicuti in quartana febre vehe-<text:line-break/>mentem frigesactionem habet, qualis per gelu tempore hy-<text:line-break/>bemo <text:span text:style-name="Default_20_Paragraph_20_Font"><text:span text:style-name="T3">s</text:span></text:span>entitur; nam et illud ostensum est, quod in quartana<text:line-break/>febre atra bilis redundat, sicuti in quotidiana, pituita.<text:line-break/>Tertianam itaque exquisitam febrem fieri non contingit sine<text:line-break/>rigore vehementi pungente ac feriente carnem. Quartana<text:line-break/>autem febris non primo statim die cum rigore invadit veho-<text:line-break/>menti ; nam progrediente ipfa atque aucta una etiam rigor<text:line-break/>augetur; feufusque aegrotantibus adest, non quasi pungan-</text:p>
      <text:p text:style-name="P3">tur,. sesi refrigerentur et veluti contundantur usque ad ossa;<text:line-break/>nam ila eos audire licet .dicentes , quod videantur . ostocopo<text:line-break/>detineri et carnem habere contusam imaginentur. In quoti-<text:line-break/>dianis autem non antecedit rigor, neque statim ab initio; ne-.<text:line-break/>que in progressu , sed solum perfrigeratio. Nunquid igitur<text:line-break/>haec sola sunt tertianarum febrium indicia, vel neque etiam<text:line-break/>pulsus ullam habent cum quartanis similitudinem ? hae enim<text:line-break/>parvos et obscuros et tardos et raros adeo pulsus faciunt in<text:line-break/>invasionibus, sicuti nulla altera affectio., tertianis. vero par-<text:line-break/>vi quidem ac obscuri, tardique ac reri, quum invadunt,<text:line-break/>pulsus necessario adsunt, verum tarditas ac raritas non pa-<text:line-break/>rum ab iis abest., qui in quartanis accidunt; nam lu quarta-<text:line-break/>narum. principiis ridebitur tibi arteria quodammodo esse alli-<text:line-break/>gata, atque ad interiora retracta, neque liberum habere in-<text:line-break/>crementum, in tertianis vero neque aliquid tale percipitur,<text:line-break/>tarditasque prope accessit ad eum, qui fecundum naturam<text:line-break/>est, motum.. Quum vero quartanae febres invadunt, quam-.</text:p>
      <text:p text:style-name="P3">vis aegrotus juvenis fuerit, talis fit motus arteriae. qualis lu<text:line-break/>aetate decrepita. His igitur omnibus legitimae tertianae de-<text:line-break/>prehenditur accessio, ac praeterea certus ordo, atque aequa-<text:line-break/>litas pulsibus inest; neque enim lu his aliqua in uno motu<text:line-break/>adest inaequalitas , neque etiam lu collectione, quamvis hoc<text:line-break/>rarum fit et quod paucis accessionum principiis folet acci-<text:line-break/>dere. Jam igitur haec febris, quum primum invadit, ne-<text:line-break/>minem eorum latebit,. qui saepius ipsam sunt contemplati,<text:line-break/>sed adhuc minus in iis , qui vocantur ascensus , atque aug-<text:line-break/>menta , nam aequalem et liberam habet celeritatem , statim-<text:line-break/>que ad maguitudluem, atque vehementiam excitatur, -his-<text:line-break/>que omnibus frequentiam respondentem, neque ipsi ullum<text:line-break/>adest inflammationis signum. Jam igitur et sitim invehit et<text:line-break/>hominem exurit et paulo post in rigore consistit, ea-<text:line-break/>lor aequaliter quaque versus extenditur, nihiloque plus<text:line-break/>thorax extremitatibus calet; et si ma<text:span text:style-name="Default_20_Paragraph_20_Font"><text:span text:style-name="T3">n</text:span></text:span>um imposueris; in<text:line-break/>primo occursu quidem fit calor multus, atque acris, quique<text:line-break/>veluti quodam cum vapore^ efferatur, paulo post vero a</text:p>
      <text:p text:style-name="P3">manu superatur, nun uti in febribus malignis ardentibus acci-<text:line-break/>dit; contra enim illae graviores ac molestiores, quanto diu...<text:line-break/>tius perdurant, apparenti Et jam bibenti tempus adest ae-<text:line-break/>gratanti, et statim post potum plurimus vapor culeus per<text:line-break/>cutem exhalat, fudoris nuncius, bilisque .supervenit votui-.<text:line-break/>tus, venterve solvitur et biliosum metti Nunc ergo vel<text:line-break/>quivis exquisitam tertianam agnoscat. Supervenit enim su-<text:line-break/>dor vapor<text:span text:style-name="Default_20_Paragraph_20_Font"><text:span text:style-name="T3">at</text:span></text:span>us ac calidus, quemadmodum in balneis, tutum<text:line-break/>vero ipsis corpus aequaliter i<text:span text:style-name="Default_20_Paragraph_20_Font"><text:span text:style-name="T3">n</text:span></text:span>dat, talisque est pulsus, qua-<text:line-break/>lis sanorum in exercitationibus et balneis, velox scilicet ac<text:line-break/>magnus et vehemens ac frequens, erat autem et statim ab<text:line-break/>initio aequalis, fed praeter haec omnia, etiam ad inscbri-<text:line-break/>citationem desinit; universum accessionis tempus ultra xih<text:line-break/>horas non extendens, .nam hoc tempus longissimum est lu<text:line-break/>veris tertianis, saepius autem aliquando septem horas ac-<text:line-break/>cessio .continet, nonnunquam citius aut tardius, sied non .<text:line-break/>mullo finitur. Hunc quidem febrem si nondum noveris ter-</text:p>
      <text:p text:style-name="P3">tianam , sied expectaveris deliram illam appellatam diarii-<text:line-break/>tum, jam neque esses Thessalicus asinus, sied potius: lapis.<text:line-break/>Si vero etiam ip<text:span text:style-name="Default_20_Paragraph_20_Font"><text:span text:style-name="T3">t</text:span></text:span>o aegroto mejente, urina subrufa vel sub-<text:line-break/>flava et crassitie mediocris apparet, ac paulo post vel al-<text:line-break/>bam nebulam vel suspensum bonum fecerit, jam non etiam<text:line-break/>lapis simpliciter fores, fed is; qui molaris appellatur, si<text:line-break/>quidem hanc tertianam esse ignoraveris et exquisitam tertla-<text:line-break/>nam et quae ultra quartum circuitum non progredietur, ru-<text:line-break/>fiere vero urina existente, neque suspenso aliquo, neque<text:line-break/>nebula in primo circuitu apparente ad septem circuitus ex-<text:line-break/>tendetur. Inter <text:span text:style-name="Default_20_Paragraph_20_Font"><text:span text:style-name="T3">o</text:span></text:span>mnes autem tertianas illa simplicissima est,<text:line-break/>quae cum omnia illa nuper a me dicta exquisitae tertianae<text:line-break/>signa commonstraverit, lu urinis etiam sedimentum album<text:line-break/>et laeve et aequale statim ini primo fecerit die; neque enim<text:line-break/>haec ultra tertium progredietur circuitum. Age igitur post-<text:line-break/>quam diximus omnia exquisitae tertianae signa, quandam<text:line-break/>veluti ipsius genealogiam per capita facientes , jam ad aliud<text:line-break/>transgrediamur. Accessio quidem incipit cum vehementi ri- .</text:p>
      <text:p text:style-name="P3">gere , faciens quales diximus pulsus , deinde paulo post .<text:line-break/>augetur, properatque ad statum cum iis quae diximus om-<text:line-break/>nibus, deinde solvitur eo quo diximus mod<text:span text:style-name="Default_20_Paragraph_20_Font"><text:span text:style-name="T3">o. </text:span></text:span>Ipsius vero .<text:line-break/>generatio et tempestatem aestuosam et calentem requirit et<text:line-break/>ut summatim dicam, aestivum tempus aetatem jam consisten-<text:line-break/>tem, est naturam .bissinam , quae in laboribus, vigiliis, curis<text:line-break/>et inediis extiterit, et fi libet, his etiam adde id quod con-<text:line-break/>fiuevit Archigenes propter lapideos istos methodicos adscri-<text:line-break/>bere, fit scilicet ut praesens tempestas multas tertianas po-<text:line-break/>pulariter tulerit, ut artificiosis indiciis vulgarem quidem,<text:line-break/>veram tamen coniecturam adjungeus, fidem praecognitionis<text:line-break/>adaugeas. Numquid per Deos nondum etiam dicemus hanc<text:line-break/>esse tertianam, fed lanificorum diatritum expectabimus,<text:line-break/>quam delirus Thessalus luter mulieres educatus <text:span text:style-name="Default_20_Paragraph_20_Font"><text:span text:style-name="T3">t</text:span></text:span>uli patre<text:line-break/>flagitiose lanas pectente male audebat dice<text:span text:style-name="Default_20_Paragraph_20_Font"><text:span text:style-name="T3">r</text:span></text:span>e in Hipp<text:span text:style-name="Default_20_Paragraph_20_Font"><text:span text:style-name="T3">o-<text:line-break/></text:span></text:span>cratem et reliquos medic<text:span text:style-name="Default_20_Paragraph_20_Font"><text:span text:style-name="T3">o</text:span></text:span>s veteres superbe luvehens ? Qui<text:line-break/>omnia medicinae the<text:span text:style-name="Default_20_Paragraph_20_Font"><text:span text:style-name="T3">o</text:span></text:span>remata constantia ac fi<text:span text:style-name="Default_20_Paragraph_20_Font"><text:span text:style-name="T3">r</text:span></text:span>ma pr<text:span text:style-name="Default_20_Paragraph_20_Font"><text:span text:style-name="T3">o</text:span></text:span>nuncia-</text:p>
      <text:p text:style-name="P2">vit, tertianam febrem invadentem nequit agnoscere, sed<text:line-break/>distratum expectat, hoc si quidem admirabile est, quae qui-<text:line-break/>dem n<text:span text:style-name="Default_20_Paragraph_20_Font"><text:span text:style-name="T3">o</text:span></text:span>n erant ceria , haec certa dixit esse , omnia autem</text:p>
      <text:p text:style-name="P10">. quae vere certa erant, ignoravit. Sed hujus quidem vetu- .<text:line-break/>lae nec meminisse c<text:span text:style-name="Default_20_Paragraph_20_Font"><text:span text:style-name="T3">o</text:span></text:span>nvenit.</text:p>
      <text:h text:style-name="Heading_20_2" text:outline-level="2">Cap. IV. </text:h>
      <text:p text:style-name="P21">Postquam vero exquisitam tertianam jam<text:line-break/>patefecimus, ad exquifitam quartanam transire tempus esu<text:line-break/>Cujus principium quale sit, jam diximus antea, quod ride-<text:line-break/>licet nihil simile habeat in rig<text:span text:style-name="Default_20_Paragraph_20_Font"><text:span text:style-name="T3">o</text:span></text:span>re ac pulsibus cum tertianae<text:line-break/>circuitu; nunc reliqua jam dicamus. Sed neque illud ra-<text:line-break/>tione curet, ut pulsus, qui in accessi<text:span text:style-name="Default_20_Paragraph_20_Font"><text:span text:style-name="T3">o</text:span></text:span>nibus sunt, quamvis<text:line-break/>antea memorat<text:span text:style-name="Default_20_Paragraph_20_Font"><text:span text:style-name="T3">o</text:span></text:span>s, iterum repetamus, si enim c<text:span text:style-name="Default_20_Paragraph_20_Font"><text:span text:style-name="T3">o</text:span></text:span>gnoveris<text:line-break/>pulsum aegrotantis naturalem, vel in altero ipsius m<text:span text:style-name="Default_20_Paragraph_20_Font"><text:span text:style-name="T3">o</text:span></text:span>rbo<text:line-break/>per initia accessionis affueris, nihil amplius expectabis, quin<text:line-break/>febrem invadentem quarta<text:span text:style-name="Default_20_Paragraph_20_Font"><text:span text:style-name="T3">n</text:span></text:span>am esse pronuncies, nam exi-<text:line-break/>usia quaedam ad tarditatem ac raritatem conversio fit. Ego<text:line-break/>quidem nonnullos me<text:span text:style-name="Default_20_Paragraph_20_Font"><text:span text:style-name="T3">o</text:span></text:span>s familiares, qu<text:span text:style-name="Default_20_Paragraph_20_Font"><text:span text:style-name="T3">o</text:span></text:span>rum pulsus exqui-<text:line-break/>fite c<text:span text:style-name="Default_20_Paragraph_20_Font"><text:span text:style-name="T3">o</text:span></text:span>gnoveram, jam ingruente accessione contemplatus,-</text:p>
      <text:p text:style-name="P2">quod tale principium nullius alterius quam quartanae febris,<text:line-break/>fore contingeret pronunciavi, atque id evenit. Tu vero si<text:line-break/>artis, quae.circa pulsus versatur, magnam non habes peri-<text:line-break/>tiam,. deinde raritas ac tarditas eorum te moveat, securius<text:line-break/>lumen ac exquifitius velis discerne<text:span text:style-name="Default_20_Paragraph_20_Font"><text:span text:style-name="T3">r</text:span></text:span>e , p<text:span text:style-name="Default_20_Paragraph_20_Font"><text:span text:style-name="T3">r</text:span></text:span>aecepta llippocratis<text:line-break/>hoc ur loco ad memoriam revoca, qui tempore <text:span text:style-name="Default_20_Paragraph_20_Font"><text:span text:style-name="T3">aestivo ter-<text:line-break/>t</text:span></text:span> l<text:span text:style-name="Default_20_Paragraph_20_Font"><text:span text:style-name="T3">ana</text:span></text:span>s <text:span text:style-name="Default_20_Paragraph_20_Font"><text:span text:style-name="T3">fabres, autumnali ver</text:span></text:span>o <text:span text:style-name="Default_20_Paragraph_20_Font"><text:span text:style-name="T3">quartana</text:span></text:span>s <text:span text:style-name="Default_20_Paragraph_20_Font"><text:span text:style-name="T3">grastari</text:span></text:span> dixit.<text:line-break/>Primum vero hoc ipfum considera, numquid autumnus fri-<text:line-break/>gidam et siccam et inaequalem habuerit temperiem, et tunc<text:line-break/>magis sperabis quartauos circuitus in ipso lore frequentio-<text:line-break/>res, post haec, fi regio ipsa talium febrium sit ferax, etsi<text:line-break/>aegrotantis natura -atrae bili obnoxia fit, talisque ratio vi-<text:line-break/>ctus .antecesserit, quae hujusmodi humorem congerat, et si<text:line-break/>eo tempore quartanae febres populariter stanti Haec autem<text:line-break/>cum illis quae deinceps dicentur obsignatus, si hom<text:span text:style-name="Default_20_Paragraph_20_Font"><text:span text:style-name="T3">o</text:span></text:span> lienofus<text:line-break/>fuerit , vel febres erraticas passus fuerit , vel si augmentum<text:line-break/>et status maxime contraria fuerint tertianis febribus et fe-</text:p>
      <text:p text:style-name="P2">eundum caloris motum et pulsuum et praeter haec omnia, si<text:line-break/>tenues et albae et aquosae minae fuerint ; haec enim omnino<text:line-break/>tertianarum urinis dissimillimae fonti Tertianam quidem a<text:line-break/>quartana, qui primo statim die nescit distinguere, neque om-<text:line-break/>ni<text:span text:style-name="Default_20_Paragraph_20_Font"><text:span text:style-name="T3">n</text:span></text:span>o messicus esu</text:p>
      <text:h text:style-name="Heading_20_2" text:outline-level="2">Cap. v.</text:h>
      <text:p text:style-name="P21"><text:s/>Quotidianam autem a tertiana discernere<text:line-break/>facilius est ; neque enim primo statim die cum rigore iuva-<text:line-break/>dit, sied et progressu temporis perfrigeratio potius quam ri-<text:line-break/>gor ipfis advenit, neque ullus ordo aut aequalitas pultibus<text:line-break/>assidet, quum primum accessiones fiunt. Norimus autem,<text:line-break/>quod in augmentis motus velocitas , magnitudo , atque ve-<text:line-break/>frementia, quae omnia tertianis adsunt manifestissime, quoti-<text:line-break/>dianis non adsunt, fed neque demunt laborantes, neque de-<text:line-break/>nudare corpora et pallia j aeta<text:span text:style-name="Default_20_Paragraph_20_Font"><text:span text:style-name="T3">t</text:span></text:span>e cogunt; neque multum, aut<text:line-break/>frequenter <text:span text:style-name="Default_20_Paragraph_20_Font"><text:span text:style-name="T3">r</text:span></text:span>e<text:span text:style-name="Default_20_Paragraph_20_Font"><text:span text:style-name="T3">s</text:span></text:span>pirare , ac veluti flammam ex ore essiare , fri-<text:line-break/>gidumque potum erpetere, verum isti, quum febricitant,<text:line-break/>minime fitiunt, urinaeque ipsis in primis diebus tales sinit,:;</text:p>
      <text:p text:style-name="P2">quales quartanis incipientibus adstant, atque in primis die-<text:line-break/>bus minime fudant, fed progrediente tempore hoc etiam illis<text:line-break/>advenit. A tertiana quidem adeo manifeste disseri, ut<text:line-break/>nihil cum ea simile habeat. Ad quartanam autem pro-<text:line-break/>pius accedit, fed et ab hac differt ma<text:span text:style-name="Default_20_Paragraph_20_Font"><text:span text:style-name="T3">n</text:span></text:span>ifesse, primum<text:line-break/>quidem et maxime pulsibus, quos i<text:span text:style-name="Default_20_Paragraph_20_Font"><text:span text:style-name="T3">n</text:span></text:span> aegrotis familiaribus<text:line-break/>quispiam exacte deprehendat, fed .et rigore etiam, atque<text:line-break/>aliis extrinsecus omnibus, popter quae accidit, nam et na-<text:line-break/>tura eget humiliore, vitaque ocicsa et cum repletio albus,<text:line-break/>sic igitur et ii; .pueris maxime exuperat, ac perrarum est,<text:line-break/>quin eros ventriculi, vel ltepar in ipsis male afficiatur; <text:span text:style-name="Default_20_Paragraph_20_Font"><text:span text:style-name="T3">t</text:span></text:span>est<text:line-break/>et cruditates antecedunt plurimae et tardae concoctiones et<text:line-break/>acidi ructus, et quum primum febrire incipiunt, praecor-<text:line-break/>dia ultra .naturalem habitum ex toto intumescunt. magna<text:line-break/>vero ex parte inflantur ac distenduntur , color his cum pal-<text:line-break/>.lore albus etiam quum accessio ad statum venerit, .talium que<text:line-break/>morborum hyberuum tempus ferax est, et status temporis<text:line-break/>humidus .et .ejusdem naturae Iocus, et accessionum p.rinci-</text:p>
      <text:p text:style-name="P3">-pium sub vesperam invadit. Ita quidem quotidiana, ter-<text:line-break/>Halia et quartana primo die invicem discernuntur.</text:p>
      <text:h text:style-name="Heading_20_2" text:outline-level="2">i t - Cap. VI. </text:h>
      <text:p text:style-name="P22">At vero continuas quidem, sed quae idem<text:line-break/>genus cum praedictis habent, quispiam exercitatus neque<text:line-break/>in primo die agnoscere ac inter sese distinguere impos erit,<text:line-break/>fecundo vero, neque si etiam suerit imperitus, si qui-<text:line-break/>dem mentem adhibuerit. Dico autem febres continuas idem .<text:line-break/>habere genus cum singulis intermittentibus, cum tertiana<text:line-break/>quidem exquisita exquisitam ardentem, cum quotidiana<text:line-break/>vero eam, quae quolibet die facit accessionem, sed nunquam<text:line-break/>definit ad infebricitationem ; sic et cum quartana illam, quae<text:line-break/>quarto quoque die similiter. Nam exquisita febris ardens<text:line-break/>quum omnia alia fervet exquisitae tertianae indicia, eo solo<text:line-break/>differt .quod neque cum rigore invadit, neque ad infebrici-<text:line-break/>tationem definiti Quae Vero quotidie accessionem facit,<text:line-break/>quando et anni tempus et aeris statum et aetatem et natu-<text:line-break/>rata corporis et rictus rationem antecedentem , ac praeterea<text:line-break/>pulsuum formam caloremque eundem habuerit cum exquis</text:p>
      <text:p text:style-name="P3">sitis quotidianis , non pervenerit autem ad iufebricitationem,<text:line-break/>idem genus cum istis obtinet. Eodem modo et quae quarto<text:line-break/>quoque die accessionem facit, ad iufebricitationem autem non<text:line-break/>definit, ejusdem est ge<text:span text:style-name="Default_20_Paragraph_20_Font"><text:span text:style-name="T3">n</text:span></text:span>eris cum quartana et palam est, quod<text:line-break/>neque rigor in ea accessiones antecedat, neque sequetur su-<text:line-break/>dor, sicuti etiam in febre ardenti horum neutrum, neque<text:line-break/>statim ob initio neque deinceps usque ad crisim, fieri po-<text:line-break/>test. lu bis igitur dignoscendis quispiam prius se exerceat,<text:line-break/>atque invicem distinguere studeat simplices, atque imper-<text:line-break/>mixtas aliis, quae sint diverfi generis febres, quas ob hoc<text:line-break/>ipsum legitimas, atque exquisitas veteres medici nomina-<text:line-break/>ruut.. Nam quae ob s<text:span text:style-name="Default_20_Paragraph_20_Font"><text:span text:style-name="T3">o</text:span></text:span>lam flavam bilem febris accenditur<text:line-break/>fine aliquo visceris affectu, si quidem manente adhuc intra<text:line-break/>vasa bile accendatur, exquisita febris ardens est, fi vero<text:line-break/>per totum corpus deferatur , tertiana. Sic et si ab atra bile<text:line-break/>fit febris, quum movetur quartana est, quum firmata est,<text:line-break/>illa, quae quarto quoque die excrescit. Sicuti fi ex pituita<text:line-break/>ortum habeant, vel quotidianae sunt, vel quae. singulis die-</text:p>
      <text:p text:style-name="P3">bus accenduntur. Natu quae ad insebricitationem desinunt<text:line-break/>febres tertianae,. quartanae et quotidianae, eandem hypothe-<text:line-break/>sim cum continuis . de quibus diximus habent , uno solo<text:line-break/>i<text:span text:style-name="Default_20_Paragraph_20_Font"><text:span text:style-name="T3">n</text:span></text:span>ter se disserunt, quod per venas, vel per totum corpus<text:line-break/>lu eis deseruntur humores ; quare et reliqua ipsis comparia<text:line-break/>adsunt, quod vero cum rigore, vel non cum rigore et vo-<text:line-break/>mitibus quibusdam, ver sudoribus fiunt et sine his, disserens.<text:line-break/>riam habent. Continuam quidem nomino sebrem , quae ad<text:line-break/>insebricitationem antequam ex toto solvatur non definit, etsi de-<text:line-break/>clinatio aliqua sensibilis appareat. Quum vero neque declinatio<text:line-break/>aliqua sensibilis fiat, semper vero a primo principio febris usque<text:line-break/>ad crisim similis perseveraverit, erit et haec ex genere febri-<text:line-break/>um ardentium, ab iisdem vero quod fit acutior differt. Sed<text:line-break/>necne in primo ale, neque in secundo possibile est hujus-<text:line-break/>modi febrem praenoscere, neque alioqui est utile, sufficit<text:line-break/>eum ge<text:span text:style-name="Default_20_Paragraph_20_Font"><text:span text:style-name="T3">n</text:span></text:span>us agnoscere , quod scilicet biliosa sit, atque ardens<text:line-break/>et peracuta; neque enim si etiam fynochum ipsam nomina..<text:line-break/>veris, ut quidam medici faciunt, appellationis ratione a<text:line-break/>febribus ardentibus toto genere differt, sicuti neque ob id,</text:p>
      <text:p text:style-name="P3">qu<text:span text:style-name="Default_20_Paragraph_20_Font"><text:span text:style-name="T3">o</text:span></text:span>d tres synochr differentias agnoscentes, pr<text:span text:style-name="Default_20_Paragraph_20_Font"><text:span text:style-name="T3">o</text:span></text:span>prium fingo-<text:line-break/>lis ips<text:span text:style-name="Default_20_Paragraph_20_Font"><text:span text:style-name="T3">o</text:span></text:span>rum nomen imposuerunt, has quidem increscentes,<text:line-break/>illas vero .lu eodem vig<text:span text:style-name="Default_20_Paragraph_20_Font"><text:span text:style-name="T3">o</text:span></text:span>re atque tenore perseverantes,<text:line-break/>alias decrescentes nominantes. Jam ex hac diversitate ap-<text:line-break/>pellationum differre secundum genus est existimandum, quare<text:line-break/>neque ad praesentem tractatum e<text:span text:style-name="Default_20_Paragraph_20_Font"><text:span text:style-name="T3">o</text:span></text:span>rum digno ti<text:span text:style-name="Default_20_Paragraph_20_Font"><text:span text:style-name="T3">o</text:span></text:span> plurimum<text:line-break/>confert; hae. enim omnes in prima septimana judicantur.<text:line-break/>Hic vero in praese<text:span text:style-name="Default_20_Paragraph_20_Font"><text:span text:style-name="T3">n</text:span></text:span>ti est necessarium aliquam totius morbi<text:line-break/>constitutionis ac erilis in primis diebus assumere cognitio-<text:line-break/>nem. Si enim tertiana pura suerit, intra septi mum circuitum, si<text:line-break/>vero exquisita febris ardens, intra primam septimanam necessa-<text:line-break/>rio judicabitur. om<text:span text:style-name="Default_20_Paragraph_20_Font"><text:span text:style-name="T3">n</text:span></text:span>ino autem diuturnae sunt et quoti-<text:line-break/>diana intermittens et illi adhaerens continua, sicuti et quar-<text:line-break/>tana et quae per quartum excrescit. Quere tria erunt uni-<text:line-break/>versa simplicium febrium genera; singula vero ipsorum in<text:line-break/>duas primas differentias secabuntur, vel enim inte<text:span text:style-name="Default_20_Paragraph_20_Font"><text:span text:style-name="T3">r</text:span></text:span>mitten-<text:line-break/>tes vel continuae febres erunt, et primo die dignoscentur,<text:line-break/>aliae statim in primo accessionum insulto, aliae ver<text:span text:style-name="Default_20_Paragraph_20_Font"><text:span text:style-name="T3">o</text:span></text:span> in in-</text:p>
      <text:p text:style-name="P3">cremento , quaedam in rigore , quaedam in primis declina-<text:line-break/><text:span text:style-name="Default_20_Paragraph_20_Font"><text:span text:style-name="T3">tio</text:span></text:span>uibus., vel febrevacantibus intermissionibus.</text:p>
      <text:h text:style-name="Heading_20_2" text:outline-level="2">Cap. Vll. </text:h>
      <text:p text:style-name="P21">Quod si morbus compositus fuerit, non<text:line-break/>aeque facile dignoscetur: at hic- maxime intelligentia atque<text:line-break/>exercitatio est necessaria. Intelligentiam igitur propriam<text:line-break/>suapte natura possidens, vel minime possidens , quispiam ac-<text:line-break/>cedet, exercitationem autem ea quae nunc dicetur mesto-<text:line-break/>rem nemo repe<text:span text:style-name="Default_20_Paragraph_20_Font"><text:span text:style-name="T3">tisti </text:span></text:span>op<text:span text:style-name="Default_20_Paragraph_20_Font"><text:span text:style-name="T3">o</text:span></text:span>rtet enim ad haec exercitari, ut<text:line-break/>simplicem febris .speciem agn<text:span text:style-name="Default_20_Paragraph_20_Font"><text:span text:style-name="T3">o</text:span></text:span>scat, atque ita deinceps ad<text:line-break/>c<text:span text:style-name="Default_20_Paragraph_20_Font"><text:span text:style-name="T3">o</text:span></text:span>mpositas transgredi. Dupliciter vero genus febris com-<text:line-break/>p<text:span text:style-name="Default_20_Paragraph_20_Font"><text:span text:style-name="T3">o</text:span></text:span>situm constituitur, lu prima quidem suctione, vel quia<text:line-break/>eae, quas diximus febres citra alicuius partis affectum c<text:span text:style-name="Default_20_Paragraph_20_Font"><text:span text:style-name="T3">o</text:span></text:span>m-<text:line-break/>miscentur, vel quia ex partis cuj uspiam inflammatione ac-<text:line-break/>conduntur. Nam in utraque harum differentiarum alteram<text:line-break/>rursus sectionem fieri.contiugit. Nam quae citra partis af-.<text:line-break/>sectum consistunt dupliciter commiscentur, aliquando im-<text:line-break/>plicatus, n<text:span text:style-name="Default_20_Paragraph_20_Font"><text:span text:style-name="T3">o</text:span></text:span>nnunquam ver<text:span text:style-name="Default_20_Paragraph_20_Font"><text:span text:style-name="T3">o, </text:span></text:span>ut quis dixerit, per fe tutes<text:line-break/>eonsnsae; sic partes quoque inflammatae; nam et ex ipsis<text:line-break/>quaedam quidem veluti c<text:span text:style-name="Default_20_Paragraph_20_Font"><text:span text:style-name="T3">o</text:span></text:span>mplicantur tantummodo , quae-</text:p>
      <text:p text:style-name="P3">dam vero veluti confusionem quandam habent affectionum.<text:line-break/>Primum igitur exercitari oportet ad hoc, ut complicationem<text:line-break/>cognoscamus, deinde ipsamconfusionem a febribus incipien-<text:line-break/>tus. Febres quaedam complicantur unius generis cum aliis<text:line-break/>ejusdem generis , vel unius speciei cum aliis ejusdem spe-<text:line-break/>.cisi; contingit vero nonnunquam ut etiam differentes<text:line-break/>Nam quotidianae tertianis et his quartanae et quae eandem<text:line-break/>speciem servant , invicem plerumque complicantur , quo sit<text:line-break/>ut idem homo tres habeat quartanos circuitus, sed hos qui-<text:line-break/>dem non est admodum difficile agnoscere. Quandoque vero<text:line-break/>aliqua ex intermittentium genere cum continua dissirilli-<text:line-break/>mam.vixque explorabilem sarit mixtionem, de qua dein-<text:line-break/>ceps dicemus, si prius omnes quas proposuimus simpli-<text:line-break/>ces differentias exposuerimus. Nam sicuti febres, ita et<text:line-break/>affecti loci mixtionem recipiunt, vel quia disserentes partes<text:line-break/>propriam singulae febrem accendunt, ut exempli g<text:span text:style-name="Default_20_Paragraph_20_Font"><text:span text:style-name="T3">r</text:span></text:span>atia lien<text:line-break/>et jecur, vel quia affectio mixta, veluti inflammatio cum<text:line-break/>erytipelate, aut erysipelas cum inflammatione miscetur. Sed<text:line-break/>iubis om<text:span text:style-name="Default_20_Paragraph_20_Font"><text:span text:style-name="T3">n</text:span></text:span>ibus .mixtionibus dignoscendis .exercitari oportet,</text:p>
      <text:p text:style-name="P3">quando jam exquisite omnes earum formas simplices tenue-<text:line-break/>rimus. Alia enim est forma fabris phreniticae et peripneu-<text:line-break/>metricae et pleuriticae et hepaticae, itidem et aliarum<text:line-break/>omnium febrium, quae ex iullammatis quibusdam par-<text:line-break/>tibus accenduntur. <text:span text:style-name="Default_20_Paragraph_20_Font"><text:span text:style-name="T3">S</text:span></text:span>ed et aliae rutilis fo<text:span text:style-name="Default_20_Paragraph_20_Font"><text:span text:style-name="T3">r</text:span></text:span>mae sunt earum,<text:line-break/>quae ex erysipelatibus accidunt. Et febris ardens maligna,<text:line-break/>vel pulmonis , vel hepatis , aut ventriculi erysip.edatibus su-<text:line-break/>pe<text:span text:style-name="Default_20_Paragraph_20_Font"><text:span text:style-name="T3">r</text:span></text:span>veuit. Distingue<text:span text:style-name="Default_20_Paragraph_20_Font"><text:span text:style-name="T3">r</text:span></text:span>e autem oportet in singulis aegrotanti-<text:line-break/>bus , p<text:span text:style-name="Default_20_Paragraph_20_Font"><text:span text:style-name="T3">r</text:span></text:span>unum quidem , si fine lori affectu sit fabris , vel en<text:line-break/>humo<text:span text:style-name="Default_20_Paragraph_20_Font"><text:span text:style-name="T3">r</text:span></text:span>um putredine, vel quis solus spiritus sit alteratus,<text:line-break/>deinde fi membrum affectum febris sit. causa et quaenam sit<text:line-break/>ejus affectio. Ubi vero horum notitiam exercitatione com-<text:line-break/>prehenderis , tunc eorum omnium mixtionem invenies. o</text:p>
      <text:h text:style-name="Heading_20_2" text:outline-level="2">Cap. VIII. </text:h>
      <text:p text:style-name="P21">Nunquid igitur a me nunc exiges, ut<text:line-break/>vel de locis affectis , vel de omni febrium complicatione <text:span text:style-name="Default_20_Paragraph_20_Font"><text:span text:style-name="T3">r</text:span></text:span>e-<text:line-break/>censeam? at ipse rursus operis .damnabis prolixitatem ; hoc<text:line-break/>enim mirandum plurimi hominum .patiuntur, ut pauca discere<text:line-break/>expetant et nihil praetermittere, Decem igitur Archigeuis</text:p>
      <text:p text:style-name="P3">de febrium significatione volumina quum dicunt esse longa,<text:line-break/>fotum legere compendium instituunt, neque hoc ipsum om-<text:line-break/>nes, fed sunt qui et eo aliquid brevius postulent, sunt<text:line-break/>qui et illum damnent, quoniam librum integrum de febris<text:line-break/>notione conscripserit, adque ideo hunc nolunt attingere, ne-.<text:line-break/>que quicquam audire aut discere, quantum Erafistratus in<text:line-break/>febris notione aberraverit. Quum vero exigunt libi ali-<text:line-break/>quid de febribus enarrari, primam statim differentiam non<text:line-break/>admittunt, quod videlicet quaedam ex locorum aspectu,<text:line-break/>quaedam autem fine illo consistant. ldem autem circa eri-<text:line-break/>fes patiuntur, si quid praete<text:span text:style-name="Default_20_Paragraph_20_Font"><text:span text:style-name="T3">r</text:span></text:span>missum suerit, reprehendentes,<text:line-break/>verborum tamen damnantes prolixitatem, quamvis haec<text:line-break/>quam accnsant duplex sit, veluti hoc loco distinguam, qua-.<text:line-break/>rum utramque quum ipsi vituperent, magis tamen sermo<text:span text:style-name="Default_20_Paragraph_20_Font"><text:span text:style-name="T3">n</text:span></text:span>um<text:line-break/>carpunt brevitatem, hanc quidem, ut quae aliquid ex iis<text:line-break/>quae sunt necessaria praetermittat, vel saltem obscuram<text:line-break/>tradat doctrinam , p<text:span text:style-name="Default_20_Paragraph_20_Font"><text:span text:style-name="T3">r</text:span></text:span>olixitatem vero , quae omnia enume-<text:line-break/>rat opportuna, atque -una falsas aliorum opiniones refellit,</text:p>
      <text:p text:style-name="P3">longas esse nugas autumant , eosque qui fotum utilia docent,<text:line-break/>collaudant, rursnsque adversius eos, qui haec tantum dis<text:line-break/>eunt, obiiciunt contrarias aliorum opiniones, temerllatem-<text:line-break/>que reprehendunt, si sine demonstratione simpliciter profe-<text:line-break/>rentibus sibi fidem velint adhiberi, neque vero etiam illos<text:line-break/>tolerant, qui in docendis utilibus sermonem - extendunt.<text:line-break/>Quare neque mirandum, fi eos, qui de crisibus sermones<text:line-break/>habent, eodem modo accusabunt, brevitatem quidem ritu-.<text:line-break/>perando, ut quae obscure doceat et multa praetermittat, neque.<text:line-break/>plura audire. sustinendo, atque insuper quae paulo ante dixi,<text:line-break/>reprehendendo. Num et de locis affectis Archigenes tres libros<text:line-break/>conscripsit , optime quidem omnium , qui circa eandem rna-<text:line-break/>teriam ante fuere versati ; haec igitur si in praesentem tra-<text:line-break/>ctatum transferre tentarem, atque his praeterea addere, quae<text:line-break/>a nobis inventa sunt, prolixitatem operis accusabunt, et fi etiam<text:line-break/>de febrium differentiis omnia hoc loco tranfigerem, multo<text:line-break/>etiam magis viderer ipfis esse prolixus. Quod igitur nullus<text:line-break/>scribendi modus mordacitatem possit effugere , tam est anti-</text:p>
      <text:p text:style-name="P3">quum, quod etiam Plato hujus rei meminit. His autem i tui<text:line-break/><text:span text:style-name="Default_20_Paragraph_20_Font"><text:span text:style-name="T3">t</text:span></text:span>e habentibus, mediam sermonis formam eligere optimum<text:line-break/>mihi risum est. Quid autem est medium ? quod ego nunc<text:line-break/>mihi videor attingere, omnia illa demonstrans, quae opor-<text:line-break/>tet eum de necessitate cognoscere, qui recte praevifurus<text:line-break/>sit morbi solutionem, qualis et quo tempore futura sit,<text:line-break/>non omnia quidem hoc loco transigens, fini ea enarrans,<text:line-break/>quae a superioribus obscure sunt tradita, quae vero prae-<text:line-break/>termissa haec addens, quaecunque autem manifeste ac recte<text:line-break/>funt a veteribus scripta , transcribere, antiis, quae funt ab<text:line-break/>eisdem male dicta, contradicere, ut longum opus evitare<text:line-break/>valeam, fuperfedi. Postquam igitur dum in primo libro<text:line-break/>aphorismorum Hippocrati; exponeremus, ibi ostendimus,<text:line-break/>quod ex ipsius morbi natura non parvam liceat occationem<text:line-break/>accipere ad futura praenoscenda, mirum vero multis videa-<text:line-break/>tur, si in primo die quispiam morbi fpeciem agnoverit, quod<text:line-break/>nos demonstrare tentavimus difficile quidem forte esse, non<text:line-break/>tamen impossibile, viamque qua hoc facere oportet, expo-</text:p>
      <text:p text:style-name="P3">fuimus , hic mihi a serm<text:span text:style-name="Default_20_Paragraph_20_Font"><text:span text:style-name="T3">o</text:span></text:span>nis prolixitate abstinere risum<text:line-break/>fuit, atque eos, qui vellent haec exquisite cognoscere, m<text:line-break/>Archigenis commentariis de locis affectis exercitari jubere,<text:line-break/>atque insuper in commentariis de febrium fignificatione et<text:line-break/>typis. Nam et forte nos in eosdem typos tractatus edemus,<text:line-break/>ut ea quae a veteribus inventa sunt transigamus , ac quae-<text:line-break/>dam, quae non recte scripta sunt ab Archigene, subtraho-<text:line-break/>mus, omni aque dilucide aperiamus. At in praesenti lo illis<text:line-break/>oportet exercitari,</text:p>
      <text:h text:style-name="Heading_20_2" text:outline-level="2">cap. IX. </text:h>
      <text:p text:style-name="P21">Rur<text:span text:style-name="Default_20_Paragraph_20_Font"><text:span text:style-name="T3">t</text:span></text:span>us igitur, quantum hujus interest operis, re-<text:line-break/>petentes transigamus. Interest autem riam tradere exercitatio-<text:line-break/>nis de compositis morbis, qualem nuper de simplicibus fecimus.<text:line-break/>Exquisitas enim febres, sive intermittentes sint, sive conti-<text:line-break/>nuae, statim per mitia noscere datur, quae vero ex mixtio-<text:line-break/>ne aliarum verrantur, atque adulterantur, difficile quidem<text:line-break/>est in die primo, non tamen impossibile agnoscere, plurimas</text:p>
      <text:p text:style-name="P3">quidem -in secundo, vel tertio, vel omnino quart<text:span text:style-name="Default_20_Paragraph_20_Font"><text:span text:style-name="T3">o</text:span></text:span> die ex-<text:line-break/>quifite- possumus invenire. Nulla enim est neque specie^<text:line-break/>neque genus morbi, quod circa tertiam, vel omnino quartam<text:line-break/>diem, cujus .naturae sit,. n<text:span text:style-name="Default_20_Paragraph_20_Font"><text:span text:style-name="T3">o</text:span></text:span>n evidenter inn<text:span text:style-name="Default_20_Paragraph_20_Font"><text:span text:style-name="T3">o</text:span></text:span>tescat. - Iuva-<text:line-break/>dat igitur febris aliqua h<text:span text:style-name="Default_20_Paragraph_20_Font"><text:span text:style-name="T3">o</text:span></text:span>rrida simul atque <text:span text:style-name="Default_20_Paragraph_20_Font"><text:span text:style-name="T3">o</text:span></text:span>mnino anae-<text:line-break/>qualis ili. pulsibus, atque in e<text:span text:style-name="Default_20_Paragraph_20_Font"><text:span text:style-name="T3">o</text:span></text:span> qui per t<text:span text:style-name="Default_20_Paragraph_20_Font"><text:span text:style-name="T3">o</text:span></text:span>tum corpus sen-<text:line-break/>titur calore,..ut saepe propius. status esse existimetur., vel<text:line-break/>medium augmenti obtinere, rursus. vero horrida fiat et pul-<text:line-break/>sus minores et obscuriores ac tardiores et rariores habeat<text:line-break/>et calorem quidem ab extremis partibus recedentem, circa<text:line-break/>vero ventrem atque. thoracem redundantem, hanc non abs-<text:line-break/>que rati<text:span text:style-name="Default_20_Paragraph_20_Font"><text:span text:style-name="T3">o</text:span></text:span>ne quispiam .scmitertianam f<text:span text:style-name="Default_20_Paragraph_20_Font"><text:span text:style-name="T3">o</text:span></text:span>re speret, vel potius<text:line-break/>jam esse, a multis vero in, tertio die n<text:span text:style-name="Default_20_Paragraph_20_Font"><text:span text:style-name="T3">o</text:span></text:span>scetur. Sed haec<text:line-break/>quidem mixta est ex biliosa t et pituitosa febre, de qui--<text:line-break/>bus antea sermo habebatur; non jam invicem complicati<text:line-break/>tis,sed per se totas confusis. i Quae autem ex c<text:span text:style-name="Default_20_Paragraph_20_Font"><text:span text:style-name="T3">o</text:span></text:span>mplicatione<text:line-break/>fit, quadrupliciter c<text:span text:style-name="Default_20_Paragraph_20_Font"><text:span text:style-name="T3">o</text:span></text:span>nsistit, vel tertiana .quotidianae c<text:span text:style-name="Default_20_Paragraph_20_Font"><text:span text:style-name="T3">o</text:span></text:span>m-</text:p>
      <text:p text:style-name="P3">mixtas verea quae quotidie accessionem habet continua<text:line-break/>illi quae per tertium continua est, vel tertiana ei quae<text:line-break/>singulis diebus accessionem facit continuae , vel quotidiana<text:line-break/>ei quae per tertium diem continua esu Nec ulla ex his<text:line-break/>mixtionibus in primo die exquisite cognoscitur , fecundo<text:line-break/>vero instanti die agnoscere facile est, ac multo magis tertio;<text:line-break/>raroque est ut quarta dies ad id sit necessaria. .Fiat enim,<text:line-break/>si ita contigerit, in primo die accessio una cum rigore;. de-<text:line-break/>inde malida atque ardens fabris accendatur; stomachi fasti-<text:line-break/>dium afferens ac sitibunda ,- atque ad statum celeriter^ prope-<text:line-break/>ret, pullus aequales habens, magnos atque veloces , vehe-<text:line-break/>meutesqu.e atque frequentes , sit autem una cum pulsibus et<text:line-break/>calor aequalis omnino , deinde cum vomitu et sudore finia-<text:line-break/>tur et quaedam inscbricitatio succedat, jam manifestum est<text:line-break/>hujusmodi accessionem esse tertianae periodi propriam. Fiat<text:line-break/>autem et in fequenti die quotidianae accessio , neque enim<text:line-break/>de eisdem millies dicere est .necessarium , hic mentem adtu-</text:p>
      <text:p text:style-name="P3">here oportet ad h<text:span text:style-name="Default_20_Paragraph_20_Font"><text:span text:style-name="T3">o</text:span></text:span>ras accessionem,. ut aliquid de die tertio<text:line-break/>praenosces. Nam si tertianae febris accessio circa primam<text:line-break/>horam. fieri debeat, circa undecimam autem quotidianae, .sic<text:line-break/>quidem manifesta erunt utriusqueprincipia, et magis, si lon-<text:line-break/>giori intervallo disjungantur. Sivero utraque eadem. hora<text:line-break/>invaserit, erit omnino -mixta accessionis forma, et ei. qui<text:line-break/>diligentius inspicere potuerit, quaedam apparet facta censu-<text:line-break/>sic qu<text:span text:style-name="Default_20_Paragraph_20_Font"><text:span text:style-name="T3">o</text:span></text:span>tidiani et tertiani circuitus, distinguit autem eos ma-<text:line-break/>nifeste quartus dies, quum tamen ab artifice etiam imfecun-<text:line-break/>do cognosci possint. Adhuc autem perceptione difficilior<text:line-break/>est intermittentium cum continuis mixtio , ut pluribus om-<text:line-break/>niuo impossibilis videatur, simul enim et febrem intermitti,<text:line-break/>atque haud sine febre hominem esse, ex tali accidit com-<text:line-break/>mixtione, quo nihil minus possibile esse.videtur; sed siquis<text:line-break/>hic exquisite possit cognoscere utriusque febris naturam, ma-<text:line-break/>nifeste comprehendet quod nequei hujuscemodi i mixtio est<text:line-break/>impossibilis. Nuper igitur quaedam muliercula imparibus</text:p>
      <text:p text:style-name="P3">diebus horridam accessionem habebat, femitertianae exqui-<text:line-break/>sitaeprdpriain, in imparibus vero mane alteram quandam, ea<text:line-break/>quae. praecesserat longe minorem, ut. altero die femitertianae<text:line-break/>febris accessio. fuper accessionem advenire videretur , quod<text:line-break/>in tali febre fieri consuevit, circa octavam vero horam diei<text:line-break/>altera invadebataccessio cum rigore vehementi, omina tertianae<text:line-break/>febris inditia exquisite afferens; jam vero haec confracta sudo-<text:line-break/>rubus ac bilis vomitibus hora tertia noctis, mox extendebatur ad<text:line-break/>diei paris horam fecundam, et quum jam ad infebricitatiouem<text:line-break/>accederet, rursus horrida atque .lo aequalis illa accessio succe-<text:line-break/>debat, qnam in paribus diebus fieri diximus ; deinde. per totam<text:line-break/>diem maligne compressa ac deinceps.adaucta, vixoccidente.fole<text:line-break/>ad statum perveniebat, ac declinare incipiebat hora quarta no-<text:line-break/>ctis, deinde mane rursus super abundantes <text:span text:style-name="Default_20_Paragraph_20_Font"><text:span text:style-name="T3">r</text:span></text:span>eliquias additum<text:line-break/>augmentum non valde inaequale usqhead octavam horauiinv .<text:line-break/>tendebatur, et quum jam manifeste statum obtinere febris vide-<text:line-break/>retur., jam febrem hanc febris exquisite te<text:span text:style-name="Default_20_Paragraph_20_Font"><text:span text:style-name="T3">r</text:span></text:span>tianaeaccessio altera<text:line-break/>suscipiebat. Hanc nos febrem statim die fecunda ex complica-</text:p>
      <text:p text:style-name="P3">tione fermitertianae febris atque tertianae factam agnovimus,<text:line-break/>longe vero certiorem tertius dies praebuit cognitionem. At-<text:line-break/>que in spem venimus , alterum circuitum , qui erat tertianae<text:line-break/>febris, cito finem habiturum, alterum in longius tempus<text:line-break/>debere protendi, quod etiam c<text:span text:style-name="Default_20_Paragraph_20_Font"><text:span text:style-name="T3">o</text:span></text:span>ntigit. Et tunc ape<text:span text:style-name="Default_20_Paragraph_20_Font"><text:span text:style-name="T3">r</text:span></text:span>te vi-<text:line-break/><text:span text:style-name="Default_20_Paragraph_20_Font"><text:span text:style-name="T3">t</text:span></text:span>um est in reliqua parte morbi falam superesse femitertia-<text:line-break/>nam, quae principium quidem totius circuitus in pari die<text:line-break/>faciebat, in die vero impari fuperaccendebatm. .. Tales qui-<text:line-break/>dem mixtiones non est uniuscujusque dignoscere. Si<text:line-break/>qua vero febris in primo die exquisite tertiana de-<text:line-break/>prehenfa, deinde die loquenti similem priori omni-<text:line-break/>no fecerit accessionem, haec longe tolerabilior est, du-<text:line-break/>plex existens tertiana. Sic.autem et duae et tres quartanae<text:line-break/>saepius invicem c<text:span text:style-name="Default_20_Paragraph_20_Font"><text:span text:style-name="T3">o</text:span></text:span>mplicantur, quas accessionum. forma a<text:line-break/>quotidianis distinguit, neque enim quod singulis diebus ac-<text:line-break/>cessio fiat, hoc sufficiens signum est ad febres quotidianas in-<text:line-break/>dicandas, fed febris ipsius et accidentium fo<text:span text:style-name="Default_20_Paragraph_20_Font"><text:span text:style-name="T3">r</text:span></text:span>ma. Op<text:span text:style-name="Default_20_Paragraph_20_Font"><text:span text:style-name="T3">o</text:span></text:span>rtet<text:line-break/>igitur lu uuaquaque re primum artificem fieri , quemadmo-</text:p>
      <text:p text:style-name="P3">dum nominabat quidam ex nostris praeceptoribus , deinde<text:line-break/>sic ipsa aggredi opera. Artificem autem fieri est quidem pri-<text:line-break/>muni et maxime totius suspectae materiae, .simplices vires<text:line-break/>agnoscere, mox ipsa<text:span text:style-name="Default_20_Paragraph_20_Font"><text:span text:style-name="T3">r</text:span></text:span>um etiam mixtiones quot et quales fint,<text:line-break/>nam de medicamentorum compositione. atque ..usu eadem<text:line-break/>est doctrinae via, quemadmodum in c<text:span text:style-name="Default_20_Paragraph_20_Font"><text:span text:style-name="T3">o</text:span></text:span>mmentariis ipfis feri-<text:line-break/>ptis ostendimus. Quum autem duplex materia medicis ad-<text:line-break/>fit, altera a qua vel in qua finis, quae est ipsa hominum<text:line-break/>corpora, secunda vero auxiliorum a quibus, velox quibus<text:line-break/>fit finis, ea quidem quae est de medicamentis tractatio, ad<text:line-break/>secundam materiam attinet, at quae nunc instat, ad primam.<text:line-break/>Nunc- enim discere oportet in iis qui de febribus iermones<text:line-break/>habentu<text:span text:style-name="Default_20_Paragraph_20_Font"><text:span text:style-name="T3">r</text:span></text:span> quod tria funt omnia quae ex humorum putre-<text:line-break/>dine febrium accenduntur genera, quaedam enim ex flava<text:line-break/>bini, lraeque plurimae funt; quaedam ex pituita consistunt.<text:line-break/>Hic vero fe<text:span text:style-name="Default_20_Paragraph_20_Font"><text:span text:style-name="T3">r</text:span></text:span>mo haud parvi momenti est, quidnam patienti-<text:line-break/>bus dictis humoribus febris accendatur, neque enim sccun-<text:line-break/>dum naturam fe habentibus. . Sed in hoc iermone etiam illud</text:p>
      <text:p text:style-name="P3">ostensum est, qu<text:span text:style-name="Default_20_Paragraph_20_Font"><text:span text:style-name="T3">o</text:span></text:span>d non sit admiratione dignum, si ex fri-<text:line-break/>gidis natura humoribus putrescentibus febris accenditur, et<text:line-break/>quod omnis aliarum febrium varietas ex horum fit commix-<text:line-break/>tione, fed et quae ephemerae et hecticae febres dicuntur,<text:line-break/>alia du<text:span text:style-name="Default_20_Paragraph_20_Font"><text:span text:style-name="T3">o</text:span></text:span> genera sunt ab iis quae acutae febres nominantur<text:line-break/>separata, et quod febris acuta; vel aliqu<text:span text:style-name="Default_20_Paragraph_20_Font"><text:span text:style-name="T3">o</text:span></text:span> dictorum humo-<text:line-break/>rum putrescente, vel parte inflammationem patiente gene-<text:line-break/>ratur, et quod inflammationis vocabulum non secundum an-<text:line-break/>tiquam consuetudinem fit audiendum. Haec vero. <text:span text:style-name="Default_20_Paragraph_20_Font"><text:span text:style-name="T3">o</text:span></text:span>mnia<text:line-break/>multis digna admiratione videntur, quemadm<text:span text:style-name="Default_20_Paragraph_20_Font"><text:span text:style-name="T3">o</text:span></text:span>dum et id<text:line-break/>quod paulo ante dicebamus, si queat unquam intermittens<text:line-break/>cum continua commisceri, fed nihilo nunus hoc, si nulla<text:line-break/>insebricitatione aegr<text:span text:style-name="Default_20_Paragraph_20_Font"><text:span text:style-name="T3">o</text:span></text:span>tanti adveniente, lolum intermittentes<text:line-break/>misceantur. At et hoc manifeste <text:span text:style-name="Default_20_Paragraph_20_Font"><text:span text:style-name="T3">o</text:span></text:span>stendimus , n<text:span text:style-name="Default_20_Paragraph_20_Font"><text:span text:style-name="T3">o</text:span></text:span>n tertianis<text:line-break/>tantum vel quotidianis intermittentibus , fed etiam quartanis<text:line-break/>accidere; quum e<text:span text:style-name="Default_20_Paragraph_20_Font"><text:span text:style-name="T3">n</text:span></text:span>im plures invicem complicantur, sive<text:line-break/>ejusdem generis sint sive diversi, fecunda saepenumero an-</text:p>
      <text:p text:style-name="P3">ticipat advenire , antequam prima in exquisitam infebricita-<text:line-break/>lienem desierit ; deinde rursus secundae te<text:span text:style-name="Default_20_Paragraph_20_Font"><text:span text:style-name="T3">r</text:span></text:span>tia eodem modo<text:line-break/>succedit, antequam et haec ad iufebricitationem perveniat.<text:line-break/>Hoc vero maxime accidit in longioribus accessionihus, nam<text:line-break/>in iis quae intra primum interstitium definunt, ita autem<text:line-break/>vocant duodecim horarum spatium, vel multos necesse est<text:line-break/>complicari circuitus, vel eam quae ex intermittentibus<text:line-break/>componitur, febrem, impossibile est ad continuitatem per-.<text:line-break/>venire. Multes vero earum quae ita complicantur febri-<text:line-break/>um medici, qui circa talia non sunt exercitati, si quidem<text:line-break/>acutiores rideantur, omnes vocant semi tertianas, si vero<text:line-break/>tardius moveantur, erraticas. . Quum enim semel potestatem<text:line-break/>acceperint putandi in semitertianis suppressiones multas fieri<text:line-break/>et in erraticis inordinata principia, omnes sic fabres in qui-<text:line-break/>hus non inveniunt compositionem , fenntertianas., vel erra-<text:line-break/>ticas appellant, quum. tamen saepius manifestissimam habeant<text:line-break/>proportionis similitudinem. Sicuti adolescens, qui circa<text:line-break/>autumni finem, quum lu prima ale circa quintam horam</text:p>
      <text:p text:style-name="P3">coepisset febricitare una cum rigore brevi, deinde quum<text:line-break/>paullulum sudasset multo vesperi, mox circa horam fepti-<text:line-break/>mam noctis, priusquam exacte febris desisteret, febricitare<text:line-break/>rursus incepit cum rigore brevi, deinde paulum sudarit in<text:line-break/>secundo die, ac circa decimam horam ite<text:span text:style-name="Default_20_Paragraph_20_Font"><text:span text:style-name="T3">r</text:span></text:span>um finaliter ac-<text:line-break/>cessionem habuit, et statim similite<text:span text:style-name="Default_20_Paragraph_20_Font"><text:span text:style-name="T3">r</text:span></text:span> sudavit in nocte, deinde<text:line-break/>tertia die hora secunda coepit febricitare simul cum rigore,<text:line-break/>antequam prioris diei declinatio in quietem desineret. No-<text:line-break/>bis igitur omnem febris formam diligenter considerantibus<text:line-break/>risu fuit trium complicatio tertianarum ; nam et quae primo<text:line-break/>die coeperat hora quinta, et quae loquenti nocte rmfus hora<text:line-break/>septima, et quae in secundo die hora decima, et pulsus et<text:line-break/>caliditatem omnia propria tertianis habebant, sicuti etiam<text:line-break/>rigores atque sudores. Nulla vero ex his ad quietem<text:line-break/>perveniebat, quoniam sequentis ipsam tertia<text:span text:style-name="Default_20_Paragraph_20_Font"><text:span text:style-name="T3">n</text:span></text:span>ae accessionis<text:line-break/>principium anticipabat, sicut si nulla alia febris successis-<text:line-break/>set, horis tribus aut quatuor homo fine febre perstitisset.</text:p>
      <text:p text:style-name="P3">Trium vero tertianarum complicatio in secundo statim die<text:line-break/>nobis nisa est manifeste, quod autem anticipando accessiones<text:line-break/>facerent, tertio die primum cognorimus; nam hora fecunda<text:line-break/>febris invasit, non quinta, quemadmodum in primo, tertiani<text:line-break/>vero circuitus indicia omnia iis quae in primo die apparu-<text:line-break/>erant attulit manifestiora. Ab hoc vero die deinceps ob-<text:line-break/>fervantes, omnes invenimus accessiones duabus aut tribus<text:line-break/>horis anticipantes. Quare et illa quae primae proportione<text:line-break/>respondebat in circuitus successione, quinto die orie<text:span text:style-name="Default_20_Paragraph_20_Font"><text:span text:style-name="T3">n</text:span></text:span>te sole<text:line-break/>facta est, septimo vero multo celerius, veluti circa horam<text:line-break/>noctis nonam, deinde quae post hanc, secundum eandem<text:line-break/>proportionem in hora noctis septima, et quae secuta est, hora<text:line-break/>quarta , atque abhinc rursus quae successit, quarta ; et quae<text:line-break/>post hanc, quinta, deinde iterum sexta, deinde octava hora,<text:line-break/>accessio a principio decima facta esu Secundum vero fimi-<text:line-break/>lem huic proportionem et aliae duae post septimam perio-<text:line-break/>dum non solum <text:span text:style-name="Default_20_Paragraph_20_Font"><text:span text:style-name="T8">ηθη</text:span></text:span><text:span text:style-name="Default_20_Paragraph_20_Font"><text:span text:style-name="T9"> </text:span></text:span>anticiparent, sed etiam tardius adve-<text:line-break/>neruut, quando et mihi et reliquis omnibus manifeste ap-</text:p>
      <text:p text:style-name="P3">paruit, qui <text:span text:style-name="Default_20_Paragraph_20_Font"><text:span text:style-name="T3">t</text:span></text:span>emitertianam febrem esse putarunt, quintum<text:line-break/><text:span text:style-name="Default_20_Paragraph_20_Font"><text:span text:style-name="T3">t</text:span></text:span>ua opinione abe<text:span text:style-name="Default_20_Paragraph_20_Font"><text:span text:style-name="T3">r</text:span></text:span>rassent. Nam accessionum prolixitate ad<text:line-break/>octo horas contracta, ipfioque accessionis in<text:span text:style-name="Default_20_Paragraph_20_Font"><text:span text:style-name="T3">t</text:span></text:span>uitu non am-<text:line-break/>plius anticipante, fed potius retardante duabus jam horis,<text:line-break/>tunc accessiones- ad insebricitationem perfectam devenerunt.<text:line-break/>Et sic jam paulatim a longitudine dementes, cessaverunt,<text:line-break/>primum quidem quae levissima erat, deinceps quae magni-<text:line-break/>tudine secunda erat et tertia vehementissima inter ipsas,<text:line-break/>quod et ipfum non mediocre fuit indicium , quod statim ab<text:line-break/>initio tres tertianae extitissent. Sed cujus gratia haec omnia<text:line-break/>dicuntur, ad hoc rursus redeo, quod oporteat exercitari,<text:line-break/>ut .exquisite noscamus omnes simplices dispositiones, adeo<text:line-break/>ut quum solae consistunt, primo die facillime ipsius agnosca-<text:line-break/>mus, invicem vero et sibi ipsis complicatus, etiam si non in<text:line-break/>primo die, saltem in secundo, vel tertio, vel omnino quarto<text:line-break/>exacte discernamus. Nos igitur haudquaquam latuerunt<text:line-break/>tres istae tertianae in secundo die, non ob aliam causam,</text:p>
      <text:p text:style-name="P3">quam quod earum naturam exquisite noscebamus. Tale enim<text:line-break/>quid accidit in morborum cognitionibus , quod <text:span text:style-name="Default_20_Paragraph_20_Font"><text:span text:style-name="T3">n</text:span></text:span>obis omni-<text:line-break/>bus in tota vita contingit; nam eos amicos qui nobis fami-<text:line-break/>lilarissimi funt, ex longo intervallo statim ac primo intuitu<text:line-break/>agnoscimus, si vero quempiam semel aut bis tantum videri-<text:line-break/>mus, vel saepe quidem, non tamen continue, non jam aeque<text:line-break/>istum <text:span text:style-name="Default_20_Paragraph_20_Font"><text:span text:style-name="T3">n</text:span></text:span>eque ex longo intervallo neque primo intuitu sta-<text:line-break/>tim agnoscimus , sed non<text:span text:style-name="Default_20_Paragraph_20_Font"><text:span text:style-name="T3">n</text:span></text:span>unquam diu ambigimus ac dubita-<text:line-break/>mus, nunquid iste Coriscus, an Socrates sit. Ita et in<text:line-break/>m<text:span text:style-name="Default_20_Paragraph_20_Font"><text:span text:style-name="T3">o</text:span></text:span>rbis res ipsa se habet; singuli proprium habent characte-<text:line-break/>rem , quem quispiam saepius contemplatus prompte digno-<text:line-break/>scit, ac praecipue .quum simplex ac solus fuerit. Earum<text:line-break/>igitur febrium quae fine loco affecto ex humoribus quibus-<text:line-break/>dam putrescentibus accenduntur, tres sunt primi ac simpli-<text:line-break/>ces characteres , et earum scilicet quae ex pituita , et quae<text:line-break/>ex atra bile et quae ex flava ortum habent ,. quas si. quis-<text:line-break/>piam exquisite dignoscere studuerit singulas seorfum ac .solas,<text:line-break/>jam non amplius difficulter carum mixtiones inveniet.</text:p>
      <text:h text:style-name="P17" text:outline-level="2">cap. X. </text:h>
      <text:p text:style-name="P21">Eorum vero omnium quae ex locis iusiam-<text:line-break/>matione affectis accidunt, jam fo<text:span text:style-name="Default_20_Paragraph_20_Font"><text:span text:style-name="T3">r</text:span></text:span>ma composita est, quae-<text:line-break/>dam enim loci indicia prae fe ferunt; quaedam autem . ejus<text:line-break/>ob quam consistunt causae. Veluti in pleuritide locus qui-<text:line-break/>dem assectus est membrana, quae costis subtenditur, et quum<text:line-break/>inflammata .sit, necessario dolorem invehet, quoniam ner-<text:line-break/>vosa est, fed hunc pungentem et longe exten<text:span text:style-name="Default_20_Paragraph_20_Font"><text:span text:style-name="T3">t</text:span></text:span>um, quo-<text:line-break/>niam pars illa quae afficitur membrana est; tales enim<text:line-break/>fiunt sentientium membranarum dolores. Et quidem quo-<text:line-break/>niam . eadem pars unum est ex. spirandi instrumentis, ne-<text:line-break/>cessario .animal difficilem habebit respirationem. . Quoniam<text:line-break/>autum cordi proxima est, facile aliquid ardoris ei impertiet,<text:line-break/>quod si hoc est, febriuitabit animal, sicuti quoniam pul-<text:line-break/>moti proxima est, facile suum illi communicabit affectum,.<text:line-break/>quum. praefer.tim adeo iara ac mollis fit pars ac omnem<text:line-break/>substa<text:span text:style-name="Default_20_Paragraph_20_Font"><text:span text:style-name="T3">n</text:span></text:span>tiam humidam facile possit. admittere. Tussiet igi-<text:line-break/>tur statim homo, non tamen omnino statim. spuet, sed siqui-<text:line-break/>dem multum ac c<text:span text:style-name="Default_20_Paragraph_20_Font"><text:span text:style-name="T3">r</text:span></text:span>assans ab inflammatione defluxerit, cum<text:line-break/>tussi expuet-, si .vero paucum et. tenue, irritabitur. quidem</text:p>
      <text:p text:style-name="P3">necessario, ita ut tussis moveatur, non tamen expuet, an-<text:line-break/>tequam collectum simul atque concoctum ad multitudinem<text:line-break/>crassitiemque pervenerit. Sed hoc quidem ipsius affectionis<text:line-break/>indicium est, non autem partis affectae. Nam quum asse-<text:line-break/>etio exquisite angusta fuerit et veluti alligans in fe ipsa uni-<text:line-break/>ve<text:span text:style-name="Default_20_Paragraph_20_Font"><text:span text:style-name="T3">r</text:span></text:span>sum fluxum cohibuerit, tunc sarit pleuritides; quae sine<text:line-break/>sputo nomina<text:span text:style-name="Default_20_Paragraph_20_Font"><text:span text:style-name="T3">n</text:span></text:span>tur, sed quum satis relaxata fuerit, atque ad<text:line-break/>pulmonem dimiferit, tunc isti magis tussiunt atque ex-<text:line-break/>puunt; hoc igitur formam inflammationis, non autem asse-<text:line-break/>ctum locum. indicat. Nunquid vero magis pituitosus sit,<text:line-break/>vel biliosus humor is qui inflammationem facit,. ex sputo-<text:line-break/>rum forma cognosces , nam et spumosa et flava et rufa et<text:line-break/>rubra et pallida et nigra expuunt. Ex iis vero quae qui-<text:line-break/>dem spumosa sunt, fluxum magis pituitofum ostendunt, flava<text:line-break/>autem biliosum impermixtum, quae vero rufa funt, ama-<text:line-break/>ram quidem et ista referunt bilem, sed non paucam scrofam<text:line-break/>superfluitatem cum bile commixtam esse significant et multo<text:line-break/>ampliorem, quando pallida quis expuerit. Sic et nigra me-</text:p>
      <text:p text:style-name="P3">lancholicum fluxum ostendunt, sicuti quae colore magis quo-<text:line-break/>dammodo rubra sunt plurimum quidem sanguinis, mixi-<text:line-break/>mum autem amarae bilis in eo qui inflammationem facit<text:line-break/>humo<text:span text:style-name="Default_20_Paragraph_20_Font"><text:span text:style-name="T3">r</text:span></text:span>e contineri .significant: atque ideo inter omnia sputa<text:line-break/>haec sunt -mitissima, sicuti nigra omnium perniciosissima.<text:line-break/>Et quidem in hisce omnibus symptomatis magnitudines asse-<text:line-break/>ctionis magnitudinem indicabunt, brevem autem affectionem<text:line-break/>indicabunt symptomatum pa<text:span text:style-name="Default_20_Paragraph_20_Font"><text:span text:style-name="T3">r</text:span></text:span>vitates. Non igitur omnium<text:line-break/>omnia propria indicia sunt, sed Ungula unum quoddam<text:line-break/>peculia<text:span text:style-name="Default_20_Paragraph_20_Font"><text:span text:style-name="T3">r</text:span></text:span>e demonstrant. Nam quae et duarum vel trium<text:line-break/>rerum significativa esse videntur, si ea diligente<text:span text:style-name="Default_20_Paragraph_20_Font"><text:span text:style-name="T3">r</text:span></text:span> perquisie.-<text:line-break/>ris; altero quidem suorum symptomatum locum affectum,<text:line-break/>altero vero affectionem, altero ipsius magnitudinem, altero<text:line-break/>eorum aliquod symptomatum quae sequuntur significare<text:line-break/>reperies. Pulsus igitur pleuriticorum haec omnia indicat,<text:line-break/>sed non eodem modo omnia, sed qua quidem unacum ten-<text:line-break/>fione durus est, nervorum affectum ostendit, .qua vero ser-</text:p>
      <text:p text:style-name="P11">rae similis est, affectum esse inflammationem, qua vero ve-<text:line-break/>lex simul et. frequens ac magnus, ad inflammationem conse-<text:line-break/>qui febrem, qua vero singula <text:span text:style-name="Default_20_Paragraph_20_Font"><text:span text:style-name="T3">san</text:span></text:span>ae diximus. m aj ora .aut<text:line-break/>minora existunt,. vel magnam esse, vel parvam ostendunt .<text:line-break/>dispositionem.. Mihi vero haec exempli gratia dixisse. fulsi-<text:line-break/>ciat, neque enim nunc de locis affectis agere proposuimus,<text:line-break/>sicuti neque. de febribus, vel typis, vel causis. ..Sed horum<text:line-break/>singulorum memini, simul quidem riam. quandam volens<text:line-break/>ostendere, qua sit in ipsis exercitandum, quam si quis ha-<text:line-break/>beat, etsi .nos - proprium de iis quae diximus tractatum<text:line-break/>non scrip<text:span text:style-name="Default_20_Paragraph_20_Font"><text:span text:style-name="T3">s</text:span></text:span>erimus,. possit per fe infiunt ex iis quae ab aliis<text:line-break/>scripta sunt , si modo perspicaci ingenio suerit i et diligen-<text:line-break/>fiam adhibuerit, id quod superest invenire; simul autem<text:line-break/>et utilitatem singulorum quae dicta sunt ostendere .volens,<text:line-break/>commemoravi et febrium differentias et typos et affectus et<text:line-break/>causas ipfasque partes affectas.</text:p>
      <text:h text:style-name="Heading_20_2" text:outline-level="2">Cap, XI. </text:h>
      <text:p text:style-name="P21">Nam in his. omnibus exercitatum esse<text:line-break/>oportet eum qui debeat in primis diebus exquisite novisse</text:p>
      <text:p text:style-name="P3">ipsam morbi speciem. Vel enim simplex est febris, veI com-<text:line-break/>posita, vel cum loco affecto, -velsine-loco affecto, vel ephe-<text:line-break/>mera, vel hectica Quod si simplex fuerit .omnino, humo-<text:line-break/>ris indicia affert ex quo genita -est, si vero composita, ex quot<text:line-break/>simplicibus febribus composita est, .totidem numero .humo-<text:line-break/>rum multitudinem indicabit. At si hoc iudicet, .illud etiam<text:line-break/>significabit, nunquid morbus diu durabit, an. cito finietur;<text:line-break/>nam si -humor pituitosus extiterit, necessario .diuturnus erit,<text:line-break/>longe vero magis, si atrae bilis natur. .m .asseret; at si ad fla-<text:line-break/>vam bilem pertinebit, non erit diuturnus. .Sic .et locus<text:line-break/>affectus, qui quidem motu multo .exercetur, calidus est ac<text:line-break/>rarus et pri<text:span text:style-name="Default_20_Paragraph_20_Font"><text:span text:style-name="T3">n</text:span></text:span>ceps, acutiorem morbum futurum portendit,<text:line-break/>qui vero neque in motu continuo est, frigidusque ac. densus<text:line-break/>et ignobilis est , ad longius tempus extendi debere- significati<text:line-break/>Eodem modo et affectio, siquidem difficilem motum .habuerit,<text:line-break/>frigidiorque fuerit .ac densior, diu duraturum, si. autem fa-<text:line-break/>cile moveatur , calidiorque fuerit ac rarior, cilo solutum<text:line-break/>iri. Eodem modo et de causis Indicandum . est. . . Quare si<text:line-break/>quis diligenter agnoverit totum morbi hypothesim, .non par-</text:p>
      <text:p text:style-name="P3">vum habebit ad praenoscendum momentum. Eas igitur<text:line-break/>quae cum magno et cito fe inclinante certamine fiunt, mor-<text:line-break/>bomm fututiones, quas praecipue o<text:span text:style-name="Default_20_Paragraph_20_Font"><text:span text:style-name="T3">r</text:span></text:span>i<text:span text:style-name="Default_20_Paragraph_20_Font"><text:span text:style-name="T3">t</text:span></text:span>es nominari diceba-<text:line-break/>rnus, febrium earum quae ex calidis humoribus accendun-<text:line-break/>tur, proprias esse est existimandum, post has earum quae-<text:line-break/>cuuque partium sunt principum, facile mobiles et calidae<text:line-break/>affectiones. Ephemerae vero et; hecticae febres et sine ma-<text:line-break/>gna perturbatione et minime subitas sariunt permutationes,<text:line-break/>fed quoniam et Eas per abusionem aliquando eriles appel-<text:line-break/>dant, de istis etiam deinceps aliquid dicetur. . Nunc vero<text:line-break/>finem imponere statuimus praefenti <text:span text:style-name="Default_20_Paragraph_20_Font"><text:span text:style-name="T3">s</text:span></text:span>ermoni, ad u<text:span text:style-name="Default_20_Paragraph_20_Font"><text:span text:style-name="T3">n</text:span></text:span>um om-<text:line-break/>nia quae ante diximus caput redigentes.</text:p>
      <text:h text:style-name="Heading_20_2" text:outline-level="2">Cap. XII. </text:h>
      <text:p text:style-name="P21">Subitas in morbis mutationes fi velis<text:line-break/>praenoscere , necessarium tibi prius est principii et ruere-<text:line-break/>menti ac status et declinationis habere dignotionem et prae-<text:line-break/>notionem. Haec autem dignosces et ex morbi forma et re-<text:line-break/>gione et anni tempore, una cum illis quae uls correfpon-<text:line-break/>dent, ex circuititum etiam proportione atque etiam ex</text:p>
      <text:p text:style-name="P3">mox apparentibus, ex .m<text:span text:style-name="Default_20_Paragraph_20_Font"><text:span text:style-name="T3">o</text:span></text:span>rbi quidem forma ad has tres<text:line-break/>simplices et primas febres inspiciens, ad eam scilicet quae<text:line-break/>ex pituita et quae ex atra bile et quae ex amara generatur.<text:line-break/>Prius igitur in iis dign<text:span text:style-name="Default_20_Paragraph_20_Font"><text:span text:style-name="T3">o</text:span></text:span>scendis exercearis quae exquisitae<text:line-break/>simt atque legitimae, sic enim aliquand<text:span text:style-name="Default_20_Paragraph_20_Font"><text:span text:style-name="T3">o</text:span></text:span> p<text:span text:style-name="Default_20_Paragraph_20_Font"><text:span text:style-name="T3">o</text:span></text:span>teris etiam<text:line-break/>comp<text:span text:style-name="Default_20_Paragraph_20_Font"><text:span text:style-name="T3">o</text:span></text:span>sitas invenire. Tunc vero exquisitae sunt atque legit,-<text:line-break/>mae, quando et aetas et anni tempus et regio ac constitutio,<text:line-break/>natmaque, atque ea quae antecessit ratio rictus, praesien-<text:line-break/>tia quoque accidentia et omnia simpliciter quae antea dixi,<text:line-break/>hum<text:span text:style-name="Default_20_Paragraph_20_Font"><text:span text:style-name="T3">o</text:span></text:span>ris formae. convenerint. Manentibus igitur in venis<text:line-break/>humoribus , continuae ex ipsis febres generantur , si vero<text:line-break/>moveantur ac per totum corpus deferantur, hae quae cum<text:line-break/>rigore atque horrore incipiunt., vehementi cum fusi<text:span text:style-name="Default_20_Paragraph_20_Font"><text:span text:style-name="T3">o</text:span></text:span>re vero<text:line-break/>omnino ad infebricitationem desinentes. Est autem ex ipsis<text:line-break/>tertiana quidem et quae per tertium accenditur .brevis tem-<text:line-break/>poris, sicut quartana et quae per quartum accenditur, longi,<text:line-break/>minus vero quam haec longa quotidiana et quae singulis<text:line-break/>diebus facit. accessionem. Si has noveris expedite discer-</text:p>
      <text:p text:style-name="P3">nere , haudquaquam difficulter eas quae ex quorundam lo-<text:line-break/>corum affectu consistu<text:span text:style-name="Default_20_Paragraph_20_Font"><text:span text:style-name="T3">n</text:span></text:span>t , invenies. . Nam in omnibus in-<text:line-break/>flammatis partibus humorum impactio , quae locum bene<text:line-break/>dissiari prohibet, statim quidem humores putrefacit, fimul-<text:line-break/>que calorem quendam pravum exertat, qualis et in reliquis<text:line-break/>putrescentibus oritur. Hujus igitur caloris character quum<text:line-break/>simplex fuerit, earum alicui quas diximus febrium nece<text:span text:style-name="Default_20_Paragraph_20_Font"><text:span text:style-name="T3">t-<text:line-break/></text:span></text:span>Pario assimilatur, vcl potius, si verum velimus dicere, una<text:line-break/>ex illis est, vel ad amaram bilem , vel ad atram , vel ad pi-<text:line-break/>tuitam attinens. Audivisti autem Hippocratem quodam in<text:line-break/>loco dicentem quod quidam fiunt acuti morbi .et quod hos<text:line-break/>vocant acutos morbos quorum febres maxima en parte con-<text:line-break/>tinuae Bruti Quare si seorsum ac per fe singulas febres<text:line-break/>nosse meditaberis, haudquaquam difficulter, neque quum pul-<text:line-break/>mo<text:span text:style-name="Default_20_Paragraph_20_Font"><text:span text:style-name="T3">n</text:span></text:span>is, aut sple<text:span text:style-name="Default_20_Paragraph_20_Font"><text:span text:style-name="T3">n</text:span></text:span>ia, aut hepatis, aut ventriculi aliqua instanti<text:line-break/>malio affuerit, formam ipfius agnosces., totiusque morbi<text:line-break/>usque ad solutionem longitutlinenr praecognosci. om-<text:line-break/>trino enim fluxio , quae inflammationem efficit , vel flavae</text:p>
      <text:p text:style-name="P3">bilis est, vel atrae, vel pituitae. Si igitur impermixtae<text:line-break/>rnultaeque flavae bilis suerit, trmc facit erysipelata et eos qui<text:line-break/>herpetetes nominantur, sicuti nigrae cancros et phagedaenas,<text:line-break/>aut elephantes, aut aliquem ex his adeo curatu dissiclli-<text:line-break/>bus morbum , quaecumque vero ingruente pituita in tunso-<text:line-break/>rem attolluntur, haec oedemata nuncupantur. Simplex<text:line-break/>igitur et fotus unusquisque horum quos diximus humo-.<text:line-break/>rum quemlibet horum quos . commemoravimus facit ex-.<text:line-break/>scuisitum morbum. Sanguini vero permixtus atque censu-.</text:p>
      <text:p text:style-name="Normal">sus, deinde in partem aliquam decumbens vel scrrrlrosas<text:line-break/>vel oedematusas vel eryfipelatofas sarit inflammationes, scir-<text:line-break/>trhosas quidem melancholicus, erysipelatosus vero .biliosus,<text:line-break/>oedematosas pituitosus. Quum vero ipse secundum natu-<text:line-break/>ram se habens sanguis impactus in loco fluxioni obnoxio.<text:line-break/>putruerit, hic quidem assectus iusiammatio est: simplex vero<text:line-break/>ex ipsa semis accenditur, similis maxime ephemeris, quae<text:line-break/>ex inflammationibus inguinum accidunt , nam et inguinis iu-<text:line-break/>flammatio ex bono sanguine sit.--. Liquet autem quod quum<text:line-break/>lue -putrescere coeperit, non amplius bonus remanet, test</text:p>
      <text:p text:style-name="P3">jam ad amarae bilis naturam transit. Atque in hoc illud<text:line-break/>iervatur:, triplex esse genus universum simplicium- febrium,<text:line-break/>quae enim ex sanguine putrescente sit, jam quodammodo<text:line-break/>biliosa est , fi sane in naturalibus sermonibus recte. ostensum<text:line-break/>est quod sanguis ex moderato calore generatur, flava au-<text:line-break/>tem bilis ex majore , atra vero ex sufficienter immodico.<text:line-break/>Quidquid igitur pingue et tenue in sanguine est, fit flava bi-<text:line-break/>lis, crassem vero ac veluti faex, quando immodice calesa-<text:line-break/>ctmn exaruerit atra. Flava etiam bilis quandoque in atram<text:line-break/>convertitur, quum assata suerit: duplex etenim ejus gene-<text:line-break/>rationis modus ostensus esu omnes igitur quae ex parte<text:line-break/>aliqua affecta febres accenduntur, unum aliquem ex dictis,<text:line-break/>vel su<text:span text:style-name="Default_20_Paragraph_20_Font"><text:span text:style-name="T3">p</text:span></text:span>plicem; vel compositum habebunt characterem , sim-<text:line-break/>plicem quidem; quando unus aliquis sufficienter praevalui-<text:line-break/>rit caeteris , non simplicem , quando c<text:span text:style-name="Default_20_Paragraph_20_Font"><text:span text:style-name="T3">o</text:span></text:span>mmixti alterius po-<text:line-break/>tentia apparuerit. Nonnunquam autem non solus apparet,<text:line-break/>scd ex aequo dominatur, et nonnunquam tres simul viribus<text:line-break/>aequales commiscentur. Sed sicuti qui scit et vinum et</text:p>
      <text:p text:style-name="P3">meret aquam scor<text:span text:style-name="Default_20_Paragraph_20_Font"><text:span text:style-name="T3">t</text:span></text:span>um exquifite discernere, neque horum<text:line-break/>ignorabit temperiem ; eodem, ut arbitror, modo neque qui<text:line-break/>facultatem habuit eas quas antea diximus febres singulas<text:line-break/>exquifite noscendi, earum mixtionem ignorabit. Quare in<text:line-break/>omnibus talibus principio illud optimum est, tres istas febres<text:line-break/>posse exquisite discernere, quotidianam, tertianam et quer-<text:line-break/>lanam: fimiles enim ipfis omnino fiunt continuae ejusdem<text:line-break/>gene<text:span text:style-name="Default_20_Paragraph_20_Font"><text:span text:style-name="T3">r</text:span></text:span>is adiacentes. Non igitur ad plures atque obscuros<text:line-break/>scop<text:span text:style-name="Default_20_Paragraph_20_Font"><text:span text:style-name="T3">a</text:span></text:span>s, fed ad paucos et manifestos omnem tibi redegi exor-<text:line-break/>cisationem ; in his enim exercitatus haud quaquam dissecui-<text:line-break/>ter in primis diebus characterem morbi perspectum habebis.</text:p>
      <text:h text:style-name="Heading_20_2" text:outline-level="2">Cap. XIII. </text:h>
      <text:p text:style-name="P21">Duo quidem genera febrium quo puero<text:line-break/>quispiam ab. initio cognoscat exposui; dico autem duo<text:line-break/>genera febrium , et quod occatione portium quarundam<text:line-break/>affectarunt et quod ex putredine humorum tantummodo<text:line-break/>accenditur. Reliquum est ut de tertio febrium dicamus ge-<text:line-break/>nere, quas eph emeras appellari dicimus. Sunt autem hae<text:line-break/>tantummodo spiritus affectiones,: absque humorum putre-</text:p>
      <text:p text:style-name="P3">dine aut partis inflammatione, nisi inflammatis inguinibus<text:line-break/>accidant. Earum autem generationis causae sunt vigiliae<text:line-break/>ac cruditas et tristitia et timor et lea et.curae deustioque ac<text:line-break/>refrigeratio, lassitudo et ebrietas et quaecunque similia sunt.<text:line-break/>Quomodo igitur et has lu prima die cognoscere oporteat,<text:line-break/>deinde exponam. Communiter quidem omnium pulsus ad<text:line-break/>celeritatem et frequentiam promovetur et saepenumero ad<text:line-break/>magnitudinem ; exquisite autem servat eam quae secundum<text:line-break/>naturam et aequalitatem atque mollitiem et ordinem. Sic et uri-<text:line-break/>nae nonnullae quidem suspensa, nonnullae vero fiedimenta.<text:line-break/>bona habent, quaedam autem nebulas; omnes vero bene eo- .<text:line-break/>foratae sunt; sicuti et calor in omnibus vapor<text:span text:style-name="Default_20_Paragraph_20_Font"><text:span text:style-name="T3">at</text:span></text:span>us est, sed<text:line-break/>quibusdam statim quidem in primo contactu, quibusdam<text:line-break/>vero posterius. Atque omnibus ipsis absunt maligna fym-<text:line-break/>ptumata, de quibus docuit nos Hippocrates in Proguostico.<text:line-break/>Haec igitur communia signa sunt omnium febrium epheme-<text:line-break/>rarum., propria vero singulis quae a me dicta sunt etiam<text:line-break/>in primo libro artis curativae ad Glauconem. .Nunc ero in-</text:p>
      <text:p text:style-name="P3">choabo fe<text:span text:style-name="Default_20_Paragraph_20_Font"><text:span text:style-name="T3">r</text:span></text:span>monem ah affectibus animae, a cu<text:span text:style-name="Default_20_Paragraph_20_Font"><text:span text:style-name="T3">r</text:span></text:span>a et timore et<text:line-break/>ira et tristitia. Si quidem remanentibus adhuc animi asse-.<text:line-break/>esibus conside<text:span text:style-name="Default_20_Paragraph_20_Font"><text:span text:style-name="T3">r</text:span></text:span>atio fiat, ex pulsibus maxime tentandum est<text:line-break/>face<text:span text:style-name="Default_20_Paragraph_20_Font"><text:span text:style-name="T3">r</text:span></text:span>e- dign<text:span text:style-name="Default_20_Paragraph_20_Font"><text:span text:style-name="T3">a</text:span></text:span>tionem , quemadmodum in libris De pulli bus<text:line-break/>scriptum est; post autem etiam ex assis investigandum.<text:line-break/>Quod fi illi quidem assectus sedati fuerint, affectio veru re-<text:line-break/>manserit, debile quidem et hic in pultibus indicium inve-<text:line-break/>uses illarum quae febrem an .ecesserunt affectionum ; tibi autem<text:line-break/>sure pulsibus reliqua omnia sufficient. Communiter enim<text:line-break/>omnibus urinae <text:span text:style-name="Default_20_Paragraph_20_Font"><text:span text:style-name="T3">r</text:span></text:span>ubores. Adest autem iis quidem qui ob<text:line-break/>trist<text:span text:style-name="Default_20_Paragraph_20_Font"><text:span text:style-name="T3">i</text:span></text:span>tiam febricitant, acrimonia potius quam multitudo ca-<text:line-break/>lo<text:span text:style-name="Default_20_Paragraph_20_Font"><text:span text:style-name="T3">r</text:span></text:span>is, sicuti iis qui ob iram cont<text:span text:style-name="Default_20_Paragraph_20_Font"><text:span text:style-name="T3">r</text:span></text:span>ario modo. Sed et tenui -<text:line-break/>tas corporis in iis qui tristitia quam in .iis qui c<text:span text:style-name="Default_20_Paragraph_20_Font"><text:span text:style-name="T3">o</text:span></text:span>gitatio-<text:line-break/>rubus. vexati sunt manifestius appa<text:span text:style-name="Default_20_Paragraph_20_Font"><text:span text:style-name="T3">r</text:span></text:span>et et oculorum cavitas<text:line-break/>et quaedam insolita decoloratio. Et haec quidem c<text:span text:style-name="Default_20_Paragraph_20_Font"><text:span text:style-name="T3">o</text:span></text:span>mma-<text:line-break/>nia omnium etiam alio<text:span text:style-name="Default_20_Paragraph_20_Font"><text:span text:style-name="T3">r</text:span></text:span>um, qui quocunque modo cogitatio-<text:line-break/>nibus impliciti suerint , indicia sunt, sed praecipue ex ocu-<text:line-break/>lis discernendi sunt; licet enim ex his etiam in fanis animi<text:line-break/>affectum coniicere, in aegris autem manifestissima ligna sunt</text:p>
      <text:p text:style-name="P3">ei qui inspiciendi habeat facultatem. - Sic quidem illos,<text:line-break/>qui propter disciplinas aut propter meditationem aliqua co-<text:line-break/>gitaverunt, ab iis quos tristitia corripuit discernere opor-<text:line-break/>tet. Eos autem qui nimium vigilarunt, distinguit et deco-<text:line-break/>lorationis modus, nam subtuutida ipsis facies inest et oculo-<text:line-break/>runr motus manifesti , vix enim attollunt palpebras; et hu-<text:line-break/>militas oculorum , sicci enim contristatis fiunt et conitenti-<text:line-break/>bus. Cavitas vero commune omnium symptoma est, tri-<text:line-break/>stitiae, vigiliae, curarum, non tamen et irae, huic enim<text:line-break/>neque oculorum caritas, neque decoloratio manifesta,. et<text:line-break/>calor etiam amplior et qui. celeriter ex prosundo efferatur,<text:line-break/>et pulsuum magnitudo non minuitur, quemadmodum in vi-<text:line-break/>gliris, tristitiis et cogitationibus. Quere iram quidem ab<text:line-break/>ipfis valde manifeste distingues, illas vero invicem quem-<text:line-break/>admodum antea diximus. Eorum vero qui ex lassitudini-<text:line-break/>bus febricitant cutis est siccior, plusquam in aliqua alia<text:line-break/>febrium ephemerarum. Sed hoc quidem omnibus qui ex<text:line-break/>lassitudine febricitant commune est in eo accessionis .tem-</text:p>
      <text:p text:style-name="P3">pore quod usque ad furtum protenditur, at eo tempore<text:line-break/>quod fletum fequitur plurimis quidem , quicunque non su-<text:line-break/>pra modum fatigati sunt , humiditates quaedam , vel vapor<text:line-break/>calidus ex profundo attollitur, quibusdam vero etiam lu iis,<text:line-break/>quae statum fubscquuntur temporibus floritas remanet.<text:line-break/>Fit vero hoc maxime iis qui supra modum fatigati sunt,<text:line-break/>vel deusti , vel refrigerati una cmn lassitudine . Et pulsus<text:line-break/>etiam non eodem modo in utrisque se habent, parvi enim<text:line-break/>iis qui supra modum sunt fatigati, magni vero aliis sunt.<text:line-break/>At quae ex densata cute febres oriuntur, densatur autem<text:line-break/>vel stupefacta; vel qualitate acerba rubile ipsam invadente,<text:line-break/>veluti accidit eis qui aqua aluminosa fe balnearum, hae fo-<text:line-break/>lum ex omnibus febribus affectus astrictus sunt. Licet au-<text:line-break/>tem ipsas ex tactu dignoscere, ficuti et aridas febres , quae<text:line-break/>ex- lassitudine. fiunt, neque enim vel harum deusitas tactum<text:line-break/>lateat exercitatum. Sed et caliditatis motus in iis quodam-<text:line-break/>modo inaugescit, nam in primo manus iniectu mitis appa-.<text:line-break/>ret, acrior vero postmodum evadit, fi moratus fueris. Sed</text:p>
      <text:p text:style-name="P3">neque urinae rufae in talibus, neque corporis moles colla-<text:line-break/>pfa, quare neque oculi concavi et fieri apparent, sed sunt<text:line-break/>quibus et humidiores et.prominentiores iis qui fecundum<text:line-break/>naturam esse videbuntur, pulsus vero quemadmodum in<text:line-break/>tristitia et curis et vigiliis, atque immoderatis exercitiis mi-<text:line-break/>nores. Earum vero febrium ephemerarum, quae ex in-<text:line-break/>flammati<text:span text:style-name="Default_20_Paragraph_20_Font"><text:span text:style-name="T3">o</text:span></text:span>nibns inguinum accenduntur, pulsus maximi sunt<text:line-break/>et veloces , atque frequentes , calorque plurimus et post sta-<text:line-break/>tum statim ex profund<text:span text:style-name="Default_20_Paragraph_20_Font"><text:span text:style-name="T3">o</text:span></text:span> humiditas quaedam attollitur calida<text:line-break/>quidem, sed suavis, nam acrimonia. et mordacitas minime<text:line-break/>omnium his febribus adest, et rubicunda facies maxima ex<text:line-break/>parte ipsis inest et lu majore tumore et urinae subalbaer.<text:line-break/>Communis vero his febribus ephemeris inest aequalitas pul-<text:line-break/>fuum , nam ex ipsis paucae admodum eam quae fecundum<text:line-break/>unam pulsationem est inaequalitatem ostendunt, fed neque<text:line-break/>hae valde manifeste, neque liquido. Dicta a me sunt et<text:line-break/>ipsa febrium ephemerarum indicia. De hecticis autem non</text:p>
      <text:p text:style-name="P3">est praesentis temporis sermo; .nulla enim earum in pri-<text:line-break/>mis diebus, fed in progressu temporis fit; quare de his<text:line-break/>quidem in sequentibus disseremus, hic vero libro finem<text:line-break/>faciemus.</text:p>
      <text:h text:style-name="P16" text:outline-level="1"><text:bookmark-start text:name="bookmark4"/><text:span text:style-name="Default_20_Paragraph_20_Font">GALENI DE CRISIBVS LIBER III.</text:span><text:bookmark-end text:name="bookmark4"/></text:h>
      <text:h text:style-name="Heading_20_2" text:outline-level="2">Cap. I. </text:h>
      <text:p text:style-name="P21">Propositum nostrum est, sicuti et prius di-<text:line-break/>cebatur, omnis in morbo mutationis praesentis quidem di-<text:line-break/>gnotiones, futurae ver<text:span text:style-name="Default_20_Paragraph_20_Font"><text:span text:style-name="T3">o</text:span></text:span> praec<text:span text:style-name="Default_20_Paragraph_20_Font"><text:span text:style-name="T3">o</text:span></text:span>gnitiones dicere. Quia ver<text:span text:style-name="Default_20_Paragraph_20_Font"><text:span text:style-name="T3">o<text:line-break/></text:span></text:span>fex modis istae fiunt, tentandum est de singulis separatim<text:line-break/>fcribere, hac prius facta mem oratione, quod fex funt lu mor-<text:line-break/>bis mutationum differentiae, vel enim subito ad sanitatem ve- -<text:line-break/>urunt, vel subito interimunt vel paulatim horum utrumque<text:line-break/>contingit,^ veLmixfim. Paulatim quidem, vel scilicet morb<text:span text:style-name="Default_20_Paragraph_20_Font"><text:span text:style-name="T3">o</text:span></text:span></text:p>
      <text:p text:style-name="P3">marcescente; vel aegri viribus dissolutis, mixtim vero quan...<text:line-break/>do. subita quidem aliqua ad melius, vel deterius commutatio<text:line-break/>facta suerit, deinceps veto. usque ad perlectam solutionem;<text:line-break/>vel mortem reliquum totum emarcuerit. De prima igitur,<text:line-break/>quae repente fit, permutatione dicamus, quo<text:span text:style-name="Default_20_Paragraph_20_Font"><text:span text:style-name="T3">n</text:span></text:span>iam omnium<text:line-break/>quas antea diximus optima est, atque ideo ipsam per exceI-<text:line-break/>lentiam crisim nominant, quoniam natura, quae praeter na-<text:line-break/>turam sunt, superante exquisite perficitur. Ex aliis autem<text:line-break/>mutationibas, quae quidem ad subitam mortem mala crifis<text:line-break/>est, quae veto aliquam effatu dignam sariunt mutationem,<text:line-break/>non tamen integram solutionem, imperfectae crises vocan-<text:line-break/>tur, sicuti et .quae se<text:span text:style-name="Default_20_Paragraph_20_Font"><text:span text:style-name="T3">n</text:span></text:span>sim marcescente, vel virtute, vel morbo<text:line-break/>contingunt, et hae solutiones fimplieiter, <text:span text:style-name="Default_20_Paragraph_20_Font"><text:span text:style-name="T3">n</text:span></text:span>on crises no-<text:line-break/>minantur.</text:p>
      <text:h text:style-name="Heading_20_2" text:outline-level="2">Cap. II. </text:h>
      <text:p text:style-name="P21">Sola igitur subita ad sanitatem co<text:span text:style-name="Default_20_Paragraph_20_Font"><text:span text:style-name="T3">n</text:span></text:span>versio<text:line-break/>simpliciter crifis n<text:span text:style-name="Default_20_Paragraph_20_Font"><text:span text:style-name="T3">o</text:span></text:span>minatur. Et quidem omnino fit per ma-<text:line-break/>nisestas quasdam excretiones aut effatu dignos abscessus; qui-</text:p>
      <text:p text:style-name="P3">everint, malignius recurrunt. Antecedit autem hujusmodi<text:line-break/>excretiones et abscessus non mediocris perturbatio lu cor-<text:line-break/>pore aegrotantis. Nam et difficiles tolera<text:span text:style-name="Default_20_Paragraph_20_Font"><text:span text:style-name="T3">n</text:span></text:span>tiae et vigiliae<text:line-break/>et deliria et graves somni et diffiriles anhelitus et vertigines<text:line-break/>tenebricosae et difficiles <text:span text:style-name="Default_20_Paragraph_20_Font"><text:span text:style-name="T3">t</text:span></text:span>ensus , dolores capitis , cossi et sto-<text:line-break/>machi et multorum aliorum membrorum, nonnullis vero<text:line-break/>aurium sonitus et vani ante oculos apparent splendores et<text:line-break/>lacrimae involuutariae effluunt, et urina retinetur et labrum<text:line-break/>agitatur, aut aliquid aliud tremulum sit, oblivio et praesum-<text:line-break/>tium ignorantia et vehemens accidit rigor et plurimum acces-<text:line-break/>sic consuetam anticipat horam et multus aestus, fitisque in-<text:line-break/>tolerabilis sequitur, clamant et saliunt, sicuti furentes , ue-<text:line-break/>que possunt lu eodem situ recumbere, deinde repente nrul-<text:line-break/>tus sudo<text:span text:style-name="Default_20_Paragraph_20_Font"><text:span text:style-name="T3">r</text:span></text:span> erumpit, aut vomitus aliquis non paucus insequi-<text:line-break/>tur, aut venter subito solvitur , aut abunda<text:span text:style-name="Default_20_Paragraph_20_Font"><text:span text:style-name="T3">n</text:span></text:span>s fit fluxus san-<text:line-break/>guinis, aut haec omnia fimus contingunt, unde non parvus<text:line-break/>invadit timor inspicientes. Et quispiam homo vulgaris<text:line-break/>quum istis adesset, ipfe re cogente ita pronunciavit, quod</text:p>
      <text:p text:style-name="P3">judicium tunc de vita aegrotantis ageretur, neque enim me-<text:line-break/>dicorum aliquis primus invenit id nomen, sed omnino ne-<text:line-break/>cessarium fuit ut qui praesens esset conturbaretur, atque<text:line-break/>ideo exclamaret et cIisim rem ipsam nominaret. Decet<text:line-break/>autem medicum generosum neque turbari, neque futurum<text:line-break/>eventum ignorare; melius autem suerit, si se ad praenoscen-<text:line-break/>dam suturam crisim exercuerit; neque enim ista dignotio,<text:line-break/>quae habetur de praesentis disis eventu, multum distat <text:span text:style-name="Default_20_Paragraph_20_Font"><text:span text:style-name="T1">a<text:line-break/></text:span></text:span>praecognitione ejusdem futurae, <text:span text:style-name="Default_20_Paragraph_20_Font"><text:span text:style-name="T3">s</text:span></text:span>ed ex eadem contemplatione<text:line-break/>utraque persicitur.</text:p>
      <text:h text:style-name="Heading_20_2" text:outline-level="2">Cap. III. </text:h>
      <text:p text:style-name="P21">Et jam haec omnia dicta <text:span text:style-name="Default_20_Paragraph_20_Font"><text:span text:style-name="T3">s</text:span></text:span>unt partim qui-<text:line-break/>dem in pruno libro de diebus judicatoriis , partim in duo-<text:line-break/>bus libris qui istum antecedunt, dicam vero et nunc omnia<text:line-break/><text:span text:style-name="Default_20_Paragraph_20_Font"><text:span text:style-name="T3">s</text:span></text:span>ummatim quae et prae<text:span text:style-name="Default_20_Paragraph_20_Font"><text:span text:style-name="T3">s</text:span></text:span>entem crisim, quo evasura Iit,<text:line-break/>ostendunt et futuram praemonstrant. Primum quidem et<text:line-break/>maximum inter omnia est considerare coctiones ex urinis<text:line-break/>et alvi excrementis et sputis, si quidem ego millies quum,<text:line-break/>dum cri<text:span text:style-name="Default_20_Paragraph_20_Font"><text:span text:style-name="T3">s</text:span></text:span>es fierent, interessem, neminem unquam vidi in-</text:p>
      <text:p text:style-name="P3">tereuntem qui praecedentibus coctionibus crisim ..habuisset.<text:line-break/>Non tamen aequa omnium signo<text:span text:style-name="Default_20_Paragraph_20_Font"><text:span text:style-name="T3">r</text:span></text:span>um dignitas existimanda esu<text:line-break/>sed in morbis. quidem thoracis atque pulmonis praecipue<text:line-break/>sputa sunt animadvertenda ,. n<text:span text:style-name="Default_20_Paragraph_20_Font"><text:span text:style-name="T3">o</text:span></text:span>n tamen urinarum contem-<text:line-break/>platio negligenda, .fed et alui excrementa fiant inspicienda.<text:line-break/>Si vero tantum febricitant sine alicuius visceris affectu , aut<text:line-break/>cum inflammatione hepatis, vel <text:span text:style-name="Default_20_Paragraph_20_Font"><text:span text:style-name="T3">r</text:span></text:span>enum, vel vesicae., vel<text:line-break/>splenia, maxime urinis animum oportet adhibere , sicut<text:line-break/>si circa ventriculum assectus sit,. primum <text:span text:style-name="Default_20_Paragraph_20_Font"><text:span text:style-name="T3">r</text:span></text:span> excrementis<text:line-break/>alvi, deinde neque urinae sunt negligendae. Sem-<text:line-break/>per enim quum febris affuerit, vel ex fusa hum<text:span text:style-name="Default_20_Paragraph_20_Font"><text:span text:style-name="T3">o</text:span></text:span>rum<text:line-break/>putredine accensa, vel ex parte inflammationem sub-<text:line-break/>eunte, praecipue urinas inspiciendassseenfeo , atque inde co-<text:line-break/>orionesagnoscendas, sicuti et maximum instantis bonae eri-<text:line-break/>sis indicium sunt coctiones. Secundum autem, quod ab<text:line-break/>aliqua die. indicatoria antea indicetur, cui annexa est diei<text:line-break/>judicantia potentia. Deinceps autem inspicere oportet et<text:line-break/>speciem. morbi et morem ; speciem - quidem , si tertiana vel</text:p>
      <text:p text:style-name="P3">quotidiana veI febris ardens vel pleuritis vel peripneumo-<text:line-break/>nia; morem, si moderatus et mitis. -vel pravus .atque ma-<text:line-break/>liguus. Deinde si formae morbi excretio respondeat. t,Si<text:line-break/>enim sit febris ardens, vel sanguis e naribus profluet, veI<text:line-break/>post vehementem rigorem sudor multus. et calidus per totum .<text:line-break/>corpus emanabit, aut per vomitum ,aut per alvum biliosa<text:line-break/>excementur. Ita et tertiana vomitibus et .cxcrementis alvi<text:line-break/>biliosis et sudoribus multis toto corpore fluentibussudicabi-<text:line-break/>tur. Plurimum autem pituitae lu. quotidianis febribus exi-<text:line-break/>cernetur et multi in toto corpore fusiores fient. iudicat et<text:line-break/>phrenitidem sudor bonus et praecipue si ex capite. multus<text:line-break/>et calidus fluxerit, sudante simul reliquo corpore;;. contui-<text:line-break/>git autem aliquando, quod etiam per sanguinem e naribus<text:line-break/>fluentem phrenitis judicatur. Non tamen lethargus-. aut<text:line-break/>peripneumonia fluxum sanguinis amanti . Inter. ipsas. autem<text:line-break/>pleuritis medium obtinet locum; minus enim: quam febris<text:line-break/>ardens et phrenitis , magis autem quam peripneumonia at-<text:line-break/>que lethargus profluvio sanguinis. solvitur. Salvat autem</text:p>
      <text:p text:style-name="P3">lienis ethepatis inflammationes fanguis.e naribus profluens,<text:line-break/>quum haec viscera una cum acutis febribus habent iustam-<text:line-break/>matr<text:span text:style-name="Default_20_Paragraph_20_Font"><text:span text:style-name="T3">o</text:span></text:span>nas. Et omnes quae in praecordiis fiunt calidae. atque<text:line-break/>acutae i<text:span text:style-name="Default_20_Paragraph_20_Font"><text:span text:style-name="T3">n</text:span></text:span>flammati<text:span text:style-name="Default_20_Paragraph_20_Font"><text:span text:style-name="T3">o</text:span></text:span>nes fluxu sanguinis judicantur.d oportet<text:line-break/>autem per directum fluere .sanguinem,. ex dextra quidem<text:line-break/>nare hepate affecto yul locis in dextris praecordiis positis,<text:line-break/>ex sinistra autem liene et l<text:span text:style-name="Default_20_Paragraph_20_Font"><text:span text:style-name="T3">o</text:span></text:span>cis vicinis; juvat autem et sudor<text:line-break/>bonus omnes quae fiunt in praecordiis inflammationes ca-<text:line-break/>fidas et acutas. Hepatis vero gibbae quidem partes inflam-<text:line-break/>mationem patientes tribus praecipue modis crisis .<text:span text:style-name="Default_20_Paragraph_20_Font"><text:span text:style-name="T3">o</text:span></text:span>bediunt,<text:line-break/>flexibus sanguinis e nare dextra etsudoribus le<text:span text:style-name="Default_20_Paragraph_20_Font"><text:span text:style-name="T3">o</text:span></text:span>nis et uri-<text:line-break/>nis abundantibus. Simae autem partes excrementisalvi bi-<text:line-break/><text:span text:style-name="Default_20_Paragraph_20_Font"><text:span text:style-name="T3">lio</text:span></text:span>fis atque sudoribus, nonnunquam ver<text:span text:style-name="Default_20_Paragraph_20_Font"><text:span text:style-name="T3">o</text:span></text:span> et .vomitibus, ma-<text:line-break/>gis autem expetu<text:span text:style-name="Default_20_Paragraph_20_Font"><text:span text:style-name="T3">n</text:span></text:span>t per urinas expurgari, quam gibbae he-<text:line-break/>patis partes, omnia ea quae vel in partibus renum, vel ve-<text:line-break/>sicae laborant, sicuti I<text:span text:style-name="Default_20_Paragraph_20_Font"><text:span text:style-name="T3">o</text:span></text:span>ca quae ad thoracem -et pulmonem<text:line-break/>peruineut, sputis. Sudores vero omnibus febribus proprii<text:line-break/>funt .et praecipue ardentibus.. iuvat autem non parum et</text:p>
      <text:p text:style-name="P3">efferventes inflammationes <text:span text:style-name="Default_20_Paragraph_20_Font"><text:span text:style-name="T9">, </text:span></text:span>quando <text:span text:style-name="Default_20_Paragraph_20_Font"><text:span text:style-name="T9">. </text:span></text:span>sicut et antea diximus,<text:line-break/>una cum coctionibus emanaverint. Iudicant autem et quo-<text:line-break/>tidiauas febres, simul vomitibus, atque excrementis alvi<text:line-break/>pituitosis adjunctis. Et quartanas etiam, si atra simul ac<text:line-break/>veris excernuntur. Semitertianas ve<text:span text:style-name="Default_20_Paragraph_20_Font"><text:span text:style-name="T3">r</text:span></text:span>o , si biliosa simul et<text:line-break/>pituitosa. Parotides autem judicant lethargos et .reliquos<text:line-break/>omnes capitis assectus. .Aliiquedecubitus omnes febres diu-<text:line-break/>turnas secure judicar e consueverunt. Sed nondum de diu-<text:line-break/>tornis morbis dicere proposuimus ; nam repentinae mutatio-<text:line-break/>nes acutorum su<text:span text:style-name="Default_20_Paragraph_20_Font"><text:span text:style-name="T3">n</text:span></text:span>t, quarum optimam qualis fit, nunc enarra-<text:line-break/>mus, quod videlicet omnino sine coctione non est, .et quod.<text:line-break/>in aliquo , die judicatorio fit , ac praeterea ab aliquo indica-.<text:line-break/>torto praejudicata suit et etiam crisis motum facit morbo con-<text:line-break/>yenientem. Praeter haec autem hortor lice loco ut aegrotantis<text:line-break/>aetatem atquenaturam, necnon antecedentem rictum, locutu-<text:line-break/>que in quo aegrotat et anni tempus. atque praesentem tem-<text:line-break/>poris statum .confideres. Si enim quemadmodum morbus<text:line-break/>forte est biliosus, haec etiam singula aeque biliosa fini, opor-</text:p>
      <text:p text:style-name="P12">te t bilem crisi expurgari, sicut si pituita exuperavit, pitui-<text:line-break/>tam oportet evacuari; versis autem humoribus exuperanti-<text:line-break/>hus; variam etiam oportet esse evacuationem. Quum vero<text:line-break/>haee universa bene tibi fuerint explorata, tunc eventus jam<text:line-break/>tibi sunt considera<text:span text:style-name="Default_20_Paragraph_20_Font"><text:span text:style-name="T3">n</text:span></text:span>di. Si enim dum aegrotans judicatur,<text:line-break/>febris solvatur atque aliis symptomatis liberetur et melius<text:line-break/>fuerit coloratus pro ratione evacuationis, cum melioribus<text:line-break/>pulsibus et ad surgendum robustior, haec optima crifis est;<text:line-break/>li vero ex his aliquid defit, tantum ab optima deficit quanta<text:line-break/>est ejus quod deficit visi</text:p>
      <text:h text:style-name="Heading_20_2" text:outline-level="2"><text:span text:style-name="Default_20_Paragraph_20_Font"><text:span text:style-name="T3">g</text:span></text:span> Cap. IV. </text:h>
      <text:p text:style-name="P22">Sic quidem dignoscere oportet optimam<text:line-break/>crisim praese<text:span text:style-name="Default_20_Paragraph_20_Font"><text:span text:style-name="T3">n</text:span></text:span>tem , futuram vero hoc modo. Morbi natura<text:line-break/>leonsiderauda est an ad ama<text:span text:style-name="Default_20_Paragraph_20_Font"><text:span text:style-name="T3">r</text:span></text:span>am bilem pertineat vel at<text:span text:style-name="Default_20_Paragraph_20_Font"><text:span text:style-name="T3">r</text:span></text:span>am,<text:line-break/>aut pituitam, vel mixtas habeat significationes. Scripta autem<text:line-break/>funt in libro praecedente horum indicia. Post hoc autem<text:line-break/>tempus an<text:span text:style-name="Default_20_Paragraph_20_Font"><text:span text:style-name="T3">n</text:span></text:span>i et laborantis aetas et temperamentum et quae-<text:line-break/>cunque alia ejus ordinis sunt; de quibus paulo a<text:span text:style-name="Default_20_Paragraph_20_Font"><text:span text:style-name="T3">n</text:span></text:span>te ferme-<text:line-break/>nem habuimus, unde facta de uno mentione reliquorum</text:p>
      <text:p text:style-name="P3">etiam, si vel silentio praetermittantur; meminisse oportet,<text:line-break/>nam longum esset omnia <text:span text:style-name="Default_20_Paragraph_20_Font"><text:span text:style-name="T3">s</text:span></text:span>emper percurrere. Post haec au-<text:line-break/>tem accessionum circuitus sunt considerandi, si vel per ter-<text:line-break/>tiunr, vel per quartum, vel per singulos dies eveniant; vel<text:line-break/>nullo modo eveniant , sicuti in iis accidit febribus , quae<text:line-break/>proprie synochi nominantur. Si enim properaverint ac<text:line-break/>semper pro ratione anticipaverint horam et multo vehenren-<text:line-break/>tuus infestaverint et .per tertium occursaverint-, dito crisim<text:line-break/>subsecuturam denunciant-, si vero lente moveantur , atque<text:line-break/>eadem i<text:span text:style-name="Default_20_Paragraph_20_Font"><text:span text:style-name="T3">n</text:span></text:span>vaserint hora et singulis -diebus fiant, post longius<text:line-break/>tempus crisim futuram denunciant. Praeterea, quod rane<text:line-break/>maximum est , coctiones inspicere -oportet- et harum praecis<text:line-break/>pue effatu dignis transmutationibus -mentem adhibere. Si<text:line-break/>enim in diebus indicaturus fiant, indicia fiunt quod sequens<text:line-break/>tes iudicatorii dies aegrotum morbo liberabunt. -^Summatim<text:line-break/>enim, ut in praecedentibus sermonibus diximus, universa c<text:line-break/>morbi. constitutio per quatuor dieta-genera- manifestatur; de</text:p>
      <text:p text:style-name="P3">quibus diximus Hippocratem in aphorismis disseruisse in<text:line-break/>hunc modum: <text:span text:style-name="Default_20_Paragraph_20_Font"><text:span text:style-name="T3">Accessiones autem et constitutiones osum-<text:line-break/>duut morbi, et anni tempora, et circuituum adinvicem in-<text:line-break/>crementa, sive quotidie, sive alternis diebus, site longiore<text:line-break/>tempore stant. </text:span></text:span>Deinceps ita inquit f <text:span text:style-name="Default_20_Paragraph_20_Font"><text:span text:style-name="T3">Sed et ex post appa-<text:line-break/>reatibus, veluti in pleuriticis, sputum st statim saperve-<text:line-break/>niat , incipiente morbo quidem breviorem facit, si tero<text:line-break/>mox apparuerit, longiorem. </text:span></text:span>In primo autem libro de<text:line-break/>signis mox apparentibus, quae quidem signa morbi coctio-<text:line-break/>nem ostendunt, plurima diximus, et quo pacto ab iis quae<text:line-break/>signa et accidentia iudicat<text:span text:style-name="Default_20_Paragraph_20_Font"><text:span text:style-name="T3">o</text:span></text:span>ria vocantur disserant explanavi-<text:line-break/>mus. Si igitn<text:span text:style-name="Default_20_Paragraph_20_Font"><text:span text:style-name="T3">e</text:span></text:span> ea memoria retines, spero te facilius prae-<text:line-break/>cognoscendi ac dignoscendi optimae crisis facultatem ex hoc<text:line-break/><text:span text:style-name="Default_20_Paragraph_20_Font"><text:span text:style-name="T3">s</text:span></text:span>ermone adepturum. Reliquae enim crises coniectura qua-<text:line-break/>dam artificiosa praecognoscuntur. Optimam vero crisim,<text:line-break/>quam etiam solam crisim simpliciter vocari diximus, non<text:line-break/>per conjecturam, sed firma praecognitione comprehendes ]<text:line-break/>omnia enim signa in talibus morbis statim ab initio <text:span text:style-name="Default_20_Paragraph_20_Font"><text:span text:style-name="T3">s</text:span></text:span>ecura</text:p>
      <text:p text:style-name="P3">ridentur. . Quum igitur . testa integre fuerint, in primo<text:line-break/>quaternario crisim suturam denunciant, sicuti Hippocrates<text:line-break/>in prognostico hisce verbis ostendit: <text:span text:style-name="Default_20_Paragraph_20_Font"><text:span text:style-name="T3">Mitissimae enim fabre</text:span></text:span>s<text:line-break/><text:span text:style-name="Default_20_Paragraph_20_Font"><text:span text:style-name="T3">qua</text:span></text:span>e . <text:span text:style-name="Default_20_Paragraph_20_Font"><text:span text:style-name="T3">cum sceurisiimi</text:span></text:span>s <text:span text:style-name="Default_20_Paragraph_20_Font"><text:span text:style-name="T3">signi</text:span></text:span>s <text:span text:style-name="Default_20_Paragraph_20_Font"><text:span text:style-name="T3">fiunt, quarto die finiuntur<text:line-break/>vel priu</text:span></text:span>s. <text:span text:style-name="Default_20_Paragraph_20_Font"><text:span text:style-name="T3">r</text:span></text:span>Neque.enim contingit febrem omnia signa sccu-<text:line-break/>-rissima habentem, neque illam in qua -sunt omnia maxim e<text:line-break/>perniciosa , alteram quidem non solvi, alteram . autem. non<text:line-break/>.occidere in primo quaternario aegrotantem ,. veluti fi haec<text:line-break/>quidem parum ab extreme perniciosis discesserit, illa vero a<text:line-break/>maxime salubribus, hujusmodi febres septimum diem non<text:line-break/>contingit transcendere. <text:span text:style-name="Default_20_Paragraph_20_Font"><text:span text:style-name="T3">r</text:span></text:span> Sivero crisis vehemens et cum ja-<text:line-break/>ctatione -futura sit, aut potius moderata, vel neque crisis<text:line-break/>omnino, fed solutio simpliciter, non amplius .ex perniciosis<text:line-break/>-signis .et salutaribus, sed potius ex.aliis. praecognoscitu<text:span text:style-name="Default_20_Paragraph_20_Font"><text:span text:style-name="T3">r.<text:line-break/></text:span></text:span>Dito .autem sunt et horum. genera, . magnitudo et motus<text:line-break/>morbi, in .quibus primis diligenter .oportet exercitari ,. ut -<text:line-break/>ipsa noscamus .et facile a more ac idea morbi distinguere va-<text:line-break/>leamus<text:span text:style-name="Default_20_Paragraph_20_Font"><text:span text:style-name="T3">r</text:span></text:span> . Sed- ideam -ipfam. quo quidem pacto dignoscamus,</text:p>
      <text:p text:style-name="P13">in secundo volumine diximus; nam tertiana et quotidiana<text:line-break/>et quartana et semitertiana et pleuritis et pertpneumonia et<text:line-break/>phrenitis sunt species morbi. Si vero benignus aut. ma-<text:line-break/>lignus sit morbus , ex subsequentibus ipsum. symptomatis<text:line-break/>noscitur, quae omnia fere Hippocrates in prognosticis enu- -<text:line-break/>mera viti<text:tab/>In sus autem annume<text:span text:style-name="Default_20_Paragraph_20_Font"><text:span text:style-name="T3">r</text:span></text:span>are oportet^ coctionis et</text:p>
      <text:p text:style-name="Normal">cruditatis ligna , magnitudo ve<text:span text:style-name="Default_20_Paragraph_20_Font"><text:span text:style-name="T3">r</text:span></text:span>o et motus morbi ab his di-<text:line-break/>versa <text:span text:style-name="Default_20_Paragraph_20_Font"><text:span text:style-name="T3">t</text:span></text:span>unt. Debiles quidem et parvae febres quandoque<text:line-break/>valde malignae funt, et aliae calidae atque ardentes, ut<text:line-break/>anxietatem et aestum et sitim intolerabilem afferant, nihil<text:line-break/>tamen habent nonnunquam periculosum. Dictum autem et<text:line-break/>prius est quod sive vehementiam , sive magnitudinem morbi<text:line-break/>quispiam velit nominare, nihil disserti Ab hisce vero om-<text:line-break/>nibus differt motus et ex tempore partium accessionis com-<text:line-break/>prehe<text:span text:style-name="Default_20_Paragraph_20_Font"><text:span text:style-name="T3">n</text:span></text:span>ditur. Quum enim unaquaeque accessio quatuor ha-<text:line-break/>beat partes , principium , augmentum , statum et declinatio-<text:line-break/>nem, vel has omnes brevi tempore febris percurrit, vel<text:line-break/>tardo , vel nonnullas quidem citius , nonnullas vero ferina :<text:line-break/>ii omnes igitur celeriter peragat,. manifestum lude fit quod</text:p>
      <text:p text:style-name="P3">ad crifim pr<text:span text:style-name="Default_20_Paragraph_20_Font"><text:span text:style-name="T3">o</text:span></text:span>perat. Et omnino hujuscemodi febris est do<text:line-break/>numero intermittentium, neque enim contingit ut illa quae<text:line-break/>omnes celeriter peragat, amplius continua permaneat, sicuti.<text:line-break/>neque ut quae in omnibus partibus prolixitatem fervat, sit<text:line-break/>intermittens. Liquet autum quod eam quidem quae ad<text:line-break/>insebricitationem desinit. voco intermitienlem. Continuae<text:line-break/>vero febris omnino convenit, ut pars aliqua aut duae, vel<text:line-break/>omnes longae sint. Ejus quidem quae proprie synoesius<text:line-break/>nominatur l<text:span text:style-name="Default_20_Paragraph_20_Font"><text:span text:style-name="T3">o</text:span></text:span>ngus est status, magis. autum tota haec febris<text:line-break/>status esu Ejus vero quae non est fynochus, non tamen<text:line-break/>desinit ad insebricitationem, quum status estis temporibus l<text:span text:style-name="Default_20_Paragraph_20_Font"><text:span text:style-name="T3">o</text:span></text:span>n-<text:line-break/>gior existit, motus .est vel<text:span text:style-name="Default_20_Paragraph_20_Font"><text:span text:style-name="T3">o</text:span></text:span>x: .quod si brevior, tardus est<text:line-break/>mulus. Quum igitur m<text:span text:style-name="Default_20_Paragraph_20_Font"><text:span text:style-name="T3">o</text:span></text:span>rbi idea et magnitudo et m<text:span text:style-name="Default_20_Paragraph_20_Font"><text:span text:style-name="T3">o</text:span></text:span>tus et<text:line-break/>mos fuerint distincti, et idea quidem ex propriis fympt<text:span text:style-name="Default_20_Paragraph_20_Font"><text:span text:style-name="T3">o-<text:line-break/></text:span></text:span>matis cognita, magnitudo vero ex eorundem quantitate,<text:line-break/>motus vero ex tempore accessi<text:span text:style-name="Default_20_Paragraph_20_Font"><text:span text:style-name="T3">o</text:span></text:span>nis partium , mos autem ex<text:line-break/>symptomatis supervenientibus, sus quoque adjuncta consi-<text:line-break/>derati<text:span text:style-name="Default_20_Paragraph_20_Font"><text:span text:style-name="T3">o</text:span></text:span>ne temporis, anni et naturae e t- regionis et similium,</text:p>
      <text:p text:style-name="P3">nunquid morietur aeger aut salvabitur,. ad haec tria respi-<text:line-break/>ciens.invenies, ad ideam et morem et magnitudinem, sed<text:line-break/>maxime morem inspicere oportet. Utrum veto per crifim<text:line-break/>.terminabitur morbus; aut non, .primum quidem ex motu<text:line-break/>ac magnitudine inspicics, deinceps autem ex idea ipsius, de-<text:line-break/>lude ex anni tempore et ex aliis quae ejusdem sunt .ordi-<text:line-break/>nis, et ex supervenientibus quidem symptomatis n<text:span text:style-name="Default_20_Paragraph_20_Font"><text:span text:style-name="T3">o</text:span></text:span>n omui-<text:line-break/>hus.fed iis quae paulo ante memoravi, quae vel una cum<text:line-break/>crifi ab initio invadunt, vel paululum anticipant,.. quae ipsa<text:line-break/>judicatoria ligna proprie nominamus. Nam quum fuperve-<text:line-break/>nientia symptomata trifariam dividantur,.,rn ea scilicet, quae<text:line-break/>morem morbi natura. ostendere- apta <text:span text:style-name="Default_20_Paragraph_20_Font"><text:span text:style-name="T3">t</text:span></text:span>uus , et in ea quae afi.<text:line-break/>futuram proxime crifim denuntiant, et quae non fotum<text:line-break/>signa , sed etiam causas- crisis posuimus , primum quidem ex<text:line-break/>his simplex. est genus, nam quaedam ipforum prava, quae-<text:line-break/>dam vero bona perpetuo existunt , secundum vero et ter-<text:line-break/>tium n<text:span text:style-name="Default_20_Paragraph_20_Font"><text:span text:style-name="T3">o</text:span></text:span>n femper neque idem facere, neque <text:span text:style-name="Default_20_Paragraph_20_Font"><text:span text:style-name="T3">o</text:span></text:span>stendere aptum<text:line-break/>est, -.sed fecundum morbi temp<text:span text:style-name="Default_20_Paragraph_20_Font"><text:span text:style-name="T3">o</text:span></text:span>ra variatur. Diximus au-</text:p>
      <text:p text:style-name="P3">tem satius de omnibus sus in primo libro. Doctrinae igitur<text:line-break/>manifestioris gratia .ducatur ad exemplum aliquis aegrotus,<text:line-break/>qui primo die habeat ligna manifestissima salutis; huic enim<text:line-break/>omnino in primo quaternario finietur morbus. Utrum vero<text:line-break/>per solutionem, veI crisim, magnitudine et parvitate distin-<text:line-break/>guitur, siquidemmagni judicantur omnino, qui autem parvi,<text:line-break/>solvuntur folum. Sed dies crisis ex motu invenietur. Nam<text:line-break/>fi febris fynochus luerit ac nullus error acciderit, nam sum-<text:line-break/>per hujus oportet meminisse., in quarto die sperandum est<text:line-break/>.crisim futuram. Si vero continua fuerit, magnitudinem<text:line-break/>ac motum infpicere oportet. Contingit enim in tertio, vel<text:line-break/>quinto die crisim fieri, in tertio quidem., si morbus sit tua-<text:line-break/>gnus ac motum velocem habeat, in.quinto autem, si neque<text:line-break/>valde .magnus sit, neque velociter moveatur, oportet enim<text:line-break/>crisim in idem tempus concurrere cum accessione. Et ita<text:line-break/>raro accidit ut quarto die fiat crisis., ut .videatur bis tan-<text:line-break/>tum Archigenes in toto tempore visae <text:span text:style-name="Default_20_Paragraph_20_Font"><text:span text:style-name="T3">t</text:span></text:span>uae id .observasse, ego<text:line-break/>vero ad hanc horam <text:span text:style-name="Default_20_Paragraph_20_Font"><text:span text:style-name="T3">t</text:span></text:span>emet so<text:span text:style-name="Default_20_Paragraph_20_Font"><text:span text:style-name="T3">l</text:span></text:span>um. Et cauta est; .quemad-</text:p>
      <text:p text:style-name="P3">modum diximus in libris De diebus judicatoriis , ut crisis<text:line-break/>saepius ex quarto die ad tertium et ad quintum transmute-<text:line-break/>tur. Nam morbus qui tam struito crifim habet omnino<text:line-break/>peracutus est; in omnibus autem morbis peracutis necessa-<text:line-break/>riuin est febres, vel synochos esse, vel continuas quidem,<text:line-break/><text:span text:style-name="Default_20_Paragraph_20_Font"><text:span text:style-name="T3">t</text:span></text:span>ed quae per tertium exacerbantur. Synodi quidem raro<text:line-break/>eveniunt, et ubi nullus fit error, in quarto finiu<text:span text:style-name="Default_20_Paragraph_20_Font"><text:span text:style-name="T3">n</text:span></text:span>tur per<text:line-break/>crifim , natura propriis circuitibus ad crifim perveniente,<text:line-break/>rarum vero etiam est ut nullus sit error. Continuae au-<text:line-break/>tem febres, quae in accessionibus crifim habent, tertio die<text:line-break/>vel quinto rationabiliter finiuntur ; nam si quandoque esiam<text:line-break/>quarto j micentur, ratione ejus accessionis quae tertio die<text:line-break/>fit, id patiuntur; quae enim circa horam underimam, fi ita<text:line-break/>co<text:span text:style-name="Default_20_Paragraph_20_Font"><text:span text:style-name="T3">n</text:span></text:span>tigerit, diei tertii accessio invadit , vel tertia nocte, vel<text:line-break/>quarto die invehit crifint. Quum igitur primo die, rursus<text:line-break/>e<text:span text:style-name="Default_20_Paragraph_20_Font"><text:span text:style-name="T3">n</text:span></text:span>im eadem repetenda, signum aliquod coctionis manifestum<text:line-break/>apparuerit,reliquis etiam omnibus periculum nullum por-</text:p>
      <text:p text:style-name="P3">tendentibus , tunc pr oculsiubio sciemus, quod in primo. qua-<text:line-break/>ternario morbi solutionem subsequi sit necessarium. Quod<text:line-break/>si etiam ejus magnitudo inspecta sit, ulteriorem habebis noti--<text:line-break/>tiara , quod cum crisi finietur. Ex morbi autem motu te<text:line-break/>sperare oportet, quod crisis vel tertio die fiet, vel quarto,<text:line-break/>vel quinto, si quidem celer sit motus, tortio, si verolauo-<text:line-break/>dammodo tardior, in quinto, si vero febris fuerit. fyno-<text:line-break/>chus , in quarto. Adjuvat motus celeritatem morbi magni-<text:line-break/>tudo et auni tempus et regio et aetas et quaecunque <text:span text:style-name="Default_20_Paragraph_20_Font"><text:span text:style-name="T7">ali</text:span></text:span>a<text:line-break/>amarae bili conveniunt,. tarditati autem metus insunt con-<text:line-break/>traria. Aestate enim adolescens natura calidior, post in-<text:line-break/>ediam et labores et cibos et potus biliosus, tertiana crisi oc-<text:line-break/>conabitur, et praesertim si is qui antecesserit temporis sta-<text:line-break/>tus admodum squalidus extiterit et praestans esium , et locus<text:line-break/>in quo aegrotat fuerit natura calidior, si vero et tertianae<text:line-break/>crifes tunc populariter grassentur, adhuc certior est conje-<text:line-break/>ctura. Quod si omnia contraria conve<text:span text:style-name="Default_20_Paragraph_20_Font"><text:span text:style-name="T3">n</text:span></text:span>erint et motus<text:line-break/>morbi tardior, neque magnitudo valde effatu digna et tem-</text:p>
      <text:p text:style-name="P3">pus anui suerit . hibernum , ae<text:span text:style-name="Default_20_Paragraph_20_Font"><text:span text:style-name="T3">g</text:span></text:span>er autem vel. natura tpitui-<text:line-break/>tollor, vel jam declinantis aetatis , -sperandum est crisim ad<text:line-break/>quinti diei .accessionem perventuram., adhuc autem magis , si<text:line-break/>Iocus natura .frigidior atque. .humidior extiterit et praesens<text:line-break/>temporis flatus consimilis et quintanae crises populariter<text:line-break/>grassentur, et reliqua. his proportione respondentia., veluti<text:line-break/>otium , repletio et esus ciborum pituitoforum a plurimo<text:line-break/>tempore. Rursus igitur alius aegrotus sublimatur, qui nul-<text:line-break/>lum habeat signum coctiouis manifestum, neque in primo<text:line-break/>die, neque in fecundo, neque temeti perniciosum ; fed om-<text:line-break/>rino omnia. sint citra periculum, salvabitur quidem et hic,<text:line-break/>fed in primo quaternario non liberabitur integre. oportet<text:line-break/>igitur mentem diligenter adhibere, nunquid. aliquod lignum<text:line-break/>manifestum coctiouis ostendat; nam si hoc fiat, necesse est<text:line-break/>ut in septimo die aeger libaretur, modo interim nullus error<text:line-break/>admittatur. Si vero per crisim, vel fine crisi<text:span text:style-name="Default_20_Paragraph_20_Font"><text:span text:style-name="T3">. t</text:span></text:span>alus fit secutura,<text:line-break/>hoc ex morbi magnitudine noscitur. Liquet enim quod si<text:line-break/>mag<text:span text:style-name="Default_20_Paragraph_20_Font"><text:span text:style-name="T3">n</text:span></text:span>us suerit, omnino per crisim morbus finietur; quod</text:p>
      <text:p text:style-name="P3">si etiam motus velocitas adjungatur, multo magis id fiet, ut<text:line-break/>si etiam aliquis error, non magnus tamen, circa aegrotan-<text:line-break/>tem factus fuerit, omnino per crifitn, et sic sperandum- cri-<text:line-break/>sim in septimo .eventuram. Quod si non. multum velociter<text:line-break/>moveatur, aliquis vero error circa hominem interitu fiat,<text:line-break/>ad nonum diem erisic transfertur. - Rursus itaque suppone-<text:line-break/>mus aliquem salubri morbo laborare, qui die septima aliquod<text:line-break/>coctionis signum habeat manifestum ; hic fi morbus magnus<text:line-break/>.extiterit et celeriter moveatur, undecimo potius quam de-<text:line-break/>rimoqua<text:span text:style-name="Default_20_Paragraph_20_Font"><text:span text:style-name="T3">r</text:span></text:span>to die crifim patietur; quod si minor fuerit neque<text:line-break/>celerem motum habuerit; decimoquartu magis quam unde-<text:line-break/>cimo. Simul vero cum aliis est distinguendum , si et juve-<text:line-break/>nis suerit et natura biliosus et tempus aestivum et in loco<text:line-break/>calido aegrotaverit, et pri<text:span text:style-name="Default_20_Paragraph_20_Font"><text:span text:style-name="T3">o</text:span></text:span>r victus .et quaecunque praesenti<text:line-break/>attinent statui, ad calidius declinave<text:span text:style-name="Default_20_Paragraph_20_Font"><text:span text:style-name="T3">r</text:span></text:span>int , omnino iste die<text:line-break/>undecimo crifim habebit, quemadmodum, si omnia contraria<text:line-break/>iis quae dicta sunt, affuerint aegrotanti, in quartodecimo.</text:p>
      <text:p text:style-name="P3">Quod si nonnulla quidem affuerint, nonnulla vero non, at-<text:line-break/>que interim aliquis error inciderit , fieri non potest ut cri-<text:line-break/>sis die undecimo subsequatur, saepius vero nec die decimo-<text:line-break/>quarto ; quando magis fuerit erratum. Sed fi nullus error<text:line-break/>acciderit, mixta vero fuerint symptomata, hic opus erit me-<text:line-break/>dico exercitato ac perspicaci, ut ea quae vim majorem ha- ,<text:line-break/>bent, figna distinguat, et issi quae ab ipfis ostenditur crisi<text:line-break/>fidem adhibeat certiorem in lusce adeo ambiguis praecogui-<text:line-break/>tionibus. Si autem neque in ipfio septimo die, in aliis certe<text:line-break/>inter feptimum et undecimum id quod sutorum est exqui-<text:line-break/>site discere licet. . Nam fi magnitudo vel velocitas - motus<text:line-break/>morbi in eisdem diebus intendatur, ac coctionis fignis effatu<text:line-break/>digna accessio facta fuerit, hujusmodi aegrotus die .undecimo<text:line-break/>crifim patietur, flenti fi contra Te habuerint, in quartode-<text:line-break/>cimo. Subjiciatur rursus aegrotus, qui in morbo salubri in<text:line-break/>primis diebus tardiorem febris motum habeat, neque eum<text:line-break/>nimis vehementi calore, veruntamen adsint cruditatis figna,</text:p>
      <text:p text:style-name="P3">quod quidem intra quartumderimtun diem hio non liberabi-<text:line-break/>tui morbo: jam manifestum est. An vero in illa ipsa die,<text:line-break/>vel postea, ex morbi temporibus distinguendum est, nam<text:line-break/>principii quidem signa si diu permanserint, diuturnum fore<text:line-break/>morbum significanti Augmenti vero si in quarta vel in fe-<text:line-break/>ptima die apparuerint , sperandum est aliquid in quartode-<text:line-break/>rimo, fed in. -undecimo determinabitur. Nam si haec tria<text:line-break/>ineo die conjuncta suerint, et motus velocitas, quae fulsi-<text:line-break/>mens complerit incrementum et febris magnitudo, ac prae-<text:line-break/>turea manifestum coctionis indicium; fiet crisis in quartade.-<text:line-break/>rima, adhuc autem magis, si et anui tempus et Aetas et ae-<text:line-break/>grotantis .<text:span text:style-name="Default_20_Paragraph_20_Font"><text:span text:style-name="T3">n</text:span></text:span>atura- et quaecunque alia hia proportionibus re-<text:line-break/>spondent, ad crisis celeritatem contulerint. Si vero solum<text:line-break/>manifestum coctionis signum: die undecima appareat, neque<text:line-break/>tamen morbi magnitudo aut motus velocitas festinaverint,<text:line-break/>tunc ultra diem decimumquartum crisis disseretur. Sed si<text:line-break/>quidem anni tempus et aetas aegrotantis et quaecunque alia<text:line-break/>his proportione respondentia-, ad -frigidius declinaverint</text:p>
      <text:p text:style-name="P3">sperandum non est m<text:span text:style-name="Default_20_Paragraph_20_Font"><text:span text:style-name="T3">o</text:span></text:span>rbi solutionem ante vigesimum diem<text:line-break/>secuturam. Quod si mixta quoquo modo signa assuerint et<text:line-break/>dies decimusquartus coctionem insigniter auxerit, die deci-<text:line-break/>rno septimo crisis occurret. .Si vero neque die quartodecimo<text:line-break/>aliquid novatum suerit, tunc ad septimum .decimum diem est<text:line-break/>respiciendum, si enim in eo aliquod signum apparuerit, id<text:line-break/>fidissimum erit, quamvis valde exiguum fuerit, vigefimoque<text:line-break/>die crifim futuram praemousirabit.</text:p>
      <text:h text:style-name="Heading_20_2" text:outline-level="2">Cap. V. </text:h>
      <text:p text:style-name="P21">Quod vero hae crises universae, quas nu-<text:line-break/>meravi, omnium optiinaesint, hoc est securae atque perfectae<text:line-break/>et certae, si quis ea omnia quae a principio dicta sunt, asse-<text:line-break/>quutus est, nulla amplius egebit demonstratione. Quum<text:line-break/>enim post ligna optima atque exquisitam coctionem factae<text:line-break/>fuerint, necesse est ut optimae sint, quoniam et sola coctio<text:line-break/>crisis celeritatem^ et salubrem securitatem ostendit, neque<text:line-break/>enim vel animo concipi potest, quod p<text:span text:style-name="Default_20_Paragraph_20_Font"><text:span text:style-name="T3">o</text:span></text:span>st morbi exquisitam<text:line-break/>coctionem crisis mala sequatur. Exquifita vero coctio fit<text:line-break/>tempore. status, atque idcirco ab initio ipso nos admonui-</text:p>
      <text:p text:style-name="P3">mus nulli alteri exercitationi tam esse intende<text:span text:style-name="Default_20_Paragraph_20_Font"><text:span text:style-name="T3">n</text:span></text:span>d<text:span text:style-name="Default_20_Paragraph_20_Font"><text:span text:style-name="T7">um</text:span></text:span> quam<text:line-break/>ad morbi statum praenoscendum. Nam si forma rictus ad<text:line-break/>illum instituitur et crisis optima in illo fit, atque omnium<text:line-break/>crisium ipsa est regula, quae enim huic proximlor est altera<text:line-break/>magis distante potior femper est, in nulla re adeo exemi-<text:line-break/>faustus est medicus, quantum in status- praecognition e. Esto<text:line-break/>igitur ut in die quartodeeimo spes sit fore statum et aut ob<text:line-break/>morbi magnitudinem, vel motus velocitatem, vel propter<text:line-break/>aliquod aliud extrinfecum irritamentum ; crisis die unde-<text:line-break/>clero anticipet, neque ipsam perfectam , neque omnino bo-<text:line-break/>ratu sperare possumus: sini hoc tempore omnino timendum<text:line-break/>est, praesertim si neque in totum morbus periculo vacat.<text:line-break/>Quod si salubris apparuerit, verendum est <text:span text:style-name="Default_20_Paragraph_20_Font"><text:span text:style-name="T3">n</text:span></text:span>e erilis vel<text:line-break/>cum gravibus fiat symptomatis, vel non perfecta, vel em-<text:line-break/>nino revertatur, adeo magnam habent vim coctiones, ac<text:line-break/>propterea etiam morbi status. Et quidem si morbi in hoc<text:line-break/>tempore crisim non habuere, fieri. non potest ut in declina,.</text:p>
      <text:p text:style-name="P3">tione habeant, quicunque enim status tempus semel prae-<text:line-break/>terierint, hi sine crisi perseverant et paulatim solvuntur.<text:line-break/>Et nuHum est morsis periculum tempore status elapso, qua n-<text:line-break/>tum judicio assequi possum , et tamen quidam sunt, qui pli-<text:line-break/>tant se vidisse aegrotos in declinationibus periisse. Sed si<text:line-break/>experientiae vel rationi credere oportet, novi ipsos alia ra-<text:line-break/>tione quam morbi interisse, omnes Ii quidem erroribus in-<text:line-break/>temere, praecipue quidem suis ipsorum, sed et aliquando<text:line-break/>medicorum. Sic quidem experientia testatur neminem un-<text:line-break/>quam vi morbi in declinationibus periisse, sed adhuc magis<text:line-break/>rasio; neque enim possibile est, coctis jam causis mortificis,<text:line-break/>ac jam natura victrice aegrum interire , modo recta curatio<text:line-break/>a medicis adhibeatur. Ubi enim natura superior evasit et<text:line-break/>debellavit et restitit vehementiori morbi conatui et quae in-<text:line-break/>scstabant, expuguaVit, hoc enim est ipsa coctio, fieri non<text:line-break/>potest ut deinceps succumbat. Quod Ii a morbo natura<text:line-break/>non vincatur, mortem subsequi nullo modo contingit, si-</text:p>
      <text:p text:style-name="P3">quidem nihil aliud mors est nisi ab<text:span text:style-name="Default_20_Paragraph_20_Font"><text:span text:style-name="T3">s</text:span></text:span>oluta naturae prostra-<text:line-break/>tio, ubi vero ipsa perdurat, dominatur ac vincit, hominem<text:line-break/>necesse est liberari. Ex omnibus igitur nos ratio cogit in<text:line-break/>id maxime esse incumbendum , ut eam morbi partem prae-<text:line-break/>noscamus, quam statum vocant; nam si moriturus est aeger,<text:line-break/>aut non, nemo praecognosci; nisi status tempus praecogno-<text:line-break/>verit. Tunc enim primum mori aegrotantem est necessa-<text:line-break/>rium, quum vires morbo succubuerint, sive autem vires,<text:line-break/>sive naturam dixero, idem te nunc intelligere oportet, et<text:line-break/>quidem utrum prius superabitur, sciri non potest, si futu-<text:line-break/>rum penitus fuerit incertum. Nam si crisis intra unum diem<text:line-break/>esse debeat, salvabitur aeger antequam vires a morbo pro-<text:line-break/>sternantur. Sivero ante viginti dies, ita enim contingat,<text:line-break/>non possit status advenire, fieri potest ut interim natura fa-<text:line-break/>ligetur adeo ut quum aegroti omnino similiter habere vide-<text:line-break/>antur, alter quidem salvetur, alter moriatur, ^ob status lu-<text:line-break/>turi tempus. Si quis vero nos alium modum sciret edocere,</text:p>
      <text:p text:style-name="P3">quo morituros a salvandis possemus distinguere, non esset<text:line-break/>fortassis ad hoc status necessaria praecognitio , sed quum<text:line-break/>aliam viam quam nuper dictam invenire nequeamus, aegro-<text:line-break/>tis similiter habere apparentibus, quis salvabitur, quisVc tuo-<text:line-break/>Pietur, maxima ex hoc praecognoscendi status necessitas ori-<text:line-break/>tur. Hippocrates igitur ita inquit: <text:span text:style-name="Default_20_Paragraph_20_Font"><text:span text:style-name="T3">Coniect</text:span></text:span>u<text:span text:style-name="Default_20_Paragraph_20_Font"><text:span text:style-name="T3">ra assequi<text:line-break/>oportet, au aeger cum eo</text:span></text:span> r<text:span text:style-name="Default_20_Paragraph_20_Font"><text:span text:style-name="T3">ictu usque ad morbi statum per-<text:line-break/>durabit, et utrum ipse prius deficiet, neque cum eo victu<text:line-break/>perdurabit, vel morbus antea finietur et obtundetur. </text:span></text:span>Vi-<text:line-break/>dentur quidem etDiocles et Plistonicus et Praxagoras et Phi-<text:line-break/>intimus atque omnes, ut ita dixerim,. probatissimi medici<text:line-break/>nihil aliud melius invenisse ad iudicandum, nunquid aeger<text:line-break/>salvabitur aut morietur: qui vero omnia bona artis dete-<text:line-break/>riora fecerunt, ii neque aliquod aliud sapientius exogitave-<text:line-break/>runt et hoc maxime neglexerunt. Quis enim eoruni est,<text:line-break/>qui aut morbi magnitudinem aut naturae robur cogno-<text:line-break/>sccre studeat, aut futurum statum praecognoscere? Et<text:line-break/>quidem sine horum trium exacta dignotione nihil de fa-</text:p>
      <text:p text:style-name="P3">lote investigari contingit, non magis quam hoc, nunquid<text:line-break/>aliquid portando oneri sufficiat sitiri potest, hominis. robore,<text:line-break/>oneris magnitudine et riae longitudine antea non perspecta;<text:line-break/>nam aegri vires portanti onus, morbus vero oneri,, tempus<text:line-break/>autem quod usque ad statum extenditur, longitudini riae<text:line-break/>respondet. Quo pactu igitur de aegrotante sciri potest,<text:line-break/>nunquid sufficiat , si nulla status praecognitae habeatur ? Ex<text:line-break/>omnibus igitur ratio cogit nil tam studiosa esse. discendum<text:line-break/>quam futuri status praenotionem. Si .enim neque co<text:span text:style-name="Default_20_Paragraph_20_Font"><text:span text:style-name="T3">n</text:span></text:span>ve-<text:line-break/>mens rictus adhiberi potest, sihic non praecognoscatur, neque<text:line-break/>de aegri s<text:span text:style-name="Default_20_Paragraph_20_Font"><text:span text:style-name="T3">o</text:span></text:span>lute , vel morte alio modo manifestam haberi no-<text:line-break/>tiliam contingit. Sed neque de crisi, nunquid futura sit, aut<text:line-break/>omnino non erit, et si fiat, quando et qualis erit ferri po-<text:line-break/>test , fi praecognitis status non habeatur. Quare maximum<text:line-break/>hoc erit artis opus et caeteris omnibus a<text:span text:style-name="Default_20_Paragraph_20_Font"><text:span text:style-name="T3">n</text:span></text:span>teferendum ad prae-<text:line-break/>cognoscendum sutorum statum exercitatio. Sed quomodo<text:line-break/>hoc fieri potest, antea diximus.</text:p>
      <text:h text:style-name="P17" text:outline-level="2">Cap. VI. </text:h>
      <text:p text:style-name="P21">Nuncvero. quodnuper dicebamus repe-<text:line-break/>tendum , si cognoverimus ex magnitudine morbi et viribus<text:line-break/>aegrotantis et tempore status, nunquid liberabitur autm o-<text:line-break/><text:span text:style-name="Default_20_Paragraph_20_Font"><text:span text:style-name="T3">v</text:span></text:span>ietur, colligere ita aliquid poterimus de crisis tempore et<text:line-break/>modo. Siquidem morbus salubris inveniatur et neque ejus<text:line-break/>acerbitas, neque magnitudo festinent, neque error aliquis<text:line-break/>circa aegrotum admittatur, status tempus crisis expectat, et<text:line-break/>haec quidem optima crisis est,: fit enim morbo jam coeto.<text:line-break/>Si vero vel pr<text:span text:style-name="Default_20_Paragraph_20_Font"><text:span text:style-name="T3">o</text:span></text:span>pter morbi magnitudinem ,. vel motus celari-<text:line-break/>talem, vel propter aliquodalind.irritamentum. ante statum<text:line-break/>crisis venire cogatur, tanto haec.optima deteri<text:span text:style-name="Default_20_Paragraph_20_Font"><text:span text:style-name="T3">o</text:span></text:span>r erit, quanto<text:line-break/>statum anticip avexit. Quod si neque usque ad statum fossi-<text:line-break/>cere p<text:span text:style-name="Default_20_Paragraph_20_Font"><text:span text:style-name="T3">o</text:span></text:span>ssit, necessarium . est aegrotantem ex hoc morbo in-<text:line-break/>teri<text:span text:style-name="Default_20_Paragraph_20_Font"><text:span text:style-name="T3">t</text:span></text:span>e, non tamen omnino prope statum, contingit. enim<text:line-break/>et multo <text:span text:style-name="Default_20_Paragraph_20_Font"><text:span text:style-name="T3">c</text:span></text:span>elerius et statim circa morbi totius initia. .Cri-<text:line-break/>sis enim vel in statu, vel parum ante ipsum sit, m<text:span text:style-name="Default_20_Paragraph_20_Font"><text:span text:style-name="T3">o</text:span></text:span>rs<text:line-break/>autem in tribus temp<text:span text:style-name="Default_20_Paragraph_20_Font"><text:span text:style-name="T3">o</text:span></text:span>ribus, .principio,. augmento et statu.</text:p>
      <text:h text:style-name="P17" text:outline-level="2">Cap.Ull.</text:h>
      <text:p text:style-name="P21"><text:s/>Quum vero res plures sint, concedant mihi<text:line-break/>sophistae manifestioris doctrinae gratia singulis proprium<text:line-break/>nomen impo<text:span text:style-name="Default_20_Paragraph_20_Font"><text:span text:style-name="T3">n</text:span></text:span>ere. Et si. hoc ipsi non concesserint; longe<text:line-break/>eis valere jussis, neque enim ipsis, sed iis qui veritati student,<text:line-break/>hic sermo componitur, ita consideremus. Si quis subito<text:line-break/>morbo liberatur,- omnino. huic aliqua evacuatio effatu digna<text:line-break/>contingit vel per vomitum, vel ver. ventris exonerationem,<text:line-break/>vel sudores, vel urinas, vel fanguiuis e naribus profluvium,<text:line-break/>aut ex sede per haemorrhoid<text:span text:style-name="Default_20_Paragraph_20_Font"><text:span text:style-name="T3">e</text:span></text:span>s, . aut in mulieribus per pur-<text:line-break/>gationem menstruorum. Sed et parotides non paucos <text:span text:style-name="Default_20_Paragraph_20_Font"><text:span text:style-name="T7">in<text:line-break/></text:span></text:span>tempore opportuno liberarunt et ad genua et ad pedes et<text:line-break/>ad aliam quampiam partem ignobilem decubitus. Et qui-<text:line-break/>dem antecedit his omnibus atque assidet non. modica in ae-<text:line-break/>gro lentium corpore perturbatio, delirant enim et difficilem<text:line-break/>habent anhelitum et annii sunt atque alia quae prius dixi-<text:line-break/>mus patiuntur. Unus quidem hic modus est mo<text:span text:style-name="Default_20_Paragraph_20_Font"><text:span text:style-name="T3">r</text:span></text:span>borum<text:line-break/>solutionis, quem non modo nos crifim nominare institui-<text:line-break/>mus manisustioris doctrinae gratia,. fixi omnes etiam qui nos</text:p>
      <text:p text:style-name="P3">antecesserunt eodem nomine crisim nominabant. Alter<text:line-break/>vero modus est, qui haec quidem omnia servat, uno autem<text:line-break/>tantum modo- differt, quia non integre a morbo liberat.<text:line-break/>Nominatur vero et hic nonunquam quidem- crisis simpliciter,<text:line-break/>sicuti et prior , aliquando etiam cum additione crisis imper-<text:line-break/>fecta, vel crisis de<text:span text:style-name="Default_20_Paragraph_20_Font"><text:span text:style-name="T3">t</text:span></text:span>ecta. Quicunque autem morbi paulatim<text:line-break/>finiuntur, <text:span text:style-name="Default_20_Paragraph_20_Font"><text:span text:style-name="T3">t</text:span></text:span>olvi quidem in praesentia dicuntur, per crisim<text:line-break/>autem finiri nequaquam ; quamvis aliquando per abusionem<text:line-break/>hoc etiam crisim nominari dixerimus. Sed nunc singulis<text:line-break/>trium eorunr quae diximus, claritatis caula, sit proprium no-<text:line-break/>men impositum: crisis quidem simpliciter morbi solutio e<text:line-break/>subita, defecta vero crisis subita morbi diminutio; fotu-<text:line-break/>tio autem -simpliciter quae in longiori tempore et paulatim<text:line-break/>facta est. Sicuti vero vel effatu digna evacuatio, vel om-<text:line-break/>nino decubitus cum veloci perturbatione necessario lu crisi-<text:line-break/>bus fiunt, ita in solutionibus neque agitatio aliqua neque eva-<text:line-break/>cuatio neque decubitus accidunt. Tres quidem hi sunt<text:line-break/>modi commutationis morborum, quum morbo liberari de-<text:line-break/>bet aegrotus. Tres vero alui oppositi istis existunt, quum</text:p>
      <text:p text:style-name="P3">moriturus est. Vel enim subito moritur una cum turbatione<text:line-break/>et agitatione et quibusdam excretionibus vel decuhitibus effatu<text:line-break/>dignis, vel mortem non subiit quidem en istis, sed multo<text:line-break/>deterius evasit. Vocentur autem hae duae crises no<text:span text:style-name="Default_20_Paragraph_20_Font"><text:span text:style-name="T3">n</text:span></text:span> bonae,<text:line-break/>quum nihil reserat, sive hoc modo, sive malas crises nomi-<text:line-break/>nemus, seorsum vero prima quidem perlecta, secunda vero<text:line-break/>imperfecta. Tertia vero species malae permutationis, quae<text:line-break/>paulatim fit usque ad mortem, marasmus nominetur. Haec<text:line-break/>igitur tria aliis tribus opposita sunt. Quartus modus est<text:line-break/>subitae mutationis ad pejus sine magnis excretionibus vel<text:line-break/>decuhitibus , quam neque crisim appello. Qu<text:span text:style-name="Default_20_Paragraph_20_Font"><text:span text:style-name="T3">o</text:span></text:span>d igitur hunc<text:line-break/>modum ah aliis differre dicimus, quos cum agitatione ac<text:line-break/>perturbatione et effatu dignis excretionibus, aut decnbitibus<text:line-break/>fieri dicebamus , unicuique manifestum est ; differt enim sine<text:line-break/>his fieri symptomatis, quae prius judicatoria n<text:span text:style-name="Default_20_Paragraph_20_Font"><text:span text:style-name="T3">o</text:span></text:span>minavimus,<text:line-break/>atque absque excretione vel decubitu , et fieri cum illis. An<text:line-break/>vero recte vel non , huic modo mortis nomen crisis detrahi-</text:p>
      <text:p text:style-name="P3">mus, hoc est de nomine, non autem de re ipsa contende<text:span text:style-name="Default_20_Paragraph_20_Font"><text:span text:style-name="T3">r</text:span></text:span>e.<text:line-break/>Ego autem quatuor modos docui invicem disserentes et sin-<text:line-break/>gulis proprium nomen manifestioris doctrinae gratia irnpo-<text:line-break/>nendum censui. Si quis vero melius vel manifestius fici t n o-<text:line-break/>minare, de ejus nuncupatione minime disceptaverimus. - Do-<text:line-break/>cere vero utile aliquid haudquaquam in isto consistit; fed in<text:line-break/>dignoscendo hos stimulos modos, quum -adsint, et suturos<text:line-break/>praenoscendo,. Neque etiam si horum modorum caulas ex-<text:line-break/>plicare tentarem, deinde quispiam eisdem causis tanquam<text:line-break/>non recte habentibus contradicens putaret se adversus ipsos<text:line-break/>modos differre, recte opinaretur. Cognoscere enim quod<text:line-break/>tot sunt modi quibus sanentur aut moriantur aegrotantes,<text:line-break/>ac quod dictis nominibus nominantur atque ubi praesentes<text:line-break/>fuerint, ipsos dignoscere, suturos vero -praecognoscere, hoc .<text:line-break/>ipsum est ad medendum utile, atque expedit quidem nomina<text:line-break/>co<text:span text:style-name="Default_20_Paragraph_20_Font"><text:span text:style-name="T3">n</text:span></text:span>cedere, dig<text:span text:style-name="Default_20_Paragraph_20_Font"><text:span text:style-name="T3">n</text:span></text:span>otiones vero ac praenotiones experientia<text:line-break/>explorare.</text:p>
      <text:h text:style-name="P17" text:outline-level="2">.Cap. URI. </text:h>
      <text:p text:style-name="P21">Sivero co<text:span text:style-name="Default_20_Paragraph_20_Font"><text:span text:style-name="T3">n</text:span></text:span>antibus nobis, unde haec in-<text:line-break/>veniamus, edocere, quispiam in contradictionibus exercita-<text:line-break/>tus , qualem habitum admirabilis Asclepiades acquisivit, im-<text:line-break/>pediat, ac sermonem meum. interrumpat, meminisse opor-<text:line-break/>tet quod hic illud agens, non rem ipsam, fed quae de ea<text:line-break/>verba dicuntur, cavillatur. Neque enim quod nullae re-<text:line-break/>ponticae turbationes fiant aliquando circa corpus aegrotan-<text:line-break/>tis, potest asserere Asclepiades, neque quod saepius post<text:line-break/>qua effatu dignae excretiones non eveniant, neque quod<text:line-break/>magira ex ipsis non fit saeta in aegrotantibus permutatio, ne-<text:line-break/>que quod hujuscemodi res non vocetur crifis, fed quod cer-<text:line-break/>tante natura contra causas morbos facientes , ista non fiant,<text:line-break/>hoc demonstrare tentabit, non parum quidem etiam hac lu<text:line-break/>parte delirans, propter admirabiles poros atque meatus<text:line-break/>quos ipse supposuit. Quorum causa neque norit potentias<text:line-break/>illas, quibus animal gubernatur, neque quod hae omnia ad<text:line-break/>salutem faciunt tam in sanis quam etiam lu aegrotantibus,<text:line-break/>neque quod ipsae sunt quae morbos indicant. Sed quum<text:line-break/>possit quidem in rebus sensui occultis hujuscemodi sermo</text:p>
      <text:p text:style-name="P14">nugari, nihil tamen quod .ad artem medendi pertineat attin- -<text:line-break/>git. Neque enim dignoscere nos crisium modos, neque prae-<text:line-break/>noscere talia sophismata iprohibent.<text:tab/>In multis quidem</text:p>
      <text:p text:style-name="Normal">igitur saepius delirabit Asclepiades et quicunque non norunt<text:line-break/>naturas esse morborum medicatrices , at nunquam poterunt<text:line-break/>modum salutis aut mortis praecogn<text:span text:style-name="Default_20_Paragraph_20_Font"><text:span text:style-name="T3">o</text:span></text:span>scere. Atqui quo pacto<text:line-break/>turpe non est medico instante crisi m<text:span text:style-name="Default_20_Paragraph_20_Font"><text:span text:style-name="T3">or</text:span></text:span>e vulgarium perfer-.<text:line-break/>reri, quom decuit non solum praesentem crifim, qu<text:span text:style-name="Default_20_Paragraph_20_Font"><text:span text:style-name="T3">o</text:span></text:span>rsum<text:line-break/>evasura esset, intelligere, sed suturam praecogn<text:span text:style-name="Default_20_Paragraph_20_Font"><text:span text:style-name="T3">o</text:span></text:span>scere? Equi-<text:line-break/>dem hic <text:span text:style-name="Default_20_Paragraph_20_Font"><text:span text:style-name="T3">o</text:span></text:span>mnia quae ad crifim attinent, vel futura pracno-<text:line-break/>suere, vel jam praesentia dignoscere, ex aliis principiis<text:line-break/>haud invenio quam ex iis quae supp<text:span text:style-name="Default_20_Paragraph_20_Font"><text:span text:style-name="T3">o</text:span></text:span>suit Hippoc<text:span text:style-name="Default_20_Paragraph_20_Font"><text:span text:style-name="T3">r</text:span></text:span>ates.<text:line-break/>Etenim quod. <text:span text:style-name="Default_20_Paragraph_20_Font"><text:span text:style-name="T3">ea quae sunt in corp</text:span></text:span>o<text:span text:style-name="Default_20_Paragraph_20_Font"><text:span text:style-name="T3">re, concoquantur, vel<text:line-break/>non c</text:span></text:span>o<text:span text:style-name="Default_20_Paragraph_20_Font"><text:span text:style-name="T3">ncoquantur</text:span></text:span>, Hippocraticis , non autem Asclepladicis<text:line-break/>dogmatibus c<text:span text:style-name="Default_20_Paragraph_20_Font"><text:span text:style-name="T3">o</text:span></text:span>ngruit. Et . <text:span text:style-name="Default_20_Paragraph_20_Font"><text:span text:style-name="T3">qu</text:span></text:span>o<text:span text:style-name="Default_20_Paragraph_20_Font"><text:span text:style-name="T3">d natura multa</text:span></text:span>s <text:span text:style-name="Default_20_Paragraph_20_Font"><text:span text:style-name="T3">potentias.<text:line-break/>habeat, per quas animal gubernetur, </text:span></text:span>unum quoddam est<text:line-break/>IIippocraticum dogma et sine hoc praefantem c<text:span text:style-name="Default_20_Paragraph_20_Font"><text:span text:style-name="T3">o</text:span></text:span>utemplatio-<text:line-break/>nem scientia comprehendere minime possumus. Neque</text:p>
      <text:p text:style-name="P3">enim numero infinitos expectare oportet signorum concursus,<text:line-break/>tanquam lu singulis ipsorum propriam observationem asse-<text:line-break/>qui p<text:span text:style-name="Default_20_Paragraph_20_Font"><text:span text:style-name="T3">o</text:span></text:span>ssimus, sed p<text:span text:style-name="Default_20_Paragraph_20_Font"><text:span text:style-name="T3">o</text:span></text:span>tius omnia particularia ad hanc unam<text:line-break/>redigere intentionem, de qua verba faciens c<text:span text:style-name="Default_20_Paragraph_20_Font"><text:span text:style-name="T3">o</text:span></text:span>actus sum fa.<text:line-break/>cere de sophistis mentionem, qui non modo nihil opp<text:span text:style-name="Default_20_Paragraph_20_Font"><text:span text:style-name="T3">o</text:span></text:span>rtti-<text:line-break/>num invenire student, sed etiam quae bene inventa funt,<text:line-break/>c<text:span text:style-name="Default_20_Paragraph_20_Font"><text:span text:style-name="T3">o</text:span></text:span>nantur facere deteriora. Et tamen melius foret, quum<text:line-break/>nos intuentur, et diem ipsum, in quo crisim morbus subibit,<text:line-break/>praenoscentes, atque insuper crisis m<text:span text:style-name="Default_20_Paragraph_20_Font"><text:span text:style-name="T3">o</text:span></text:span>dum praedicentes,<text:line-break/>ac jam praesente etiam, quem finem fit habitura, dignosce<text:span text:style-name="Default_20_Paragraph_20_Font"><text:span text:style-name="T3">nti<text:line-break/></text:span></text:span>tes, tali c<text:span text:style-name="Default_20_Paragraph_20_Font"><text:span text:style-name="T3">o</text:span></text:span>ntemplationi discendae intendere, ex qua hujus-<text:line-break/>cemodi.facultas comparatur, neque more vulgarium periere<text:line-break/>reri, quorsum evasurus fit morbus ignorantes. Ego qui-<text:line-break/>dem saepius expertus sum tales medicos, qui praecognitio-<text:line-break/>nem nostram sunt admirati,- quando in aegrotis illustrem in--<text:line-break/>spexerunt atque discere satagentes; sed quando quispiam ipsius<text:line-break/>docere coeperit, aut quippiam de coctione, aut naturae ri,-<text:line-break/>bore disseruerit, vel de re aliqua alia, sine qua de crisi con-</text:p>
      <text:p text:style-name="P3">templario consistere nequit, quomodo, inquiunt, milii persua-<text:line-break/>debis <text:span text:style-name="Default_20_Paragraph_20_Font"><text:span text:style-name="T6">quod.su </text:span></text:span><text:span text:style-name="Default_20_Paragraph_20_Font"><text:span text:style-name="T3">n</text:span></text:span>atura quaedam? vel quod omnia agat ad ani-<text:line-break/>malium salutem ? vel quod eadem natura expellente super-<text:line-break/>flmtates, quidam a morbo liberantur? vel quod calidum in<text:line-break/>animalibus fit efficacissimum? vel quod ex calido, frigido,<text:line-break/>sicco et humido corpora animalium sint temperata?. Ad-<text:line-break/>versus quos ego dicere foleo : tu quidem o vir coepisti<text:line-break/>tanquam discipulus, audis autem tanquam contradictor.<text:line-break/>Neque enim tibi sufficit artis operum quorum te coepit ad-<text:line-break/>miratio doctrinam perdiscere, sed etiam ejus principia judi-<text:line-break/>care conaris non solum ut medicus , sed etiam ut physicus,<text:line-break/>et tamen tibi satius fuisset contrario modo de principiis ju-<text:line-break/>dicare, multo enim praestare arbitror miranda opera, quae<text:line-break/>ex issi s principiis sequuntu<text:span text:style-name="Default_20_Paragraph_20_Font"><text:span text:style-name="T3">r</text:span></text:span>, inspicientem, ab eisdem ope-<text:line-break/>ribus fidem aliquam de ipsis principiis assumere<text:span text:style-name="Default_20_Paragraph_20_Font"><text:span text:style-name="T3">t</text:span></text:span> Fides<text:line-break/>siquidem artium contra se habet quam inventiones , ere-<text:line-break/>duntur enim ex operibus , inveniuntur ex principiis.. Mihi<text:line-break/>quidem opus aliquod artificiosum invenire est impossibile,</text:p>
      <text:p text:style-name="P3">nisi veris utar principiis , quare mihi necessarium fuit natu-<text:line-break/>ralem scientiam diligenter perdiscere, tibi vero jam artis<text:line-break/>.operibus adinventis viam discere sufficit. Quare nisi tibi<text:line-break/>suppetat tempus ut tanquam physicus omnia discere possis,<text:line-break/>tantum saltem tibi ratiocinari adsit, quodnulla altera sitpraeter<text:line-break/>istam , quae te faciat futmi praecognitorem ; at quod nulla<text:line-break/>necessitas urgeat ad principia scientiae comprehendenda,<text:line-break/>.quom jam frui possis iis quae ex scientia proveniunt. Qui<text:line-break/>enim primus studuit haec invenire, magno in periculo fuit<text:line-break/>ne frustra tempus contereret, neque enim verum aliquod<text:line-break/>ex salsis principiis contingit inveniri. Sed quum tu ab in-<text:line-break/>quirendi labore fis liber, et quae jam bene invente sunt,<text:line-break/>addiscere concupiscas, supervacaneum foret principiorum<text:line-break/>scientiam complecti , fi praesertim ad haec tempus minima<text:line-break/>suppetat, neque cupido te teneat aliquid eorum quae de-<text:line-break/>sint inveniendi, fed tibi suium sufficit inventis recte uti. Tu<text:line-break/>itaque supponens aliquam esse vitalem facultatem , stude<text:line-break/>ut agnoscas ejus ita in robore, sicuti in imbecillitate dispositi</text:p>
      <text:p text:style-name="P2">tionem. Ubi veru in his exercitatus sueris , stude deinceps<text:line-break/>omnes morborum tam in magnitudine quam etiam f n more<text:line-break/>differentias prompte dignoscere et p<text:span text:style-name="Default_20_Paragraph_20_Font"><text:span text:style-name="T3">o</text:span></text:span>st haec futuri status<text:line-break/>praecognitiouem perdiscere. Ubi vero haec omnia didice-<text:line-break/>ris, tunc te exerceas in comprehendendo per exquisitam<text:line-break/>c<text:span text:style-name="Default_20_Paragraph_20_Font"><text:span text:style-name="T3">o</text:span></text:span>niecturam, quantum morbum quantum virtutis robur<text:line-break/>quanto tempore possit perferre ; multum vero ad hoc te ad-<text:line-break/>juvabit in operibus exercitatio. Prius vero quam ea omnia<text:line-break/>quae dixi diligenter didiceris, nihil aegrotos intuendo pro-<text:line-break/>ficies<text:span text:style-name="Default_20_Paragraph_20_Font"><text:span text:style-name="T3">t</text:span></text:span> Sed quomodo haec omnis perdiscere <text:span text:style-name="Default_20_Paragraph_20_Font"><text:span text:style-name="T3">o</text:span></text:span>p<text:span text:style-name="Default_20_Paragraph_20_Font"><text:span text:style-name="T3">o</text:span></text:span>rtet ? non<text:line-break/>aliter quam sicuti piius a nobis dictum esu Etenim qu<text:span text:style-name="Default_20_Paragraph_20_Font"><text:span text:style-name="T3">o</text:span></text:span>d<text:line-break/>oporteat et magnitudinem morbi invenire et m<text:span text:style-name="Default_20_Paragraph_20_Font"><text:span text:style-name="T3">o</text:span></text:span>rem, insuper<text:line-break/>-etiam statum, exacte recensui. In unaquaque autem facultate<text:line-break/>vel imbecillitatem , vel robur in alio libro, ubi de multitu-<text:line-break/>dine agitur, antea narravi. Ex illo igitur eorum digno-<text:line-break/><text:span text:style-name="Default_20_Paragraph_20_Font"><text:span text:style-name="T3">tio</text:span></text:span>nes exquisite discere oportet, uti vero ad medendum, ut<text:line-break/>in aliis edocui, neque minus et nunc ad eam quae habe-<text:line-break/>tur de crisibus c<text:span text:style-name="Default_20_Paragraph_20_Font"><text:span text:style-name="T3">o</text:span></text:span>ntemplationem.</text:p>
      <text:h text:style-name="P17" text:outline-level="2">Cap. IX. </text:h>
      <text:p text:style-name="P21">Sicuti enim qui omnia signa bona prae <text:span text:style-name="Default_20_Paragraph_20_Font"><text:span text:style-name="T3">t</text:span></text:span>e<text:line-break/>fert, in primo quaternario integre liberabitur, eodem, ut<text:line-break/>arliitor, modo qui omnia mala, -lue intra primum quater-<text:line-break/>ua<text:span text:style-name="Default_20_Paragraph_20_Font"><text:span text:style-name="T3">r</text:span></text:span>ium morietur. Sed qui quidem liberatur , omnia morbi<text:line-break/>tempora universalia pertransit, principium, augmentum,.<text:line-break/>statum et declinationem , quanquam nonnullis fieri non vi-<text:line-break/>deatur declinatio, ubi repenthrae crises advenerint, nam<text:line-break/>paulo post de istis dicetur. Moriturus autem ad declinatio-<text:line-break/>nis tempus pertingere minime potest, non tamen necessario<text:line-break/>etiam ad statum perveniet, contingit enim ipsum in augmenti<text:line-break/>et principii etiam tempore mori, crisin vero subire non est<text:line-break/>necessarium, et maxime si in principio morbi moriatu<text:span text:style-name="Default_20_Paragraph_20_Font"><text:span text:style-name="T3">r. </text:span></text:span>Hoc<text:line-break/>autem .accidit, ubi natura plurimum a morbo superatur; tunc<text:line-break/>enim neque certare adve<text:span text:style-name="Default_20_Paragraph_20_Font"><text:span text:style-name="T3">r</text:span></text:span>sus ipsum aggreditur, sine ce<text:span text:style-name="Default_20_Paragraph_20_Font"><text:span text:style-name="T3">r</text:span></text:span>tamine<text:line-break/>autem crisis non fit. Hic igitur est quartus modus.mo<text:span text:style-name="Default_20_Paragraph_20_Font"><text:span text:style-name="T3">r</text:span></text:span>tis,<text:line-break/>qui nulli salutarium assimilatur. Nemo siquidem subito<text:line-break/>morbum evasit sine crisi, multi vero sine hac subito iniere-</text:p>
      <text:p text:style-name="P2">unt, plurimlque in accessionum principiis, illi praesertim<text:line-break/>qui propter materiae multitudinem , vel crassitiem , aut in-<text:line-break/>flammationis magnitudinem ; exitialiter laborant, in decli-</text:p>
      <text:p text:style-name="Normal">l natione vero propter virium imbecillitatem moriuntur. Hoc -<text:line-break/>siquidem plus quam quicquam aliud pro verissimo haberi<text:line-break/>oportet , quod in accessionum particularium declinationibus<text:line-break/>plurimi pereunt; quod nonnulli videntes , idcirco opinantur<text:line-break/>etiam universalis declinationis tempore posse aliquem mori.</text:p>
      <text:p text:style-name="P1">Verum non ita res <text:span text:style-name="Default_20_Paragraph_20_Font"><text:span text:style-name="T3">t</text:span></text:span>e habet; ubi enim morbi status prae--<text:line-break/>terierit, natura quidem jam superior evasit, neque enim<text:line-break/>aliter morbus declinasset, nullus autem modus mortis tunc<text:line-break/>advenientis excogitari potest, praeterquam ex errore. Sed<text:line-break/>de hoc haudquaquam nunc considerare proposuimus, sed an<text:line-break/>morbi ratione mori contingat. Neque igitur hoc vidi un-<text:line-break/>quam fieri, neque id invenit ratio, sed particularibus acces-<text:line-break/>sionibus declinantibus multos saepissime interire vidi. Ne-<text:line-break/>que rationem sequentibus mirum vi detur , naturae vim im-</text:p>
      <text:p text:style-name="P3">becillam in principio quidem accessionis et augmento et statu<text:line-break/>posse perdurare, quum adhuc habitus ipsis in unum vel-<text:line-break/>uti compressus contineatur, tempore vero declinationis a<text:line-break/>contrario fe movente calore , hoc est a medio ad extrema</text:p>
      <text:p text:style-name="P10">.. retrocedente , naturae habitum spargi atque dissolvi. Ilo- .<text:line-break/>rum itaque nonnulli subita morte opprimuntur , ut praefen-<text:line-break/>tes existiment deficere animo eos potius quam mori , quidam<text:line-break/>vero paulatim, non subito interierunt, i<text:span text:style-name="Default_20_Paragraph_20_Font"><text:span text:style-name="T3">n</text:span></text:span>cipientes quidem<text:line-break/>omnes a statu accessionis, ita vero latent multos, ut admo-<text:line-break/>dum celeriter ac citius quam sperassent a statu ad decii-<text:line-break/>nationem transire rideantur. Sed manifestissime ex pulsi-<text:line-break/>bus cognoscuntur; neque enim parvo interstitio differunt<text:line-break/>qui mortis ratione citius quam sperabatur ad quandam<text:line-break/>falsam declinationem perveniunt ab iis qui vere declinant;<text:line-break/>in utrisque enim subito febrilis calor dissolvitur, fit vero<text:line-break/>hoc ex causis maxime contrariis, siquidem naturae robori<text:line-break/>maxime contraria est imbecillitas. Vehementior igitur fit<text:line-break/>continue magis pulsus et aequalior atque ordinatior in bona</text:p>
      <text:p text:style-name="P3">declinatione , expellit enim natura fortius omnem subito fe-<text:line-break/>brilem cal<text:span text:style-name="Default_20_Paragraph_20_Font"><text:span text:style-name="T3">o</text:span></text:span>rem. Debilior vero atque inordinatior et inae-<text:line-break/>qualis est pulsus in lethalibus declinationibus; nam una<text:line-break/>cum aliis tunc calor febrilis expirat, atque hinc species me-.,<text:line-break/>horis ex<text:span text:style-name="Default_20_Paragraph_20_Font"><text:span text:style-name="T3">o</text:span></text:span>ritur , deinde paulo post vel quum ad levandum<text:line-break/>ventrem surrexerint, animi defectum incurrunt, et non-,<text:line-break/>nulli pauco ac tenaci sudore effuso m<text:span text:style-name="Default_20_Paragraph_20_Font"><text:span text:style-name="T3">o</text:span></text:span>riuntur,; vel etiam<text:line-break/>sine surrectione. Sic quidem in particularium accessionum<text:line-break/>declinationibus fine crisi moriuntur, in principiis ver<text:span text:style-name="Default_20_Paragraph_20_Font"><text:span text:style-name="T3">o</text:span></text:span> pro-<text:line-break/>pter. subitum humorum ad interiora motum veluti suffocata<text:line-break/>atque extincta natura non aliter quam si lignorum viri-<text:line-break/>dium acervum stupor flammas paucas affatim coniicias. Re-<text:line-break/>liqttus est igitur mortis sine crisi modus, exitialibus morbis,<text:line-break/>tempore status a vehementia accessionis natura superata.<text:line-break/>Sinet in augmentis plerumque moriuntur, non alio modo<text:line-break/>quam status ratione ; omnino enim quando a vehe-<text:line-break/>mentia morbi natura Inperatur , ratione flatus moriuntur.</text:p>
      <text:p text:style-name="P3">C<text:span text:style-name="Default_20_Paragraph_20_Font"><text:span text:style-name="T3">o</text:span></text:span>ntingit vero aliquando et lu augmentis accessionum, sed<text:line-break/>rarius hoc accidit, atque idem est modus cum illo qui fit tem-<text:line-break/>pore status. Tres igitur sunt omnes mortis modi iis qui<text:line-break/>sine crisi moriuntur. Primus quidem lu principiis accessio-<text:line-break/>num , qui in magnis inflammationibus plurimum contingit,<text:line-break/>quae partes obsident principes , vel ob humorum multitudi-<text:line-break/>nem ; crassitiem ac tenacitatem , qui subito intro confluunt,<text:line-break/>ut spiritus meatus exacte obserent. Alter vero jam tem-.<text:line-break/>pore status a morbi vi natura superata. Alius vero jam re-<text:line-break/>liquus in declinationibus, qui rarissime accidit, rigore vitali<text:line-break/>soluto. Horum vero nullus contingit cum crisi; neque<text:line-break/>enim morbum depellere in hujusmodi mortis modis ab initio<text:line-break/>natura tentavit; ubi vero tentaverit, ied succubuerit, ma-<text:line-break/>lam crisim talem eventum appello ,- et fit omnino vel cum<text:line-break/>excretionibus, vel cum abscessibus effatu dignis, simul cum<text:line-break/>reliqua omni perturbatione de qua diximus.</text:p>
      <text:p text:style-name="Normal">Cap. X. Hujuscemodi vero crisium praecognitlones</text:p>
      <text:p text:style-name="P3">minus stabiles sunt et valde prudenti et arte instructo atque<text:line-break/>exercitato medico indigent, primum quidem nunquid futu-<text:line-break/>raesint, secundo an hoc die certo, deinde si statim homi-<text:line-break/>nem interficient, vel tantummodo nocebunt. Sed prius<text:line-break/>exercitari oportet in optimarum crisium .praecognitione, de<text:line-break/>quibus prius locutus sum ; deinde in iis quae non sunt opti-<text:line-break/>mae , bonae tamen, ac deinceps ad malas descendere. Sic-<text:line-break/>uti enim in his est plurima inconstantia et coniectura, ita in<text:line-break/>b<text:span text:style-name="Default_20_Paragraph_20_Font"><text:span text:style-name="T3">o</text:span></text:span>nis scientia et firmitas praevalet. Determinati siquidem<text:line-break/>sunt, atque ordinati naturae motus , quum valida suerit et<text:line-break/>materiae dominatur et suis propriis rationibus operatur, in-<text:line-break/>determinati vero atque inordinati atque ideo . incogniti,<text:line-break/>quando succumbit. Sed fiquidem integre superatur, neque<text:line-break/>ab initio crifim facere tentat, neque omnino resistere , etsi<text:line-break/>paulum omnino surgat ad pugnam, statim succumbit. Causa<text:line-break/>vero hujus intempestivi insultus est morbi violentia, irrita-<text:line-break/>trix quaedam existens et acula, videtur fiquidem natura nihil<text:line-break/>hujusmodi posse tolerare, fed statim properare ad expoliem-</text:p>
      <text:p text:style-name="P3">dum id quod infestat, sicut at ex iis quae ventrem aut<text:line-break/>stomachum mordent, torque<text:span text:style-name="Default_20_Paragraph_20_Font"><text:span text:style-name="T3">n</text:span></text:span>t, resi.igerant et gravant, sive<text:line-break/>quovis alio modo stimulant, licet aperte inspicere: quae<text:line-break/>enim super<text:span text:style-name="Default_20_Paragraph_20_Font"><text:span text:style-name="T3">n</text:span></text:span>atant, per vomitus expellere tentat, quae vero<text:line-break/>inferiora occupant loca, per <text:span text:style-name="Default_20_Paragraph_20_Font"><text:span text:style-name="T3">t</text:span></text:span>estem excernit, et hoc est qui-<text:line-break/>dem maximum signum erilis intempestivae. Quae enim in<text:line-break/>tempore opportuno fiunt, quod sane idem est ac in statu et<text:line-break/>coctionibus , etiam fi nullum adsit irritamentum , in calidis<text:line-break/>et magnis morbis ridemus accidere. Quaecunque vero prae-<text:line-break/>rump.unt, vocat autem sic Hippocrates omnia, quae ante<text:line-break/>statum ad crifim ruunt, ob aliquod irritamentum id patiun-<text:line-break/>tur , et tanto deterior fit crisis quam illa quae in statu fit,<text:line-break/>quanto magis anticipavit. . In exitialibus autem morbis eo-<text:line-break/>dem modo res <text:span text:style-name="Default_20_Paragraph_20_Font"><text:span text:style-name="T3">t</text:span></text:span>e habet; <text:span text:style-name="Default_20_Paragraph_20_Font"><text:span text:style-name="T3">n</text:span></text:span>eque enim erilis status tempus ex-<text:line-break/>pectat, aut adm<text:span text:style-name="Default_20_Paragraph_20_Font"><text:span text:style-name="T3">o</text:span></text:span>dum raro, fed maxima ex parte i<text:span text:style-name="Default_20_Paragraph_20_Font"><text:span text:style-name="T3">n</text:span></text:span> augmen-<text:line-break/>tis interficit vel in principiis. Et fi aliqua sues <text:span text:style-name="Default_20_Paragraph_20_Font"><text:span text:style-name="T3">i</text:span></text:span>ndica-<text:line-break/>trix futuram crifim praeostendit, fimul malam futurum<text:line-break/>praeostendit. Age enim in quarto die vtfa fit pri-<text:line-break/>mum nebula in urinis nigra, vel suspensum nigrum, vel</text:p>
      <text:p text:style-name="P3">tale aliquid hujusmodi, sint vero et omnino alia signa et<text:line-break/>accidentia perniciosa, morietur quidem omnino hic aegrotus.<text:line-break/>Sed fi in imparibus quidem accessio saeta suerit, septimo die<text:line-break/>crisis accidet, si vero in diebus paribus, in sexto. Ce<text:span text:style-name="Default_20_Paragraph_20_Font"><text:span text:style-name="T3">r</text:span></text:span>tis-<text:line-break/>rem vero tibi expectationem faciet morbi motus , si enim<text:line-break/>acute moveatur, crifim accelerantem consignificat, hoc est<text:line-break/>in sexta venturam,. fi vero tarde, ad septimum disseretur.<text:line-break/>Quum vero dies indicatrix nullum de mala crifi futura fi-<text:line-break/>gnum ostenderit, neque ejus praecognitis facilis est, oportet<text:line-break/>tamen hic animadvertere ea quae a me dicentur figna. Esit<text:line-break/>autem primum et maximum in morbis lethalibus fignum,<text:line-break/>quod fine crifi mors sit subsecutura, virium imbecillitas;.<text:line-break/>nam virtus ita prostrata, ad pugnam contra morbum non<text:line-break/>excitatur, .secundum vero, si nullum adiit fignum vel rnini-<text:line-break/>mum coctionis, et praeter haec fi magnus fit morbus at-<text:line-break/>que malignus , atque etiam celeriter moveatur ; quum enim<text:line-break/>haec affuerint, omnino absque crifi mors subsequetur.<text:line-break/>Mortis autem diem praecognosces tum quanto superet mor-</text:p>
      <text:p text:style-name="P3">bus naturam considerando, tum graviores accessiones in-<text:line-break/>spiciendo. Si enim effatu dignus fuerit excessus et purum<text:line-break/>refistere adhuc vis naturae videatur; mors cito subsequetur,<text:line-break/>si ver<text:span text:style-name="Default_20_Paragraph_20_Font"><text:span text:style-name="T3">o</text:span></text:span> c<text:span text:style-name="Default_20_Paragraph_20_Font"><text:span text:style-name="T3">o</text:span></text:span>ntraria affuerint, tardius. Sit igitur gratia erem-<text:line-break/>pli multus quidem excessus, non tamen nianisestus, an ad<text:line-break/>unum diem, vel duos extendi poterit, hoc vero distinguetur<text:line-break/>accessionum circuitibus ; quo enim die debet accessio fieri , in<text:line-break/>illo morietur. Et qua ejusdem diei hora accidet, jam esit<text:line-break/>dignoscere facile, fi meminerimus in universum e orum quae<text:line-break/>paulo ante diximus, i<text:span text:style-name="Default_20_Paragraph_20_Font"><text:span text:style-name="T3">n</text:span></text:span> quibus morbis principia accessionum<text:line-break/>maxime asserunt mortem, .in- quibus vero status et declina-<text:line-break/>tiones. Particulatim vero in singulis aegrotantibus praece-<text:line-break/>dentium dierum recordatio tibi plurima commonstrabit.<text:line-break/>Si enim ex ipsa morbi idea quispiam nequeat praenoscere,<text:line-break/>in qua parte maxime accessionis morietur , ea quae in prio-<text:line-break/>ribus diebus contigere ad memoriam revocans , qua maxime</text:p>
      <text:p text:style-name="P3">eorum parte gravissima atque exitialia symptomata sulti-<text:line-break/>nueriut, hic etiam poterit de futuris coniicere. Sit<text:line-break/>rursus vere cognitum quod morbus fit exitialis et non<text:line-break/>multa virium prostratio, primum ex hoc constat mortem<text:line-break/>non esse propinquam , delude inquirendunr est, si possit fieri<text:line-break/>crisis. Hujus vero inventio habetur ex contemplatione vir-<text:line-break/>tutis, quomodo se habeat atque ipsius morbi motus, ac prae-<text:line-break/>terea signorum coctionis. Si enim virtus robusta suerit et<text:line-break/>morbus velociter moveatur et aliquod signum coctio-<text:line-break/>nis assuerit, non extra rationem est quod natura ten-<text:line-break/>tabit crisim. Quod si virtus quodammodo langueat ac<text:line-break/>morbus tardum motum habuerit, uullumque assuerit coctio-<text:line-break/>nis signum, in hoc subsequi crisim non contingit. Quod<text:line-break/>autem, fi morbus fit fortior virtute, non necessario virtus<text:line-break/>ipsa fit debilis, nos alio ostendimus libro, atque inde discere<text:line-break/>oportet propria. figna virtutis imbecillis, omnia enim sunul<text:line-break/>exponi non possunt, omnium autem meminisse simul et nihil<text:line-break/>praetermittere ex iis quae separatim aliquis didicit. Sed<text:line-break/>omnia lu singulis aegrotantibus memoria complecti nihil dis-</text:p>
      <text:p text:style-name="P3">ficile , nedum non impossibile. Rursus igitur memoria <text:span text:style-name="Default_20_Paragraph_20_Font"><text:span text:style-name="T3">r</text:span></text:span>e-<text:line-break/>petentes ea de quibus in praecede<text:span text:style-name="Default_20_Paragraph_20_Font"><text:span text:style-name="T3">n</text:span></text:span>tibus disseruimus, ad<text:line-break/>sequentia transeamus. Diximus optimas crises in statibus<text:line-break/>fieri , in augmentis vero si salus sit subsecutura , vel imper-<text:line-break/>fectas , vel n<text:span text:style-name="Default_20_Paragraph_20_Font"><text:span text:style-name="T3">o</text:span></text:span>n securas ; in morituris autem vel subito in-<text:line-break/>terimere, vel magnam ad pejus facere mutationem. In<text:line-break/>principio autem morbi non fieri crisun. Esse vero optima-<text:line-break/>rum crisium exquisitas praecognitioues , aliarum quidem<text:line-break/>cum coniectura et maxime cum fuerint crisas signo carentes ;<text:line-break/>ile autem nominari diximus quaecunque a nullo dierum in-<text:line-break/>dicantium a<text:span text:style-name="Default_20_Paragraph_20_Font"><text:span text:style-name="T3">n</text:span></text:span>tea fuerint indicatae. Sed et has, effi non<text:line-break/>multo prius tempore, saltem paulo p<text:span text:style-name="Default_20_Paragraph_20_Font"><text:span text:style-name="T3">o</text:span></text:span>st futuras praec<text:span text:style-name="Default_20_Paragraph_20_Font"><text:span text:style-name="T3">o</text:span></text:span>gnosci<text:line-break/>oportere asseruimus, futuram autem praecognitionem ex eo,<text:line-break/>quod urgeatur ac vehementer irritetur natura a morbo , at-<text:line-break/>que ex subita praeter rationem circa c<text:span text:style-name="Default_20_Paragraph_20_Font"><text:span text:style-name="T3">o</text:span></text:span>rpus facta perturba-<text:line-break/>tione. omnino enim fit aliqua n<text:span text:style-name="Default_20_Paragraph_20_Font"><text:span text:style-name="T3">o</text:span></text:span>vitas , quando crisis fu-<text:line-break/>tura est, vel circa respirationem, vel circa mentem, vel<text:line-break/>auditum, vel visum, vel ferendi facilitatem, veI circa ali-</text:p>
      <text:p text:style-name="P3">quod eorum quae jam saepe diximus, quae fahe uno no-<text:line-break/>mine summatim judiciaria symptomata nt signa appellamus.<text:line-break/>Quinetiam qu<text:span text:style-name="Default_20_Paragraph_20_Font"><text:span text:style-name="T3">o</text:span></text:span>d ab Hippocrate in aphorismis dicitur: <text:span text:style-name="Default_20_Paragraph_20_Font"><text:span text:style-name="T3">Q</text:span></text:span>u<text:span text:style-name="Default_20_Paragraph_20_Font"><text:span text:style-name="T3">i-<text:line-break/>bu</text:span></text:span>s<text:span text:style-name="Default_20_Paragraph_20_Font"><text:span text:style-name="T3">cunque crisi</text:span></text:span>a<text:span text:style-name="Default_20_Paragraph_20_Font"><text:span text:style-name="T3">sit, hi</text:span></text:span>s <text:span text:style-name="Default_20_Paragraph_20_Font"><text:span text:style-name="T3">nox molesta quae antecedit aceesu<text:line-break/></text:span></text:span>sio<text:span text:style-name="Default_20_Paragraph_20_Font"><text:span text:style-name="T3">nem</text:span></text:span>, est ipsum quod nunc nos dicimus. Quando igitur<text:line-break/>in morbo crisim ostendente etiam nox molesta suerit et<text:line-break/>post ipsam accessio citius invaserit cum quibusdam infoli-<text:line-break/>tis symptomatis, necesse est in eadem accessione fieri<text:line-break/>crifiun</text:p>
      <text:p text:style-name="P1">Cap. XI. Qualis autem erit, hoc est utrum per fan-<text:line-break/>guinis fluxum , vel vomitum , vel sudores , vel per aliquod<text:line-break/>aliud ex iis quae saepe antea enumeravimus , deinceps ex-<text:line-break/>planare tentabo. Hic quoque initium sacremus ab eo qui<text:line-break/>nobis omnium fuit dux atque auctor optimarum diseiplina-<text:line-break/>rum, qui primo libro epidenno<text:span text:style-name="Default_20_Paragraph_20_Font"><text:span text:style-name="T3">r</text:span></text:span>um scribit in hunc modum i<text:line-break/><text:span text:style-name="Default_20_Paragraph_20_Font"><text:span text:style-name="T3">Circa caput et c</text:span></text:span>o<text:span text:style-name="Default_20_Paragraph_20_Font"><text:span text:style-name="T3">llum et d</text:span></text:span>o<text:span text:style-name="Default_20_Paragraph_20_Font"><text:span text:style-name="T3">l</text:span></text:span>o<text:span text:style-name="Default_20_Paragraph_20_Font"><text:span text:style-name="T3">re</text:span></text:span>s <text:span text:style-name="Default_20_Paragraph_20_Font"><text:span text:style-name="T3">et gravitate</text:span></text:span>s <text:span text:style-name="Default_20_Paragraph_20_Font"><text:span text:style-name="T3">cum fabri..-<text:line-break/>bu</text:span></text:span>s <text:span text:style-name="Default_20_Paragraph_20_Font"><text:span text:style-name="T3">et sinesabribu</text:span></text:span>s. <text:span text:style-name="Default_20_Paragraph_20_Font"><text:span text:style-name="T3">Jn phren</text:span></text:span>e<text:span text:style-name="Default_20_Paragraph_20_Font"><text:span text:style-name="T3">ticis quidem nerv</text:span></text:span>o<text:span text:style-name="Default_20_Paragraph_20_Font"><text:span text:style-name="T3">rum di</text:span></text:span>s—</text:p>
      <text:p text:style-name="P3"><text:span text:style-name="Default_20_Paragraph_20_Font"><text:span text:style-name="T3">tentiones, sed et aeruginosa: ev</text:span></text:span>o<text:span text:style-name="Default_20_Paragraph_20_Font"><text:span text:style-name="T3">munt</text:span></text:span> a<text:span text:style-name="Default_20_Paragraph_20_Font"><text:span text:style-name="T3">i quidam ex his</text:span></text:span> n<text:span text:style-name="Default_20_Paragraph_20_Font"><text:span text:style-name="T3">ito<text:line-break/>intereunt.. Jn febr</text:span></text:span>i<text:span text:style-name="Default_20_Paragraph_20_Font"><text:span text:style-name="T3">bus autem ardent</text:span></text:span>i<text:span text:style-name="Default_20_Paragraph_20_Font"><text:span text:style-name="T3">bus atque alii</text:span></text:span>s <text:span text:style-name="Default_20_Paragraph_20_Font"><text:span text:style-name="T3">qui-<text:line-break/>bu</text:span></text:span>s <text:span text:style-name="Default_20_Paragraph_20_Font"><text:span text:style-name="T3">adest colli d</text:span></text:span>o<text:span text:style-name="Default_20_Paragraph_20_Font"><text:span text:style-name="T3">lor et temporum gravitas et tenebrae</text:span></text:span> o<text:span text:style-name="Default_20_Paragraph_20_Font"><text:span text:style-name="T3">cu-<text:line-break/>l</text:span></text:span>i<text:span text:style-name="Default_20_Paragraph_20_Font"><text:span text:style-name="T3">s</text:span></text:span> o<text:span text:style-name="Default_20_Paragraph_20_Font"><text:span text:style-name="T3">boriuntur, vel praecordia intenduntu</text:span></text:span>r <text:span text:style-name="Default_20_Paragraph_20_Font"><text:span text:style-name="T3">absque dol</text:span></text:span>o<text:span text:style-name="Default_20_Paragraph_20_Font"><text:span text:style-name="T3">re,<text:line-break/>his prostuv</text:span></text:span>i<text:span text:style-name="Default_20_Paragraph_20_Font"><text:span text:style-name="T3">a sanguinis fiunt e naribus. Qui vero totius<text:line-break/>capiti</text:span></text:span>s <text:span text:style-name="Default_20_Paragraph_20_Font"><text:span text:style-name="T3">gravitates et oris ventriculi morsus ae anx</text:span></text:span>i<text:span text:style-name="Default_20_Paragraph_20_Font"><text:span text:style-name="T3">etates<text:line-break/>habent, isii</text:span></text:span>A<text:span text:style-name="Default_20_Paragraph_20_Font"><text:span text:style-name="T3">ili</text:span></text:span>o<text:span text:style-name="Default_20_Paragraph_20_Font"><text:span text:style-name="T3">fu etpituit</text:span></text:span>o<text:span text:style-name="Default_20_Paragraph_20_Font"><text:span text:style-name="T3">fu evoment.^ Magna ver</text:span></text:span>o <text:span text:style-name="Default_20_Paragraph_20_Font"><text:span text:style-name="T3">ex<text:line-break/>parte puer</text:span></text:span>i<text:span text:style-name="Default_20_Paragraph_20_Font"><text:span text:style-name="T3">s in huiusmodi astectibus accidunt nervorum<text:line-break/>disientiones, mulieribus vero et haec et ex vulvis fusiores,<text:line-break/>senioribu</text:span></text:span>s <text:span text:style-name="Default_20_Paragraph_20_Font"><text:span text:style-name="T3">vero et in quibu</text:span></text:span>s <text:span text:style-name="Default_20_Paragraph_20_Font"><text:span text:style-name="T3">jam superatur calor, paraple-<text:line-break/>giae atque fur</text:span></text:span>o<text:span text:style-name="Default_20_Paragraph_20_Font"><text:span text:style-name="T3">res et melaneholia et o</text:span></text:span>c<text:span text:style-name="Default_20_Paragraph_20_Font"><text:span text:style-name="T3">ulorum privati</text:span></text:span>o.<text:line-break/>lu libro autem qui Prognostica inscribitur rursus Hippocra-<text:line-break/>tes in hunc modum .scribit: <text:span text:style-name="Default_20_Paragraph_20_Font"><text:span text:style-name="T3">Quaecunque autem scbrespr</text:span></text:span>o-<text:line-break/><text:span text:style-name="Default_20_Paragraph_20_Font"><text:span text:style-name="T3">trahuntur, ut superstes futurus sit; neque dolores sex in-<text:line-break/>siammati</text:span></text:span>o<text:span text:style-name="Default_20_Paragraph_20_Font"><text:span text:style-name="T3">ne aegrum habent, neque ex alia</text:span></text:span> o<text:span text:style-name="Default_20_Paragraph_20_Font"><text:span text:style-name="T3">ccasi</text:span></text:span>o<text:span text:style-name="Default_20_Paragraph_20_Font"><text:span text:style-name="T3">ne ma-<text:line-break/>nisesta , huic expectandus est abscestus cum</text:span></text:span> o<text:span text:style-name="Default_20_Paragraph_20_Font"><text:span text:style-name="T3">edemate at-<text:line-break/>que dol</text:span></text:span>o<text:span text:style-name="Default_20_Paragraph_20_Font"><text:span text:style-name="T3">re ad unum aliquem ex articulis et praec</text:span></text:span>i<text:span text:style-name="Default_20_Paragraph_20_Font"><text:span text:style-name="T3">p</text:span></text:span>i<text:span text:style-name="Default_20_Paragraph_20_Font"><text:span text:style-name="T3">te ex<text:line-break/>ii</text:span></text:span>s <text:span text:style-name="Default_20_Paragraph_20_Font"><text:span text:style-name="T3">qui in inferi</text:span></text:span>o<text:span text:style-name="Default_20_Paragraph_20_Font"><text:span text:style-name="T3">ribus locis sunt. Magis ver</text:span></text:span>o <text:span text:style-name="Default_20_Paragraph_20_Font"><text:span text:style-name="T3">fiunt et in</text:span></text:span></text:p>
      <text:p text:style-name="P3"><text:span text:style-name="Default_20_Paragraph_20_Font"><text:span text:style-name="T3">min</text:span></text:span>o<text:span text:style-name="Default_20_Paragraph_20_Font"><text:span text:style-name="T3">ri temp</text:span></text:span>o<text:span text:style-name="Default_20_Paragraph_20_Font"><text:span text:style-name="T3">re huius</text:span></text:span>mo<text:span text:style-name="Default_20_Paragraph_20_Font"><text:span text:style-name="T3">di abscesse</text:span></text:span>r<text:span text:style-name="Default_20_Paragraph_20_Font"><text:span text:style-name="T3">e junioribns n</text:span></text:span>o<text:span text:style-name="Default_20_Paragraph_20_Font"><text:span text:style-name="T3">ndum<text:line-break/>xxx ann</text:span></text:span>os <text:span text:style-name="Default_20_Paragraph_20_Font"><text:span text:style-name="T3">natis. statim autem attendere</text:span></text:span> o<text:span text:style-name="Default_20_Paragraph_20_Font"><text:span text:style-name="T3">port</text:span></text:span>e<text:span text:style-name="Default_20_Paragraph_20_Font"><text:span text:style-name="T3">t ad abs-<text:line-break/>cessi</text:span></text:span>i<text:span text:style-name="Default_20_Paragraph_20_Font"><text:span text:style-name="T3">m, si vigesimum diem fabris transgressi</text:span></text:span>s <text:span text:style-name="Default_20_Paragraph_20_Font"><text:span text:style-name="T3">sit. senio-<text:line-break/>ribus ver</text:span></text:span>o <text:span text:style-name="Default_20_Paragraph_20_Font"><text:span text:style-name="T3">minu</text:span></text:span>s <text:span text:style-name="Default_20_Paragraph_20_Font"><text:span text:style-name="T3">fiunt,. si</text:span></text:span>e<text:span text:style-name="Default_20_Paragraph_20_Font"><text:span text:style-name="T3">bre etia</text:span></text:span>m <text:span text:style-name="Default_20_Paragraph_20_Font"><text:span text:style-name="T3">diuturniore exisi</text:span></text:span>e<text:span text:style-name="Default_20_Paragraph_20_Font"><text:span text:style-name="T3">n</text:span></text:span>m.<text:line-break/><text:span text:style-name="Default_20_Paragraph_20_Font"><text:span text:style-name="T3">op</text:span></text:span>o<text:span text:style-name="Default_20_Paragraph_20_Font"><text:span text:style-name="T3">rtet au</text:span></text:span>r<text:span text:style-name="Default_20_Paragraph_20_Font"><text:span text:style-name="T3">em</text:span></text:span> e<text:span text:style-name="Default_20_Paragraph_20_Font"><text:span text:style-name="T3">xpectare talem- aeseessiim, quum sobrie<text:line-break/>continua si</text:span></text:span>ti<text:span text:style-name="Default_20_Paragraph_20_Font"><text:span text:style-name="T3">erit, in quartanam ver</text:span></text:span>o <text:span text:style-name="Default_20_Paragraph_20_Font"><text:span text:style-name="T3">finiturum, si inter-<text:line-break/>mitten</text:span></text:span>s <text:span text:style-name="Default_20_Paragraph_20_Font"><text:span text:style-name="T3">fuerit et m</text:span></text:span>o<text:span text:style-name="Default_20_Paragraph_20_Font"><text:span text:style-name="T3">re erraticae invaserit; atque omnia<text:line-break/>haec agen</text:span></text:span>s <text:span text:style-name="Default_20_Paragraph_20_Font"><text:span text:style-name="T3">autumno appr</text:span></text:span>o<text:span text:style-name="Default_20_Paragraph_20_Font"><text:span text:style-name="T3">pinquaverit. sicuti ver</text:span></text:span>o <text:span text:style-name="Default_20_Paragraph_20_Font"><text:span text:style-name="T3">iis<text:line-break/>qui sunt</text:span></text:span> i<text:span text:style-name="Default_20_Paragraph_20_Font"><text:span text:style-name="T3">uniores xxx anni</text:span></text:span>s <text:span text:style-name="Default_20_Paragraph_20_Font"><text:span text:style-name="T3">absceisius fiunt, sic iis qui<text:line-break/>xxx annos habent , vel etiam senioribus , quartanae acci-<text:line-break/>dunt. Abscestus ver</text:span></text:span>o <text:span text:style-name="Default_20_Paragraph_20_Font"><text:span text:style-name="T3">scire</text:span></text:span> o<text:span text:style-name="Default_20_Paragraph_20_Font"><text:span text:style-name="T3">portet magis hieme fieri, ac<text:line-break/>tardiu</text:span></text:span>s <text:span text:style-name="Default_20_Paragraph_20_Font"><text:span text:style-name="T3">desinere et minus revert</text:span></text:span>i. Sufficiunt quidem haec<text:line-break/>et valde manifesta su<text:span text:style-name="Default_20_Paragraph_20_Font"><text:span text:style-name="T3">n</text:span></text:span>t quae de abscessibus dictu. Adjun- .<text:line-break/>genda autem su<text:span text:style-name="Default_20_Paragraph_20_Font"><text:span text:style-name="T3">n</text:span></text:span>t ipsis ea dei<text:span text:style-name="Default_20_Paragraph_20_Font"><text:span text:style-name="T3">n</text:span></text:span>ceps quae de excretionibus<text:line-break/>inquit in hunc modum : <text:span text:style-name="Default_20_Paragraph_20_Font"><text:span text:style-name="T3">Quicunque autem in febre non le-<text:line-break/>thali dixerit se. dolere caput aut aliquod tenebrosum appa-<text:line-break/>rere ant</text:span></text:span>e o<text:span text:style-name="Default_20_Paragraph_20_Font"><text:span text:style-name="T3">culos; si</text:span></text:span> o<text:span text:style-name="Default_20_Paragraph_20_Font"><text:span text:style-name="T3">ri</text:span></text:span>s <text:span text:style-name="Default_20_Paragraph_20_Font"><text:span text:style-name="T3">ventriculi morsu</text:span></text:span>s <text:span text:style-name="Default_20_Paragraph_20_Font"><text:span text:style-name="T3">huic acciderit,<text:line-break/>vomitu</text:span></text:span>s. <text:span text:style-name="Default_20_Paragraph_20_Font"><text:span text:style-name="T3">biliosu</text:span></text:span>s <text:span text:style-name="Default_20_Paragraph_20_Font"><text:span text:style-name="T3">sub</text:span></text:span>s<text:span text:style-name="Default_20_Paragraph_20_Font"><text:span text:style-name="T3">equetur. si ver</text:span></text:span>o <text:span text:style-name="Default_20_Paragraph_20_Font"><text:span text:style-name="T3">rigor invaserit et</text:span></text:span></text:p>
      <text:p text:style-name="P3"><text:span text:style-name="Default_20_Paragraph_20_Font"><text:span text:style-name="T3">partes quae sunt lusca praecordia, fr</text:span></text:span>i<text:span text:style-name="Default_20_Paragraph_20_Font"><text:span text:style-name="T3">gida fuerint, cele-<text:line-break/>rias adhuc aderit vomitus. Si tero etiam aliquid biberit,<text:line-break/>aut comedet it circa hoc tem</text:span></text:span>p<text:span text:style-name="Default_20_Paragraph_20_Font"><text:span text:style-name="T3">us , multo etiam citius evo-<text:line-break/>met. Ex iis sero qui primo die dolere coeperint, quarto<text:line-break/>die gravantur magis quam quinto, septimo vero die liberan—<text:line-break/>tur, plurimi Aero ipsorum dolere incipiunt tertio die; con—<text:line-break/>sociantur autem quinto maxime, l</text:span></text:span>i<text:span text:style-name="Default_20_Paragraph_20_Font"><text:span text:style-name="T3">berantur autem nono,<text:line-break/>aut undecimo die. Quicunque vero quinto die dolere coe-<text:line-break/>petunt et alia se</text:span></text:span>c<text:span text:style-name="Default_20_Paragraph_20_Font"><text:span text:style-name="T3">undum rationem priorem ipsis assuer</text:span></text:span>a<text:span text:style-name="Default_20_Paragraph_20_Font"><text:span text:style-name="T3">nt,<text:line-break/>quartodecim</text:span></text:span>o <text:span text:style-name="Default_20_Paragraph_20_Font"><text:span text:style-name="T3">e</text:span></text:span>r<text:span text:style-name="Default_20_Paragraph_20_Font"><text:span text:style-name="T3">adunt. Piuut autem haec viris quidem<text:line-break/>ac mulieribus in tertianis praecipue, sanioribus vero stunt<text:line-break/>quidem et in h</text:span></text:span>i<text:span text:style-name="Default_20_Paragraph_20_Font"><text:span text:style-name="T3">s, magis vero in febribus continuis et legiti-<text:line-break/>mis tertianis. Quicunque vero in hujusmodi febre caput.<text:line-break/>doluerint, loco autem tenebrosae alicuius ante oculos ap-<text:line-break/>paritionis tusus hebetetur, vel quidam splendores ante ocu-<text:line-break/>los videantur: pro oris ventriculi vero molsu in praeco, -<text:line-break/>diis aliqua stat extensio vel ad dextram partem vel sini-<text:line-break/>sitam, neque cum dolore, neque cum instammatione : his</text:span></text:span></text:p>
      <text:p text:style-name="P3"><text:span text:style-name="Default_20_Paragraph_20_Font"><text:span text:style-name="T3">sanguinis siuxns e naribus pro vomitu est expectandu</text:span></text:span>s. <text:span text:style-name="Default_20_Paragraph_20_Font"><text:span text:style-name="T3">Pl<text:line-break/>magis</text:span></text:span> i<text:span text:style-name="Default_20_Paragraph_20_Font"><text:span text:style-name="T3">uni</text:span></text:span>o<text:span text:style-name="Default_20_Paragraph_20_Font"><text:span text:style-name="T3">ribus xxx annis, minus vero in- iis qui jam<text:line-break/>xxx annos habent et seniores sunt, quum in iis v</text:span></text:span>o<text:span text:style-name="Default_20_Paragraph_20_Font"><text:span text:style-name="T3">mitus<text:line-break/>sint expectandi. </text:span></text:span>Et haec quidem sufficiunt. Praeter haec<text:line-break/>autem et illorum nihilominus meminisse oportet quae in<text:line-break/>eodem libro scribuntur ab Hippocrate :. <text:span text:style-name="Default_20_Paragraph_20_Font"><text:span text:style-name="T3">Capitis autem dolores<text:line-break/>vehemente</text:span></text:span>s <text:span text:style-name="Default_20_Paragraph_20_Font"><text:span text:style-name="T3">atque continui cumscbre, si quidem aliquod.<text:line-break/>signum mortale afuerit, valde est exitiale. si vero si^e<text:line-break/>h</text:span></text:span>i<text:span text:style-name="Default_20_Paragraph_20_Font"><text:span text:style-name="T3">s signi</text:span></text:span>s <text:span text:style-name="Default_20_Paragraph_20_Font"><text:span text:style-name="T3">dolor ultra xx diem progrediatur et subri</text:span></text:span>a <text:span text:style-name="Default_20_Paragraph_20_Font"><text:span text:style-name="T3">Aeti-<text:line-break/>neat, expectare oportet sanguini</text:span></text:span>s <text:span text:style-name="Default_20_Paragraph_20_Font"><text:span text:style-name="T3">siuxum e naribus vel<text:line-break/>alium abscessi</text:span></text:span>i<text:span text:style-name="Default_20_Paragraph_20_Font"><text:span text:style-name="T3">m ad inferiores partes. sed dum recens do-<text:line-break/>lorfuerit, expectare op</text:span></text:span>o<text:span text:style-name="Default_20_Paragraph_20_Font"><text:span text:style-name="T3">rtet sanguinis siuxum per nares, vel<text:line-break/>siuppurationem ; mult</text:span></text:span>o<text:span text:style-name="Default_20_Paragraph_20_Font"><text:span text:style-name="T3">que magis, si d</text:span></text:span>o<text:span text:style-name="Default_20_Paragraph_20_Font"><text:span text:style-name="T3">l</text:span></text:span>o<text:span text:style-name="Default_20_Paragraph_20_Font"><text:span text:style-name="T3">r circa tempora<text:line-break/>et pontem appareat. Magi</text:span></text:span>s <text:span text:style-name="Default_20_Paragraph_20_Font"><text:span text:style-name="T3">vero expectare</text:span></text:span> o<text:span text:style-name="Default_20_Paragraph_20_Font"><text:span text:style-name="T3">p</text:span></text:span>o<text:span text:style-name="Default_20_Paragraph_20_Font"><text:span text:style-name="T3">rtet sangui-<text:line-break/>nie siuxum in iis qui juni</text:span></text:span>o<text:span text:style-name="Default_20_Paragraph_20_Font"><text:span text:style-name="T3">res siunt xxxv, anni</text:span></text:span>s <text:span text:style-name="Default_20_Paragraph_20_Font"><text:span text:style-name="T3">, in seni</text:span></text:span>o<text:span text:style-name="Default_20_Paragraph_20_Font"><text:span text:style-name="T3">ri-<text:line-break/>bus vero siuppurati</text:span></text:span>o<text:span text:style-name="Default_20_Paragraph_20_Font"><text:span text:style-name="T3">nem.</text:span></text:span> Et etiam in sermone de peripne<text:span text:style-name="Default_20_Paragraph_20_Font"><text:span text:style-name="T3">n-<text:line-break/></text:span></text:span>monicis ita inquit: <text:span text:style-name="Default_20_Paragraph_20_Font"><text:span text:style-name="T3">Quibuscunque abscesius .fiunt expulmo--<text:line-break/>nis morbis circa aure</text:span></text:span>s, <text:span text:style-name="Default_20_Paragraph_20_Font"><text:span text:style-name="T3">et supputantur, vel ad inferiora</text:span></text:span></text:p>
      <text:p text:style-name="P3"><text:span text:style-name="Default_20_Paragraph_20_Font"><text:span text:style-name="T3">loca et adsistulamperveniunt, (sii evadunt. </text:span></text:span>Deinde subur-<text:line-break/>ferens inquit: <text:span text:style-name="Default_20_Paragraph_20_Font"><text:span text:style-name="T3">Conside,-arc autem oportet et talia hoc.<text:line-break/>modo. . si soleus detinuerit et d</text:span></text:span>o<text:span text:style-name="Default_20_Paragraph_20_Font"><text:span text:style-name="T3">lor noncesaverit et sputum<text:line-break/>non pr</text:span></text:span>o<text:span text:style-name="Default_20_Paragraph_20_Font"><text:span text:style-name="T3">ceisierit secundum rationem, neque alvi excrementa.<text:line-break/>biliosa fuerint, neque facile disselubiliaet impermixta fue.<text:line-break/>ruit, neq</text:span></text:span>ii<text:span text:style-name="Default_20_Paragraph_20_Font"><text:span text:style-name="T3">e urina multa valde et multum habens scdimen-<text:line-break/>tum, reliqua autem signa salutem significaverint, hi</text:span></text:span>s <text:span text:style-name="Default_20_Paragraph_20_Font"><text:span text:style-name="T3">cpor—<text:line-break/>tet et tale</text:span></text:span>s <text:span text:style-name="Default_20_Paragraph_20_Font"><text:span text:style-name="T3">abscesu</text:span></text:span>s <text:span text:style-name="Default_20_Paragraph_20_Font"><text:span text:style-name="T3">futuro</text:span></text:span>s <text:span text:style-name="Default_20_Paragraph_20_Font"><text:span text:style-name="T3">sperat</text:span></text:span>a. <text:span text:style-name="Default_20_Paragraph_20_Font"><text:span text:style-name="T3">Piunt aute</text:span></text:span>m <text:span text:style-name="Default_20_Paragraph_20_Font"><text:span text:style-name="T3">non- .<text:line-break/>nulli</text:span></text:span>s <text:span text:style-name="Default_20_Paragraph_20_Font"><text:span text:style-name="T3">quide</text:span></text:span>m <text:span text:style-name="Default_20_Paragraph_20_Font"><text:span text:style-name="T3">ad loca inferi</text:span></text:span>o<text:span text:style-name="Default_20_Paragraph_20_Font"><text:span text:style-name="T3">ra, quibu</text:span></text:span>s <text:span text:style-name="Default_20_Paragraph_20_Font"><text:span text:style-name="T3">aliquid phlegm</text:span></text:span>o<text:span text:style-name="Default_20_Paragraph_20_Font"><text:span text:style-name="T3">nes<text:line-break/>ast</text:span></text:span>i<text:span text:style-name="Default_20_Paragraph_20_Font"><text:span text:style-name="T3">ter</text:span></text:span>i<text:span text:style-name="Default_20_Paragraph_20_Font"><text:span text:style-name="T3">t circa praecordia, quibusdam vero in superioribus,<text:line-break/>quibus praecordia et mollia et sine dolore perseveraverint.<text:line-break/>Ubi vero aliquod tempus d</text:span></text:span>i<text:span text:style-name="Default_20_Paragraph_20_Font"><text:span text:style-name="T3">fficilem respirati</text:span></text:span>o<text:span text:style-name="Default_20_Paragraph_20_Font"><text:span text:style-name="T3">nem habuerit,<text:line-break/>ab</text:span></text:span>s<text:span text:style-name="Default_20_Paragraph_20_Font"><text:span text:style-name="T3">que alia</text:span></text:span> o<text:span text:style-name="Default_20_Paragraph_20_Font"><text:span text:style-name="T3">ccasi</text:span></text:span>o<text:span text:style-name="Default_20_Paragraph_20_Font"><text:span text:style-name="T3">ne qu</text:span></text:span>i<text:span text:style-name="Default_20_Paragraph_20_Font"><text:span text:style-name="T3">escet. </text:span></text:span>Quin etiam de oedematibus<text:line-break/>circa praecordia verba faciens ita inquit; <text:span text:style-name="Default_20_Paragraph_20_Font"><text:span text:style-name="T3">s</text:span></text:span>i<text:span text:style-name="Default_20_Paragraph_20_Font"><text:span text:style-name="T3">gnificant autem<text:line-break/>huiusm</text:span></text:span>o<text:span text:style-name="Default_20_Paragraph_20_Font"><text:span text:style-name="T3">di</text:span></text:span> o<text:span text:style-name="Default_20_Paragraph_20_Font"><text:span text:style-name="T3">edemata in princ</text:span></text:span>i<text:span text:style-name="Default_20_Paragraph_20_Font"><text:span text:style-name="T3">pio quidem mortis non multo<text:line-break/>p</text:span></text:span>o<text:span text:style-name="Default_20_Paragraph_20_Font"><text:span text:style-name="T3">st secuturae periculum; si vero proceisierit ultra xx<text:line-break/>dies, et febris- detinens et</text:span></text:span> o<text:span text:style-name="Default_20_Paragraph_20_Font"><text:span text:style-name="T3">edema nonsubsiden</text:span></text:span>s <text:span text:style-name="Default_20_Paragraph_20_Font"><text:span text:style-name="T3">adsuppurati</text:span></text:span>o-<text:line-break/><text:span text:style-name="Default_20_Paragraph_20_Font"><text:span text:style-name="T3">nem conv</text:span></text:span>e<text:span text:style-name="Default_20_Paragraph_20_Font"><text:span text:style-name="T3">rtitur. . Piunt autem hi</text:span></text:span>s <text:span text:style-name="Default_20_Paragraph_20_Font"><text:span text:style-name="T3">in p</text:span></text:span>l<text:span text:style-name="Default_20_Paragraph_20_Font"><text:span text:style-name="T3">uma periodo et siu-</text:span></text:span></text:p>
      <text:p text:style-name="P3"><text:span text:style-name="Default_20_Paragraph_20_Font"><text:span text:style-name="T3">siuxu</text:span></text:span>s <text:span text:style-name="Default_20_Paragraph_20_Font"><text:span text:style-name="T3">sanguini</text:span></text:span>s <text:span text:style-name="Default_20_Paragraph_20_Font"><text:span text:style-name="T3">ex naribu</text:span></text:span>s <text:span text:style-name="Default_20_Paragraph_20_Font"><text:span text:style-name="T3">et sortit</text:span></text:span>o<text:span text:style-name="Default_20_Paragraph_20_Font"><text:span text:style-name="T3">r juvant. sed in-<text:line-break/>terr</text:span></text:span>o<text:span text:style-name="Default_20_Paragraph_20_Font"><text:span text:style-name="T3">gere op</text:span></text:span>o<text:span text:style-name="Default_20_Paragraph_20_Font"><text:span text:style-name="T3">rtet an d</text:span></text:span>o<text:span text:style-name="Default_20_Paragraph_20_Font"><text:span text:style-name="T3">leant capite aut</text:span></text:span> o<text:span text:style-name="Default_20_Paragraph_20_Font"><text:span text:style-name="T3">culi cal</text:span></text:span>i<text:span text:style-name="Default_20_Paragraph_20_Font"><text:span text:style-name="T3">gent; siquid<text:line-break/>enim horum ast</text:span></text:span>i<text:span text:style-name="Default_20_Paragraph_20_Font"><text:span text:style-name="T3">terit, huc vergit. Magis vero susum san-<text:line-break/>guinis e naribus expectare</text:span></text:span> o<text:span text:style-name="Default_20_Paragraph_20_Font"><text:span text:style-name="T3">portet in iis qui juniores sunt .<text:line-break/>xxxv annis. </text:span></text:span>Et haec quidem etiam in prognosticis ab Hip-<text:line-break/>pocrate dicta sunt, indicantia modus secundum quo; crisis<text:line-break/>fit: <text:span text:style-name="Default_20_Paragraph_20_Font"><text:span text:style-name="T3">Quicunque autem metunt urinam tenuem ac crudam<text:line-break/>multo tempore , si quidem alia ipsis signa salubria asi</text:span></text:span>n<text:span text:style-name="Default_20_Paragraph_20_Font"><text:span text:style-name="T3">e-<text:line-break/>rint, hi</text:span></text:span>s <text:span text:style-name="Default_20_Paragraph_20_Font"><text:span text:style-name="T3">absoesium expectare op</text:span></text:span>o<text:span text:style-name="Default_20_Paragraph_20_Font"><text:span text:style-name="T3">rtet ad loca quae sub septo<text:line-break/>tran</text:span></text:span>s<text:span text:style-name="Default_20_Paragraph_20_Font"><text:span text:style-name="T3">ve</text:span></text:span>r<text:span text:style-name="Default_20_Paragraph_20_Font"><text:span text:style-name="T3">so sunt. </text:span></text:span>Haec quidem in prognosticis breviter di-<text:line-break/>eta sunt ab ips<text:span text:style-name="Default_20_Paragraph_20_Font"><text:span text:style-name="T3">o</text:span></text:span> futurum crisis modum . praedocente. Addit<text:line-break/>vero ipsis multa particulatim et libro praedicti<text:span text:style-name="Default_20_Paragraph_20_Font"><text:span text:style-name="T3">o</text:span></text:span>num et epi-<text:line-break/>densiorum, veluti qu<text:span text:style-name="Default_20_Paragraph_20_Font"><text:span text:style-name="T3">o</text:span></text:span>d minarum suppressiones ante rig<text:span text:style-name="Default_20_Paragraph_20_Font"><text:span text:style-name="T3">o-<text:line-break/></text:span></text:span>rem, et qu<text:span text:style-name="Default_20_Paragraph_20_Font"><text:span text:style-name="T3">o</text:span></text:span>d <text:span text:style-name="Default_20_Paragraph_20_Font"><text:span text:style-name="T3">o</text:span></text:span>culi praerubri sanguinis fluxum monstranti<text:line-break/>Eodem modo et de oculis lachrymae tibus et de malis rubris<text:line-break/>et de ipsa nare. Ac praeterea qu<text:span text:style-name="Default_20_Paragraph_20_Font"><text:span text:style-name="T3">o</text:span></text:span>d labrum inferius agita-<text:line-break/>tum futurum vomitum significat, et quod somnus granis<text:line-break/>cum dolore capitis et surditas statim adveniens funt signa</text:p>
      <text:p text:style-name="P3">parotidum, et multa hujuscemodi asta particulatim scribit,<text:line-break/>quae omnia potentia continentur in iis quae in libro pro-<text:line-break/>gnosticorum scribuntur. Summatim enim nihil aliud opor-<text:line-break/>tet confiderare in modo crisis praeter naturae inclinatio-<text:line-break/>nem, quam manifeste ostendit Hippocrates in prognosticis,<text:line-break/>partim quidem oris ventriculi morsum atque rigorem me-<text:line-break/>mora<text:span text:style-name="Default_20_Paragraph_20_Font"><text:span text:style-name="T3">n</text:span></text:span>s in quibus vomitus sttbscquuturus est, partim spi-<text:line-break/>randi difficultatem et oculorum hallucinationes, in quibus<text:line-break/>profluvium sanguinis e naribus expectatur; ac praeter<text:line-break/>ista distinguens de urinis. et alvi excrementis, in quibus<text:line-break/>inquit : <text:span text:style-name="Default_20_Paragraph_20_Font"><text:span text:style-name="T3">Neque bili</text:span></text:span>o<text:span text:style-name="Default_20_Paragraph_20_Font"><text:span text:style-name="T3">sa fuerint alvi excrementa , neque fa-<text:line-break/>cile solubilia et impermixta, neque urina multa valde et<text:line-break/>mattum haben</text:span></text:span>s <text:span text:style-name="Default_20_Paragraph_20_Font"><text:span text:style-name="T3">scdimentum. </text:span></text:span>. Si quid enim tale suerit, ma-<text:line-break/>nifestum est quod huc repit morbus et per ista expurgatur ;<text:line-break/>quum vero huc non repit et protrahitur morbus cum signis<text:line-break/>tamen salubribus, futurum abscessum expectare oportet.<text:line-break/>Coniicere . autem in his oportet naturae motum. Ad loca<text:line-break/>siquidem inferiora futuros abscessus inquit iis, quibus circa<text:line-break/>praecordia aliquid phlegmones , id est inilammationis. atque<text:line-break/>.caloris affuerit, quoniam ad inferiora repant ii qui peri-</text:p>
      <text:p text:style-name="P3">pneuinoniam humores efficiunt, huc siquidem sermonem<text:line-break/>veluti ad exemplrmrin peripneumonicis Hippocrates transi-<text:line-break/>git. Ubi vero non repunt ad inferiora, praecordia quidem<text:line-break/>mollia et sine dolore erunt semper, aeger vero ad aliqu<text:span text:style-name="Default_20_Paragraph_20_Font"><text:span text:style-name="T3">o</text:span></text:span>d<text:line-break/>tempus difficilem habebit respirationem fine occasione mani-<text:line-break/>festa. Et manifestum quod huic in superioribus abscessus<text:line-break/>fubfequi est necessarium, hoc est: circa glandulas, .quae fiunt<text:line-break/>post aures<text:span text:style-name="Default_20_Paragraph_20_Font"><text:span text:style-name="T3">j</text:span></text:span> statim enim ipsi et aliquod aliud signum aderit<text:line-break/>ex iis quae in ipso capite accidunt , veluti gravis s<text:span text:style-name="Default_20_Paragraph_20_Font"><text:span text:style-name="T3">o</text:span></text:span>mnus et<text:line-break/>surditas repentina ac praeter rationem, aut gravitas capitis<text:line-break/>et temporum, aut tale aliquid aliud. Nullum igitur indi-<text:line-break/>cium deficit modi futurae erilis, fed omnia ab Hippocrate<text:line-break/>exceptis pulsibus dicta fiunt. Multi vero priscam brevita-<text:line-break/>tem assequi minime consueti quaedam deficere arbitrantur.<text:line-break/>Nos igitur altero sermone manifeste eadem ipsis dicamus,<text:line-break/>s<text:span text:style-name="Default_20_Paragraph_20_Font"><text:span text:style-name="T3">o</text:span></text:span>rte enim si hoc modo didicerint, .neque impossibile esse<text:line-break/>arbitrabuntur praecognoscere modum futurae crisis , neque<text:line-break/>adhuc e<text:span text:style-name="Default_20_Paragraph_20_Font"><text:span text:style-name="T3">r</text:span></text:span>unt circa exercitationem <text:span text:style-name="Default_20_Paragraph_20_Font"><text:span text:style-name="T3">t</text:span></text:span>egunt. Quum igitur quod</text:p>
      <text:p text:style-name="P3">crisis aderit ex iis quae diximus praecognoveris , deinceps<text:line-break/>qualis futura fit, hoc modo distinguendum est. Prunum<text:line-break/>quidem fi acutus et calidus sit morbus, etsi crisis fiat in primis<text:line-break/>periodis , <text:span text:style-name="Default_20_Paragraph_20_Font"><text:span text:style-name="T3">n</text:span></text:span>ecesse est enim in talibus crisibus non abscessum,<text:line-break/>fed excretionem fubfequi. Secundo autem loco fi diutus-<text:line-break/>nus et tardus , nam hi per abscessus quiescere consueverunt<text:line-break/>tum p<text:span text:style-name="Default_20_Paragraph_20_Font"><text:span text:style-name="T3">r</text:span></text:span>aecipue quum urinae tenues et crudae longo tempore<text:line-break/>exierint. .. Si enim multae et multum scdimentum habue-<text:line-break/>rint, rationabile est morbum potius paulatim debere coqui,<text:line-break/>non per abscessum terminari. His praefinitis deinceps consi-<text:line-break/>deranduin est, siquidem per excretionem debet judicari,<text:line-break/><text:span text:style-name="Default_20_Paragraph_20_Font"><text:span text:style-name="T3">n</text:span></text:span>unquid profluvium aliquod sanguinis , vel vomitus, vel fu-<text:line-break/>dor, vel alvi fluxus erit; si vero per abscessum, quae pars,<text:line-break/>vel quis ^articulus abscessum suscipiet. In iis ergo qui per<text:line-break/>excretionem debent judicari, dupliciter distinguere oportet,<text:line-break/>et futu<text:span text:style-name="Default_20_Paragraph_20_Font"><text:span text:style-name="T3">r</text:span></text:span>ae excretionis signis, si affuerint, et aliorum, si non<text:line-break/>affuerint; certius enim superabis eum qui semper praeo-<text:line-break/>stenditu<text:span text:style-name="Default_20_Paragraph_20_Font"><text:span text:style-name="T3">r</text:span></text:span> modum excretionis, si nullum te aliud distraxe-<text:line-break/>rit<text:span text:style-name="Default_20_Paragraph_20_Font"><text:span text:style-name="T3">e</text:span></text:span> Me igitur oportet proprium uniuscujusque dice<text:span text:style-name="Default_20_Paragraph_20_Font"><text:span text:style-name="T3">r</text:span></text:span>e, te</text:p>
      <text:p text:style-name="P3">vero in aegrotantibus non hoc s<text:span text:style-name="Default_20_Paragraph_20_Font"><text:span text:style-name="T3">o</text:span></text:span>lum inspicere; sed et singula<text:line-break/>alia considerare. Si igitur praeter rationem alvus fuppri-<text:line-break/>mitur, vel urina, jam prope crisi existente, rigorem sperare<text:line-break/>oportet. Si is adveniat, distinguendum est, nunquid sudor<text:line-break/>post ipsum sequatur, vel vomitus, vel subductio ventris,<text:line-break/>vel aliqua horum, vel <text:span text:style-name="Default_20_Paragraph_20_Font"><text:span text:style-name="T3">o</text:span></text:span>mnia. Et primum quidem ad morbi<text:line-break/>ideam est inspiciendum. Si enim exquisite ardens fuerit,<text:line-break/>statim certior erit et rigoris praecognitio ; quod enim incen-<text:line-break/>dit, biliosum esu Dictum est autem in praecedentibus quod<text:line-break/>humor iste, quando vestem enisus movetur, rigorem facit.<text:line-break/>Post haec autem et illud considerandum est; nunquid urinis<text:line-break/>tantum, vel etiam alvo suppressa riguit. Si enim ambobus,<text:line-break/>necessario sudor multus subsequitur: si vero urinis lotis,<text:line-break/>considerare oportet, nunquid alui excrementa plura quam<text:line-break/>priora vel pauciora ante crisim exierint; si enim plura,<text:line-break/>manisestius motus naturae ad hunc locum est agnoscendus,<text:line-break/>si pauciora, ad sudores. Si vero et vomitus signa affuerint,<text:line-break/>per has ambas excretiones judicabitur, et vel magis per ea-<text:line-break/>rum alteram, quae magis praevalebit, vel aeque per utram-</text:p>
      <text:p text:style-name="P3">que, quum aequalia qu<text:span text:style-name="Default_20_Paragraph_20_Font"><text:span text:style-name="T3">o</text:span></text:span>dammodo indicia affuerint. Si vero<text:line-break/>figna vomitus non affuerint; solos. sudores expectare oportet,<text:line-break/>et magis, quum aegrotantes dedicaverint increscente accessione,. .<text:line-break/>et partu exteriores calidiores ac rubidiores extiterint et va-<text:line-break/>por quidam calidus exeat , qualis antea non aderat. Quod<text:line-break/>si pulsus undosus fiat et iusiguiter mollis , adhuc amplius su-<text:line-break/>dores expectare oportet. Durus autem pulsus vomitus ma-<text:line-break/>gis quam sudores praeostendere solet, altus enim omnis<text:line-break/>excretiouis indicium est, sicuti et vehemens. Si vero ma-<text:line-break/>gnus suerit, motus ad exteriora potius quam ad interiora<text:line-break/>signum existit Quum vero uterque duplex fit, luo quidem<text:line-break/>qui ad exteriora per fluxum sanguinis atque sudores , alter<text:line-break/>autem ad interiora per alvum et stomachum, undosus qui-<text:line-break/>dem pulsus sudores, magnus autem simpliciter fluxum san-<text:line-break/>guiuis praeostendet. . Motu vero ad interiora superante,<text:line-break/>quum non aderunt figna vomituum, per ventris excrementa<text:line-break/>crisis fiet; fi vero affuerint, per vomitum p<text:span text:style-name="Default_20_Paragraph_20_Font"><text:span text:style-name="T3">o</text:span></text:span>tius; si vero ea<text:line-break/>affuerint et venter insigniter subducatur, per utraque fiet</text:p>
      <text:p text:style-name="P3">crisis. Inaequalis autem pulsus in pluribus quidem crisi-<text:line-break/>hus fit, et praecipue, quum non fiunt sine pugna et periculo-:<text:line-break/>multo vero magis quum biliosi humores ad ventriculum con-<text:line-break/>fluunt, perstantibus etiam aliis vomitus signis, quae fini-<text:line-break/>psit Hippocrates, tunc et omnino pulsus fiunt inaequales,<text:line-break/>quum st<text:span text:style-name="Default_20_Paragraph_20_Font"><text:span text:style-name="T3">o</text:span></text:span>machus. jam mordetur ac gravatur. Sed ligna ex<text:line-break/>pulsibus sumpta Hippocrates, vel quia non noverat, vel<text:line-break/>quia non magni momenti existimarit, idcirco non est ere-<text:line-break/>quutus. Vomituum autem signa sunt oris ventriculi mor-<text:line-break/>fus, simul cum dolore capitis, et vertigines obortae, cum iis<text:line-break/>quae obiiciuntur <text:span text:style-name="Default_20_Paragraph_20_Font"><text:span text:style-name="T3">o</text:span></text:span>culis , tenebrosis et cum agitatione labri<text:line-break/>inferioris et multo ac tenui fputo defluente. Haec vero<text:line-break/>omnia accidunt quum biliosus et mordax humor i<text:span text:style-name="Default_20_Paragraph_20_Font"><text:span text:style-name="T3">n</text:span></text:span> ventre<text:line-break/>ac stomacho collectus suerit et ventriculi os momorderit,<text:line-break/>quod etiam prisci cor nominabant, et cum ipso totum sse-<text:line-break/>rnachum intus atque in<text:span text:style-name="Default_20_Paragraph_20_Font"><text:span text:style-name="T3">t</text:span></text:span>ra distraxerit., unde et labrum i<text:span text:style-name="Default_20_Paragraph_20_Font"><text:span text:style-name="T3">n<text:line-break/></text:span></text:span>ipsis agitatur, et sputum tenue defluit et tenebrosa quaedam -<text:line-break/>oculis obversantur et hallucinantur et vertiginem patiuntur</text:p>
      <text:p text:style-name="P3">et caput dolent, expirante rem aliquam humore bilioso, et<text:line-break/>praeterea facta in nervis sympathia. Propria vero signa<text:line-break/>profluvii sanguinis quidam fulgoris motus oculis appareo-<text:line-break/>tes, quoniam humor est flavus, hebetudines autem quoniam<text:line-break/>multus et totus simul elatus ad superiora spiritus meatus ob-<text:line-break/>servat. Ita autem et oculi lachrymantm ob fluxus mul-<text:line-break/>titudinem, qu<text:span text:style-name="Default_20_Paragraph_20_Font"><text:span text:style-name="T3">o</text:span></text:span>d etiam accidit in inflammati<text:span text:style-name="Default_20_Paragraph_20_Font"><text:span text:style-name="T3">o</text:span></text:span>nibus oculo-<text:line-break/>rum. Eodem modo rubidi aliquando videntur cum malis<text:line-break/>nonnunquam et naribus. Proprium ver<text:span text:style-name="Default_20_Paragraph_20_Font"><text:span text:style-name="T3">o</text:span></text:span> signum sanguinis<text:line-break/>fluxus e naribus est etiam praecordiorum tensi<text:span text:style-name="Default_20_Paragraph_20_Font"><text:span text:style-name="T3">o</text:span></text:span> sine dolore,<text:line-break/>nam et hoc non parvum indicium est sanguinis ad superiora<text:line-break/>tendentis, sicuti etiam difficultas anhelitus, nam et haec<text:line-break/>sanguine transeunte in thoracem fit. sii vero p<text:span text:style-name="Default_20_Paragraph_20_Font"><text:span text:style-name="T3">r</text:span></text:span>aecordia<text:line-break/>cum dolore extendantur, non fluxum sanguinis futurum, fed<text:line-break/>aliquam ibi adesse inflammationem figuificaut. Sed et dolo-<text:line-break/>res capitis , quamvis .commune signum existant vomituum<text:line-break/>et fluxus sanguinis , qui tamen velut mordaces sunt, vomi-<text:line-break/>tuum, qui vero quodammodo gravantes atque extenden-<text:line-break/>tes pulsantesque et calidi , sanguinis fluxum. proprie signi-</text:p>
      <text:p text:style-name="P3">fleant. Sic etiam viscerum in praecordiis existentium- in-<text:line-break/>flamnrationes cau<text:span text:style-name="Default_20_Paragraph_20_Font"><text:span text:style-name="T3">t</text:span></text:span>ae fiunt una ac signa sanguinis fluxeum,<text:line-break/>quando morbus per excretionem debet .terminari^. Quod fi<text:line-break/>ad latus diverfum fluere non est bonum, fecundum dire-<text:line-break/>ctum vero est bonum , ut docet Hippocrates et experientia<text:line-break/>mo<text:span text:style-name="Default_20_Paragraph_20_Font"><text:span text:style-name="T3">n</text:span></text:span>strat, jam.tibi facillimum est narem.; ex qua fluxurus est<text:line-break/>fa<text:span text:style-name="Default_20_Paragraph_20_Font"><text:span text:style-name="T3">n</text:span></text:span>guis praedicere, ubi causam jam stuxuri sanguinis inve-<text:line-break/>neris. Dextra enim praecordia ex dextra nare bonam eri-<text:line-break/>sim asserunt, sinistra vero ex sinistra. Didicisti vero prius<text:line-break/>et bonarunr et malarum crisium signa. Quid igitur difficile<text:line-break/>est narem ex qua profluet fanguis praenoscere, quum par-<text:line-break/>tem affectam possis exquisite .dignoscere, et crisis morem<text:line-break/>non ignores, et signa quae fluxum sanguinis indicant, fint<text:line-break/>evidenter manifesta? P<text:span text:style-name="Default_20_Paragraph_20_Font"><text:span text:style-name="T3">r</text:span></text:span>aeter haec omnia et -aetas et<text:line-break/>tempus anni et regio et aegrotantis natura futu<text:span text:style-name="Default_20_Paragraph_20_Font"><text:span text:style-name="T3">r</text:span></text:span>um fanguis<text:line-break/>nis fluxum possunt ma<text:span text:style-name="Default_20_Paragraph_20_Font"><text:span text:style-name="T3">n</text:span></text:span>ifestare. Sanguinis igitur sin-<text:line-break/>xus et vomitus propria et manifesta sunt signa, post haec<text:line-break/>vero sudorum. Si pero per excretionem alvi crisis fit sub-</text:p>
      <text:p text:style-name="P3">sequutura , manisestirm quidem nullum est signum nec pro-<text:line-break/>primo, sed ex eo quod adsunt quidem crisis signa,. desunt<text:line-break/>autem vomituum, vel fluxus sanguinis, vel sudorum colli- -<text:line-break/>gereiicet. Quanquam etiamsi nullum horum signorum ad-<text:line-break/>fit, n<text:span text:style-name="Default_20_Paragraph_20_Font"><text:span text:style-name="T3">o</text:span></text:span>ndum hoc tantum, sed etiam per haemorrhoides crises<text:line-break/>fieri co<text:span text:style-name="Default_20_Paragraph_20_Font"><text:span text:style-name="T3">n</text:span></text:span>tingit et mulieribus per menstrua. Non tamen est<text:line-break/>impossibile <text:span text:style-name="Default_20_Paragraph_20_Font"><text:span text:style-name="T3">o</text:span></text:span>mnino distinguere. Gravitas enim lumborum<text:line-break/>effatu digna et dolor et tenfio hic menstrua antecedit. Hae-<text:line-break/>m<text:span text:style-name="Default_20_Paragraph_20_Font"><text:span text:style-name="T3">o</text:span></text:span>rrhoides vero n<text:span text:style-name="Default_20_Paragraph_20_Font"><text:span text:style-name="T3">o</text:span></text:span>n <text:span text:style-name="Default_20_Paragraph_20_Font"><text:span text:style-name="T3">o</text:span></text:span>mnibus c<text:span text:style-name="Default_20_Paragraph_20_Font"><text:span text:style-name="T3">o</text:span></text:span>nsuetae su<text:span text:style-name="Default_20_Paragraph_20_Font"><text:span text:style-name="T3">n</text:span></text:span>t, quibus autem<text:line-break/>sunt consuetae, in his solis non facile quis distinguet. . Aliis<text:line-break/>autem omnibus, quando affuerint signa cocti<text:span text:style-name="Default_20_Paragraph_20_Font"><text:span text:style-name="T3">o</text:span></text:span>nis et crisis,<text:line-break/>vomitus vero figna non affuerint, vel fluxuum sanguinis, vel<text:line-break/>sudorum, omnino venter perturbabitur. Ita quidem distiu-<text:line-break/>guere oportet tum propria tum communia modorum eri-.<text:line-break/>fiunt indicia, in hisce scilicet morbis qui per exere-<text:line-break/>tiones judicandi sunt. Si vero ad abscessus convertantu<text:span text:style-name="Default_20_Paragraph_20_Font"><text:span text:style-name="T3">r,<text:line-break/></text:span></text:span>communia quidem omnium indicia sunt, salutariter se ha-<text:line-break/>bente aegro, quod neque morbus solvatur, neque urina<text:line-break/>multa et multum habens setlimentum , sed cruda et tenuis</text:p>
      <text:p text:style-name="P3">appareat; propria vero, ubi morbus non suerit valde diu-<text:line-break/>turmis, si subita difficultas respirationis laboranti superve-<text:line-break/>meus mox quiescat , eamqne gravitas capitis ac dolor sub-<text:line-break/>fequatur et gravis somnus ac surditas, huic in glandibus post<text:line-break/>aures necesse est abicessus fieri. Si vero morbus jamdiu<text:line-break/>durarit, neque ullum ex his signis assuerit, sed in aliquo<text:line-break/>ex locis inferioribus vel gravitas, vel tensio ; vel instam-<text:line-break/>matio, vel dolor apparuerit, huic abscessus ad partes infe-<text:line-break/>rio<text:span text:style-name="Default_20_Paragraph_20_Font"><text:span text:style-name="T3">r</text:span></text:span>es est expectandus. Exemplum vero. utriusque absces-<text:line-break/>sus ex uno mo<text:span text:style-name="Default_20_Paragraph_20_Font"><text:span text:style-name="T3">r</text:span></text:span>bo assumens Hippocrates iu prognostico , qui<text:line-break/>possunt ejus sermonem diligenter inspicere edocuit quo pa-<text:line-break/>ctu oporteat de omnibus abscessibus ratiocinari. Quere mihi<text:line-break/>visum est hoc in loco facere praesentis sermonis finem: Si<text:line-break/>quis enim dictis ab Hippocrate haec quae modo scripsimus<text:line-break/>addiderit, no<text:span text:style-name="Default_20_Paragraph_20_Font"><text:span text:style-name="T3">n</text:span></text:span>dum vero artem habet praenoscendi crises, in<text:line-break/>libro sequenti qui ultimus erit propositae tractationis spero<text:line-break/>ipsum id quod deficit cogniturum ; prudentibus enim et<text:line-break/>haec possunt sufficere , neque quarto egent tractat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9</dc:title>
    <dc:subject/>
    <meta:initial-creator>Galien</meta:initial-creator>
    <meta:creation-date>2023-01-12T15:56:00Z</meta:creation-date>
    <dc:date>2023-01-12T17:11:41.225000000</dc:date>
    <meta:editing-cycles>3</meta:editing-cycles>
    <meta:editing-duration>PT4M53S</meta:editing-duration>
    <meta:document-statistic meta:table-count="0" meta:image-count="0" meta:object-count="0" meta:page-count="219" meta:paragraph-count="307" meta:word-count="33173" meta:character-count="223016" meta:non-whitespace-character-count="190108"/>
    <meta:template xlink:type="simple" xlink:actuate="onRequest" xlink:title="" xlink:href="Normal.dotm"/>
  </office:meta>
</office:document-meta>
</file>